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6.112cm"/>
    </style:style>
    <style:style style:name="co7" style:family="table-column">
      <style:table-column-properties fo:break-before="auto" style:column-width="1.64cm"/>
    </style:style>
    <style:style style:name="co8" style:family="table-column">
      <style:table-column-properties fo:break-before="auto" style:column-width="5.53cm"/>
    </style:style>
    <style:style style:name="co9" style:family="table-column">
      <style:table-column-properties fo:break-before="auto" style:column-width="0.873cm"/>
    </style:style>
    <style:style style:name="co10" style:family="table-column">
      <style:table-column-properties fo:break-before="auto" style:column-width="3.096cm"/>
    </style:style>
    <style:style style:name="co11" style:family="table-column">
      <style:table-column-properties fo:break-before="auto" style:column-width="4.763cm"/>
    </style:style>
    <style:style style:name="co12" style:family="table-column">
      <style:table-column-properties fo:break-before="auto" style:column-width="2.699cm"/>
    </style:style>
    <style:style style:name="co13" style:family="table-column">
      <style:table-column-properties fo:break-before="auto" style:column-width="4.948cm"/>
    </style:style>
    <style:style style:name="co14" style:family="table-column">
      <style:table-column-properties fo:break-before="auto" style:column-width="4.286cm"/>
    </style:style>
    <style:style style:name="co15" style:family="table-column">
      <style:table-column-properties fo:break-before="auto" style:column-width="4.842cm"/>
    </style:style>
    <style:style style:name="co16" style:family="table-column">
      <style:table-column-properties fo:break-before="auto" style:column-width="2.778cm"/>
    </style:style>
    <style:style style:name="co17" style:family="table-column">
      <style:table-column-properties fo:break-before="auto" style:column-width="2.249cm"/>
    </style:style>
    <style:style style:name="co18" style:family="table-column">
      <style:table-column-properties fo:break-before="auto" style:column-width="7.303cm"/>
    </style:style>
    <style:style style:name="co19" style:family="table-column">
      <style:table-column-properties fo:break-before="auto" style:column-width="7.223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3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2">
      <style:text-properties fo:color="#2a6099"/>
    </style:style>
    <style:style style:name="ce7" style:family="table-cell" style:parent-style-name="Default" style:data-style-name="N2">
      <style:table-cell-properties fo:background-color="#eeeeee"/>
    </style:style>
    <style:style style:name="ce4" style:family="table-cell" style:parent-style-name="Default" style:data-style-name="N0">
      <style:table-cell-properties fo:background-color="#dee6ef"/>
      <style:text-properties fo:color="#2a6099"/>
    </style:style>
    <style:style style:name="ce5" style:family="table-cell" style:parent-style-name="Default" style:data-style-name="N2">
      <style:table-cell-properties fo:background-color="#dee6ef"/>
      <style:text-properties fo:color="#2a6099"/>
    </style:style>
    <style:style style:name="ce9" style:family="table-cell" style:parent-style-name="Default" style:data-style-name="N2">
      <style:table-cell-properties fo:background-color="#ffffd7"/>
    </style:style>
    <style:style style:name="ce8" style:family="table-cell" style:parent-style-name="Default" style:data-style-name="N2"/>
    <style:style style:name="ce21" style:family="table-cell" style:parent-style-name="Default" style:data-style-name="N0">
      <style:text-properties fo:color="#00a933"/>
    </style:style>
    <style:style style:name="ce10" style:family="table-cell" style:parent-style-name="Default" style:data-style-name="N10"/>
    <style:style style:name="ce11" style:family="table-cell" style:parent-style-name="Default" style:data-style-name="N4">
      <style:text-properties fo:font-weight="bold" style:font-weight-asian="bold" style:font-weight-complex="bold"/>
    </style:style>
    <style:style style:name="ce12" style:family="table-cell" style:parent-style-name="Default" style:data-style-name="N4"/>
  </office:automatic-styles>
  <office:body>
    <office:spreadsheet>
      <table:calculation-settings table:case-sensitive="false" table:automatic-find-labels="false" table:use-regular-expressions="false" table:use-wildcards="true"/>
      <table:table table:name="AusPost_data" table:style-name="ta1">
        <table:table-column table:style-name="co1" table:default-cell-style-name="ce13"/>
        <table:table-column table:style-name="co1" table:number-columns-repeated="63"/>
        <table:table-column table:style-name="co2" table:number-columns-repeated="16320"/>
        <table:table-row table:style-name="ro1">
          <table:table-cell table:style-name="ce2" office:value-type="string" calcext:value-type="string">
            <text:p>Australia Post data</text:p>
          </table:table-cell>
          <table:table-cell table:style-name="ce13" table:number-columns-repeated="16383"/>
        </table:table-row>
        <table:table-row table:style-name="ro1">
          <table:table-cell/>
          <table:table-cell table:style-name="ce13" table:number-columns-repeated="16383"/>
        </table:table-row>
        <table:table-row table:style-name="ro1">
          <table:table-cell office:value-type="string" calcext:value-type="string">
            <text:p>Zone and countries – List of Australia Post zones, with shopify countries and provinces</text:p>
          </table:table-cell>
          <table:table-cell table:style-name="ce13" table:number-columns-repeated="16383"/>
        </table:table-row>
        <table:table-row table:style-name="ro1">
          <table:table-cell office:value-type="string" calcext:value-type="string">
            <text:p>Rate data – Australia Post rate data, plus some parameters such as the value per kg for insurance calculations</text:p>
          </table:table-cell>
          <table:table-cell table:style-name="ce13" table:number-columns-repeated="16383"/>
        </table:table-row>
        <table:table-row table:style-name="ro1">
          <table:table-cell office:value-type="string" calcext:value-type="string">
            <text:p>Zone lookup – Lookup from short zone name to full name</text:p>
          </table:table-cell>
          <table:table-cell table:style-name="ce13" table:number-columns-repeated="16383"/>
        </table:table-row>
        <table:table-row table:style-name="ro1">
          <table:table-cell/>
          <table:table-cell table:style-name="ce13" table:number-columns-repeated="16383"/>
        </table:table-row>
        <table:table-row table:style-name="ro1">
          <table:table-cell office:value-type="string" calcext:value-type="string">
            <text:p>Rate definitions 1 – Example standard and express rate calculations, up to 1 kg, full rate</text:p>
          </table:table-cell>
          <table:table-cell table:style-name="ce13" table:number-columns-repeated="16383"/>
        </table:table-row>
        <table:table-row table:style-name="ro1">
          <table:table-cell office:value-type="string" calcext:value-type="string">
            <text:p>Zone rates 1 – Output data for loading into Shopify</text:p>
          </table:table-cell>
          <table:table-cell table:style-name="ce13" table:number-columns-repeated="16383"/>
        </table:table-row>
        <table:table-row table:style-name="ro1">
          <table:table-cell/>
          <table:table-cell table:style-name="ce13" table:number-columns-repeated="16383"/>
        </table:table-row>
        <table:table-row table:style-name="ro1">
          <table:table-cell office:value-type="string" calcext:value-type="string">
            <text:p>Rate definitions 2 &amp; Zone rates 2 – A second example of rates, express only, with insurance and discounts</text:p>
          </table:table-cell>
          <table:table-cell table:style-name="ce13" table:number-columns-repeated="16383"/>
        </table:table-row>
        <table:table-row table:style-name="ro1">
          <table:table-cell/>
          <table:table-cell table:style-name="ce13" table:number-columns-repeated="16383"/>
        </table:table-row>
        <table:table-row table:style-name="ro1">
          <table:table-cell office:value-type="string" calcext:value-type="string">
            <text:p>You can use the examples 1 &amp; 2 to create your own rate data files, based on zones, weights, and other parameters</text:p>
          </table:table-cell>
          <table:table-cell table:style-name="ce13" table:number-columns-repeated="16383"/>
        </table:table-row>
        <table:table-row table:style-name="ro1" table:number-rows-repeated="1048563">
          <table:table-cell/>
          <table:table-cell table:style-name="ce13" table:number-columns-repeated="16383"/>
        </table:table-row>
        <table:table-row table:style-name="ro1">
          <table:table-cell/>
          <table:table-cell table:style-name="ce13" table:number-columns-repeated="16383"/>
        </table:table-row>
      </table:table>
      <table:table table:name="Zones_and_countries" table:style-name="ta2"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1" table:number-columns-repeated="59"/>
        <table:table-column table:style-name="co2" table:number-columns-repeated="16319"/>
        <table:table-row table:style-name="ro1"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destination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countryName</text:p>
          </table:table-cell>
          <table:table-cell table:style-name="ce3" office:value-type="string" calcext:value-type="string">
            <text:p>province</text:p>
          </table:table-cell>
          <table:table-cell table:style-name="ce3" office:value-type="string" calcext:value-type="string">
            <text:p>provinceName</text:p>
          </table:table-cell>
          <table:table-cell table:style-name="ce13" table:number-columns-repeated="16378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ustralian Capital Territory</text:p>
          </table:table-cell>
          <table:table-cell table:style-name="ce13" table:number-columns-repeated="16378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New South Wales</text:p>
          </table:table-cell>
          <table:table-cell table:style-name="ce13" table:number-columns-repeated="16378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orthern Territory</text:p>
          </table:table-cell>
          <table:table-cell table:style-name="ce13" table:number-columns-repeated="16378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Queensland</text:p>
          </table:table-cell>
          <table:table-cell table:style-name="ce13" table:number-columns-repeated="16378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uth Australia</text:p>
          </table:table-cell>
          <table:table-cell table:style-name="ce13" table:number-columns-repeated="16378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asmania</text:p>
          </table:table-cell>
          <table:table-cell table:style-name="ce13" table:number-columns-repeated="16378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Victoria</text:p>
          </table:table-cell>
          <table:table-cell table:style-name="ce13" table:number-columns-repeated="16378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estern Australia</text:p>
          </table:table-cell>
          <table:table-cell table:style-name="ce13" table:number-columns-repeated="16378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hristmas Island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ocos (Keeling) Islands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orfolk Island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eard Island And Mcdonald Islands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uckland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BOP</text:p>
          </table:table-cell>
          <table:table-cell office:value-type="string" calcext:value-type="string">
            <text:p>Bay of Plenty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terbury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Gisborn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HKB</text:p>
          </table:table-cell>
          <table:table-cell office:value-type="string" calcext:value-type="string">
            <text:p>Hawke's Bay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MWT</text:p>
          </table:table-cell>
          <table:table-cell office:value-type="string" calcext:value-type="string">
            <text:p>Manawatu-Wanganu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MBH</text:p>
          </table:table-cell>
          <table:table-cell office:value-type="string" calcext:value-type="string">
            <text:p>Marlborough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SN</text:p>
          </table:table-cell>
          <table:table-cell office:value-type="string" calcext:value-type="string">
            <text:p>Nelso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TL</text:p>
          </table:table-cell>
          <table:table-cell office:value-type="string" calcext:value-type="string">
            <text:p>Northland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OTA</text:p>
          </table:table-cell>
          <table:table-cell office:value-type="string" calcext:value-type="string">
            <text:p>Otag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Southland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TKI</text:p>
          </table:table-cell>
          <table:table-cell office:value-type="string" calcext:value-type="string">
            <text:p>Taranak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asm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WKO</text:p>
          </table:table-cell>
          <table:table-cell office:value-type="string" calcext:value-type="string">
            <text:p>Waikat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WGN</text:p>
          </table:table-cell>
          <table:table-cell office:value-type="string" calcext:value-type="string">
            <text:p>Wellingto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West Co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nhu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eijing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Chongqing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uji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ansu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uangdong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Guangx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Z</text:p>
          </table:table-cell>
          <table:table-cell office:value-type="string" calcext:value-type="string">
            <text:p>Guizhou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Hain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ebe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Heilongjiang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Hen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Hube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un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Inner Mongol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Jiangsu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X</text:p>
          </table:table-cell>
          <table:table-cell office:value-type="string" calcext:value-type="string">
            <text:p>Jiangx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Jili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Liaoning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ingx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QH</text:p>
          </table:table-cell>
          <table:table-cell office:value-type="string" calcext:value-type="string">
            <text:p>Qingha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haanx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handong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hangha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hanx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ichu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ianji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XJ</text:p>
          </table:table-cell>
          <table:table-cell office:value-type="string" calcext:value-type="string">
            <text:p>Xinjiang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Xizang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Yunn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ZJ</text:p>
          </table:table-cell>
          <table:table-cell office:value-type="string" calcext:value-type="string">
            <text:p>Zhejiang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 Island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owloo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ew Territories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daman and Nicobar Islands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ndhra Pradesh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unachal Pradesh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sam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ihar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andigarh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hhattisgarh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adra and Nagar Havel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aman and Diu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elh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o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Gujara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aryan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imachal Pradesh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JK</text:p>
          </table:table-cell>
          <table:table-cell office:value-type="string" calcext:value-type="string">
            <text:p>Jammu and Kashmir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Jharkhand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arnatak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eral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dakh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akshadweep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adhya Pradesh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aharashtr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anipur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eghalay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izoram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agaland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dish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uducherry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unjab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ajasth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ikkim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amil Nadu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elangan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ripur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Uttar Pradesh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ttarakhand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West Bengal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eh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l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angka Belitung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ante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ngkulu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rontal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K</text:p>
          </table:table-cell>
          <table:table-cell office:value-type="string" calcext:value-type="string">
            <text:p>Jakart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amb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Jawa Bara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Jawa Tengah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I</text:p>
          </table:table-cell>
          <table:table-cell office:value-type="string" calcext:value-type="string">
            <text:p>Jawa Timur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alimantan Bara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alimantan Selat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Kalimantan Tengah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alimantan Timur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alimantan Utar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epulauan Riau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mpung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luku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aluku Utar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North Sumatr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usa Tenggara Bara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usa Tenggara Timur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pu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apua Bara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iau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outh Sumatr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lawesi Bara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ulawesi Selat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ulawesi Tengah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ulawesi Tenggar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lawesi Utar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West Sumatr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gyakart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1</text:p>
          </table:table-cell>
          <table:table-cell office:value-type="string" calcext:value-type="string">
            <text:p>Hokkaidō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2</text:p>
          </table:table-cell>
          <table:table-cell office:value-type="string" calcext:value-type="string">
            <text:p>Aomor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3</text:p>
          </table:table-cell>
          <table:table-cell office:value-type="string" calcext:value-type="string">
            <text:p>Iwat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4</text:p>
          </table:table-cell>
          <table:table-cell office:value-type="string" calcext:value-type="string">
            <text:p>Miyag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5</text:p>
          </table:table-cell>
          <table:table-cell office:value-type="string" calcext:value-type="string">
            <text:p>Akit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6</text:p>
          </table:table-cell>
          <table:table-cell office:value-type="string" calcext:value-type="string">
            <text:p>Yamagat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7</text:p>
          </table:table-cell>
          <table:table-cell office:value-type="string" calcext:value-type="string">
            <text:p>Fukushim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8</text:p>
          </table:table-cell>
          <table:table-cell office:value-type="string" calcext:value-type="string">
            <text:p>Ibarak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9</text:p>
          </table:table-cell>
          <table:table-cell office:value-type="string" calcext:value-type="string">
            <text:p>Tochig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0</text:p>
          </table:table-cell>
          <table:table-cell office:value-type="string" calcext:value-type="string">
            <text:p>Gunm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1</text:p>
          </table:table-cell>
          <table:table-cell office:value-type="string" calcext:value-type="string">
            <text:p>Saitam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2</text:p>
          </table:table-cell>
          <table:table-cell office:value-type="string" calcext:value-type="string">
            <text:p>Chib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3</text:p>
          </table:table-cell>
          <table:table-cell office:value-type="string" calcext:value-type="string">
            <text:p>Tōkyō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4</text:p>
          </table:table-cell>
          <table:table-cell office:value-type="string" calcext:value-type="string">
            <text:p>Kanagaw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5</text:p>
          </table:table-cell>
          <table:table-cell office:value-type="string" calcext:value-type="string">
            <text:p>Niigat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6</text:p>
          </table:table-cell>
          <table:table-cell office:value-type="string" calcext:value-type="string">
            <text:p>Toyam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7</text:p>
          </table:table-cell>
          <table:table-cell office:value-type="string" calcext:value-type="string">
            <text:p>Ishikaw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8</text:p>
          </table:table-cell>
          <table:table-cell office:value-type="string" calcext:value-type="string">
            <text:p>Fuku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9</text:p>
          </table:table-cell>
          <table:table-cell office:value-type="string" calcext:value-type="string">
            <text:p>Yamanash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0</text:p>
          </table:table-cell>
          <table:table-cell office:value-type="string" calcext:value-type="string">
            <text:p>Nagan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1</text:p>
          </table:table-cell>
          <table:table-cell office:value-type="string" calcext:value-type="string">
            <text:p>Gifu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2</text:p>
          </table:table-cell>
          <table:table-cell office:value-type="string" calcext:value-type="string">
            <text:p>Shizuok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3</text:p>
          </table:table-cell>
          <table:table-cell office:value-type="string" calcext:value-type="string">
            <text:p>Aich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4</text:p>
          </table:table-cell>
          <table:table-cell office:value-type="string" calcext:value-type="string">
            <text:p>Mi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5</text:p>
          </table:table-cell>
          <table:table-cell office:value-type="string" calcext:value-type="string">
            <text:p>Shig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6</text:p>
          </table:table-cell>
          <table:table-cell office:value-type="string" calcext:value-type="string">
            <text:p>Kyōt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7</text:p>
          </table:table-cell>
          <table:table-cell office:value-type="string" calcext:value-type="string">
            <text:p>Ōsak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8</text:p>
          </table:table-cell>
          <table:table-cell office:value-type="string" calcext:value-type="string">
            <text:p>Hyōg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9</text:p>
          </table:table-cell>
          <table:table-cell office:value-type="string" calcext:value-type="string">
            <text:p>Nar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0</text:p>
          </table:table-cell>
          <table:table-cell office:value-type="string" calcext:value-type="string">
            <text:p>Wakayam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1</text:p>
          </table:table-cell>
          <table:table-cell office:value-type="string" calcext:value-type="string">
            <text:p>Tottor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2</text:p>
          </table:table-cell>
          <table:table-cell office:value-type="string" calcext:value-type="string">
            <text:p>Shiman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3</text:p>
          </table:table-cell>
          <table:table-cell office:value-type="string" calcext:value-type="string">
            <text:p>Okayam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4</text:p>
          </table:table-cell>
          <table:table-cell office:value-type="string" calcext:value-type="string">
            <text:p>Hiroshim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5</text:p>
          </table:table-cell>
          <table:table-cell office:value-type="string" calcext:value-type="string">
            <text:p>Yamaguch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6</text:p>
          </table:table-cell>
          <table:table-cell office:value-type="string" calcext:value-type="string">
            <text:p>Tokushim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7</text:p>
          </table:table-cell>
          <table:table-cell office:value-type="string" calcext:value-type="string">
            <text:p>Kagaw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8</text:p>
          </table:table-cell>
          <table:table-cell office:value-type="string" calcext:value-type="string">
            <text:p>Ehim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9</text:p>
          </table:table-cell>
          <table:table-cell office:value-type="string" calcext:value-type="string">
            <text:p>Kōch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0</text:p>
          </table:table-cell>
          <table:table-cell office:value-type="string" calcext:value-type="string">
            <text:p>Fukuok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1</text:p>
          </table:table-cell>
          <table:table-cell office:value-type="string" calcext:value-type="string">
            <text:p>Sag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2</text:p>
          </table:table-cell>
          <table:table-cell office:value-type="string" calcext:value-type="string">
            <text:p>Nagasak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3</text:p>
          </table:table-cell>
          <table:table-cell office:value-type="string" calcext:value-type="string">
            <text:p>Kumamot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4</text:p>
          </table:table-cell>
          <table:table-cell office:value-type="string" calcext:value-type="string">
            <text:p>Ōit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5</text:p>
          </table:table-cell>
          <table:table-cell office:value-type="string" calcext:value-type="string">
            <text:p>Miyazak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6</text:p>
          </table:table-cell>
          <table:table-cell office:value-type="string" calcext:value-type="string">
            <text:p>Kagoshim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7</text:p>
          </table:table-cell>
          <table:table-cell office:value-type="string" calcext:value-type="string">
            <text:p>Okinaw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JHR</text:p>
          </table:table-cell>
          <table:table-cell office:value-type="string" calcext:value-type="string">
            <text:p>Johor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DH</text:p>
          </table:table-cell>
          <table:table-cell office:value-type="string" calcext:value-type="string">
            <text:p>Kedah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TN</text:p>
          </table:table-cell>
          <table:table-cell office:value-type="string" calcext:value-type="string">
            <text:p>Kelant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UL</text:p>
          </table:table-cell>
          <table:table-cell office:value-type="string" calcext:value-type="string">
            <text:p>Kuala Lumpur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Labu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Melak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NSN</text:p>
          </table:table-cell>
          <table:table-cell office:value-type="string" calcext:value-type="string">
            <text:p>Negeri Sembil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HG</text:p>
          </table:table-cell>
          <table:table-cell office:value-type="string" calcext:value-type="string">
            <text:p>Pahang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enang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Perak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LS</text:p>
          </table:table-cell>
          <table:table-cell office:value-type="string" calcext:value-type="string">
            <text:p>Perlis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JY</text:p>
          </table:table-cell>
          <table:table-cell office:value-type="string" calcext:value-type="string">
            <text:p>Putrajay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Sabah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SWK</text:p>
          </table:table-cell>
          <table:table-cell office:value-type="string" calcext:value-type="string">
            <text:p>Sarawak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SGR</text:p>
          </table:table-cell>
          <table:table-cell office:value-type="string" calcext:value-type="string">
            <text:p>Selangor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TRG</text:p>
          </table:table-cell>
          <table:table-cell office:value-type="string" calcext:value-type="string">
            <text:p>Terengganu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aldives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ngapore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6</text:p>
          </table:table-cell>
          <table:table-cell office:value-type="string" calcext:value-type="string">
            <text:p>Bus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3</text:p>
          </table:table-cell>
          <table:table-cell office:value-type="string" calcext:value-type="string">
            <text:p>Chungbuk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4</text:p>
          </table:table-cell>
          <table:table-cell office:value-type="string" calcext:value-type="string">
            <text:p>Chungnam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7</text:p>
          </table:table-cell>
          <table:table-cell office:value-type="string" calcext:value-type="string">
            <text:p>Daegu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30</text:p>
          </table:table-cell>
          <table:table-cell office:value-type="string" calcext:value-type="string">
            <text:p>Daejeo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2</text:p>
          </table:table-cell>
          <table:table-cell office:value-type="string" calcext:value-type="string">
            <text:p>Gangwo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9</text:p>
          </table:table-cell>
          <table:table-cell office:value-type="string" calcext:value-type="string">
            <text:p>Gwangju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7</text:p>
          </table:table-cell>
          <table:table-cell office:value-type="string" calcext:value-type="string">
            <text:p>Gyeongbuk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1</text:p>
          </table:table-cell>
          <table:table-cell office:value-type="string" calcext:value-type="string">
            <text:p>Gyeongg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8</text:p>
          </table:table-cell>
          <table:table-cell office:value-type="string" calcext:value-type="string">
            <text:p>Gyeongnam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8</text:p>
          </table:table-cell>
          <table:table-cell office:value-type="string" calcext:value-type="string">
            <text:p>Incheo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9</text:p>
          </table:table-cell>
          <table:table-cell office:value-type="string" calcext:value-type="string">
            <text:p>Jeju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5</text:p>
          </table:table-cell>
          <table:table-cell office:value-type="string" calcext:value-type="string">
            <text:p>Jeonbuk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6</text:p>
          </table:table-cell>
          <table:table-cell office:value-type="string" calcext:value-type="string">
            <text:p>Jeonnam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50</text:p>
          </table:table-cell>
          <table:table-cell office:value-type="string" calcext:value-type="string">
            <text:p>Sejong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11</text:p>
          </table:table-cell>
          <table:table-cell office:value-type="string" calcext:value-type="string">
            <text:p>Seoul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31</text:p>
          </table:table-cell>
          <table:table-cell office:value-type="string" calcext:value-type="string">
            <text:p>Uls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aiwan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7</text:p>
          </table:table-cell>
          <table:table-cell office:value-type="string" calcext:value-type="string">
            <text:p>Amnat Charoe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5</text:p>
          </table:table-cell>
          <table:table-cell office:value-type="string" calcext:value-type="string">
            <text:p>Ang Thong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0</text:p>
          </table:table-cell>
          <table:table-cell office:value-type="string" calcext:value-type="string">
            <text:p>Bangkok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8</text:p>
          </table:table-cell>
          <table:table-cell office:value-type="string" calcext:value-type="string">
            <text:p>Bueng K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1</text:p>
          </table:table-cell>
          <table:table-cell office:value-type="string" calcext:value-type="string">
            <text:p>Buriram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4</text:p>
          </table:table-cell>
          <table:table-cell office:value-type="string" calcext:value-type="string">
            <text:p>Chachoengsa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8</text:p>
          </table:table-cell>
          <table:table-cell office:value-type="string" calcext:value-type="string">
            <text:p>Chai Na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6</text:p>
          </table:table-cell>
          <table:table-cell office:value-type="string" calcext:value-type="string">
            <text:p>Chaiyaphum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2</text:p>
          </table:table-cell>
          <table:table-cell office:value-type="string" calcext:value-type="string">
            <text:p>Chanthabur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0</text:p>
          </table:table-cell>
          <table:table-cell office:value-type="string" calcext:value-type="string">
            <text:p>Chiang Ma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7</text:p>
          </table:table-cell>
          <table:table-cell office:value-type="string" calcext:value-type="string">
            <text:p>Chiang Ra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0</text:p>
          </table:table-cell>
          <table:table-cell office:value-type="string" calcext:value-type="string">
            <text:p>Chon Bur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6</text:p>
          </table:table-cell>
          <table:table-cell office:value-type="string" calcext:value-type="string">
            <text:p>Chumpho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6</text:p>
          </table:table-cell>
          <table:table-cell office:value-type="string" calcext:value-type="string">
            <text:p>Kalasi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2</text:p>
          </table:table-cell>
          <table:table-cell office:value-type="string" calcext:value-type="string">
            <text:p>Kamphaeng Phe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1</text:p>
          </table:table-cell>
          <table:table-cell office:value-type="string" calcext:value-type="string">
            <text:p>Kanchanabur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0</text:p>
          </table:table-cell>
          <table:table-cell office:value-type="string" calcext:value-type="string">
            <text:p>Khon Kae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1</text:p>
          </table:table-cell>
          <table:table-cell office:value-type="string" calcext:value-type="string">
            <text:p>Krab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2</text:p>
          </table:table-cell>
          <table:table-cell office:value-type="string" calcext:value-type="string">
            <text:p>Lampang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1</text:p>
          </table:table-cell>
          <table:table-cell office:value-type="string" calcext:value-type="string">
            <text:p>Lamphu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2</text:p>
          </table:table-cell>
          <table:table-cell office:value-type="string" calcext:value-type="string">
            <text:p>Loe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6</text:p>
          </table:table-cell>
          <table:table-cell office:value-type="string" calcext:value-type="string">
            <text:p>Lopbur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8</text:p>
          </table:table-cell>
          <table:table-cell office:value-type="string" calcext:value-type="string">
            <text:p>Mae Hong So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4</text:p>
          </table:table-cell>
          <table:table-cell office:value-type="string" calcext:value-type="string">
            <text:p>Maha Sarakham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9</text:p>
          </table:table-cell>
          <table:table-cell office:value-type="string" calcext:value-type="string">
            <text:p>Mukdah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6</text:p>
          </table:table-cell>
          <table:table-cell office:value-type="string" calcext:value-type="string">
            <text:p>Nakhon Nayok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3</text:p>
          </table:table-cell>
          <table:table-cell office:value-type="string" calcext:value-type="string">
            <text:p>Nakhon Pathom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8</text:p>
          </table:table-cell>
          <table:table-cell office:value-type="string" calcext:value-type="string">
            <text:p>Nakhon Phanom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0</text:p>
          </table:table-cell>
          <table:table-cell office:value-type="string" calcext:value-type="string">
            <text:p>Nakhon Ratchasim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0</text:p>
          </table:table-cell>
          <table:table-cell office:value-type="string" calcext:value-type="string">
            <text:p>Nakhon Saw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0</text:p>
          </table:table-cell>
          <table:table-cell office:value-type="string" calcext:value-type="string">
            <text:p>Nakhon Si Thammara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5</text:p>
          </table:table-cell>
          <table:table-cell office:value-type="string" calcext:value-type="string">
            <text:p>N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6</text:p>
          </table:table-cell>
          <table:table-cell office:value-type="string" calcext:value-type="string">
            <text:p>Narathiwa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9</text:p>
          </table:table-cell>
          <table:table-cell office:value-type="string" calcext:value-type="string">
            <text:p>Nong Bua Lam Phu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3</text:p>
          </table:table-cell>
          <table:table-cell office:value-type="string" calcext:value-type="string">
            <text:p>Nong Kha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2</text:p>
          </table:table-cell>
          <table:table-cell office:value-type="string" calcext:value-type="string">
            <text:p>Nonthabur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3</text:p>
          </table:table-cell>
          <table:table-cell office:value-type="string" calcext:value-type="string">
            <text:p>Pathum Than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4</text:p>
          </table:table-cell>
          <table:table-cell office:value-type="string" calcext:value-type="string">
            <text:p>Pattan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S</text:p>
          </table:table-cell>
          <table:table-cell office:value-type="string" calcext:value-type="string">
            <text:p>Pattay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2</text:p>
          </table:table-cell>
          <table:table-cell office:value-type="string" calcext:value-type="string">
            <text:p>Phangng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3</text:p>
          </table:table-cell>
          <table:table-cell office:value-type="string" calcext:value-type="string">
            <text:p>Phatthalung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6</text:p>
          </table:table-cell>
          <table:table-cell office:value-type="string" calcext:value-type="string">
            <text:p>Phaya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7</text:p>
          </table:table-cell>
          <table:table-cell office:value-type="string" calcext:value-type="string">
            <text:p>Phetchabu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6</text:p>
          </table:table-cell>
          <table:table-cell office:value-type="string" calcext:value-type="string">
            <text:p>Phetchabur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6</text:p>
          </table:table-cell>
          <table:table-cell office:value-type="string" calcext:value-type="string">
            <text:p>Phichi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5</text:p>
          </table:table-cell>
          <table:table-cell office:value-type="string" calcext:value-type="string">
            <text:p>Phitsanulok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4</text:p>
          </table:table-cell>
          <table:table-cell office:value-type="string" calcext:value-type="string">
            <text:p>Phra Nakhon Si Ayutthay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4</text:p>
          </table:table-cell>
          <table:table-cell office:value-type="string" calcext:value-type="string">
            <text:p>Phra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3</text:p>
          </table:table-cell>
          <table:table-cell office:value-type="string" calcext:value-type="string">
            <text:p>Phuke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5</text:p>
          </table:table-cell>
          <table:table-cell office:value-type="string" calcext:value-type="string">
            <text:p>Prachin Bur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7</text:p>
          </table:table-cell>
          <table:table-cell office:value-type="string" calcext:value-type="string">
            <text:p>Prachuap Khiri Kh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5</text:p>
          </table:table-cell>
          <table:table-cell office:value-type="string" calcext:value-type="string">
            <text:p>Ranong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0</text:p>
          </table:table-cell>
          <table:table-cell office:value-type="string" calcext:value-type="string">
            <text:p>Ratchabur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1</text:p>
          </table:table-cell>
          <table:table-cell office:value-type="string" calcext:value-type="string">
            <text:p>Rayong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5</text:p>
          </table:table-cell>
          <table:table-cell office:value-type="string" calcext:value-type="string">
            <text:p>Roi E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7</text:p>
          </table:table-cell>
          <table:table-cell office:value-type="string" calcext:value-type="string">
            <text:p>Sa Kae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7</text:p>
          </table:table-cell>
          <table:table-cell office:value-type="string" calcext:value-type="string">
            <text:p>Sakon Nakho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1</text:p>
          </table:table-cell>
          <table:table-cell office:value-type="string" calcext:value-type="string">
            <text:p>Samut Prak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4</text:p>
          </table:table-cell>
          <table:table-cell office:value-type="string" calcext:value-type="string">
            <text:p>Samut Sakho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5</text:p>
          </table:table-cell>
          <table:table-cell office:value-type="string" calcext:value-type="string">
            <text:p>Samut Songkhram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9</text:p>
          </table:table-cell>
          <table:table-cell office:value-type="string" calcext:value-type="string">
            <text:p>Sarabur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1</text:p>
          </table:table-cell>
          <table:table-cell office:value-type="string" calcext:value-type="string">
            <text:p>Satu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7</text:p>
          </table:table-cell>
          <table:table-cell office:value-type="string" calcext:value-type="string">
            <text:p>Sing Bur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3</text:p>
          </table:table-cell>
          <table:table-cell office:value-type="string" calcext:value-type="string">
            <text:p>Sisake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0</text:p>
          </table:table-cell>
          <table:table-cell office:value-type="string" calcext:value-type="string">
            <text:p>Songkhl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4</text:p>
          </table:table-cell>
          <table:table-cell office:value-type="string" calcext:value-type="string">
            <text:p>Sukhotha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2</text:p>
          </table:table-cell>
          <table:table-cell office:value-type="string" calcext:value-type="string">
            <text:p>Suphan Bur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4</text:p>
          </table:table-cell>
          <table:table-cell office:value-type="string" calcext:value-type="string">
            <text:p>Surat Than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2</text:p>
          </table:table-cell>
          <table:table-cell office:value-type="string" calcext:value-type="string">
            <text:p>Suri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3</text:p>
          </table:table-cell>
          <table:table-cell office:value-type="string" calcext:value-type="string">
            <text:p>Tak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2</text:p>
          </table:table-cell>
          <table:table-cell office:value-type="string" calcext:value-type="string">
            <text:p>Trang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3</text:p>
          </table:table-cell>
          <table:table-cell office:value-type="string" calcext:value-type="string">
            <text:p>Tra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4</text:p>
          </table:table-cell>
          <table:table-cell office:value-type="string" calcext:value-type="string">
            <text:p>Ubon Ratchathan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1</text:p>
          </table:table-cell>
          <table:table-cell office:value-type="string" calcext:value-type="string">
            <text:p>Udon Than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1</text:p>
          </table:table-cell>
          <table:table-cell office:value-type="string" calcext:value-type="string">
            <text:p>Uthai Than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3</text:p>
          </table:table-cell>
          <table:table-cell office:value-type="string" calcext:value-type="string">
            <text:p>Uttaradi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5</text:p>
          </table:table-cell>
          <table:table-cell office:value-type="string" calcext:value-type="string">
            <text:p>Yal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5</text:p>
          </table:table-cell>
          <table:table-cell office:value-type="string" calcext:value-type="string">
            <text:p>Yasotho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nam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merican Samo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ederated States of Micrones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am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arshall Islands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Northern Mariana Islands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alau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angladesh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unei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Cambodia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 People's Democratic Republic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cao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ook Islands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iji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rench Polynesia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ribati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Samoa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imor Leste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yanmar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epal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akistan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BR</text:p>
          </table:table-cell>
          <table:table-cell office:value-type="string" calcext:value-type="string">
            <text:p>Abr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GN</text:p>
          </table:table-cell>
          <table:table-cell office:value-type="string" calcext:value-type="string">
            <text:p>Agusan del Nort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GS</text:p>
          </table:table-cell>
          <table:table-cell office:value-type="string" calcext:value-type="string">
            <text:p>Agusan del Sur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KL</text:p>
          </table:table-cell>
          <table:table-cell office:value-type="string" calcext:value-type="string">
            <text:p>Akl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LB</text:p>
          </table:table-cell>
          <table:table-cell office:value-type="string" calcext:value-type="string">
            <text:p>Albay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NT</text:p>
          </table:table-cell>
          <table:table-cell office:value-type="string" calcext:value-type="string">
            <text:p>Antiqu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PA</text:p>
          </table:table-cell>
          <table:table-cell office:value-type="string" calcext:value-type="string">
            <text:p>Apaya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UR</text:p>
          </table:table-cell>
          <table:table-cell office:value-type="string" calcext:value-type="string">
            <text:p>Auror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AS</text:p>
          </table:table-cell>
          <table:table-cell office:value-type="string" calcext:value-type="string">
            <text:p>Basil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AN</text:p>
          </table:table-cell>
          <table:table-cell office:value-type="string" calcext:value-type="string">
            <text:p>Bata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TN</text:p>
          </table:table-cell>
          <table:table-cell office:value-type="string" calcext:value-type="string">
            <text:p>Batanes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TG</text:p>
          </table:table-cell>
          <table:table-cell office:value-type="string" calcext:value-type="string">
            <text:p>Batangas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EN</text:p>
          </table:table-cell>
          <table:table-cell office:value-type="string" calcext:value-type="string">
            <text:p>Bengue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IL</text:p>
          </table:table-cell>
          <table:table-cell office:value-type="string" calcext:value-type="string">
            <text:p>Bilir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OH</text:p>
          </table:table-cell>
          <table:table-cell office:value-type="string" calcext:value-type="string">
            <text:p>Bohol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UK</text:p>
          </table:table-cell>
          <table:table-cell office:value-type="string" calcext:value-type="string">
            <text:p>Bukidno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UL</text:p>
          </table:table-cell>
          <table:table-cell office:value-type="string" calcext:value-type="string">
            <text:p>Bulac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G</text:p>
          </table:table-cell>
          <table:table-cell office:value-type="string" calcext:value-type="string">
            <text:p>Cagay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N</text:p>
          </table:table-cell>
          <table:table-cell office:value-type="string" calcext:value-type="string">
            <text:p>Camarines Nort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S</text:p>
          </table:table-cell>
          <table:table-cell office:value-type="string" calcext:value-type="string">
            <text:p>Camarines Sur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M</text:p>
          </table:table-cell>
          <table:table-cell office:value-type="string" calcext:value-type="string">
            <text:p>Camigui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P</text:p>
          </table:table-cell>
          <table:table-cell office:value-type="string" calcext:value-type="string">
            <text:p>Capiz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T</text:p>
          </table:table-cell>
          <table:table-cell office:value-type="string" calcext:value-type="string">
            <text:p>Catanduanes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V</text:p>
          </table:table-cell>
          <table:table-cell office:value-type="string" calcext:value-type="string">
            <text:p>Cavit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EB</text:p>
          </table:table-cell>
          <table:table-cell office:value-type="string" calcext:value-type="string">
            <text:p>Cebu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CO</text:p>
          </table:table-cell>
          <table:table-cell office:value-type="string" calcext:value-type="string">
            <text:p>Cotabat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OM</text:p>
          </table:table-cell>
          <table:table-cell office:value-type="string" calcext:value-type="string">
            <text:p>Davao de Or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AV</text:p>
          </table:table-cell>
          <table:table-cell office:value-type="string" calcext:value-type="string">
            <text:p>Davao del Nort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AS</text:p>
          </table:table-cell>
          <table:table-cell office:value-type="string" calcext:value-type="string">
            <text:p>Davao del Sur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VO</text:p>
          </table:table-cell>
          <table:table-cell office:value-type="string" calcext:value-type="string">
            <text:p>Davao Occidental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AO</text:p>
          </table:table-cell>
          <table:table-cell office:value-type="string" calcext:value-type="string">
            <text:p>Davao Oriental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IN</text:p>
          </table:table-cell>
          <table:table-cell office:value-type="string" calcext:value-type="string">
            <text:p>Dinagat Islands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EAS</text:p>
          </table:table-cell>
          <table:table-cell office:value-type="string" calcext:value-type="string">
            <text:p>Eastern Samar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GUI</text:p>
          </table:table-cell>
          <table:table-cell office:value-type="string" calcext:value-type="string">
            <text:p>Guimaras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FU</text:p>
          </table:table-cell>
          <table:table-cell office:value-type="string" calcext:value-type="string">
            <text:p>Ifuga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LN</text:p>
          </table:table-cell>
          <table:table-cell office:value-type="string" calcext:value-type="string">
            <text:p>Ilocos Nort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LS</text:p>
          </table:table-cell>
          <table:table-cell office:value-type="string" calcext:value-type="string">
            <text:p>Ilocos Sur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LI</text:p>
          </table:table-cell>
          <table:table-cell office:value-type="string" calcext:value-type="string">
            <text:p>Iloil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SA</text:p>
          </table:table-cell>
          <table:table-cell office:value-type="string" calcext:value-type="string">
            <text:p>Isabel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KAL</text:p>
          </table:table-cell>
          <table:table-cell office:value-type="string" calcext:value-type="string">
            <text:p>Kaling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UN</text:p>
          </table:table-cell>
          <table:table-cell office:value-type="string" calcext:value-type="string">
            <text:p>La Unio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AG</text:p>
          </table:table-cell>
          <table:table-cell office:value-type="string" calcext:value-type="string">
            <text:p>Lagun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AN</text:p>
          </table:table-cell>
          <table:table-cell office:value-type="string" calcext:value-type="string">
            <text:p>Lanao del Nort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AS</text:p>
          </table:table-cell>
          <table:table-cell office:value-type="string" calcext:value-type="string">
            <text:p>Lanao del Sur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EY</text:p>
          </table:table-cell>
          <table:table-cell office:value-type="string" calcext:value-type="string">
            <text:p>Leyt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AG</text:p>
          </table:table-cell>
          <table:table-cell office:value-type="string" calcext:value-type="string">
            <text:p>Maguindana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AD</text:p>
          </table:table-cell>
          <table:table-cell office:value-type="string" calcext:value-type="string">
            <text:p>Marinduqu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AS</text:p>
          </table:table-cell>
          <table:table-cell office:value-type="string" calcext:value-type="string">
            <text:p>Masbat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00</text:p>
          </table:table-cell>
          <table:table-cell office:value-type="string" calcext:value-type="string">
            <text:p>Metro Manil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SC</text:p>
          </table:table-cell>
          <table:table-cell office:value-type="string" calcext:value-type="string">
            <text:p>Misamis Occidental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SR</text:p>
          </table:table-cell>
          <table:table-cell office:value-type="string" calcext:value-type="string">
            <text:p>Misamis Oriental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OU</text:p>
          </table:table-cell>
          <table:table-cell office:value-type="string" calcext:value-type="string">
            <text:p>Mountain Provinc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EC</text:p>
          </table:table-cell>
          <table:table-cell office:value-type="string" calcext:value-type="string">
            <text:p>Negros Occidental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ER</text:p>
          </table:table-cell>
          <table:table-cell office:value-type="string" calcext:value-type="string">
            <text:p>Negros Oriental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SA</text:p>
          </table:table-cell>
          <table:table-cell office:value-type="string" calcext:value-type="string">
            <text:p>Northern Samar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UE</text:p>
          </table:table-cell>
          <table:table-cell office:value-type="string" calcext:value-type="string">
            <text:p>Nueva Ecij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UV</text:p>
          </table:table-cell>
          <table:table-cell office:value-type="string" calcext:value-type="string">
            <text:p>Nueva Vizcay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DC</text:p>
          </table:table-cell>
          <table:table-cell office:value-type="string" calcext:value-type="string">
            <text:p>Occidental Mindor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DR</text:p>
          </table:table-cell>
          <table:table-cell office:value-type="string" calcext:value-type="string">
            <text:p>Oriental Mindor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PLW</text:p>
          </table:table-cell>
          <table:table-cell office:value-type="string" calcext:value-type="string">
            <text:p>Palaw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PAM</text:p>
          </table:table-cell>
          <table:table-cell office:value-type="string" calcext:value-type="string">
            <text:p>Pampang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PAN</text:p>
          </table:table-cell>
          <table:table-cell office:value-type="string" calcext:value-type="string">
            <text:p>Pangasin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QUE</text:p>
          </table:table-cell>
          <table:table-cell office:value-type="string" calcext:value-type="string">
            <text:p>Quezo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QUI</text:p>
          </table:table-cell>
          <table:table-cell office:value-type="string" calcext:value-type="string">
            <text:p>Quirin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RIZ</text:p>
          </table:table-cell>
          <table:table-cell office:value-type="string" calcext:value-type="string">
            <text:p>Rizal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ROM</text:p>
          </table:table-cell>
          <table:table-cell office:value-type="string" calcext:value-type="string">
            <text:p>Romblo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WSA</text:p>
          </table:table-cell>
          <table:table-cell office:value-type="string" calcext:value-type="string">
            <text:p>Samar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AR</text:p>
          </table:table-cell>
          <table:table-cell office:value-type="string" calcext:value-type="string">
            <text:p>Sarangan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IG</text:p>
          </table:table-cell>
          <table:table-cell office:value-type="string" calcext:value-type="string">
            <text:p>Siquijor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OR</text:p>
          </table:table-cell>
          <table:table-cell office:value-type="string" calcext:value-type="string">
            <text:p>Sorsogo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CO</text:p>
          </table:table-cell>
          <table:table-cell office:value-type="string" calcext:value-type="string">
            <text:p>South Cotabat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LE</text:p>
          </table:table-cell>
          <table:table-cell office:value-type="string" calcext:value-type="string">
            <text:p>Southern Leyt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UK</text:p>
          </table:table-cell>
          <table:table-cell office:value-type="string" calcext:value-type="string">
            <text:p>Sultan Kudara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LU</text:p>
          </table:table-cell>
          <table:table-cell office:value-type="string" calcext:value-type="string">
            <text:p>Sulu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UN</text:p>
          </table:table-cell>
          <table:table-cell office:value-type="string" calcext:value-type="string">
            <text:p>Surigao del Nort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UR</text:p>
          </table:table-cell>
          <table:table-cell office:value-type="string" calcext:value-type="string">
            <text:p>Surigao del Sur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TAR</text:p>
          </table:table-cell>
          <table:table-cell office:value-type="string" calcext:value-type="string">
            <text:p>Tarlac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TAW</text:p>
          </table:table-cell>
          <table:table-cell office:value-type="string" calcext:value-type="string">
            <text:p>Tawi-Taw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MB</text:p>
          </table:table-cell>
          <table:table-cell office:value-type="string" calcext:value-type="string">
            <text:p>Zambales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AN</text:p>
          </table:table-cell>
          <table:table-cell office:value-type="string" calcext:value-type="string">
            <text:p>Zamboanga del Nort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AS</text:p>
          </table:table-cell>
          <table:table-cell office:value-type="string" calcext:value-type="string">
            <text:p>Zamboanga del Sur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SI</text:p>
          </table:table-cell>
          <table:table-cell office:value-type="string" calcext:value-type="string">
            <text:p>Zamboanga Sibugay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ri Lanka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auru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ew Caledonia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iue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apua New Guinea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itcairn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olomon Islands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okelau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ga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uvalu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Vanuatu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allis And Futuna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a: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lbert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a: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ritish Columb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a: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anitob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a: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w Brunswick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a: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ewfoundland and Labrador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a: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orthwest Territories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a: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ova Scot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a: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unavu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a: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ntari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a: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rince Edward Island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a: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Quebec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a: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askatchew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a: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Yuko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abam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rizon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kansas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liforn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lorad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onnecticu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lawar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istrict of Columb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lorid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eorg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Hawai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ah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linois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n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ow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ansas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entucky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ouisian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ain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aryland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ssachusetts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chig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innesot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ississipp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issour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ontan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brask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Nevad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New Hampshir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New Jersey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New Mexic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orth Carolin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orth Dakot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Ohi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lahom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ego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ennsylvan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uerto Ric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hode Island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outh Carolin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outh Dakot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ennesse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exas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tah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Vermon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rgin Islands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irgin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ashingto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West Virgin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Wisconsi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Wyoming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rmed Forces Americas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rmed Forces Europ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rmed Forces Pacific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3b: US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United States Minor Outlying Islands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arlow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av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lar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rk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onegal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bli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lway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erry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ildar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Kilkenny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aois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eitrim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imerick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ongford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Louth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y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eath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nagh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OY</text:p>
          </table:table-cell>
          <table:table-cell office:value-type="string" calcext:value-type="string">
            <text:p>Offaly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oscommo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lig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ipperary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Waterford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Westmeath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X</text:p>
          </table:table-cell>
          <table:table-cell office:value-type="string" calcext:value-type="string">
            <text:p>Wexford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W</text:p>
          </table:table-cell>
          <table:table-cell office:value-type="string" calcext:value-type="string">
            <text:p>Wicklow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United Kingdom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uernsey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sle Of Man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rsey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grigent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essandr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con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ost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ezz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scoli Picen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st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ellin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r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arletta-Andria-Tran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ellun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enevent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ergam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iell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logn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lzan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resc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indis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gliar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altanissett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ampobass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arbonia-Iglesias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asert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atan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atanzar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iet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m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senz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emon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Croton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une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n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erm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rrar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renz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Fogg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orlì-Cesen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osinon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nov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riz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osset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per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ern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L'Aquil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La Spez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atin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cc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ecc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vorn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od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cc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cerat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antov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ssa-Carrar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ter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Medio Campidan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essin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lan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oden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onza e Brianz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pol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var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uor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Ogliastr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lbia-Tempi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istan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dov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lerm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arm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Pav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erug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Pesaro e Urbin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scar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iacenz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s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isto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ordenon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Potenz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rat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Ragus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avenn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eggio Calabr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ggio Emil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iet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imin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Rom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vig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lern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assar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avon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en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iracus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ndri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arant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ram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rn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rin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rapan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rent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revis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riest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Udin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res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ez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Verbano-Cusio-Ossol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Vercell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Veron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Vibo Valent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cenz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Viterb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etherlands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way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 Coruñ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Álav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lbacet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icant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merí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turias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Ávil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dajoz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Balears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rcelon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Burgos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áceres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ádiz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antabr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stelló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ut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iudad Real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órdob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enc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iron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anad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adalajar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uipúzco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uelv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esc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aé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a Rioj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as Palmas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ó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leid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g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drid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álag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elill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urc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varr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urens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lenc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ontevedr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lamanc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anta Cruz de Tenerif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egov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vill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r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rragon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ruel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led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enc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lladolid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Vizcay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amor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aragoz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witzerland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ouvet Island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Mayotte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an Marino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valbard And Jan Mayen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French Southern Territories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ltai Kra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tai Republic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Amur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Arkhangelsk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Astrakhan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gorod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RY</text:p>
          </table:table-cell>
          <table:table-cell office:value-type="string" calcext:value-type="string">
            <text:p>Bryansk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hechen Republic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elyabinsk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Chukotka Autonomous Okrug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huvash Republic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IRK</text:p>
          </table:table-cell>
          <table:table-cell office:value-type="string" calcext:value-type="string">
            <text:p>Irkutsk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vanovo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YEV</text:p>
          </table:table-cell>
          <table:table-cell office:value-type="string" calcext:value-type="string">
            <text:p>Jewish Autonomous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abardino-Balkarian Republic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GD</text:p>
          </table:table-cell>
          <table:table-cell office:value-type="string" calcext:value-type="string">
            <text:p>Kaliningrad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LU</text:p>
          </table:table-cell>
          <table:table-cell office:value-type="string" calcext:value-type="string">
            <text:p>Kaluga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Kamchatka Kra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Karachay–Cherkess Republic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EM</text:p>
          </table:table-cell>
          <table:table-cell office:value-type="string" calcext:value-type="string">
            <text:p>Kemerovo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HA</text:p>
          </table:table-cell>
          <table:table-cell office:value-type="string" calcext:value-type="string">
            <text:p>Khabarovsk Kra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Khanty-Mansi Autonomous Okrug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Kirov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omi Republic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Kostroma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DA</text:p>
          </table:table-cell>
          <table:table-cell office:value-type="string" calcext:value-type="string">
            <text:p>Krasnodar Kra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YA</text:p>
          </table:table-cell>
          <table:table-cell office:value-type="string" calcext:value-type="string">
            <text:p>Krasnoyarsk Kra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GN</text:p>
          </table:table-cell>
          <table:table-cell office:value-type="string" calcext:value-type="string">
            <text:p>Kurgan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Kursk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Leningrad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Lipetsk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agadan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ari El Republic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OW</text:p>
          </table:table-cell>
          <table:table-cell office:value-type="string" calcext:value-type="string">
            <text:p>Moscow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Moscow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Murmansk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NIZ</text:p>
          </table:table-cell>
          <table:table-cell office:value-type="string" calcext:value-type="string">
            <text:p>Nizhny Novgorod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NGR</text:p>
          </table:table-cell>
          <table:table-cell office:value-type="string" calcext:value-type="string">
            <text:p>Novgorod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NVS</text:p>
          </table:table-cell>
          <table:table-cell office:value-type="string" calcext:value-type="string">
            <text:p>Novosibirsk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OMS</text:p>
          </table:table-cell>
          <table:table-cell office:value-type="string" calcext:value-type="string">
            <text:p>Omsk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enburg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Oryol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NZ</text:p>
          </table:table-cell>
          <table:table-cell office:value-type="string" calcext:value-type="string">
            <text:p>Penza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rm Kra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morsky Kra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SK</text:p>
          </table:table-cell>
          <table:table-cell office:value-type="string" calcext:value-type="string">
            <text:p>Pskov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epublic of Adygey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epublic of Bashkortost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Republic of Buryat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Republic of Dagest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public of Ingushet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Republic of Kalmyk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Republic of Karel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Republic of Khakass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epublic of Mordov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epublic of North Ossetia–Alan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Republic of Tatarst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Rostov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YA</text:p>
          </table:table-cell>
          <table:table-cell office:value-type="string" calcext:value-type="string">
            <text:p>Ryazan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Saint Petersburg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kha Republic (Yakutia)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K</text:p>
          </table:table-cell>
          <table:table-cell office:value-type="string" calcext:value-type="string">
            <text:p>Sakhalin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ara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Saratov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MO</text:p>
          </table:table-cell>
          <table:table-cell office:value-type="string" calcext:value-type="string">
            <text:p>Smolensk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tavropol Kra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VE</text:p>
          </table:table-cell>
          <table:table-cell office:value-type="string" calcext:value-type="string">
            <text:p>Sverdlovsk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bov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sk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UL</text:p>
          </table:table-cell>
          <table:table-cell office:value-type="string" calcext:value-type="string">
            <text:p>Tula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VE</text:p>
          </table:table-cell>
          <table:table-cell office:value-type="string" calcext:value-type="string">
            <text:p>Tver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YU</text:p>
          </table:table-cell>
          <table:table-cell office:value-type="string" calcext:value-type="string">
            <text:p>Tyumen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yva Republic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Udmurt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ULY</text:p>
          </table:table-cell>
          <table:table-cell office:value-type="string" calcext:value-type="string">
            <text:p>Ulyanovsk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LA</text:p>
          </table:table-cell>
          <table:table-cell office:value-type="string" calcext:value-type="string">
            <text:p>Vladimir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GG</text:p>
          </table:table-cell>
          <table:table-cell office:value-type="string" calcext:value-type="string">
            <text:p>Volgograd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LG</text:p>
          </table:table-cell>
          <table:table-cell office:value-type="string" calcext:value-type="string">
            <text:p>Vologda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Voronezh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Yamalo-Nenets Autonomous Okrug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YAR</text:p>
          </table:table-cell>
          <table:table-cell office:value-type="string" calcext:value-type="string">
            <text:p>Yaroslavl Obla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ZAB</text:p>
          </table:table-cell>
          <table:table-cell office:value-type="string" calcext:value-type="string">
            <text:p>Zabaykalsky Kra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bania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stria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um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osnia And Herzegovina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a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a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yprus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zech Republic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enmark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onia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eece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gary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celand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Kosovo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lta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ntenegro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North Macedonia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and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20</text:p>
          </table:table-cell>
          <table:table-cell office:value-type="string" calcext:value-type="string">
            <text:p>Açores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1</text:p>
          </table:table-cell>
          <table:table-cell office:value-type="string" calcext:value-type="string">
            <text:p>Aveir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2</text:p>
          </table:table-cell>
          <table:table-cell office:value-type="string" calcext:value-type="string">
            <text:p>Bej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3</text:p>
          </table:table-cell>
          <table:table-cell office:value-type="string" calcext:value-type="string">
            <text:p>Brag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4</text:p>
          </table:table-cell>
          <table:table-cell office:value-type="string" calcext:value-type="string">
            <text:p>Braganç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5</text:p>
          </table:table-cell>
          <table:table-cell office:value-type="string" calcext:value-type="string">
            <text:p>Castelo Branc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6</text:p>
          </table:table-cell>
          <table:table-cell office:value-type="string" calcext:value-type="string">
            <text:p>Coimbr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7</text:p>
          </table:table-cell>
          <table:table-cell office:value-type="string" calcext:value-type="string">
            <text:p>Évor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8</text:p>
          </table:table-cell>
          <table:table-cell office:value-type="string" calcext:value-type="string">
            <text:p>Far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9</text:p>
          </table:table-cell>
          <table:table-cell office:value-type="string" calcext:value-type="string">
            <text:p>Guard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0</text:p>
          </table:table-cell>
          <table:table-cell office:value-type="string" calcext:value-type="string">
            <text:p>Leir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1</text:p>
          </table:table-cell>
          <table:table-cell office:value-type="string" calcext:value-type="string">
            <text:p>Lisbo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30</text:p>
          </table:table-cell>
          <table:table-cell office:value-type="string" calcext:value-type="string">
            <text:p>Madeir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2</text:p>
          </table:table-cell>
          <table:table-cell office:value-type="string" calcext:value-type="string">
            <text:p>Portalegr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3</text:p>
          </table:table-cell>
          <table:table-cell office:value-type="string" calcext:value-type="string">
            <text:p>Port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4</text:p>
          </table:table-cell>
          <table:table-cell office:value-type="string" calcext:value-type="string">
            <text:p>Santarém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5</text:p>
          </table:table-cell>
          <table:table-cell office:value-type="string" calcext:value-type="string">
            <text:p>Setúbal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6</text:p>
          </table:table-cell>
          <table:table-cell office:value-type="string" calcext:value-type="string">
            <text:p>Viana do Castel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7</text:p>
          </table:table-cell>
          <table:table-cell office:value-type="string" calcext:value-type="string">
            <text:p>Vila Real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8</text:p>
          </table:table-cell>
          <table:table-cell office:value-type="string" calcext:value-type="string">
            <text:p>Viseu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lb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ad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rgeș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acău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ihor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istrița-Năsăud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otoșan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ăil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rașov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cureșt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uzău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raș-Severi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Cluj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onstanț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ovasn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ălăraș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olj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âmboviț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alaț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iurgiu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Gorj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arghit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Hunedoar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alomiț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aș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lfov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ramureș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ehedinț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ureș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eamț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l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rahov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ălaj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atu Mar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ibiu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uceav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leorma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imiș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ulce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âlce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Vaslui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rance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erbia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kia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lovenia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key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kraine</text:p>
          </table:table-cell>
          <table:table-cell table:number-columns-repeated="2"/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astern Cap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ree Stat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auteng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KwaZulu-Natal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mpop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pumalang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North West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orthern Cap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Western Cap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r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agoas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mapá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azonas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h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ará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istrito Federal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írito Sant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iás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ranhã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to Gross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to Grosso do Sul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inas Gerais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rá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araíb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araná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rnambuc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auí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io Grande do Nort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io Grande do Sul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ndôni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oraim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anta Catarina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rgipe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cantins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Zone 5: Rest of the World</text:p>
          </table:table-cell>
          <table:table-cell office:value-type="string" calcext:value-type="string">
            <text:p>Rest of World 2</text:p>
          </table:table-cell>
          <table:table-cell table:number-columns-repeated="4"/>
          <table:table-cell table:style-name="ce13" table:number-columns-repeated="16378"/>
        </table:table-row>
        <table:table-row table:style-name="ro2" table:number-rows-repeated="1047687">
          <table:table-cell table:number-columns-repeated="6"/>
          <table:table-cell table:style-name="ce13" table:number-columns-repeated="16378"/>
        </table:table-row>
        <table:table-row table:style-name="ro2">
          <table:table-cell table:number-columns-repeated="6"/>
          <table:table-cell table:style-name="ce13" table:number-columns-repeated="16378"/>
        </table:table-row>
      </table:table>
      <table:table table:name="Domestic_zones" table:style-name="ta3"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4" table:default-cell-style-name="ce13"/>
        <table:table-column table:style-name="co2" table:number-columns-repeated="16379"/>
        <table:table-row table:style-name="ro1">
          <table:table-cell table:style-name="ce3" office:value-type="string" calcext:value-type="string">
            <text:p>ref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postcode_min</text:p>
          </table:table-cell>
          <table:table-cell table:style-name="ce3" office:value-type="string" calcext:value-type="string">
            <text:p>postcode_max</text:p>
          </table:table-cell>
          <table:table-cell table:style-name="ce13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1000" calcext:value-type="float">
            <text:p>1000</text:p>
          </table:table-cell>
          <table:table-cell office:value-type="float" office:value="1935" calcext:value-type="float">
            <text:p>1935</text:p>
          </table:table-cell>
          <table:table-cell table:style-name="ce13"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000" calcext:value-type="float">
            <text:p>2000</text:p>
          </table:table-cell>
          <table:table-cell office:value-type="float" office:value="2079" calcext:value-type="float">
            <text:p>2079</text:p>
          </table:table-cell>
          <table:table-cell table:style-name="ce13"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085" calcext:value-type="float">
            <text:p>2085</text:p>
          </table:table-cell>
          <table:table-cell office:value-type="float" office:value="2107" calcext:value-type="float">
            <text:p>2107</text:p>
          </table:table-cell>
          <table:table-cell table:style-name="ce13"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109" calcext:value-type="float">
            <text:p>2109</text:p>
          </table:table-cell>
          <table:table-cell office:value-type="float" office:value="2156" calcext:value-type="float">
            <text:p>2156</text:p>
          </table:table-cell>
          <table:table-cell table:style-name="ce13"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2158" calcext:value-type="float">
            <text:p>2158</text:p>
          </table:table-cell>
          <table:table-cell table:style-name="ce13"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160" calcext:value-type="float">
            <text:p>2160</text:p>
          </table:table-cell>
          <table:table-cell office:value-type="float" office:value="2172" calcext:value-type="float">
            <text:p>2172</text:p>
          </table:table-cell>
          <table:table-cell table:style-name="ce13"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174" calcext:value-type="float">
            <text:p>2174</text:p>
          </table:table-cell>
          <table:table-cell office:value-type="float" office:value="2229" calcext:value-type="float">
            <text:p>2229</text:p>
          </table:table-cell>
          <table:table-cell table:style-name="ce13"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232" calcext:value-type="float">
            <text:p>2232</text:p>
          </table:table-cell>
          <table:table-cell office:value-type="float" office:value="2249" calcext:value-type="float">
            <text:p>2249</text:p>
          </table:table-cell>
          <table:table-cell table:style-name="ce13"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557" calcext:value-type="float">
            <text:p>2557</text:p>
          </table:table-cell>
          <table:table-cell office:value-type="float" office:value="2559" calcext:value-type="float">
            <text:p>2559</text:p>
          </table:table-cell>
          <table:table-cell table:style-name="ce13"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564" calcext:value-type="float">
            <text:p>2564</text:p>
          </table:table-cell>
          <table:table-cell office:value-type="float" office:value="2567" calcext:value-type="float">
            <text:p>2567</text:p>
          </table:table-cell>
          <table:table-cell table:style-name="ce13"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740" calcext:value-type="float">
            <text:p>2740</text:p>
          </table:table-cell>
          <table:table-cell office:value-type="float" office:value="2744" calcext:value-type="float">
            <text:p>2744</text:p>
          </table:table-cell>
          <table:table-cell table:style-name="ce13"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747" calcext:value-type="float">
            <text:p>2747</text:p>
          </table:table-cell>
          <table:table-cell office:value-type="float" office:value="2751" calcext:value-type="float">
            <text:p>2751</text:p>
          </table:table-cell>
          <table:table-cell table:style-name="ce13"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759" calcext:value-type="float">
            <text:p>2759</text:p>
          </table:table-cell>
          <table:table-cell office:value-type="float" office:value="2764" calcext:value-type="float">
            <text:p>2764</text:p>
          </table:table-cell>
          <table:table-cell table:style-name="ce13"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766" calcext:value-type="float">
            <text:p>2766</text:p>
          </table:table-cell>
          <table:table-cell office:value-type="float" office:value="2774" calcext:value-type="float">
            <text:p>2774</text:p>
          </table:table-cell>
          <table:table-cell table:style-name="ce13"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776" calcext:value-type="float">
            <text:p>2776</text:p>
          </table:table-cell>
          <table:table-cell office:value-type="float" office:value="2777" calcext:value-type="float">
            <text:p>2777</text:p>
          </table:table-cell>
          <table:table-cell table:style-name="ce13"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890" calcext:value-type="float">
            <text:p>2890</text:p>
          </table:table-cell>
          <table:table-cell office:value-type="float" office:value="2897" calcext:value-type="float">
            <text:p>2897</text:p>
          </table:table-cell>
          <table:table-cell table:style-name="ce13" table:number-columns-repeated="1637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000" calcext:value-type="float">
            <text:p>4000</text:p>
          </table:table-cell>
          <table:table-cell office:value-type="float" office:value="4018" calcext:value-type="float">
            <text:p>4018</text:p>
          </table:table-cell>
          <table:table-cell table:style-name="ce13" table:number-columns-repeated="1637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029" calcext:value-type="float">
            <text:p>4029</text:p>
          </table:table-cell>
          <table:table-cell office:value-type="float" office:value="4068" calcext:value-type="float">
            <text:p>4068</text:p>
          </table:table-cell>
          <table:table-cell table:style-name="ce13" table:number-columns-repeated="1637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072" calcext:value-type="float">
            <text:p>4072</text:p>
          </table:table-cell>
          <table:table-cell office:value-type="float" office:value="4123" calcext:value-type="float">
            <text:p>4123</text:p>
          </table:table-cell>
          <table:table-cell table:style-name="ce13" table:number-columns-repeated="1637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127" calcext:value-type="float">
            <text:p>4127</text:p>
          </table:table-cell>
          <table:table-cell office:value-type="float" office:value="4129" calcext:value-type="float">
            <text:p>4129</text:p>
          </table:table-cell>
          <table:table-cell table:style-name="ce13" table:number-columns-repeated="1637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131" calcext:value-type="float">
            <text:p>4131</text:p>
          </table:table-cell>
          <table:table-cell office:value-type="float" office:value="4132" calcext:value-type="float">
            <text:p>4132</text:p>
          </table:table-cell>
          <table:table-cell table:style-name="ce13" table:number-columns-repeated="1637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151" calcext:value-type="float">
            <text:p>4151</text:p>
          </table:table-cell>
          <table:table-cell office:value-type="float" office:value="4164" calcext:value-type="float">
            <text:p>4164</text:p>
          </table:table-cell>
          <table:table-cell table:style-name="ce13" table:number-columns-repeated="1637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169" calcext:value-type="float">
            <text:p>4169</text:p>
          </table:table-cell>
          <table:table-cell office:value-type="float" office:value="4182" calcext:value-type="float">
            <text:p>4182</text:p>
          </table:table-cell>
          <table:table-cell table:style-name="ce13" table:number-columns-repeated="1637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205" calcext:value-type="float">
            <text:p>4205</text:p>
          </table:table-cell>
          <table:table-cell office:value-type="float" office:value="4206" calcext:value-type="float">
            <text:p>4206</text:p>
          </table:table-cell>
          <table:table-cell table:style-name="ce13" table:number-columns-repeated="1637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9000" calcext:value-type="float">
            <text:p>9000</text:p>
          </table:table-cell>
          <table:table-cell office:value-type="float" office:value="9725" calcext:value-type="float">
            <text:p>9725</text:p>
          </table:table-cell>
          <table:table-cell table:style-name="ce13" table:number-columns-repeated="1637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Adelaide</text:p>
          </table:table-cell>
          <table:table-cell office:value-type="float" office:value="5000" calcext:value-type="float">
            <text:p>5000</text:p>
          </table:table-cell>
          <table:table-cell office:value-type="float" office:value="5113" calcext:value-type="float">
            <text:p>5113</text:p>
          </table:table-cell>
          <table:table-cell table:style-name="ce13" table:number-columns-repeated="1637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Adelaide</text:p>
          </table:table-cell>
          <table:table-cell office:value-type="float" office:value="5115" calcext:value-type="float">
            <text:p>5115</text:p>
          </table:table-cell>
          <table:table-cell office:value-type="float" office:value="5117" calcext:value-type="float">
            <text:p>5117</text:p>
          </table:table-cell>
          <table:table-cell table:style-name="ce13" table:number-columns-repeated="1637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Adelaide</text:p>
          </table:table-cell>
          <table:table-cell office:value-type="float" office:value="5125" calcext:value-type="float">
            <text:p>5125</text:p>
          </table:table-cell>
          <table:table-cell office:value-type="float" office:value="5130" calcext:value-type="float">
            <text:p>5130</text:p>
          </table:table-cell>
          <table:table-cell table:style-name="ce13" table:number-columns-repeated="1637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Adelaide</text:p>
          </table:table-cell>
          <table:table-cell office:value-type="float" office:value="5158" calcext:value-type="float">
            <text:p>5158</text:p>
          </table:table-cell>
          <table:table-cell office:value-type="float" office:value="5169" calcext:value-type="float">
            <text:p>5169</text:p>
          </table:table-cell>
          <table:table-cell table:style-name="ce13" table:number-columns-repeated="1637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Adelaide</text:p>
          </table:table-cell>
          <table:table-cell office:value-type="float" office:value="5800" calcext:value-type="float">
            <text:p>5800</text:p>
          </table:table-cell>
          <table:table-cell office:value-type="float" office:value="5999" calcext:value-type="float">
            <text:p>5999</text:p>
          </table:table-cell>
          <table:table-cell table:style-name="ce13" table:number-columns-repeated="1637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000" calcext:value-type="float">
            <text:p>7000</text:p>
          </table:table-cell>
          <table:table-cell office:value-type="float" office:value="7019" calcext:value-type="float">
            <text:p>7019</text:p>
          </table:table-cell>
          <table:table-cell table:style-name="ce13" table:number-columns-repeated="1637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050" calcext:value-type="float">
            <text:p>7050</text:p>
          </table:table-cell>
          <table:table-cell office:value-type="float" office:value="7053" calcext:value-type="float">
            <text:p>7053</text:p>
          </table:table-cell>
          <table:table-cell table:style-name="ce13" table:number-columns-repeated="1637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055" calcext:value-type="float">
            <text:p>7055</text:p>
          </table:table-cell>
          <table:table-cell office:value-type="float" office:value="7108" calcext:value-type="float">
            <text:p>7108</text:p>
          </table:table-cell>
          <table:table-cell table:style-name="ce13" table:number-columns-repeated="1637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table:number-columns-repeated="2" office:value-type="float" office:value="7172" calcext:value-type="float">
            <text:p>7172</text:p>
          </table:table-cell>
          <table:table-cell table:style-name="ce13" table:number-columns-repeated="1637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248" calcext:value-type="float">
            <text:p>7248</text:p>
          </table:table-cell>
          <table:table-cell office:value-type="float" office:value="7254" calcext:value-type="float">
            <text:p>7254</text:p>
          </table:table-cell>
          <table:table-cell table:style-name="ce13" table:number-columns-repeated="1637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258" calcext:value-type="float">
            <text:p>7258</text:p>
          </table:table-cell>
          <table:table-cell office:value-type="float" office:value="7329" calcext:value-type="float">
            <text:p>7329</text:p>
          </table:table-cell>
          <table:table-cell table:style-name="ce13" table:number-columns-repeated="1637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800" calcext:value-type="float">
            <text:p>7800</text:p>
          </table:table-cell>
          <table:table-cell office:value-type="float" office:value="7999" calcext:value-type="float">
            <text:p>7999</text:p>
          </table:table-cell>
          <table:table-cell table:style-name="ce13" table:number-columns-repeated="1637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3000" calcext:value-type="float">
            <text:p>3000</text:p>
          </table:table-cell>
          <table:table-cell office:value-type="float" office:value="3062" calcext:value-type="float">
            <text:p>3062</text:p>
          </table:table-cell>
          <table:table-cell table:style-name="ce13" table:number-columns-repeated="1637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3064" calcext:value-type="float">
            <text:p>3064</text:p>
          </table:table-cell>
          <table:table-cell office:value-type="float" office:value="3098" calcext:value-type="float">
            <text:p>3098</text:p>
          </table:table-cell>
          <table:table-cell table:style-name="ce13" table:number-columns-repeated="1637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3101" calcext:value-type="float">
            <text:p>3101</text:p>
          </table:table-cell>
          <table:table-cell office:value-type="float" office:value="3138" calcext:value-type="float">
            <text:p>3138</text:p>
          </table:table-cell>
          <table:table-cell table:style-name="ce13" table:number-columns-repeated="1637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3140" calcext:value-type="float">
            <text:p>3140</text:p>
          </table:table-cell>
          <table:table-cell office:value-type="float" office:value="3210" calcext:value-type="float">
            <text:p>3210</text:p>
          </table:table-cell>
          <table:table-cell table:style-name="ce13" table:number-columns-repeated="1637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3800" calcext:value-type="float">
            <text:p>3800</text:p>
          </table:table-cell>
          <table:table-cell office:value-type="float" office:value="3801" calcext:value-type="float">
            <text:p>3801</text:p>
          </table:table-cell>
          <table:table-cell table:style-name="ce13" table:number-columns-repeated="1637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8000" calcext:value-type="float">
            <text:p>8000</text:p>
          </table:table-cell>
          <table:table-cell office:value-type="float" office:value="8999" calcext:value-type="float">
            <text:p>8999</text:p>
          </table:table-cell>
          <table:table-cell table:style-name="ce13" table:number-columns-repeated="1637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table:number-columns-repeated="2" office:value-type="float" office:value="9999" calcext:value-type="float">
            <text:p>9999</text:p>
          </table:table-cell>
          <table:table-cell table:style-name="ce13" table:number-columns-repeated="1637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000" calcext:value-type="float">
            <text:p>6000</text:p>
          </table:table-cell>
          <table:table-cell office:value-type="float" office:value="6030" calcext:value-type="float">
            <text:p>6030</text:p>
          </table:table-cell>
          <table:table-cell table:style-name="ce13" table:number-columns-repeated="1637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036" calcext:value-type="float">
            <text:p>6036</text:p>
          </table:table-cell>
          <table:table-cell table:style-name="ce13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050" calcext:value-type="float">
            <text:p>6050</text:p>
          </table:table-cell>
          <table:table-cell office:value-type="float" office:value="6066" calcext:value-type="float">
            <text:p>6066</text:p>
          </table:table-cell>
          <table:table-cell table:style-name="ce13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069" calcext:value-type="float">
            <text:p>6069</text:p>
          </table:table-cell>
          <table:table-cell table:style-name="ce13" table:number-columns-repeated="1637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076" calcext:value-type="float">
            <text:p>6076</text:p>
          </table:table-cell>
          <table:table-cell table:style-name="ce13" table:number-columns-repeated="1637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090" calcext:value-type="float">
            <text:p>6090</text:p>
          </table:table-cell>
          <table:table-cell office:value-type="float" office:value="6110" calcext:value-type="float">
            <text:p>6110</text:p>
          </table:table-cell>
          <table:table-cell table:style-name="ce13" table:number-columns-repeated="1637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112" calcext:value-type="float">
            <text:p>6112</text:p>
          </table:table-cell>
          <table:table-cell office:value-type="float" office:value="6120" calcext:value-type="float">
            <text:p>6120</text:p>
          </table:table-cell>
          <table:table-cell table:style-name="ce13" table:number-columns-repeated="1637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147" calcext:value-type="float">
            <text:p>6147</text:p>
          </table:table-cell>
          <table:table-cell office:value-type="float" office:value="6160" calcext:value-type="float">
            <text:p>6160</text:p>
          </table:table-cell>
          <table:table-cell table:style-name="ce13" table:number-columns-repeated="1637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162" calcext:value-type="float">
            <text:p>6162</text:p>
          </table:table-cell>
          <table:table-cell office:value-type="float" office:value="6175" calcext:value-type="float">
            <text:p>6175</text:p>
          </table:table-cell>
          <table:table-cell table:style-name="ce13" table:number-columns-repeated="1637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180" calcext:value-type="float">
            <text:p>6180</text:p>
          </table:table-cell>
          <table:table-cell table:style-name="ce13" table:number-columns-repeated="1637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182" calcext:value-type="float">
            <text:p>6182</text:p>
          </table:table-cell>
          <table:table-cell office:value-type="float" office:value="6206" calcext:value-type="float">
            <text:p>6206</text:p>
          </table:table-cell>
          <table:table-cell table:style-name="ce13" table:number-columns-repeated="1637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210" calcext:value-type="float">
            <text:p>6210</text:p>
          </table:table-cell>
          <table:table-cell table:style-name="ce13" table:number-columns-repeated="1637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800" calcext:value-type="float">
            <text:p>6800</text:p>
          </table:table-cell>
          <table:table-cell office:value-type="float" office:value="6990" calcext:value-type="float">
            <text:p>6990</text:p>
          </table:table-cell>
          <table:table-cell table:style-name="ce13" table:number-columns-repeated="1637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992" calcext:value-type="float">
            <text:p>6992</text:p>
          </table:table-cell>
          <table:table-cell office:value-type="float" office:value="6996" calcext:value-type="float">
            <text:p>6996</text:p>
          </table:table-cell>
          <table:table-cell table:style-name="ce13" table:number-columns-repeated="1637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Gosford</text:p>
          </table:table-cell>
          <table:table-cell office:value-type="float" office:value="2250" calcext:value-type="float">
            <text:p>2250</text:p>
          </table:table-cell>
          <table:table-cell office:value-type="float" office:value="2263" calcext:value-type="float">
            <text:p>2263</text:p>
          </table:table-cell>
          <table:table-cell table:style-name="ce13" table:number-columns-repeated="1637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Wollongong</text:p>
          </table:table-cell>
          <table:table-cell office:value-type="float" office:value="2500" calcext:value-type="float">
            <text:p>2500</text:p>
          </table:table-cell>
          <table:table-cell office:value-type="float" office:value="2507" calcext:value-type="float">
            <text:p>2507</text:p>
          </table:table-cell>
          <table:table-cell table:style-name="ce13" table:number-columns-repeated="1637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Wollongong</text:p>
          </table:table-cell>
          <table:table-cell office:value-type="float" office:value="2515" calcext:value-type="float">
            <text:p>2515</text:p>
          </table:table-cell>
          <table:table-cell office:value-type="float" office:value="2532" calcext:value-type="float">
            <text:p>2532</text:p>
          </table:table-cell>
          <table:table-cell table:style-name="ce13" table:number-columns-repeated="1637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Newcastle</text:p>
          </table:table-cell>
          <table:table-cell office:value-type="float" office:value="2282" calcext:value-type="float">
            <text:p>2282</text:p>
          </table:table-cell>
          <table:table-cell office:value-type="float" office:value="2310" calcext:value-type="float">
            <text:p>2310</text:p>
          </table:table-cell>
          <table:table-cell table:style-name="ce13" table:number-columns-repeated="1637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Canberra</text:p>
          </table:table-cell>
          <table:table-cell office:value-type="float" office:value="200" calcext:value-type="float">
            <text:p>200</text:p>
          </table:table-cell>
          <table:table-cell office:value-type="float" office:value="299" calcext:value-type="float">
            <text:p>299</text:p>
          </table:table-cell>
          <table:table-cell table:style-name="ce13" table:number-columns-repeated="1637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Canberra</text:p>
          </table:table-cell>
          <table:table-cell office:value-type="float" office:value="2600" calcext:value-type="float">
            <text:p>2600</text:p>
          </table:table-cell>
          <table:table-cell office:value-type="float" office:value="2620" calcext:value-type="float">
            <text:p>2620</text:p>
          </table:table-cell>
          <table:table-cell table:style-name="ce13" table:number-columns-repeated="1637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Canberra</text:p>
          </table:table-cell>
          <table:table-cell office:value-type="float" office:value="2900" calcext:value-type="float">
            <text:p>2900</text:p>
          </table:table-cell>
          <table:table-cell office:value-type="float" office:value="2920" calcext:value-type="float">
            <text:p>2920</text:p>
          </table:table-cell>
          <table:table-cell table:style-name="ce13" table:number-columns-repeated="1637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Albury</text:p>
          </table:table-cell>
          <table:table-cell office:value-type="float" office:value="1936" calcext:value-type="float">
            <text:p>1936</text:p>
          </table:table-cell>
          <table:table-cell office:value-type="float" office:value="1999" calcext:value-type="float">
            <text:p>1999</text:p>
          </table:table-cell>
          <table:table-cell table:style-name="ce13" table:number-columns-repeated="1637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Albury</text:p>
          </table:table-cell>
          <table:table-cell office:value-type="float" office:value="2640" calcext:value-type="float">
            <text:p>2640</text:p>
          </table:table-cell>
          <table:table-cell office:value-type="float" office:value="2641" calcext:value-type="float">
            <text:p>2641</text:p>
          </table:table-cell>
          <table:table-cell table:style-name="ce13" table:number-columns-repeated="1637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Albury</text:p>
          </table:table-cell>
          <table:table-cell office:value-type="float" office:value="2708" calcext:value-type="float">
            <text:p>2708</text:p>
          </table:table-cell>
          <table:table-cell office:value-type="float" office:value="2709" calcext:value-type="float">
            <text:p>2709</text:p>
          </table:table-cell>
          <table:table-cell table:style-name="ce13" table:number-columns-repeated="1637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Tweed Heads</text:p>
          </table:table-cell>
          <table:table-cell office:value-type="float" office:value="2485" calcext:value-type="float">
            <text:p>2485</text:p>
          </table:table-cell>
          <table:table-cell office:value-type="float" office:value="2486" calcext:value-type="float">
            <text:p>2486</text:p>
          </table:table-cell>
          <table:table-cell table:style-name="ce13" table:number-columns-repeated="1637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Geelong</text:p>
          </table:table-cell>
          <table:table-cell office:value-type="float" office:value="3211" calcext:value-type="float">
            <text:p>3211</text:p>
          </table:table-cell>
          <table:table-cell office:value-type="float" office:value="3220" calcext:value-type="float">
            <text:p>3220</text:p>
          </table:table-cell>
          <table:table-cell table:style-name="ce13" table:number-columns-repeated="1637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Ballarat</text:p>
          </table:table-cell>
          <table:table-cell table:number-columns-repeated="2" office:value-type="float" office:value="3350" calcext:value-type="float">
            <text:p>3350</text:p>
          </table:table-cell>
          <table:table-cell table:style-name="ce13" table:number-columns-repeated="1637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Ballarat</text:p>
          </table:table-cell>
          <table:table-cell office:value-type="float" office:value="3353" calcext:value-type="float">
            <text:p>3353</text:p>
          </table:table-cell>
          <table:table-cell office:value-type="float" office:value="3356" calcext:value-type="float">
            <text:p>3356</text:p>
          </table:table-cell>
          <table:table-cell table:style-name="ce13" table:number-columns-repeated="1637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Wodonga</text:p>
          </table:table-cell>
          <table:table-cell office:value-type="float" office:value="3689" calcext:value-type="float">
            <text:p>3689</text:p>
          </table:table-cell>
          <table:table-cell office:value-type="float" office:value="3690" calcext:value-type="float">
            <text:p>3690</text:p>
          </table:table-cell>
          <table:table-cell table:style-name="ce13" table:number-columns-repeated="1637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Gold Coast</text:p>
          </table:table-cell>
          <table:table-cell office:value-type="float" office:value="4210" calcext:value-type="float">
            <text:p>4210</text:p>
          </table:table-cell>
          <table:table-cell office:value-type="float" office:value="4224" calcext:value-type="float">
            <text:p>4224</text:p>
          </table:table-cell>
          <table:table-cell table:style-name="ce13" table:number-columns-repeated="1637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Gold Coast</text:p>
          </table:table-cell>
          <table:table-cell office:value-type="float" office:value="4226" calcext:value-type="float">
            <text:p>4226</text:p>
          </table:table-cell>
          <table:table-cell office:value-type="float" office:value="4269" calcext:value-type="float">
            <text:p>4269</text:p>
          </table:table-cell>
          <table:table-cell table:style-name="ce13" table:number-columns-repeated="1637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Gold Coast</text:p>
          </table:table-cell>
          <table:table-cell office:value-type="float" office:value="9726" calcext:value-type="float">
            <text:p>9726</text:p>
          </table:table-cell>
          <table:table-cell office:value-type="float" office:value="9919" calcext:value-type="float">
            <text:p>9919</text:p>
          </table:table-cell>
          <table:table-cell table:style-name="ce13" table:number-columns-repeated="1637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Sunshine Coast</text:p>
          </table:table-cell>
          <table:table-cell office:value-type="float" office:value="4550" calcext:value-type="float">
            <text:p>4550</text:p>
          </table:table-cell>
          <table:table-cell office:value-type="float" office:value="4579" calcext:value-type="float">
            <text:p>4579</text:p>
          </table:table-cell>
          <table:table-cell table:style-name="ce13" table:number-columns-repeated="1637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Ipswich</text:p>
          </table:table-cell>
          <table:table-cell office:value-type="float" office:value="4300" calcext:value-type="float">
            <text:p>4300</text:p>
          </table:table-cell>
          <table:table-cell office:value-type="float" office:value="4308" calcext:value-type="float">
            <text:p>4308</text:p>
          </table:table-cell>
          <table:table-cell table:style-name="ce13" table:number-columns-repeated="1637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Coolangatta</text:p>
          </table:table-cell>
          <table:table-cell table:number-columns-repeated="2" office:value-type="float" office:value="4225" calcext:value-type="float">
            <text:p>4225</text:p>
          </table:table-cell>
          <table:table-cell table:style-name="ce13" table:number-columns-repeated="1637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080" calcext:value-type="float">
            <text:p>2080</text:p>
          </table:table-cell>
          <table:table-cell office:value-type="float" office:value="2084" calcext:value-type="float">
            <text:p>2084</text:p>
          </table:table-cell>
          <table:table-cell table:style-name="ce13" table:number-columns-repeated="1637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108" calcext:value-type="float">
            <text:p>2108</text:p>
          </table:table-cell>
          <table:table-cell table:style-name="ce13" table:number-columns-repeated="1637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157" calcext:value-type="float">
            <text:p>2157</text:p>
          </table:table-cell>
          <table:table-cell table:style-name="ce13" table:number-columns-repeated="1637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159" calcext:value-type="float">
            <text:p>2159</text:p>
          </table:table-cell>
          <table:table-cell table:style-name="ce13" table:number-columns-repeated="1637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173" calcext:value-type="float">
            <text:p>2173</text:p>
          </table:table-cell>
          <table:table-cell table:style-name="ce13" table:number-columns-repeated="1637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230" calcext:value-type="float">
            <text:p>2230</text:p>
          </table:table-cell>
          <table:table-cell office:value-type="float" office:value="2231" calcext:value-type="float">
            <text:p>2231</text:p>
          </table:table-cell>
          <table:table-cell table:style-name="ce13" table:number-columns-repeated="1637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508" calcext:value-type="float">
            <text:p>2508</text:p>
          </table:table-cell>
          <table:table-cell office:value-type="float" office:value="2514" calcext:value-type="float">
            <text:p>2514</text:p>
          </table:table-cell>
          <table:table-cell table:style-name="ce13" table:number-columns-repeated="1637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555" calcext:value-type="float">
            <text:p>2555</text:p>
          </table:table-cell>
          <table:table-cell office:value-type="float" office:value="2556" calcext:value-type="float">
            <text:p>2556</text:p>
          </table:table-cell>
          <table:table-cell table:style-name="ce13" table:number-columns-repeated="1637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560" calcext:value-type="float">
            <text:p>2560</text:p>
          </table:table-cell>
          <table:table-cell office:value-type="float" office:value="2563" calcext:value-type="float">
            <text:p>2563</text:p>
          </table:table-cell>
          <table:table-cell table:style-name="ce13" table:number-columns-repeated="1637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568" calcext:value-type="float">
            <text:p>2568</text:p>
          </table:table-cell>
          <table:table-cell office:value-type="float" office:value="2574" calcext:value-type="float">
            <text:p>2574</text:p>
          </table:table-cell>
          <table:table-cell table:style-name="ce13" table:number-columns-repeated="1637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745" calcext:value-type="float">
            <text:p>2745</text:p>
          </table:table-cell>
          <table:table-cell office:value-type="float" office:value="2746" calcext:value-type="float">
            <text:p>2746</text:p>
          </table:table-cell>
          <table:table-cell table:style-name="ce13" table:number-columns-repeated="1637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752" calcext:value-type="float">
            <text:p>2752</text:p>
          </table:table-cell>
          <table:table-cell office:value-type="float" office:value="2758" calcext:value-type="float">
            <text:p>2758</text:p>
          </table:table-cell>
          <table:table-cell table:style-name="ce13" table:number-columns-repeated="1637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765" calcext:value-type="float">
            <text:p>2765</text:p>
          </table:table-cell>
          <table:table-cell table:style-name="ce13" table:number-columns-repeated="1637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775" calcext:value-type="float">
            <text:p>2775</text:p>
          </table:table-cell>
          <table:table-cell table:style-name="ce13" table:number-columns-repeated="1637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778" calcext:value-type="float">
            <text:p>2778</text:p>
          </table:table-cell>
          <table:table-cell office:value-type="float" office:value="2786" calcext:value-type="float">
            <text:p>2786</text:p>
          </table:table-cell>
          <table:table-cell table:style-name="ce13" table:number-columns-repeated="1637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table:number-columns-repeated="2" office:value-type="float" office:value="3063" calcext:value-type="float">
            <text:p>3063</text:p>
          </table:table-cell>
          <table:table-cell table:style-name="ce13" table:number-columns-repeated="1637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099" calcext:value-type="float">
            <text:p>3099</text:p>
          </table:table-cell>
          <table:table-cell office:value-type="float" office:value="3100" calcext:value-type="float">
            <text:p>3100</text:p>
          </table:table-cell>
          <table:table-cell table:style-name="ce13" table:number-columns-repeated="1637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table:number-columns-repeated="2" office:value-type="float" office:value="3139" calcext:value-type="float">
            <text:p>3139</text:p>
          </table:table-cell>
          <table:table-cell table:style-name="ce13" table:number-columns-repeated="1637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335" calcext:value-type="float">
            <text:p>3335</text:p>
          </table:table-cell>
          <table:table-cell office:value-type="float" office:value="3341" calcext:value-type="float">
            <text:p>3341</text:p>
          </table:table-cell>
          <table:table-cell table:style-name="ce13" table:number-columns-repeated="1637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427" calcext:value-type="float">
            <text:p>3427</text:p>
          </table:table-cell>
          <table:table-cell office:value-type="float" office:value="3443" calcext:value-type="float">
            <text:p>3443</text:p>
          </table:table-cell>
          <table:table-cell table:style-name="ce13" table:number-columns-repeated="1637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750" calcext:value-type="float">
            <text:p>3750</text:p>
          </table:table-cell>
          <table:table-cell office:value-type="float" office:value="3799" calcext:value-type="float">
            <text:p>3799</text:p>
          </table:table-cell>
          <table:table-cell table:style-name="ce13" table:number-columns-repeated="1637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802" calcext:value-type="float">
            <text:p>3802</text:p>
          </table:table-cell>
          <table:table-cell office:value-type="float" office:value="3811" calcext:value-type="float">
            <text:p>3811</text:p>
          </table:table-cell>
          <table:table-cell table:style-name="ce13" table:number-columns-repeated="1637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910" calcext:value-type="float">
            <text:p>3910</text:p>
          </table:table-cell>
          <table:table-cell office:value-type="float" office:value="3920" calcext:value-type="float">
            <text:p>3920</text:p>
          </table:table-cell>
          <table:table-cell table:style-name="ce13" table:number-columns-repeated="1637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926" calcext:value-type="float">
            <text:p>3926</text:p>
          </table:table-cell>
          <table:table-cell office:value-type="float" office:value="3944" calcext:value-type="float">
            <text:p>3944</text:p>
          </table:table-cell>
          <table:table-cell table:style-name="ce13" table:number-columns-repeated="1637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975" calcext:value-type="float">
            <text:p>3975</text:p>
          </table:table-cell>
          <table:table-cell office:value-type="float" office:value="3978" calcext:value-type="float">
            <text:p>3978</text:p>
          </table:table-cell>
          <table:table-cell table:style-name="ce13" table:number-columns-repeated="1637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980" calcext:value-type="float">
            <text:p>3980</text:p>
          </table:table-cell>
          <table:table-cell office:value-type="float" office:value="3983" calcext:value-type="float">
            <text:p>3983</text:p>
          </table:table-cell>
          <table:table-cell table:style-name="ce13" table:number-columns-repeated="1637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019" calcext:value-type="float">
            <text:p>4019</text:p>
          </table:table-cell>
          <table:table-cell office:value-type="float" office:value="4028" calcext:value-type="float">
            <text:p>4028</text:p>
          </table:table-cell>
          <table:table-cell table:style-name="ce13" table:number-columns-repeated="1637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069" calcext:value-type="float">
            <text:p>4069</text:p>
          </table:table-cell>
          <table:table-cell office:value-type="float" office:value="4071" calcext:value-type="float">
            <text:p>4071</text:p>
          </table:table-cell>
          <table:table-cell table:style-name="ce13" table:number-columns-repeated="1637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124" calcext:value-type="float">
            <text:p>4124</text:p>
          </table:table-cell>
          <table:table-cell office:value-type="float" office:value="4126" calcext:value-type="float">
            <text:p>4126</text:p>
          </table:table-cell>
          <table:table-cell table:style-name="ce13" table:number-columns-repeated="1637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table:number-columns-repeated="2" office:value-type="float" office:value="4130" calcext:value-type="float">
            <text:p>4130</text:p>
          </table:table-cell>
          <table:table-cell table:style-name="ce13" table:number-columns-repeated="1637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133" calcext:value-type="float">
            <text:p>4133</text:p>
          </table:table-cell>
          <table:table-cell office:value-type="float" office:value="4150" calcext:value-type="float">
            <text:p>4150</text:p>
          </table:table-cell>
          <table:table-cell table:style-name="ce13" table:number-columns-repeated="1637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165" calcext:value-type="float">
            <text:p>4165</text:p>
          </table:table-cell>
          <table:table-cell office:value-type="float" office:value="4168" calcext:value-type="float">
            <text:p>4168</text:p>
          </table:table-cell>
          <table:table-cell table:style-name="ce13" table:number-columns-repeated="1637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183" calcext:value-type="float">
            <text:p>4183</text:p>
          </table:table-cell>
          <table:table-cell office:value-type="float" office:value="4204" calcext:value-type="float">
            <text:p>4204</text:p>
          </table:table-cell>
          <table:table-cell table:style-name="ce13" table:number-columns-repeated="1637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207" calcext:value-type="float">
            <text:p>4207</text:p>
          </table:table-cell>
          <table:table-cell office:value-type="float" office:value="4209" calcext:value-type="float">
            <text:p>4209</text:p>
          </table:table-cell>
          <table:table-cell table:style-name="ce13" table:number-columns-repeated="1637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270" calcext:value-type="float">
            <text:p>4270</text:p>
          </table:table-cell>
          <table:table-cell office:value-type="float" office:value="4299" calcext:value-type="float">
            <text:p>4299</text:p>
          </table:table-cell>
          <table:table-cell table:style-name="ce13" table:number-columns-repeated="1637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500" calcext:value-type="float">
            <text:p>4500</text:p>
          </table:table-cell>
          <table:table-cell office:value-type="float" office:value="4549" calcext:value-type="float">
            <text:p>4549</text:p>
          </table:table-cell>
          <table:table-cell table:style-name="ce13" table:number-columns-repeated="1637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Adelaide</text:p>
          </table:table-cell>
          <table:table-cell table:number-columns-repeated="2" office:value-type="float" office:value="5114" calcext:value-type="float">
            <text:p>5114</text:p>
          </table:table-cell>
          <table:table-cell table:style-name="ce13" table:number-columns-repeated="1637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Adelaide</text:p>
          </table:table-cell>
          <table:table-cell office:value-type="float" office:value="5118" calcext:value-type="float">
            <text:p>5118</text:p>
          </table:table-cell>
          <table:table-cell office:value-type="float" office:value="5124" calcext:value-type="float">
            <text:p>5124</text:p>
          </table:table-cell>
          <table:table-cell table:style-name="ce13" table:number-columns-repeated="1637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Adelaide</text:p>
          </table:table-cell>
          <table:table-cell office:value-type="float" office:value="5131" calcext:value-type="float">
            <text:p>5131</text:p>
          </table:table-cell>
          <table:table-cell office:value-type="float" office:value="5157" calcext:value-type="float">
            <text:p>5157</text:p>
          </table:table-cell>
          <table:table-cell table:style-name="ce13" table:number-columns-repeated="1637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Adelaide</text:p>
          </table:table-cell>
          <table:table-cell office:value-type="float" office:value="5170" calcext:value-type="float">
            <text:p>5170</text:p>
          </table:table-cell>
          <table:table-cell office:value-type="float" office:value="5200" calcext:value-type="float">
            <text:p>5200</text:p>
          </table:table-cell>
          <table:table-cell table:style-name="ce13" table:number-columns-repeated="1637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031" calcext:value-type="float">
            <text:p>6031</text:p>
          </table:table-cell>
          <table:table-cell office:value-type="float" office:value="6035" calcext:value-type="float">
            <text:p>6035</text:p>
          </table:table-cell>
          <table:table-cell table:style-name="ce13" table:number-columns-repeated="1637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037" calcext:value-type="float">
            <text:p>6037</text:p>
          </table:table-cell>
          <table:table-cell office:value-type="float" office:value="6049" calcext:value-type="float">
            <text:p>6049</text:p>
          </table:table-cell>
          <table:table-cell table:style-name="ce13" table:number-columns-repeated="1637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067" calcext:value-type="float">
            <text:p>6067</text:p>
          </table:table-cell>
          <table:table-cell office:value-type="float" office:value="6068" calcext:value-type="float">
            <text:p>6068</text:p>
          </table:table-cell>
          <table:table-cell table:style-name="ce13" table:number-columns-repeated="1637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070" calcext:value-type="float">
            <text:p>6070</text:p>
          </table:table-cell>
          <table:table-cell office:value-type="float" office:value="6075" calcext:value-type="float">
            <text:p>6075</text:p>
          </table:table-cell>
          <table:table-cell table:style-name="ce13" table:number-columns-repeated="1637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077" calcext:value-type="float">
            <text:p>6077</text:p>
          </table:table-cell>
          <table:table-cell office:value-type="float" office:value="6089" calcext:value-type="float">
            <text:p>6089</text:p>
          </table:table-cell>
          <table:table-cell table:style-name="ce13"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table:number-columns-repeated="2" office:value-type="float" office:value="6111" calcext:value-type="float">
            <text:p>6111</text:p>
          </table:table-cell>
          <table:table-cell table:style-name="ce13" table:number-columns-repeated="1637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121" calcext:value-type="float">
            <text:p>6121</text:p>
          </table:table-cell>
          <table:table-cell office:value-type="float" office:value="6146" calcext:value-type="float">
            <text:p>6146</text:p>
          </table:table-cell>
          <table:table-cell table:style-name="ce13" table:number-columns-repeated="1637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table:number-columns-repeated="2" office:value-type="float" office:value="6161" calcext:value-type="float">
            <text:p>6161</text:p>
          </table:table-cell>
          <table:table-cell table:style-name="ce13" table:number-columns-repeated="1637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176" calcext:value-type="float">
            <text:p>6176</text:p>
          </table:table-cell>
          <table:table-cell office:value-type="float" office:value="6179" calcext:value-type="float">
            <text:p>6179</text:p>
          </table:table-cell>
          <table:table-cell table:style-name="ce13" table:number-columns-repeated="1637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table:number-columns-repeated="2" office:value-type="float" office:value="6181" calcext:value-type="float">
            <text:p>6181</text:p>
          </table:table-cell>
          <table:table-cell table:style-name="ce13" table:number-columns-repeated="1637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207" calcext:value-type="float">
            <text:p>6207</text:p>
          </table:table-cell>
          <table:table-cell office:value-type="float" office:value="6209" calcext:value-type="float">
            <text:p>6209</text:p>
          </table:table-cell>
          <table:table-cell table:style-name="ce13" table:number-columns-repeated="1637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211" calcext:value-type="float">
            <text:p>6211</text:p>
          </table:table-cell>
          <table:table-cell office:value-type="float" office:value="6214" calcext:value-type="float">
            <text:p>6214</text:p>
          </table:table-cell>
          <table:table-cell table:style-name="ce13" table:number-columns-repeated="1637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table:number-columns-repeated="2" office:value-type="float" office:value="6991" calcext:value-type="float">
            <text:p>6991</text:p>
          </table:table-cell>
          <table:table-cell table:style-name="ce13" table:number-columns-repeated="1637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997" calcext:value-type="float">
            <text:p>6997</text:p>
          </table:table-cell>
          <table:table-cell office:value-type="float" office:value="6999" calcext:value-type="float">
            <text:p>6999</text:p>
          </table:table-cell>
          <table:table-cell table:style-name="ce13" table:number-columns-repeated="1637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020" calcext:value-type="float">
            <text:p>7020</text:p>
          </table:table-cell>
          <table:table-cell office:value-type="float" office:value="7049" calcext:value-type="float">
            <text:p>7049</text:p>
          </table:table-cell>
          <table:table-cell table:style-name="ce13" table:number-columns-repeated="1637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table:number-columns-repeated="2" office:value-type="float" office:value="7054" calcext:value-type="float">
            <text:p>7054</text:p>
          </table:table-cell>
          <table:table-cell table:style-name="ce13" table:number-columns-repeated="1637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109" calcext:value-type="float">
            <text:p>7109</text:p>
          </table:table-cell>
          <table:table-cell office:value-type="float" office:value="7150" calcext:value-type="float">
            <text:p>7150</text:p>
          </table:table-cell>
          <table:table-cell table:style-name="ce13" table:number-columns-repeated="1637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155" calcext:value-type="float">
            <text:p>7155</text:p>
          </table:table-cell>
          <table:table-cell office:value-type="float" office:value="7171" calcext:value-type="float">
            <text:p>7171</text:p>
          </table:table-cell>
          <table:table-cell table:style-name="ce13" table:number-columns-repeated="1637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173" calcext:value-type="float">
            <text:p>7173</text:p>
          </table:table-cell>
          <table:table-cell office:value-type="float" office:value="7247" calcext:value-type="float">
            <text:p>7247</text:p>
          </table:table-cell>
          <table:table-cell table:style-name="ce13" table:number-columns-repeated="1637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255" calcext:value-type="float">
            <text:p>7255</text:p>
          </table:table-cell>
          <table:table-cell office:value-type="float" office:value="7257" calcext:value-type="float">
            <text:p>7257</text:p>
          </table:table-cell>
          <table:table-cell table:style-name="ce13" table:number-columns-repeated="1637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330" calcext:value-type="float">
            <text:p>7330</text:p>
          </table:table-cell>
          <table:table-cell office:value-type="float" office:value="7799" calcext:value-type="float">
            <text:p>7799</text:p>
          </table:table-cell>
          <table:table-cell table:style-name="ce13" table:number-columns-repeated="1637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264" calcext:value-type="float">
            <text:p>2264</text:p>
          </table:table-cell>
          <table:table-cell office:value-type="float" office:value="2281" calcext:value-type="float">
            <text:p>2281</text:p>
          </table:table-cell>
          <table:table-cell table:style-name="ce13" table:number-columns-repeated="1637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311" calcext:value-type="float">
            <text:p>2311</text:p>
          </table:table-cell>
          <table:table-cell office:value-type="float" office:value="2484" calcext:value-type="float">
            <text:p>2484</text:p>
          </table:table-cell>
          <table:table-cell table:style-name="ce13" table:number-columns-repeated="1637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487" calcext:value-type="float">
            <text:p>2487</text:p>
          </table:table-cell>
          <table:table-cell office:value-type="float" office:value="2499" calcext:value-type="float">
            <text:p>2499</text:p>
          </table:table-cell>
          <table:table-cell table:style-name="ce13" table:number-columns-repeated="1637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533" calcext:value-type="float">
            <text:p>2533</text:p>
          </table:table-cell>
          <table:table-cell office:value-type="float" office:value="2554" calcext:value-type="float">
            <text:p>2554</text:p>
          </table:table-cell>
          <table:table-cell table:style-name="ce13" table:number-columns-repeated="1637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575" calcext:value-type="float">
            <text:p>2575</text:p>
          </table:table-cell>
          <table:table-cell office:value-type="float" office:value="2599" calcext:value-type="float">
            <text:p>2599</text:p>
          </table:table-cell>
          <table:table-cell table:style-name="ce13" table:number-columns-repeated="1637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621" calcext:value-type="float">
            <text:p>2621</text:p>
          </table:table-cell>
          <table:table-cell office:value-type="float" office:value="2639" calcext:value-type="float">
            <text:p>2639</text:p>
          </table:table-cell>
          <table:table-cell table:style-name="ce13" table:number-columns-repeated="1637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642" calcext:value-type="float">
            <text:p>2642</text:p>
          </table:table-cell>
          <table:table-cell office:value-type="float" office:value="2647" calcext:value-type="float">
            <text:p>2647</text:p>
          </table:table-cell>
          <table:table-cell table:style-name="ce13" table:number-columns-repeated="1637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649" calcext:value-type="float">
            <text:p>2649</text:p>
          </table:table-cell>
          <table:table-cell office:value-type="float" office:value="2707" calcext:value-type="float">
            <text:p>2707</text:p>
          </table:table-cell>
          <table:table-cell table:style-name="ce13" table:number-columns-repeated="1637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710" calcext:value-type="float">
            <text:p>2710</text:p>
          </table:table-cell>
          <table:table-cell office:value-type="float" office:value="2714" calcext:value-type="float">
            <text:p>2714</text:p>
          </table:table-cell>
          <table:table-cell table:style-name="ce13" table:number-columns-repeated="1637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table:number-columns-repeated="2" office:value-type="float" office:value="2716" calcext:value-type="float">
            <text:p>2716</text:p>
          </table:table-cell>
          <table:table-cell table:style-name="ce13" table:number-columns-repeated="1637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720" calcext:value-type="float">
            <text:p>2720</text:p>
          </table:table-cell>
          <table:table-cell office:value-type="float" office:value="2730" calcext:value-type="float">
            <text:p>2730</text:p>
          </table:table-cell>
          <table:table-cell table:style-name="ce13" table:number-columns-repeated="1637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787" calcext:value-type="float">
            <text:p>2787</text:p>
          </table:table-cell>
          <table:table-cell office:value-type="float" office:value="2879" calcext:value-type="float">
            <text:p>2879</text:p>
          </table:table-cell>
          <table:table-cell table:style-name="ce13" table:number-columns-repeated="1637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table:number-columns-repeated="2" office:value-type="float" office:value="2648" calcext:value-type="float">
            <text:p>2648</text:p>
          </table:table-cell>
          <table:table-cell table:style-name="ce13" table:number-columns-repeated="1637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table:number-columns-repeated="2" office:value-type="float" office:value="2715" calcext:value-type="float">
            <text:p>2715</text:p>
          </table:table-cell>
          <table:table-cell table:style-name="ce13" table:number-columns-repeated="1637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2717" calcext:value-type="float">
            <text:p>2717</text:p>
          </table:table-cell>
          <table:table-cell office:value-type="float" office:value="2719" calcext:value-type="float">
            <text:p>2719</text:p>
          </table:table-cell>
          <table:table-cell table:style-name="ce13" table:number-columns-repeated="1637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2731" calcext:value-type="float">
            <text:p>2731</text:p>
          </table:table-cell>
          <table:table-cell office:value-type="float" office:value="2739" calcext:value-type="float">
            <text:p>2739</text:p>
          </table:table-cell>
          <table:table-cell table:style-name="ce13" table:number-columns-repeated="1637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221" calcext:value-type="float">
            <text:p>3221</text:p>
          </table:table-cell>
          <table:table-cell office:value-type="float" office:value="3334" calcext:value-type="float">
            <text:p>3334</text:p>
          </table:table-cell>
          <table:table-cell table:style-name="ce13" table:number-columns-repeated="1637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342" calcext:value-type="float">
            <text:p>3342</text:p>
          </table:table-cell>
          <table:table-cell office:value-type="float" office:value="3349" calcext:value-type="float">
            <text:p>3349</text:p>
          </table:table-cell>
          <table:table-cell table:style-name="ce13" table:number-columns-repeated="1637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351" calcext:value-type="float">
            <text:p>3351</text:p>
          </table:table-cell>
          <table:table-cell office:value-type="float" office:value="3352" calcext:value-type="float">
            <text:p>3352</text:p>
          </table:table-cell>
          <table:table-cell table:style-name="ce13" table:number-columns-repeated="1637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357" calcext:value-type="float">
            <text:p>3357</text:p>
          </table:table-cell>
          <table:table-cell office:value-type="float" office:value="3426" calcext:value-type="float">
            <text:p>3426</text:p>
          </table:table-cell>
          <table:table-cell table:style-name="ce13" table:number-columns-repeated="1637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444" calcext:value-type="float">
            <text:p>3444</text:p>
          </table:table-cell>
          <table:table-cell office:value-type="float" office:value="3688" calcext:value-type="float">
            <text:p>3688</text:p>
          </table:table-cell>
          <table:table-cell table:style-name="ce13" table:number-columns-repeated="1637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691" calcext:value-type="float">
            <text:p>3691</text:p>
          </table:table-cell>
          <table:table-cell office:value-type="float" office:value="3749" calcext:value-type="float">
            <text:p>3749</text:p>
          </table:table-cell>
          <table:table-cell table:style-name="ce13" table:number-columns-repeated="1637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812" calcext:value-type="float">
            <text:p>3812</text:p>
          </table:table-cell>
          <table:table-cell office:value-type="float" office:value="3909" calcext:value-type="float">
            <text:p>3909</text:p>
          </table:table-cell>
          <table:table-cell table:style-name="ce13" table:number-columns-repeated="1637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921" calcext:value-type="float">
            <text:p>3921</text:p>
          </table:table-cell>
          <table:table-cell office:value-type="float" office:value="3925" calcext:value-type="float">
            <text:p>3925</text:p>
          </table:table-cell>
          <table:table-cell table:style-name="ce13" table:number-columns-repeated="1637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945" calcext:value-type="float">
            <text:p>3945</text:p>
          </table:table-cell>
          <table:table-cell office:value-type="float" office:value="3974" calcext:value-type="float">
            <text:p>3974</text:p>
          </table:table-cell>
          <table:table-cell table:style-name="ce13" table:number-columns-repeated="1637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table:number-columns-repeated="2" office:value-type="float" office:value="3979" calcext:value-type="float">
            <text:p>3979</text:p>
          </table:table-cell>
          <table:table-cell table:style-name="ce13" table:number-columns-repeated="1637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984" calcext:value-type="float">
            <text:p>3984</text:p>
          </table:table-cell>
          <table:table-cell office:value-type="float" office:value="3999" calcext:value-type="float">
            <text:p>3999</text:p>
          </table:table-cell>
          <table:table-cell table:style-name="ce13" table:number-columns-repeated="1637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309" calcext:value-type="float">
            <text:p>4309</text:p>
          </table:table-cell>
          <table:table-cell office:value-type="float" office:value="4453" calcext:value-type="float">
            <text:p>4453</text:p>
          </table:table-cell>
          <table:table-cell table:style-name="ce13" table:number-columns-repeated="1637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580" calcext:value-type="float">
            <text:p>4580</text:p>
          </table:table-cell>
          <table:table-cell office:value-type="float" office:value="4693" calcext:value-type="float">
            <text:p>4693</text:p>
          </table:table-cell>
          <table:table-cell table:style-name="ce13" table:number-columns-repeated="1637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454" calcext:value-type="float">
            <text:p>4454</text:p>
          </table:table-cell>
          <table:table-cell office:value-type="float" office:value="4499" calcext:value-type="float">
            <text:p>4499</text:p>
          </table:table-cell>
          <table:table-cell table:style-name="ce13" table:number-columns-repeated="1637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694" calcext:value-type="float">
            <text:p>4694</text:p>
          </table:table-cell>
          <table:table-cell office:value-type="float" office:value="4802" calcext:value-type="float">
            <text:p>4802</text:p>
          </table:table-cell>
          <table:table-cell table:style-name="ce13" table:number-columns-repeated="1637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804" calcext:value-type="float">
            <text:p>4804</text:p>
          </table:table-cell>
          <table:table-cell office:value-type="float" office:value="4805" calcext:value-type="float">
            <text:p>4805</text:p>
          </table:table-cell>
          <table:table-cell table:style-name="ce13" table:number-columns-repeated="1637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9920" calcext:value-type="float">
            <text:p>9920</text:p>
          </table:table-cell>
          <table:table-cell office:value-type="float" office:value="9960" calcext:value-type="float">
            <text:p>9960</text:p>
          </table:table-cell>
          <table:table-cell table:style-name="ce13" table:number-columns-repeated="1637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table:number-columns-repeated="2" office:value-type="float" office:value="4803" calcext:value-type="float">
            <text:p>4803</text:p>
          </table:table-cell>
          <table:table-cell table:style-name="ce13" table:number-columns-repeated="1637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806" calcext:value-type="float">
            <text:p>4806</text:p>
          </table:table-cell>
          <table:table-cell office:value-type="float" office:value="4999" calcext:value-type="float">
            <text:p>4999</text:p>
          </table:table-cell>
          <table:table-cell table:style-name="ce13" table:number-columns-repeated="1637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9961" calcext:value-type="float">
            <text:p>9961</text:p>
          </table:table-cell>
          <table:table-cell office:value-type="float" office:value="9998" calcext:value-type="float">
            <text:p>9998</text:p>
          </table:table-cell>
          <table:table-cell table:style-name="ce13" table:number-columns-repeated="1637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A Outer</text:p>
          </table:table-cell>
          <table:table-cell office:value-type="float" office:value="2880" calcext:value-type="float">
            <text:p>2880</text:p>
          </table:table-cell>
          <table:table-cell office:value-type="float" office:value="2889" calcext:value-type="float">
            <text:p>2889</text:p>
          </table:table-cell>
          <table:table-cell table:style-name="ce13" table:number-columns-repeated="1637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A Outer</text:p>
          </table:table-cell>
          <table:table-cell office:value-type="float" office:value="5201" calcext:value-type="float">
            <text:p>5201</text:p>
          </table:table-cell>
          <table:table-cell office:value-type="float" office:value="5749" calcext:value-type="float">
            <text:p>5749</text:p>
          </table:table-cell>
          <table:table-cell table:style-name="ce13" table:number-columns-repeated="1637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WA Outer</text:p>
          </table:table-cell>
          <table:table-cell office:value-type="float" office:value="6215" calcext:value-type="float">
            <text:p>6215</text:p>
          </table:table-cell>
          <table:table-cell office:value-type="float" office:value="6700" calcext:value-type="float">
            <text:p>6700</text:p>
          </table:table-cell>
          <table:table-cell table:style-name="ce13" table:number-columns-repeated="1637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WA Outer</text:p>
          </table:table-cell>
          <table:table-cell office:value-type="float" office:value="6701" calcext:value-type="float">
            <text:p>6701</text:p>
          </table:table-cell>
          <table:table-cell office:value-type="float" office:value="6797" calcext:value-type="float">
            <text:p>6797</text:p>
          </table:table-cell>
          <table:table-cell table:style-name="ce13" table:number-columns-repeated="1637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00" calcext:value-type="float">
            <text:p>800</text:p>
          </table:table-cell>
          <table:table-cell office:value-type="float" office:value="802" calcext:value-type="float">
            <text:p>802</text:p>
          </table:table-cell>
          <table:table-cell table:style-name="ce13" table:number-columns-repeated="1637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04" calcext:value-type="float">
            <text:p>804</text:p>
          </table:table-cell>
          <table:table-cell office:value-type="float" office:value="821" calcext:value-type="float">
            <text:p>821</text:p>
          </table:table-cell>
          <table:table-cell table:style-name="ce13" table:number-columns-repeated="1637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28" calcext:value-type="float">
            <text:p>828</text:p>
          </table:table-cell>
          <table:table-cell office:value-type="float" office:value="851" calcext:value-type="float">
            <text:p>851</text:p>
          </table:table-cell>
          <table:table-cell table:style-name="ce13" table:number-columns-repeated="1637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table:number-columns-repeated="2" office:value-type="float" office:value="853" calcext:value-type="float">
            <text:p>853</text:p>
          </table:table-cell>
          <table:table-cell table:style-name="ce13" table:number-columns-repeated="1637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60" calcext:value-type="float">
            <text:p>860</text:p>
          </table:table-cell>
          <table:table-cell office:value-type="float" office:value="861" calcext:value-type="float">
            <text:p>861</text:p>
          </table:table-cell>
          <table:table-cell table:style-name="ce13" table:number-columns-repeated="1637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  <table:table-cell table:style-name="ce13" table:number-columns-repeated="1637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73" calcext:value-type="float">
            <text:p>873</text:p>
          </table:table-cell>
          <table:table-cell office:value-type="float" office:value="879" calcext:value-type="float">
            <text:p>879</text:p>
          </table:table-cell>
          <table:table-cell table:style-name="ce13" table:number-columns-repeated="1637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906" calcext:value-type="float">
            <text:p>906</text:p>
          </table:table-cell>
          <table:table-cell office:value-type="float" office:value="999" calcext:value-type="float">
            <text:p>999</text:p>
          </table:table-cell>
          <table:table-cell table:style-name="ce13" table:number-columns-repeated="1637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table:number-columns-repeated="2" office:value-type="float" office:value="803" calcext:value-type="float">
            <text:p>803</text:p>
          </table:table-cell>
          <table:table-cell table:style-name="ce13" table:number-columns-repeated="1637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22" calcext:value-type="float">
            <text:p>822</text:p>
          </table:table-cell>
          <table:table-cell office:value-type="float" office:value="827" calcext:value-type="float">
            <text:p>827</text:p>
          </table:table-cell>
          <table:table-cell table:style-name="ce13" table:number-columns-repeated="1637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table:number-columns-repeated="2" office:value-type="float" office:value="852" calcext:value-type="float">
            <text:p>852</text:p>
          </table:table-cell>
          <table:table-cell table:style-name="ce13" table:number-columns-repeated="1637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54" calcext:value-type="float">
            <text:p>854</text:p>
          </table:table-cell>
          <table:table-cell office:value-type="float" office:value="859" calcext:value-type="float">
            <text:p>859</text:p>
          </table:table-cell>
          <table:table-cell table:style-name="ce13" table:number-columns-repeated="1637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62" calcext:value-type="float">
            <text:p>862</text:p>
          </table:table-cell>
          <table:table-cell office:value-type="float" office:value="869" calcext:value-type="float">
            <text:p>869</text:p>
          </table:table-cell>
          <table:table-cell table:style-name="ce13" table:number-columns-repeated="1637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table:number-columns-repeated="2" office:value-type="float" office:value="872" calcext:value-type="float">
            <text:p>872</text:p>
          </table:table-cell>
          <table:table-cell table:style-name="ce13" table:number-columns-repeated="1637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80" calcext:value-type="float">
            <text:p>880</text:p>
          </table:table-cell>
          <table:table-cell office:value-type="float" office:value="905" calcext:value-type="float">
            <text:p>905</text:p>
          </table:table-cell>
          <table:table-cell table:style-name="ce13" table:number-columns-repeated="1637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Remote Islands &amp; Locations</text:p>
          </table:table-cell>
          <table:table-cell office:value-type="float" office:value="6798" calcext:value-type="float">
            <text:p>6798</text:p>
          </table:table-cell>
          <table:table-cell office:value-type="float" office:value="6799" calcext:value-type="float">
            <text:p>6799</text:p>
          </table:table-cell>
          <table:table-cell table:style-name="ce13" table:number-columns-repeated="1637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Remote Islands &amp; Locations</text:p>
          </table:table-cell>
          <table:table-cell office:value-type="float" office:value="2898" calcext:value-type="float">
            <text:p>2898</text:p>
          </table:table-cell>
          <table:table-cell office:value-type="float" office:value="2899" calcext:value-type="float">
            <text:p>2899</text:p>
          </table:table-cell>
          <table:table-cell table:style-name="ce13" table:number-columns-repeated="1637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Remote Islands &amp; Locations</text:p>
          </table:table-cell>
          <table:table-cell office:value-type="float" office:value="7151" calcext:value-type="float">
            <text:p>7151</text:p>
          </table:table-cell>
          <table:table-cell office:value-type="float" office:value="7154" calcext:value-type="float">
            <text:p>7154</text:p>
          </table:table-cell>
          <table:table-cell table:style-name="ce13" table:number-columns-repeated="16379"/>
        </table:table-row>
        <table:table-row table:style-name="ro1" table:number-rows-repeated="1048376">
          <table:table-cell table:number-columns-repeated="5"/>
          <table:table-cell table:style-name="ce13" table:number-columns-repeated="16379"/>
        </table:table-row>
        <table:table-row table:style-name="ro1">
          <table:table-cell table:number-columns-repeated="5"/>
          <table:table-cell table:style-name="ce13" table:number-columns-repeated="16379"/>
        </table:table-row>
      </table:table>
      <table:table table:name="Rate_data" table:style-name="ta2">
        <table:table-column table:style-name="co1" table:number-columns-repeated="21" table:default-cell-style-name="ce13"/>
        <table:table-column table:style-name="co1" table:number-columns-repeated="44"/>
        <table:table-column table:style-name="co2" table:number-columns-repeated="16319"/>
        <table:table-row table:style-name="ro1">
          <table:table-cell table:style-name="ce2" office:value-type="string" calcext:value-type="string">
            <text:p>Product details</text:p>
          </table:table-cell>
          <table:table-cell table:number-columns-repeated="20"/>
          <table:table-cell table:style-name="ce13" table:number-columns-repeated="16363"/>
        </table:table-row>
        <table:table-row table:style-name="ro1">
          <table:table-cell table:number-columns-repeated="21"/>
          <table:table-cell table:style-name="ce13" table:number-columns-repeated="16363"/>
        </table:table-row>
        <table:table-row table:style-name="ro1">
          <table:table-cell office:value-type="string" calcext:value-type="string">
            <text:p>Postage costs are based on weight while insurance is based on value.</text:p>
          </table:table-cell>
          <table:table-cell table:number-columns-repeated="20"/>
          <table:table-cell table:style-name="ce13" table:number-columns-repeated="16363"/>
        </table:table-row>
        <table:table-row table:style-name="ro1">
          <table:table-cell office:value-type="string" calcext:value-type="string">
            <text:p>Shopify shipping costs are based on either weight or value.</text:p>
          </table:table-cell>
          <table:table-cell table:number-columns-repeated="20"/>
          <table:table-cell table:style-name="ce13" table:number-columns-repeated="16363"/>
        </table:table-row>
        <table:table-row table:style-name="ro1">
          <table:table-cell table:number-columns-repeated="21"/>
          <table:table-cell table:style-name="ce13" table:number-columns-repeated="16363"/>
        </table:table-row>
        <table:table-row table:style-name="ro1">
          <table:table-cell office:value-type="string" calcext:value-type="string">
            <text:p>To ship by weight need to estimate insurance value based to add an insurance value.</text:p>
          </table:table-cell>
          <table:table-cell table:number-columns-repeated="20"/>
          <table:table-cell table:style-name="ce13" table:number-columns-repeated="16363"/>
        </table:table-row>
        <table:table-row table:style-name="ro1">
          <table:table-cell table:number-columns-repeated="21"/>
          <table:table-cell table:style-name="ce13" table:number-columns-repeated="16363"/>
        </table:table-row>
        <table:table-row table:style-name="ro1">
          <table:table-cell office:value-type="string" calcext:value-type="string">
            <text:p>Estimated value per kg</text:p>
          </table:table-cell>
          <table:table-cell/>
          <table:table-cell table:style-name="ce4" table:formula="of:=1/0.035*14" office:value-type="float" office:value="400" calcext:value-type="float">
            <text:p>400</text:p>
          </table:table-cell>
          <table:table-cell table:number-columns-repeated="18"/>
          <table:table-cell table:style-name="ce13" table:number-columns-repeated="16363"/>
        </table:table-row>
        <table:table-row table:style-name="ro1">
          <table:table-cell table:number-columns-repeated="21"/>
          <table:table-cell table:style-name="ce13" table:number-columns-repeated="16363"/>
        </table:table-row>
        <table:table-row table:style-name="ro1">
          <table:table-cell office:value-type="string" calcext:value-type="string">
            <text:p>Alternatively, could ship by sale value, but would then need to calculate insurance value</text:p>
          </table:table-cell>
          <table:table-cell table:number-columns-repeated="20"/>
          <table:table-cell table:style-name="ce13" table:number-columns-repeated="16363"/>
        </table:table-row>
        <table:table-row table:style-name="ro1">
          <table:table-cell office:value-type="string" calcext:value-type="string">
            <text:p>(only replacement value can be insured) and estimate weight.</text:p>
          </table:table-cell>
          <table:table-cell table:number-columns-repeated="20"/>
          <table:table-cell table:style-name="ce13" table:number-columns-repeated="16363"/>
        </table:table-row>
        <table:table-row table:style-name="ro1" table:number-rows-repeated="2">
          <table:table-cell table:number-columns-repeated="21"/>
          <table:table-cell table:style-name="ce13" table:number-columns-repeated="16363"/>
        </table:table-row>
        <table:table-row table:style-name="ro1">
          <table:table-cell table:style-name="ce2" office:value-type="string" calcext:value-type="string">
            <text:p>Insurance</text:p>
          </table:table-cell>
          <table:table-cell table:number-columns-repeated="20"/>
          <table:table-cell table:style-name="ce13" table:number-columns-repeated="16363"/>
        </table:table-row>
        <table:table-row table:style-name="ro1">
          <table:table-cell table:number-columns-repeated="21"/>
          <table:table-cell table:style-name="ce13" table:number-columns-repeated="16363"/>
        </table:table-row>
        <table:table-row table:style-name="ro1">
          <table:table-cell office:value-type="string" calcext:value-type="string">
            <text:p>Insurance per extra $100 (max $500 standard, $5,000 express)</text:p>
          </table:table-cell>
          <table:table-cell table:number-columns-repeated="20"/>
          <table:table-cell table:style-name="ce13" table:number-columns-repeated="16363"/>
        </table:table-row>
        <table:table-row table:style-name="ro1">
          <table:table-cell office:value-type="string" calcext:value-type="string">
            <text:p>Domestic</text:p>
          </table:table-cell>
          <table:table-cell/>
          <table:table-cell table:style-name="ce5" office:value-type="float" office:value="2.5" calcext:value-type="float">
            <text:p>2.50</text:p>
          </table:table-cell>
          <table:table-cell table:number-columns-repeated="18"/>
          <table:table-cell table:style-name="ce13" table:number-columns-repeated="16363"/>
        </table:table-row>
        <table:table-row table:style-name="ro1">
          <table:table-cell office:value-type="string" calcext:value-type="string">
            <text:p>International</text:p>
          </table:table-cell>
          <table:table-cell/>
          <table:table-cell table:style-name="ce5" office:value-type="float" office:value="4" calcext:value-type="float">
            <text:p>4.00</text:p>
          </table:table-cell>
          <table:table-cell table:number-columns-repeated="18"/>
          <table:table-cell table:style-name="ce13" table:number-columns-repeated="16363"/>
        </table:table-row>
        <table:table-row table:style-name="ro1" table:number-rows-repeated="2">
          <table:table-cell table:number-columns-repeated="21"/>
          <table:table-cell table:style-name="ce13" table:number-columns-repeated="16363"/>
        </table:table-row>
        <table:table-row table:style-name="ro1">
          <table:table-cell table:style-name="ce2" office:value-type="string" calcext:value-type="string">
            <text:p>Standard</text:p>
          </table:table-cell>
          <table:table-cell office:value-type="string" calcext:value-type="string">
            <text:p>Extra per 0.5:</text:p>
          </table:table-cell>
          <table:table-cell table:style-name="ce6" office:value-type="float" office:value="4.6" calcext:value-type="float">
            <text:p>4.60</text:p>
          </table:table-cell>
          <table:table-cell table:style-name="ce6" office:value-type="float" office:value="6.55" calcext:value-type="float">
            <text:p>6.55</text:p>
          </table:table-cell>
          <table:table-cell table:style-name="ce6" office:value-type="float" office:value="7.75" calcext:value-type="float">
            <text:p>7.75</text:p>
          </table:table-cell>
          <table:table-cell table:style-name="ce6" office:value-type="float" office:value="8.65" calcext:value-type="float">
            <text:p>8.65</text:p>
          </table:table-cell>
          <table:table-cell table:number-columns-repeated="2" table:style-name="ce6" office:value-type="float" office:value="11.65" calcext:value-type="float">
            <text:p>11.65</text:p>
          </table:table-cell>
          <table:table-cell table:number-columns-repeated="13"/>
          <table:table-cell table:style-name="ce13" table:number-columns-repeated="16363"/>
        </table:table-row>
        <table:table-row table:style-name="ro1">
          <table:table-cell table:number-columns-repeated="9"/>
          <table:table-cell office:value-type="string" calcext:value-type="string">
            <text:p>Zone diff</text:p>
          </table:table-cell>
          <table:table-cell table:number-columns-repeated="5"/>
          <table:table-cell office:value-type="string" calcext:value-type="string">
            <text:p>Weight diff</text:p>
          </table:table-cell>
          <table:table-cell table:number-columns-repeated="5"/>
          <table:table-cell table:style-name="ce13" table:number-columns-repeated="16363"/>
        </table:table-row>
        <table:table-row table:style-name="ro1">
          <table:table-cell office:value-type="string" calcext:value-type="string">
            <text:p>Max (kg)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Zone 1</text:p>
          </table:table-cell>
          <table:table-cell office:value-type="string" calcext:value-type="string">
            <text:p>Zone 2</text:p>
          </table:table-cell>
          <table:table-cell office:value-type="string" calcext:value-type="string">
            <text:p>Zone 3</text:p>
          </table:table-cell>
          <table:table-cell office:value-type="string" calcext:value-type="string">
            <text:p>Zone 4</text:p>
          </table:table-cell>
          <table:table-cell office:value-type="string" calcext:value-type="string">
            <text:p>Zone 5</text:p>
          </table:table-cell>
          <table:table-cell office:value-type="string" calcext:value-type="string">
            <text:p>Zone 3b</text:p>
          </table:table-cell>
          <table:table-cell/>
          <table:table-cell office:value-type="string" calcext:value-type="string">
            <text:p>Zone 1</text:p>
          </table:table-cell>
          <table:table-cell office:value-type="string" calcext:value-type="string">
            <text:p>Zone 2</text:p>
          </table:table-cell>
          <table:table-cell office:value-type="string" calcext:value-type="string">
            <text:p>Zone 3</text:p>
          </table:table-cell>
          <table:table-cell office:value-type="string" calcext:value-type="string">
            <text:p>Zone 4</text:p>
          </table:table-cell>
          <table:table-cell office:value-type="string" calcext:value-type="string">
            <text:p>Zone 5</text:p>
          </table:table-cell>
          <table:table-cell/>
          <table:table-cell office:value-type="string" calcext:value-type="string">
            <text:p>Domestic</text:p>
          </table:table-cell>
          <table:table-cell office:value-type="string" calcext:value-type="string">
            <text:p>Zone 1</text:p>
          </table:table-cell>
          <table:table-cell office:value-type="string" calcext:value-type="string">
            <text:p>Zone 2</text:p>
          </table:table-cell>
          <table:table-cell office:value-type="string" calcext:value-type="string">
            <text:p>Zone 3</text:p>
          </table:table-cell>
          <table:table-cell office:value-type="string" calcext:value-type="string">
            <text:p>Zone 4</text:p>
          </table:table-cell>
          <table:table-cell office:value-type="string" calcext:value-type="string">
            <text:p>Zone 5</text:p>
          </table:table-cell>
          <table:table-cell table:style-name="ce13" table:number-columns-repeated="16363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6" office:value-type="float" office:value="9.7" calcext:value-type="float">
            <text:p>9.70</text:p>
          </table:table-cell>
          <table:table-cell table:style-name="ce6" office:value-type="float" office:value="16.3" calcext:value-type="float">
            <text:p>16.30</text:p>
          </table:table-cell>
          <table:table-cell table:style-name="ce6" office:value-type="float" office:value="19.95" calcext:value-type="float">
            <text:p>19.95</text:p>
          </table:table-cell>
          <table:table-cell table:style-name="ce6" office:value-type="float" office:value="22.3" calcext:value-type="float">
            <text:p>22.30</text:p>
          </table:table-cell>
          <table:table-cell table:style-name="ce6" office:value-type="float" office:value="27.5" calcext:value-type="float">
            <text:p>27.50</text:p>
          </table:table-cell>
          <table:table-cell table:style-name="ce6" office:value-type="float" office:value="33.35" calcext:value-type="float">
            <text:p>33.35</text:p>
          </table:table-cell>
          <table:table-cell table:style-name="ce6" table:formula="of:=[.E24]+5" office:value-type="float" office:value="27.3" calcext:value-type="float">
            <text:p>27.30</text:p>
          </table:table-cell>
          <table:table-cell table:style-name="ce8"/>
          <table:table-cell table:style-name="ce8" table:formula="of:=[.C24]-[.B24]" office:value-type="float" office:value="6.6" calcext:value-type="float">
            <text:p>6.60</text:p>
          </table:table-cell>
          <table:table-cell table:style-name="ce8" table:formula="of:=[.D24]-[.C24]" office:value-type="float" office:value="3.65" calcext:value-type="float">
            <text:p>3.65</text:p>
          </table:table-cell>
          <table:table-cell table:style-name="ce8" table:formula="of:=[.E24]-[.D24]" office:value-type="float" office:value="2.35" calcext:value-type="float">
            <text:p>2.35</text:p>
          </table:table-cell>
          <table:table-cell table:style-name="ce8" table:formula="of:=[.F24]-[.E24]" office:value-type="float" office:value="5.2" calcext:value-type="float">
            <text:p>5.20</text:p>
          </table:table-cell>
          <table:table-cell table:style-name="ce8" table:formula="of:=[.G24]-[.F24]" office:value-type="float" office:value="5.85" calcext:value-type="float">
            <text:p>5.85</text:p>
          </table:table-cell>
          <table:table-cell table:number-columns-repeated="7"/>
          <table:table-cell table:style-name="ce13" table:number-columns-repeated="16363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6" office:value-type="float" office:value="11.15" calcext:value-type="float">
            <text:p>11.15</text:p>
          </table:table-cell>
          <table:table-cell table:style-name="ce6" office:value-type="float" office:value="19.65" calcext:value-type="float">
            <text:p>19.65</text:p>
          </table:table-cell>
          <table:table-cell table:style-name="ce6" office:value-type="float" office:value="26" calcext:value-type="float">
            <text:p>26.00</text:p>
          </table:table-cell>
          <table:table-cell table:style-name="ce6" office:value-type="float" office:value="29" calcext:value-type="float">
            <text:p>29.00</text:p>
          </table:table-cell>
          <table:table-cell table:style-name="ce6" office:value-type="float" office:value="34.4" calcext:value-type="float">
            <text:p>34.40</text:p>
          </table:table-cell>
          <table:table-cell table:style-name="ce6" office:value-type="float" office:value="42.4" calcext:value-type="float">
            <text:p>42.40</text:p>
          </table:table-cell>
          <table:table-cell table:style-name="ce6" table:formula="of:=[.E25]+5" office:value-type="float" office:value="34" calcext:value-type="float">
            <text:p>34.00</text:p>
          </table:table-cell>
          <table:table-cell table:style-name="ce8"/>
          <table:table-cell table:style-name="ce8" table:formula="of:=[.C25]-[.B25]" office:value-type="float" office:value="8.5" calcext:value-type="float">
            <text:p>8.50</text:p>
          </table:table-cell>
          <table:table-cell table:style-name="ce8" table:formula="of:=[.D25]-[.C25]" office:value-type="float" office:value="6.35" calcext:value-type="float">
            <text:p>6.35</text:p>
          </table:table-cell>
          <table:table-cell table:style-name="ce8" table:formula="of:=[.E25]-[.D25]" office:value-type="float" office:value="3" calcext:value-type="float">
            <text:p>3.00</text:p>
          </table:table-cell>
          <table:table-cell table:style-name="ce8" table:formula="of:=[.F25]-[.E25]" office:value-type="float" office:value="5.4" calcext:value-type="float">
            <text:p>5.40</text:p>
          </table:table-cell>
          <table:table-cell table:style-name="ce8" table:formula="of:=[.G25]-[.F25]" office:value-type="float" office:value="8" calcext:value-type="float">
            <text:p>8.00</text:p>
          </table:table-cell>
          <table:table-cell/>
          <table:table-cell table:formula="of:=[.B25]-[.B24]" office:value-type="float" office:value="1.45" calcext:value-type="float">
            <text:p>1.45</text:p>
          </table:table-cell>
          <table:table-cell table:formula="of:=[.C25]-[.C24]" office:value-type="float" office:value="3.35" calcext:value-type="float">
            <text:p>3.35</text:p>
          </table:table-cell>
          <table:table-cell table:formula="of:=[.D25]-[.D24]" office:value-type="float" office:value="6.05" calcext:value-type="float">
            <text:p>6.05</text:p>
          </table:table-cell>
          <table:table-cell table:formula="of:=[.E25]-[.E24]" office:value-type="float" office:value="6.7" calcext:value-type="float">
            <text:p>6.7</text:p>
          </table:table-cell>
          <table:table-cell table:formula="of:=[.F25]-[.F24]" office:value-type="float" office:value="6.9" calcext:value-type="float">
            <text:p>6.9</text:p>
          </table:table-cell>
          <table:table-cell table:formula="of:=[.G25]-[.G24]" office:value-type="float" office:value="9.05" calcext:value-type="float">
            <text:p>9.05</text:p>
          </table:table-cell>
          <table:table-cell table:style-name="ce13" table:number-columns-repeated="1636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15.25" calcext:value-type="float">
            <text:p>15.25</text:p>
          </table:table-cell>
          <table:table-cell table:style-name="ce6" office:value-type="float" office:value="26.4" calcext:value-type="float">
            <text:p>26.40</text:p>
          </table:table-cell>
          <table:table-cell table:style-name="ce6" office:value-type="float" office:value="38.15" calcext:value-type="float">
            <text:p>38.15</text:p>
          </table:table-cell>
          <table:table-cell table:style-name="ce6" office:value-type="float" office:value="42.2" calcext:value-type="float">
            <text:p>42.20</text:p>
          </table:table-cell>
          <table:table-cell table:style-name="ce6" office:value-type="float" office:value="48.3" calcext:value-type="float">
            <text:p>48.30</text:p>
          </table:table-cell>
          <table:table-cell table:style-name="ce6" office:value-type="float" office:value="60.5" calcext:value-type="float">
            <text:p>60.50</text:p>
          </table:table-cell>
          <table:table-cell table:style-name="ce6" table:formula="of:=[.E26]+5" office:value-type="float" office:value="47.2" calcext:value-type="float">
            <text:p>47.20</text:p>
          </table:table-cell>
          <table:table-cell table:style-name="ce8"/>
          <table:table-cell table:style-name="ce8" table:formula="of:=[.C26]-[.B26]" office:value-type="float" office:value="11.15" calcext:value-type="float">
            <text:p>11.15</text:p>
          </table:table-cell>
          <table:table-cell table:style-name="ce8" table:formula="of:=[.D26]-[.C26]" office:value-type="float" office:value="11.75" calcext:value-type="float">
            <text:p>11.75</text:p>
          </table:table-cell>
          <table:table-cell table:style-name="ce8" table:formula="of:=[.E26]-[.D26]" office:value-type="float" office:value="4.05" calcext:value-type="float">
            <text:p>4.05</text:p>
          </table:table-cell>
          <table:table-cell table:style-name="ce8" table:formula="of:=[.F26]-[.E26]" office:value-type="float" office:value="6.09999999999999" calcext:value-type="float">
            <text:p>6.10</text:p>
          </table:table-cell>
          <table:table-cell table:style-name="ce8" table:formula="of:=[.G26]-[.F26]" office:value-type="float" office:value="12.2" calcext:value-type="float">
            <text:p>12.20</text:p>
          </table:table-cell>
          <table:table-cell/>
          <table:table-cell table:formula="of:=[.B26]-[.B25]" office:value-type="float" office:value="4.1" calcext:value-type="float">
            <text:p>4.1</text:p>
          </table:table-cell>
          <table:table-cell table:formula="of:=[.C26]-[.C25]" office:value-type="float" office:value="6.75" calcext:value-type="float">
            <text:p>6.75</text:p>
          </table:table-cell>
          <table:table-cell table:formula="of:=[.D26]-[.D25]" office:value-type="float" office:value="12.15" calcext:value-type="float">
            <text:p>12.15</text:p>
          </table:table-cell>
          <table:table-cell table:formula="of:=[.E26]-[.E25]" office:value-type="float" office:value="13.2" calcext:value-type="float">
            <text:p>13.2</text:p>
          </table:table-cell>
          <table:table-cell table:formula="of:=[.F26]-[.F25]" office:value-type="float" office:value="13.9" calcext:value-type="float">
            <text:p>13.9</text:p>
          </table:table-cell>
          <table:table-cell table:formula="of:=[.G26]-[.G25]" office:value-type="float" office:value="18.1" calcext:value-type="float">
            <text:p>18.1</text:p>
          </table:table-cell>
          <table:table-cell table:style-name="ce13" table:number-columns-repeated="16363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7" table:formula="of:=[.B28]" office:value-type="float" office:value="19.3" calcext:value-type="float">
            <text:p>19.30</text:p>
          </table:table-cell>
          <table:table-cell table:style-name="ce6" office:value-type="float" office:value="33.15" calcext:value-type="float">
            <text:p>33.15</text:p>
          </table:table-cell>
          <table:table-cell table:style-name="ce6" office:value-type="float" office:value="50.3" calcext:value-type="float">
            <text:p>50.30</text:p>
          </table:table-cell>
          <table:table-cell table:style-name="ce6" office:value-type="float" office:value="55.55" calcext:value-type="float">
            <text:p>55.55</text:p>
          </table:table-cell>
          <table:table-cell table:style-name="ce6" office:value-type="float" office:value="62.15" calcext:value-type="float">
            <text:p>62.15</text:p>
          </table:table-cell>
          <table:table-cell table:style-name="ce6" office:value-type="float" office:value="78.55" calcext:value-type="float">
            <text:p>78.55</text:p>
          </table:table-cell>
          <table:table-cell table:style-name="ce6" table:formula="of:=[.E27]+5" office:value-type="float" office:value="60.55" calcext:value-type="float">
            <text:p>60.55</text:p>
          </table:table-cell>
          <table:table-cell table:style-name="ce8"/>
          <table:table-cell table:style-name="ce8" table:formula="of:=[.C27]-[.B27]" office:value-type="float" office:value="13.85" calcext:value-type="float">
            <text:p>13.85</text:p>
          </table:table-cell>
          <table:table-cell table:style-name="ce8" table:formula="of:=[.D27]-[.C27]" office:value-type="float" office:value="17.15" calcext:value-type="float">
            <text:p>17.15</text:p>
          </table:table-cell>
          <table:table-cell table:style-name="ce8" table:formula="of:=[.E27]-[.D27]" office:value-type="float" office:value="5.25" calcext:value-type="float">
            <text:p>5.25</text:p>
          </table:table-cell>
          <table:table-cell table:style-name="ce8" table:formula="of:=[.F27]-[.E27]" office:value-type="float" office:value="6.6" calcext:value-type="float">
            <text:p>6.60</text:p>
          </table:table-cell>
          <table:table-cell table:style-name="ce8" table:formula="of:=[.G27]-[.F27]" office:value-type="float" office:value="16.4" calcext:value-type="float">
            <text:p>16.40</text:p>
          </table:table-cell>
          <table:table-cell/>
          <table:table-cell table:formula="of:=[.B27]-[.B26]" office:value-type="float" office:value="4.05" calcext:value-type="float">
            <text:p>4.05</text:p>
          </table:table-cell>
          <table:table-cell table:formula="of:=[.C27]-[.C26]" office:value-type="float" office:value="6.75" calcext:value-type="float">
            <text:p>6.75</text:p>
          </table:table-cell>
          <table:table-cell table:formula="of:=[.D27]-[.D26]" office:value-type="float" office:value="12.15" calcext:value-type="float">
            <text:p>12.15</text:p>
          </table:table-cell>
          <table:table-cell table:formula="of:=[.E27]-[.E26]" office:value-type="float" office:value="13.35" calcext:value-type="float">
            <text:p>13.35</text:p>
          </table:table-cell>
          <table:table-cell table:formula="of:=[.F27]-[.F26]" office:value-type="float" office:value="13.85" calcext:value-type="float">
            <text:p>13.85</text:p>
          </table:table-cell>
          <table:table-cell table:formula="of:=[.G27]-[.G26]" office:value-type="float" office:value="18.05" calcext:value-type="float">
            <text:p>18.05</text:p>
          </table:table-cell>
          <table:table-cell table:style-name="ce13" table:number-columns-repeated="1636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table:formula="of:=[.B29]" office:value-type="float" office:value="19.3" calcext:value-type="float">
            <text:p>19.30</text:p>
          </table:table-cell>
          <table:table-cell table:style-name="ce6" office:value-type="float" office:value="39.9" calcext:value-type="float">
            <text:p>39.90</text:p>
          </table:table-cell>
          <table:table-cell table:style-name="ce6" office:value-type="float" office:value="62.45" calcext:value-type="float">
            <text:p>62.45</text:p>
          </table:table-cell>
          <table:table-cell table:style-name="ce6" office:value-type="float" office:value="68.85" calcext:value-type="float">
            <text:p>68.85</text:p>
          </table:table-cell>
          <table:table-cell table:style-name="ce6" office:value-type="float" office:value="76" calcext:value-type="float">
            <text:p>76.00</text:p>
          </table:table-cell>
          <table:table-cell table:style-name="ce6" office:value-type="float" office:value="96.65" calcext:value-type="float">
            <text:p>96.65</text:p>
          </table:table-cell>
          <table:table-cell table:style-name="ce6" table:formula="of:=[.E28]+5" office:value-type="float" office:value="73.85" calcext:value-type="float">
            <text:p>73.85</text:p>
          </table:table-cell>
          <table:table-cell table:style-name="ce8"/>
          <table:table-cell table:style-name="ce8" table:formula="of:=[.C28]-[.B28]" office:value-type="float" office:value="20.6" calcext:value-type="float">
            <text:p>20.60</text:p>
          </table:table-cell>
          <table:table-cell table:style-name="ce8" table:formula="of:=[.D28]-[.C28]" office:value-type="float" office:value="22.55" calcext:value-type="float">
            <text:p>22.55</text:p>
          </table:table-cell>
          <table:table-cell table:style-name="ce8" table:formula="of:=[.E28]-[.D28]" office:value-type="float" office:value="6.39999999999999" calcext:value-type="float">
            <text:p>6.40</text:p>
          </table:table-cell>
          <table:table-cell table:style-name="ce8" table:formula="of:=[.F28]-[.E28]" office:value-type="float" office:value="7.15000000000001" calcext:value-type="float">
            <text:p>7.15</text:p>
          </table:table-cell>
          <table:table-cell table:style-name="ce8" table:formula="of:=[.G28]-[.F28]" office:value-type="float" office:value="20.65" calcext:value-type="float">
            <text:p>20.65</text:p>
          </table:table-cell>
          <table:table-cell/>
          <table:table-cell table:formula="of:=[.B28]-[.B27]" office:value-type="float" office:value="0" calcext:value-type="float">
            <text:p>0</text:p>
          </table:table-cell>
          <table:table-cell table:formula="of:=[.C28]-[.C27]" office:value-type="float" office:value="6.75" calcext:value-type="float">
            <text:p>6.75</text:p>
          </table:table-cell>
          <table:table-cell table:formula="of:=[.D28]-[.D27]" office:value-type="float" office:value="12.15" calcext:value-type="float">
            <text:p>12.15</text:p>
          </table:table-cell>
          <table:table-cell table:formula="of:=[.E28]-[.E27]" office:value-type="float" office:value="13.3" calcext:value-type="float">
            <text:p>13.3</text:p>
          </table:table-cell>
          <table:table-cell table:formula="of:=[.F28]-[.F27]" office:value-type="float" office:value="13.85" calcext:value-type="float">
            <text:p>13.85</text:p>
          </table:table-cell>
          <table:table-cell table:formula="of:=[.G28]-[.G27]" office:value-type="float" office:value="18.1" calcext:value-type="float">
            <text:p>18.1</text:p>
          </table:table-cell>
          <table:table-cell table:style-name="ce13" table:number-columns-repeated="16363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7" table:formula="of:=[.B30]" office:value-type="float" office:value="19.3" calcext:value-type="float">
            <text:p>19.30</text:p>
          </table:table-cell>
          <table:table-cell table:style-name="ce9" table:formula="of:=[.C28]+[.C$21]" office:value-type="float" office:value="44.5" calcext:value-type="float">
            <text:p>44.50</text:p>
          </table:table-cell>
          <table:table-cell table:style-name="ce9" table:formula="of:=[.D28]+[.D$21]" office:value-type="float" office:value="69" calcext:value-type="float">
            <text:p>69.00</text:p>
          </table:table-cell>
          <table:table-cell table:style-name="ce9" table:formula="of:=[.E28]+[.E$21]" office:value-type="float" office:value="76.6" calcext:value-type="float">
            <text:p>76.60</text:p>
          </table:table-cell>
          <table:table-cell table:style-name="ce9" table:formula="of:=[.F28]+[.F$21]" office:value-type="float" office:value="84.65" calcext:value-type="float">
            <text:p>84.65</text:p>
          </table:table-cell>
          <table:table-cell table:style-name="ce9" table:formula="of:=[.G28]+[.G$21]" office:value-type="float" office:value="108.3" calcext:value-type="float">
            <text:p>108.30</text:p>
          </table:table-cell>
          <table:table-cell table:style-name="ce9" table:formula="of:=[.H28]+[.H$21]" office:value-type="float" office:value="85.5" calcext:value-type="float">
            <text:p>85.50</text:p>
          </table:table-cell>
          <table:table-cell table:style-name="ce8"/>
          <table:table-cell table:style-name="ce8" table:formula="of:=[.C29]-[.B29]" office:value-type="float" office:value="25.2" calcext:value-type="float">
            <text:p>25.20</text:p>
          </table:table-cell>
          <table:table-cell table:style-name="ce8" table:formula="of:=[.D29]-[.C29]" office:value-type="float" office:value="24.5" calcext:value-type="float">
            <text:p>24.50</text:p>
          </table:table-cell>
          <table:table-cell table:style-name="ce8" table:formula="of:=[.E29]-[.D29]" office:value-type="float" office:value="7.59999999999999" calcext:value-type="float">
            <text:p>7.60</text:p>
          </table:table-cell>
          <table:table-cell table:style-name="ce8" table:formula="of:=[.F29]-[.E29]" office:value-type="float" office:value="8.05000000000001" calcext:value-type="float">
            <text:p>8.05</text:p>
          </table:table-cell>
          <table:table-cell table:style-name="ce8" table:formula="of:=[.G29]-[.F29]" office:value-type="float" office:value="23.65" calcext:value-type="float">
            <text:p>23.65</text:p>
          </table:table-cell>
          <table:table-cell/>
          <table:table-cell table:formula="of:=[.B29]-[.B28]" office:value-type="float" office:value="0" calcext:value-type="float">
            <text:p>0</text:p>
          </table:table-cell>
          <table:table-cell table:formula="of:=[.C29]-[.C28]" office:value-type="float" office:value="4.6" calcext:value-type="float">
            <text:p>4.6</text:p>
          </table:table-cell>
          <table:table-cell table:formula="of:=[.D29]-[.D28]" office:value-type="float" office:value="6.55" calcext:value-type="float">
            <text:p>6.55</text:p>
          </table:table-cell>
          <table:table-cell table:formula="of:=[.E29]-[.E28]" office:value-type="float" office:value="7.75" calcext:value-type="float">
            <text:p>7.75</text:p>
          </table:table-cell>
          <table:table-cell table:formula="of:=[.F29]-[.F28]" office:value-type="float" office:value="8.65000000000001" calcext:value-type="float">
            <text:p>8.65000000000001</text:p>
          </table:table-cell>
          <table:table-cell table:formula="of:=[.G29]-[.G28]" office:value-type="float" office:value="11.65" calcext:value-type="float">
            <text:p>11.65</text:p>
          </table:table-cell>
          <table:table-cell table:style-name="ce13" table:number-columns-repeated="1636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float" office:value="19.3" calcext:value-type="float">
            <text:p>19.30</text:p>
          </table:table-cell>
          <table:table-cell table:style-name="ce9" table:formula="of:=[.C29]+[.C$21]" office:value-type="float" office:value="49.1" calcext:value-type="float">
            <text:p>49.10</text:p>
          </table:table-cell>
          <table:table-cell table:style-name="ce9" table:formula="of:=[.D29]+[.D$21]" office:value-type="float" office:value="75.55" calcext:value-type="float">
            <text:p>75.55</text:p>
          </table:table-cell>
          <table:table-cell table:style-name="ce9" table:formula="of:=[.E29]+[.E$21]" office:value-type="float" office:value="84.35" calcext:value-type="float">
            <text:p>84.35</text:p>
          </table:table-cell>
          <table:table-cell table:style-name="ce9" table:formula="of:=[.F29]+[.F$21]" office:value-type="float" office:value="93.3" calcext:value-type="float">
            <text:p>93.30</text:p>
          </table:table-cell>
          <table:table-cell table:style-name="ce9" table:formula="of:=[.G29]+[.G$21]" office:value-type="float" office:value="119.95" calcext:value-type="float">
            <text:p>119.95</text:p>
          </table:table-cell>
          <table:table-cell table:style-name="ce9" table:formula="of:=[.H29]+[.H$21]" office:value-type="float" office:value="97.15" calcext:value-type="float">
            <text:p>97.15</text:p>
          </table:table-cell>
          <table:table-cell table:style-name="ce8" table:number-columns-repeated="4"/>
          <table:table-cell table:number-columns-repeated="9"/>
          <table:table-cell table:style-name="ce13" table:number-columns-repeated="16363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ce7" table:formula="of:=[.B32]" office:value-type="float" office:value="23.3" calcext:value-type="float">
            <text:p>23.30</text:p>
          </table:table-cell>
          <table:table-cell table:style-name="ce9" table:formula="of:=[.C30]+[.C$21]" office:value-type="float" office:value="53.7" calcext:value-type="float">
            <text:p>53.70</text:p>
          </table:table-cell>
          <table:table-cell table:style-name="ce9" table:formula="of:=[.D30]+[.D$21]" office:value-type="float" office:value="82.1" calcext:value-type="float">
            <text:p>82.10</text:p>
          </table:table-cell>
          <table:table-cell table:style-name="ce9" table:formula="of:=[.E30]+[.E$21]" office:value-type="float" office:value="92.1" calcext:value-type="float">
            <text:p>92.10</text:p>
          </table:table-cell>
          <table:table-cell table:style-name="ce9" table:formula="of:=[.F30]+[.F$21]" office:value-type="float" office:value="101.95" calcext:value-type="float">
            <text:p>101.95</text:p>
          </table:table-cell>
          <table:table-cell table:style-name="ce9" table:formula="of:=[.G30]+[.G$21]" office:value-type="float" office:value="131.6" calcext:value-type="float">
            <text:p>131.60</text:p>
          </table:table-cell>
          <table:table-cell table:style-name="ce9" table:formula="of:=[.H30]+[.H$21]" office:value-type="float" office:value="108.8" calcext:value-type="float">
            <text:p>108.80</text:p>
          </table:table-cell>
          <table:table-cell table:style-name="ce8" table:number-columns-repeated="4"/>
          <table:table-cell table:number-columns-repeated="9"/>
          <table:table-cell table:style-name="ce13" table:number-columns-repeated="1636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table:formula="of:=[.B33]" office:value-type="float" office:value="23.3" calcext:value-type="float">
            <text:p>23.30</text:p>
          </table:table-cell>
          <table:table-cell table:style-name="ce9" table:formula="of:=[.C31]+[.C$21]" office:value-type="float" office:value="58.3" calcext:value-type="float">
            <text:p>58.30</text:p>
          </table:table-cell>
          <table:table-cell table:style-name="ce9" table:formula="of:=[.D31]+[.D$21]" office:value-type="float" office:value="88.65" calcext:value-type="float">
            <text:p>88.65</text:p>
          </table:table-cell>
          <table:table-cell table:style-name="ce9" table:formula="of:=[.E31]+[.E$21]" office:value-type="float" office:value="99.85" calcext:value-type="float">
            <text:p>99.85</text:p>
          </table:table-cell>
          <table:table-cell table:style-name="ce9" table:formula="of:=[.F31]+[.F$21]" office:value-type="float" office:value="110.6" calcext:value-type="float">
            <text:p>110.60</text:p>
          </table:table-cell>
          <table:table-cell table:style-name="ce9" table:formula="of:=[.G31]+[.G$21]" office:value-type="float" office:value="143.25" calcext:value-type="float">
            <text:p>143.25</text:p>
          </table:table-cell>
          <table:table-cell table:style-name="ce9" table:formula="of:=[.H31]+[.H$21]" office:value-type="float" office:value="120.45" calcext:value-type="float">
            <text:p>120.45</text:p>
          </table:table-cell>
          <table:table-cell table:style-name="ce8" table:number-columns-repeated="4"/>
          <table:table-cell table:number-columns-repeated="9"/>
          <table:table-cell table:style-name="ce13" table:number-columns-repeated="16363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7" table:formula="of:=[.B34]" office:value-type="float" office:value="23.3" calcext:value-type="float">
            <text:p>23.30</text:p>
          </table:table-cell>
          <table:table-cell table:style-name="ce9" table:formula="of:=[.C32]+[.C$21]" office:value-type="float" office:value="62.9" calcext:value-type="float">
            <text:p>62.90</text:p>
          </table:table-cell>
          <table:table-cell table:style-name="ce9" table:formula="of:=[.D32]+[.D$21]" office:value-type="float" office:value="95.2" calcext:value-type="float">
            <text:p>95.20</text:p>
          </table:table-cell>
          <table:table-cell table:style-name="ce9" table:formula="of:=[.E32]+[.E$21]" office:value-type="float" office:value="107.6" calcext:value-type="float">
            <text:p>107.60</text:p>
          </table:table-cell>
          <table:table-cell table:style-name="ce9" table:formula="of:=[.F32]+[.F$21]" office:value-type="float" office:value="119.25" calcext:value-type="float">
            <text:p>119.25</text:p>
          </table:table-cell>
          <table:table-cell table:style-name="ce9" table:formula="of:=[.G32]+[.G$21]" office:value-type="float" office:value="154.9" calcext:value-type="float">
            <text:p>154.90</text:p>
          </table:table-cell>
          <table:table-cell table:style-name="ce9" table:formula="of:=[.H32]+[.H$21]" office:value-type="float" office:value="132.1" calcext:value-type="float">
            <text:p>132.10</text:p>
          </table:table-cell>
          <table:table-cell table:style-name="ce8" table:number-columns-repeated="4"/>
          <table:table-cell table:number-columns-repeated="9"/>
          <table:table-cell table:style-name="ce13" table:number-columns-repeated="1636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float" office:value="23.3" calcext:value-type="float">
            <text:p>23.30</text:p>
          </table:table-cell>
          <table:table-cell table:style-name="ce9" table:formula="of:=[.C33]+[.C$21]" office:value-type="float" office:value="67.5" calcext:value-type="float">
            <text:p>67.50</text:p>
          </table:table-cell>
          <table:table-cell table:style-name="ce9" table:formula="of:=[.D33]+[.D$21]" office:value-type="float" office:value="101.75" calcext:value-type="float">
            <text:p>101.75</text:p>
          </table:table-cell>
          <table:table-cell table:style-name="ce9" table:formula="of:=[.E33]+[.E$21]" office:value-type="float" office:value="115.35" calcext:value-type="float">
            <text:p>115.35</text:p>
          </table:table-cell>
          <table:table-cell table:style-name="ce9" table:formula="of:=[.F33]+[.F$21]" office:value-type="float" office:value="127.9" calcext:value-type="float">
            <text:p>127.90</text:p>
          </table:table-cell>
          <table:table-cell table:style-name="ce9" table:formula="of:=[.G33]+[.G$21]" office:value-type="float" office:value="166.55" calcext:value-type="float">
            <text:p>166.55</text:p>
          </table:table-cell>
          <table:table-cell table:style-name="ce9" table:formula="of:=[.H33]+[.H$21]" office:value-type="float" office:value="143.75" calcext:value-type="float">
            <text:p>143.75</text:p>
          </table:table-cell>
          <table:table-cell table:style-name="ce8" table:number-columns-repeated="4"/>
          <table:table-cell table:number-columns-repeated="9"/>
          <table:table-cell table:style-name="ce13" table:number-columns-repeated="16363"/>
        </table:table-row>
        <table:table-row table:style-name="ro1" table:number-rows-repeated="2">
          <table:table-cell table:number-columns-repeated="21"/>
          <table:table-cell table:style-name="ce13" table:number-columns-repeated="16363"/>
        </table:table-row>
        <table:table-row table:style-name="ro1">
          <table:table-cell table:style-name="ce2" office:value-type="string" calcext:value-type="string">
            <text:p>Express</text:p>
          </table:table-cell>
          <table:table-cell office:value-type="string" calcext:value-type="string">
            <text:p>Extra:</text:p>
          </table:table-cell>
          <table:table-cell table:style-name="ce6" office:value-type="float" office:value="17" calcext:value-type="float">
            <text:p>17.00</text:p>
          </table:table-cell>
          <table:table-cell table:number-columns-repeated="18"/>
          <table:table-cell table:style-name="ce13" table:number-columns-repeated="16363"/>
        </table:table-row>
        <table:table-row table:style-name="ro1">
          <table:table-cell table:number-columns-repeated="21"/>
          <table:table-cell table:style-name="ce13" table:number-columns-repeated="16363"/>
        </table:table-row>
        <table:table-row table:style-name="ro1">
          <table:table-cell office:value-type="string" calcext:value-type="string">
            <text:p>Max (kg)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Zone 1</text:p>
          </table:table-cell>
          <table:table-cell office:value-type="string" calcext:value-type="string">
            <text:p>Zone 2</text:p>
          </table:table-cell>
          <table:table-cell office:value-type="string" calcext:value-type="string">
            <text:p>Zone 3</text:p>
          </table:table-cell>
          <table:table-cell office:value-type="string" calcext:value-type="string">
            <text:p>Zone 4</text:p>
          </table:table-cell>
          <table:table-cell table:number-columns-repeated="2" office:value-type="string" calcext:value-type="string">
            <text:p>Zone 5</text:p>
          </table:table-cell>
          <table:table-cell table:number-columns-repeated="13"/>
          <table:table-cell table:style-name="ce13" table:number-columns-repeated="16363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6" table:formula="of:=[.B24]+3.5" office:value-type="float" office:value="13.2" calcext:value-type="float">
            <text:p>13.20</text:p>
          </table:table-cell>
          <table:table-cell table:style-name="ce9" table:formula="of:=[.C24]+[.$C$37]" office:value-type="float" office:value="33.3" calcext:value-type="float">
            <text:p>33.30</text:p>
          </table:table-cell>
          <table:table-cell table:style-name="ce9" table:formula="of:=[.D24]+[.$C$37]" office:value-type="float" office:value="36.95" calcext:value-type="float">
            <text:p>36.95</text:p>
          </table:table-cell>
          <table:table-cell table:style-name="ce9" table:formula="of:=[.E24]+[.$C$37]" office:value-type="float" office:value="39.3" calcext:value-type="float">
            <text:p>39.30</text:p>
          </table:table-cell>
          <table:table-cell table:style-name="ce9" table:formula="of:=[.F24]+[.$C$37]" office:value-type="float" office:value="44.5" calcext:value-type="float">
            <text:p>44.50</text:p>
          </table:table-cell>
          <table:table-cell table:style-name="ce9" table:formula="of:=[.G24]+[.$C$37]" office:value-type="float" office:value="50.35" calcext:value-type="float">
            <text:p>50.35</text:p>
          </table:table-cell>
          <table:table-cell table:style-name="ce9" table:formula="of:=[.H24]+[.$C$37]" office:value-type="float" office:value="44.3" calcext:value-type="float">
            <text:p>44.30</text:p>
          </table:table-cell>
          <table:table-cell table:style-name="ce8" table:number-columns-repeated="4"/>
          <table:table-cell table:number-columns-repeated="9"/>
          <table:table-cell table:style-name="ce13" table:number-columns-repeated="16363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6" table:formula="of:=[.B25]+3.5" office:value-type="float" office:value="14.65" calcext:value-type="float">
            <text:p>14.65</text:p>
          </table:table-cell>
          <table:table-cell table:style-name="ce9" table:formula="of:=[.C25]+[.$C$37]" office:value-type="float" office:value="36.65" calcext:value-type="float">
            <text:p>36.65</text:p>
          </table:table-cell>
          <table:table-cell table:style-name="ce9" table:formula="of:=[.D25]+[.$C$37]" office:value-type="float" office:value="43" calcext:value-type="float">
            <text:p>43.00</text:p>
          </table:table-cell>
          <table:table-cell table:style-name="ce9" table:formula="of:=[.E25]+[.$C$37]" office:value-type="float" office:value="46" calcext:value-type="float">
            <text:p>46.00</text:p>
          </table:table-cell>
          <table:table-cell table:style-name="ce9" table:formula="of:=[.F25]+[.$C$37]" office:value-type="float" office:value="51.4" calcext:value-type="float">
            <text:p>51.40</text:p>
          </table:table-cell>
          <table:table-cell table:style-name="ce9" table:formula="of:=[.G25]+[.$C$37]" office:value-type="float" office:value="59.4" calcext:value-type="float">
            <text:p>59.40</text:p>
          </table:table-cell>
          <table:table-cell table:style-name="ce9" table:formula="of:=[.H25]+[.$C$37]" office:value-type="float" office:value="51" calcext:value-type="float">
            <text:p>51.00</text:p>
          </table:table-cell>
          <table:table-cell table:style-name="ce8" table:number-columns-repeated="4"/>
          <table:table-cell table:number-columns-repeated="9"/>
          <table:table-cell table:style-name="ce13" table:number-columns-repeated="1636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table:formula="of:=[.B26]+4" office:value-type="float" office:value="19.25" calcext:value-type="float">
            <text:p>19.25</text:p>
          </table:table-cell>
          <table:table-cell table:style-name="ce9" table:formula="of:=[.C26]+[.$C$37]" office:value-type="float" office:value="43.4" calcext:value-type="float">
            <text:p>43.40</text:p>
          </table:table-cell>
          <table:table-cell table:style-name="ce9" table:formula="of:=[.D26]+[.$C$37]" office:value-type="float" office:value="55.15" calcext:value-type="float">
            <text:p>55.15</text:p>
          </table:table-cell>
          <table:table-cell table:style-name="ce9" table:formula="of:=[.E26]+[.$C$37]" office:value-type="float" office:value="59.2" calcext:value-type="float">
            <text:p>59.20</text:p>
          </table:table-cell>
          <table:table-cell table:style-name="ce9" table:formula="of:=[.F26]+[.$C$37]" office:value-type="float" office:value="65.3" calcext:value-type="float">
            <text:p>65.30</text:p>
          </table:table-cell>
          <table:table-cell table:style-name="ce9" table:formula="of:=[.G26]+[.$C$37]" office:value-type="float" office:value="77.5" calcext:value-type="float">
            <text:p>77.50</text:p>
          </table:table-cell>
          <table:table-cell table:style-name="ce9" table:formula="of:=[.H26]+[.$C$37]" office:value-type="float" office:value="64.2" calcext:value-type="float">
            <text:p>64.20</text:p>
          </table:table-cell>
          <table:table-cell table:style-name="ce8" table:number-columns-repeated="4"/>
          <table:table-cell table:number-columns-repeated="9"/>
          <table:table-cell table:style-name="ce13" table:number-columns-repeated="16363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7" table:formula="of:=[.B44]" office:value-type="float" office:value="23.8" calcext:value-type="float">
            <text:p>23.80</text:p>
          </table:table-cell>
          <table:table-cell table:style-name="ce9" table:formula="of:=[.C27]+[.$C$37]" office:value-type="float" office:value="50.15" calcext:value-type="float">
            <text:p>50.15</text:p>
          </table:table-cell>
          <table:table-cell table:style-name="ce9" table:formula="of:=[.D27]+[.$C$37]" office:value-type="float" office:value="67.3" calcext:value-type="float">
            <text:p>67.30</text:p>
          </table:table-cell>
          <table:table-cell table:style-name="ce9" table:formula="of:=[.E27]+[.$C$37]" office:value-type="float" office:value="72.55" calcext:value-type="float">
            <text:p>72.55</text:p>
          </table:table-cell>
          <table:table-cell table:style-name="ce9" table:formula="of:=[.F27]+[.$C$37]" office:value-type="float" office:value="79.15" calcext:value-type="float">
            <text:p>79.15</text:p>
          </table:table-cell>
          <table:table-cell table:style-name="ce9" table:formula="of:=[.G27]+[.$C$37]" office:value-type="float" office:value="95.55" calcext:value-type="float">
            <text:p>95.55</text:p>
          </table:table-cell>
          <table:table-cell table:style-name="ce9" table:formula="of:=[.H27]+[.$C$37]" office:value-type="float" office:value="77.55" calcext:value-type="float">
            <text:p>77.55</text:p>
          </table:table-cell>
          <table:table-cell table:style-name="ce8" table:number-columns-repeated="4"/>
          <table:table-cell table:number-columns-repeated="9"/>
          <table:table-cell table:style-name="ce13" table:number-columns-repeated="1636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table:formula="of:=[.B45]" office:value-type="float" office:value="23.8" calcext:value-type="float">
            <text:p>23.80</text:p>
          </table:table-cell>
          <table:table-cell table:style-name="ce9" table:formula="of:=[.C28]+[.$C$37]" office:value-type="float" office:value="56.9" calcext:value-type="float">
            <text:p>56.90</text:p>
          </table:table-cell>
          <table:table-cell table:style-name="ce9" table:formula="of:=[.D28]+[.$C$37]" office:value-type="float" office:value="79.45" calcext:value-type="float">
            <text:p>79.45</text:p>
          </table:table-cell>
          <table:table-cell table:style-name="ce9" table:formula="of:=[.E28]+[.$C$37]" office:value-type="float" office:value="85.85" calcext:value-type="float">
            <text:p>85.85</text:p>
          </table:table-cell>
          <table:table-cell table:style-name="ce9" table:formula="of:=[.F28]+[.$C$37]" office:value-type="float" office:value="93" calcext:value-type="float">
            <text:p>93.00</text:p>
          </table:table-cell>
          <table:table-cell table:style-name="ce9" table:formula="of:=[.G28]+[.$C$37]" office:value-type="float" office:value="113.65" calcext:value-type="float">
            <text:p>113.65</text:p>
          </table:table-cell>
          <table:table-cell table:style-name="ce9" table:formula="of:=[.H28]+[.$C$37]" office:value-type="float" office:value="90.85" calcext:value-type="float">
            <text:p>90.85</text:p>
          </table:table-cell>
          <table:table-cell table:style-name="ce8" table:number-columns-repeated="4"/>
          <table:table-cell table:number-columns-repeated="9"/>
          <table:table-cell table:style-name="ce13" table:number-columns-repeated="16363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7" table:formula="of:=[.B46]" office:value-type="float" office:value="23.8" calcext:value-type="float">
            <text:p>23.80</text:p>
          </table:table-cell>
          <table:table-cell table:style-name="ce9" table:formula="of:=[.C29]+[.$C$37]" office:value-type="float" office:value="61.5" calcext:value-type="float">
            <text:p>61.50</text:p>
          </table:table-cell>
          <table:table-cell table:style-name="ce9" table:formula="of:=[.D29]+[.$C$37]" office:value-type="float" office:value="86" calcext:value-type="float">
            <text:p>86.00</text:p>
          </table:table-cell>
          <table:table-cell table:style-name="ce9" table:formula="of:=[.E29]+[.$C$37]" office:value-type="float" office:value="93.6" calcext:value-type="float">
            <text:p>93.60</text:p>
          </table:table-cell>
          <table:table-cell table:style-name="ce9" table:formula="of:=[.F29]+[.$C$37]" office:value-type="float" office:value="101.65" calcext:value-type="float">
            <text:p>101.65</text:p>
          </table:table-cell>
          <table:table-cell table:style-name="ce9" table:formula="of:=[.G29]+[.$C$37]" office:value-type="float" office:value="125.3" calcext:value-type="float">
            <text:p>125.30</text:p>
          </table:table-cell>
          <table:table-cell table:style-name="ce9" table:formula="of:=[.H29]+[.$C$37]" office:value-type="float" office:value="102.5" calcext:value-type="float">
            <text:p>102.50</text:p>
          </table:table-cell>
          <table:table-cell table:style-name="ce8" table:number-columns-repeated="4"/>
          <table:table-cell table:number-columns-repeated="9"/>
          <table:table-cell table:style-name="ce13" table:number-columns-repeated="1636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table:formula="of:=[.B30]+4.5" office:value-type="float" office:value="23.8" calcext:value-type="float">
            <text:p>23.80</text:p>
          </table:table-cell>
          <table:table-cell table:style-name="ce9" table:formula="of:=[.C30]+[.$C$37]" office:value-type="float" office:value="66.1" calcext:value-type="float">
            <text:p>66.10</text:p>
          </table:table-cell>
          <table:table-cell table:style-name="ce9" table:formula="of:=[.D30]+[.$C$37]" office:value-type="float" office:value="92.55" calcext:value-type="float">
            <text:p>92.55</text:p>
          </table:table-cell>
          <table:table-cell table:style-name="ce9" table:formula="of:=[.E30]+[.$C$37]" office:value-type="float" office:value="101.35" calcext:value-type="float">
            <text:p>101.35</text:p>
          </table:table-cell>
          <table:table-cell table:style-name="ce9" table:formula="of:=[.F30]+[.$C$37]" office:value-type="float" office:value="110.3" calcext:value-type="float">
            <text:p>110.30</text:p>
          </table:table-cell>
          <table:table-cell table:style-name="ce9" table:formula="of:=[.G30]+[.$C$37]" office:value-type="float" office:value="136.95" calcext:value-type="float">
            <text:p>136.95</text:p>
          </table:table-cell>
          <table:table-cell table:style-name="ce9" table:formula="of:=[.H30]+[.$C$37]" office:value-type="float" office:value="114.15" calcext:value-type="float">
            <text:p>114.15</text:p>
          </table:table-cell>
          <table:table-cell table:style-name="ce8" table:number-columns-repeated="4"/>
          <table:table-cell table:number-columns-repeated="9"/>
          <table:table-cell table:style-name="ce13" table:number-columns-repeated="16363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ce7" table:formula="of:=[.B48]" office:value-type="float" office:value="31.8" calcext:value-type="float">
            <text:p>31.80</text:p>
          </table:table-cell>
          <table:table-cell table:style-name="ce9" table:formula="of:=[.C31]+[.$C$37]" office:value-type="float" office:value="70.7" calcext:value-type="float">
            <text:p>70.70</text:p>
          </table:table-cell>
          <table:table-cell table:style-name="ce9" table:formula="of:=[.D31]+[.$C$37]" office:value-type="float" office:value="99.1" calcext:value-type="float">
            <text:p>99.10</text:p>
          </table:table-cell>
          <table:table-cell table:style-name="ce9" table:formula="of:=[.E31]+[.$C$37]" office:value-type="float" office:value="109.1" calcext:value-type="float">
            <text:p>109.10</text:p>
          </table:table-cell>
          <table:table-cell table:style-name="ce9" table:formula="of:=[.F31]+[.$C$37]" office:value-type="float" office:value="118.95" calcext:value-type="float">
            <text:p>118.95</text:p>
          </table:table-cell>
          <table:table-cell table:style-name="ce9" table:formula="of:=[.G31]+[.$C$37]" office:value-type="float" office:value="148.6" calcext:value-type="float">
            <text:p>148.60</text:p>
          </table:table-cell>
          <table:table-cell table:style-name="ce9" table:formula="of:=[.H31]+[.$C$37]" office:value-type="float" office:value="125.8" calcext:value-type="float">
            <text:p>125.80</text:p>
          </table:table-cell>
          <table:table-cell table:style-name="ce8" table:number-columns-repeated="4"/>
          <table:table-cell table:number-columns-repeated="9"/>
          <table:table-cell table:style-name="ce13" table:number-columns-repeated="1636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table:formula="of:=[.B49]" office:value-type="float" office:value="31.8" calcext:value-type="float">
            <text:p>31.80</text:p>
          </table:table-cell>
          <table:table-cell table:style-name="ce9" table:formula="of:=[.C32]+[.$C$37]" office:value-type="float" office:value="75.3" calcext:value-type="float">
            <text:p>75.30</text:p>
          </table:table-cell>
          <table:table-cell table:style-name="ce9" table:formula="of:=[.D32]+[.$C$37]" office:value-type="float" office:value="105.65" calcext:value-type="float">
            <text:p>105.65</text:p>
          </table:table-cell>
          <table:table-cell table:style-name="ce9" table:formula="of:=[.E32]+[.$C$37]" office:value-type="float" office:value="116.85" calcext:value-type="float">
            <text:p>116.85</text:p>
          </table:table-cell>
          <table:table-cell table:style-name="ce9" table:formula="of:=[.F32]+[.$C$37]" office:value-type="float" office:value="127.6" calcext:value-type="float">
            <text:p>127.60</text:p>
          </table:table-cell>
          <table:table-cell table:style-name="ce9" table:formula="of:=[.G32]+[.$C$37]" office:value-type="float" office:value="160.25" calcext:value-type="float">
            <text:p>160.25</text:p>
          </table:table-cell>
          <table:table-cell table:style-name="ce9" table:formula="of:=[.H32]+[.$C$37]" office:value-type="float" office:value="137.45" calcext:value-type="float">
            <text:p>137.45</text:p>
          </table:table-cell>
          <table:table-cell table:style-name="ce8" table:number-columns-repeated="4"/>
          <table:table-cell table:number-columns-repeated="9"/>
          <table:table-cell table:style-name="ce13" table:number-columns-repeated="16363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7" table:formula="of:=[.B50]" office:value-type="float" office:value="31.8" calcext:value-type="float">
            <text:p>31.80</text:p>
          </table:table-cell>
          <table:table-cell table:style-name="ce9" table:formula="of:=[.C33]+[.$C$37]" office:value-type="float" office:value="79.9" calcext:value-type="float">
            <text:p>79.90</text:p>
          </table:table-cell>
          <table:table-cell table:style-name="ce9" table:formula="of:=[.D33]+[.$C$37]" office:value-type="float" office:value="112.2" calcext:value-type="float">
            <text:p>112.20</text:p>
          </table:table-cell>
          <table:table-cell table:style-name="ce9" table:formula="of:=[.E33]+[.$C$37]" office:value-type="float" office:value="124.6" calcext:value-type="float">
            <text:p>124.60</text:p>
          </table:table-cell>
          <table:table-cell table:style-name="ce9" table:formula="of:=[.F33]+[.$C$37]" office:value-type="float" office:value="136.25" calcext:value-type="float">
            <text:p>136.25</text:p>
          </table:table-cell>
          <table:table-cell table:style-name="ce9" table:formula="of:=[.G33]+[.$C$37]" office:value-type="float" office:value="171.9" calcext:value-type="float">
            <text:p>171.90</text:p>
          </table:table-cell>
          <table:table-cell table:style-name="ce9" table:formula="of:=[.H33]+[.$C$37]" office:value-type="float" office:value="149.1" calcext:value-type="float">
            <text:p>149.10</text:p>
          </table:table-cell>
          <table:table-cell table:style-name="ce8" table:number-columns-repeated="4"/>
          <table:table-cell table:number-columns-repeated="9"/>
          <table:table-cell table:style-name="ce13" table:number-columns-repeated="1636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float" office:value="31.8" calcext:value-type="float">
            <text:p>31.80</text:p>
          </table:table-cell>
          <table:table-cell table:style-name="ce9" table:formula="of:=[.C34]+[.$C$37]" office:value-type="float" office:value="84.5" calcext:value-type="float">
            <text:p>84.50</text:p>
          </table:table-cell>
          <table:table-cell table:style-name="ce9" table:formula="of:=[.D34]+[.$C$37]" office:value-type="float" office:value="118.75" calcext:value-type="float">
            <text:p>118.75</text:p>
          </table:table-cell>
          <table:table-cell table:style-name="ce9" table:formula="of:=[.E34]+[.$C$37]" office:value-type="float" office:value="132.35" calcext:value-type="float">
            <text:p>132.35</text:p>
          </table:table-cell>
          <table:table-cell table:style-name="ce9" table:formula="of:=[.F34]+[.$C$37]" office:value-type="float" office:value="144.9" calcext:value-type="float">
            <text:p>144.90</text:p>
          </table:table-cell>
          <table:table-cell table:style-name="ce9" table:formula="of:=[.G34]+[.$C$37]" office:value-type="float" office:value="183.55" calcext:value-type="float">
            <text:p>183.55</text:p>
          </table:table-cell>
          <table:table-cell table:style-name="ce9" table:formula="of:=[.H34]+[.$C$37]" office:value-type="float" office:value="160.75" calcext:value-type="float">
            <text:p>160.75</text:p>
          </table:table-cell>
          <table:table-cell table:style-name="ce8" table:number-columns-repeated="4"/>
          <table:table-cell table:number-columns-repeated="9"/>
          <table:table-cell table:style-name="ce13" table:number-columns-repeated="16363"/>
        </table:table-row>
        <table:table-row table:style-name="ro1" table:number-rows-repeated="2">
          <table:table-cell table:number-columns-repeated="21"/>
          <table:table-cell table:style-name="ce13" table:number-columns-repeated="16363"/>
        </table:table-row>
        <table:table-row table:style-name="ro1">
          <table:table-cell office:value-type="string" calcext:value-type="string">
            <text:p>Note: Shopify rates have both GREATER_THAN_OR_EQUAL_TO and LESSER_THAN_OR_EQUAL_TO, so a parcel weighing exactly the</text:p>
          </table:table-cell>
          <table:table-cell table:number-columns-repeated="20"/>
          <table:table-cell table:style-name="ce13" table:number-columns-repeated="16363"/>
        </table:table-row>
        <table:table-row table:style-name="ro1">
          <table:table-cell office:value-type="string" calcext:value-type="string">
            <text:p>boundary amount is offered both rates. Set the weight limits to 0.001 (1g) above the limit, so a parcel weighing exactly 1.0 kg is only shown</text:p>
          </table:table-cell>
          <table:table-cell table:number-columns-repeated="20"/>
          <table:table-cell table:style-name="ce13" table:number-columns-repeated="16363"/>
        </table:table-row>
        <table:table-row table:style-name="ro1">
          <table:table-cell office:value-type="string" calcext:value-type="string">
            <text:p>the lower amount.</text:p>
          </table:table-cell>
          <table:table-cell table:number-columns-repeated="20"/>
          <table:table-cell table:style-name="ce13" table:number-columns-repeated="16363"/>
        </table:table-row>
        <table:table-row table:style-name="ro1">
          <table:table-cell office:value-type="string" calcext:value-type="string">
            <text:p>Assuming products are rounded to something like the nearest 5g, then next possible weight, 1.005 kg, would be shown the next rate,</text:p>
          </table:table-cell>
          <table:table-cell table:number-columns-repeated="20"/>
          <table:table-cell table:style-name="ce13" table:number-columns-repeated="16363"/>
        </table:table-row>
        <table:table-row table:style-name="ro1">
          <table:table-cell office:value-type="string" calcext:value-type="string">
            <text:p>and no parcel would ever weigh exactly 1.001 kg.</text:p>
          </table:table-cell>
          <table:table-cell table:number-columns-repeated="20"/>
          <table:table-cell table:style-name="ce13" table:number-columns-repeated="16363"/>
        </table:table-row>
        <table:table-row table:style-name="ro1" table:number-rows-repeated="1048518">
          <table:table-cell table:number-columns-repeated="21"/>
          <table:table-cell table:style-name="ce13" table:number-columns-repeated="16363"/>
        </table:table-row>
        <table:table-row table:style-name="ro1">
          <table:table-cell table:number-columns-repeated="21"/>
          <table:table-cell table:style-name="ce13" table:number-columns-repeated="16363"/>
        </table:table-row>
      </table:table>
      <table:table table:name="Zone_lookup" table:style-name="ta2">
        <table:table-column table:style-name="co1" table:number-columns-repeated="2" table:default-cell-style-name="ce13"/>
        <table:table-column table:style-name="co1" table:number-columns-repeated="62"/>
        <table:table-column table:style-name="co2" table:number-columns-repeated="16320"/>
        <table:table-row table:style-name="ro1">
          <table:table-cell table:style-name="ce2" office:value-type="string" calcext:value-type="string">
            <text:p>Zones</text:p>
          </table:table-cell>
          <table:table-cell/>
          <table:table-cell table:style-name="ce13" table:number-columns-repeated="16382"/>
        </table:table-row>
        <table:table-row table:style-name="ro1">
          <table:table-cell table:number-columns-repeated="2"/>
          <table:table-cell table:style-name="ce13" table:number-columns-repeated="16382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table:style-name="ce13" table:number-columns-repeated="16382"/>
        </table:table-row>
        <table:table-row table:style-name="ro1">
          <table:table-cell office:value-type="string" calcext:value-type="string">
            <text:p>Zone 1</text:p>
          </table:table-cell>
          <table:table-cell office:value-type="string" calcext:value-type="string">
            <text:p>Zone 1: New Zealand</text:p>
          </table:table-cell>
          <table:table-cell table:style-name="ce13" table:number-columns-repeated="16382"/>
        </table:table-row>
        <table:table-row table:style-name="ro1">
          <table:table-cell office:value-type="string" calcext:value-type="string">
            <text:p>Zone 2</text:p>
          </table:table-cell>
          <table:table-cell office:value-type="string" calcext:value-type="string">
            <text:p>Zone 2: Asia Pacific</text:p>
          </table:table-cell>
          <table:table-cell table:style-name="ce13" table:number-columns-repeated="16382"/>
        </table:table-row>
        <table:table-row table:style-name="ro1">
          <table:table-cell office:value-type="string" calcext:value-type="string">
            <text:p>Zone 3</text:p>
          </table:table-cell>
          <table:table-cell office:value-type="string" calcext:value-type="string">
            <text:p>Zone 3a: Canada</text:p>
          </table:table-cell>
          <table:table-cell table:style-name="ce13" table:number-columns-repeated="16382"/>
        </table:table-row>
        <table:table-row table:style-name="ro1">
          <table:table-cell office:value-type="string" calcext:value-type="string">
            <text:p>Zone 4</text:p>
          </table:table-cell>
          <table:table-cell office:value-type="string" calcext:value-type="string">
            <text:p>Zone 4: UK &amp; Europe</text:p>
          </table:table-cell>
          <table:table-cell table:style-name="ce13" table:number-columns-repeated="16382"/>
        </table:table-row>
        <table:table-row table:style-name="ro1">
          <table:table-cell office:value-type="string" calcext:value-type="string">
            <text:p>Zone 5</text:p>
          </table:table-cell>
          <table:table-cell office:value-type="string" calcext:value-type="string">
            <text:p>Zone 5: Rest of the World</text:p>
          </table:table-cell>
          <table:table-cell table:style-name="ce13" table:number-columns-repeated="16382"/>
        </table:table-row>
        <table:table-row table:style-name="ro1">
          <table:table-cell office:value-type="string" calcext:value-type="string">
            <text:p>Zone 3b</text:p>
          </table:table-cell>
          <table:table-cell office:value-type="string" calcext:value-type="string">
            <text:p>Zone 3b: US</text:p>
          </table:table-cell>
          <table:table-cell table:style-name="ce13" table:number-columns-repeated="16382"/>
        </table:table-row>
        <table:table-row table:style-name="ro1" table:number-rows-repeated="1048566">
          <table:table-cell table:number-columns-repeated="2"/>
          <table:table-cell table:style-name="ce13" table:number-columns-repeated="16382"/>
        </table:table-row>
        <table:table-row table:style-name="ro1">
          <table:table-cell table:number-columns-repeated="2"/>
          <table:table-cell table:style-name="ce13" table:number-columns-repeated="16382"/>
        </table:table-row>
      </table:table>
      <table:table table:name="Rate_definitions_1" table:style-name="ta2">
        <table:table-column table:style-name="co1" table:number-columns-repeated="5" table:default-cell-style-name="ce13"/>
        <table:table-column table:style-name="co2" table:default-cell-style-name="ce13"/>
        <table:table-column table:style-name="co13" table:default-cell-style-name="ce13"/>
        <table:table-column table:style-name="co1" table:number-columns-repeated="5" table:default-cell-style-name="ce13"/>
        <table:table-column table:style-name="co1" table:number-columns-repeated="52"/>
        <table:table-column table:style-name="co2" table:number-columns-repeated="16320"/>
        <table:table-row table:style-name="ro1">
          <table:table-cell table:style-name="ce2" office:value-type="string" calcext:value-type="string">
            <text:p>Example 1: Standard and Express, up to 1 kg, no insurance, no discount</text:p>
          </table:table-cell>
          <table:table-cell table:style-name="ce3" table:number-columns-repeated="11"/>
          <table:table-cell table:style-name="ce13" table:number-columns-repeated="16372"/>
        </table:table-row>
        <table:table-row table:style-name="ro1">
          <table:table-cell/>
          <table:table-cell table:style-name="ce3" table:number-columns-repeated="11"/>
          <table:table-cell table:style-name="ce13" table:number-columns-repeated="16372"/>
        </table:table-row>
        <table:table-row table:style-name="ro1"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Min (kg)</text:p>
          </table:table-cell>
          <table:table-cell table:style-name="ce3" office:value-type="string" calcext:value-type="string">
            <text:p>Max (kg)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ow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Rate</text:p>
          </table:table-cell>
          <table:table-cell table:style-name="ce13" table:number-columns-repeated="16372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Standard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Parcel Post</text:p>
          </table:table-cell>
          <table:table-cell table:formula="of:=MATCH([.D4];[Rate_data.$A$24:.$A$34];0)+IF([.B4]=&quot;Express&quot;;16;0)" office:value-type="float" office:value="1" calcext:value-type="float">
            <text:p>1</text:p>
          </table:table-cell>
          <table:table-cell table:formula="of:=MATCH([.A4];[Rate_data.$B$23:.$L$23];0)" office:value-type="float" office:value="1" calcext:value-type="float">
            <text:p>1</text:p>
          </table:table-cell>
          <table:table-cell table:style-name="ce8" table:formula="of:=IF([.E4]=&quot;Yes&quot;;([.D4]*[Rate_data.$C$8]-100)/100*IF([.A4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4];[.I4])" office:value-type="float" office:value="9.7" calcext:value-type="float">
            <text:p>9.70</text:p>
          </table:table-cell>
          <table:table-cell table:style-name="ce8" table:formula="of:=ROUND(([.J4]+[.K4])*(1-[.F4]);2)" office:value-type="float" office:value="9.7" calcext:value-type="float">
            <text:p>9.70</text:p>
          </table:table-cell>
          <table:table-cell table:style-name="ce13" table:number-columns-repeated="16372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Standard</text:p>
          </table:table-cell>
          <table:table-cell table:formula="of:=[.D4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Parcel Post (500g)</text:p>
          </table:table-cell>
          <table:table-cell table:formula="of:=MATCH([.D5];[Rate_data.$A$24:.$A$34];0)+IF([.B5]=&quot;Express&quot;;16;0)" office:value-type="float" office:value="2" calcext:value-type="float">
            <text:p>2</text:p>
          </table:table-cell>
          <table:table-cell table:formula="of:=MATCH([.A5];[Rate_data.$B$23:.$L$23];0)" office:value-type="float" office:value="1" calcext:value-type="float">
            <text:p>1</text:p>
          </table:table-cell>
          <table:table-cell table:style-name="ce8" table:formula="of:=IF([.E5]=&quot;Yes&quot;;([.D5]*[Rate_data.$C$8]-100)/100*IF([.A5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5];[.I5])" office:value-type="float" office:value="11.15" calcext:value-type="float">
            <text:p>11.15</text:p>
          </table:table-cell>
          <table:table-cell table:style-name="ce8" table:formula="of:=ROUND(([.J5]+[.K5])*(1-[.F5]);2)" office:value-type="float" office:value="11.15" calcext:value-type="float">
            <text:p>11.15</text:p>
          </table:table-cell>
          <table:table-cell table:style-name="ce13" table:number-columns-repeated="16372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Standard</text:p>
          </table:table-cell>
          <table:table-cell table:formula="of:=[.D5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Parcel Post (1kg)</text:p>
          </table:table-cell>
          <table:table-cell table:formula="of:=MATCH([.D6];[Rate_data.$A$24:.$A$34];0)+IF([.B6]=&quot;Express&quot;;16;0)" office:value-type="float" office:value="3" calcext:value-type="float">
            <text:p>3</text:p>
          </table:table-cell>
          <table:table-cell table:formula="of:=MATCH([.A6];[Rate_data.$B$23:.$L$23];0)" office:value-type="float" office:value="1" calcext:value-type="float">
            <text:p>1</text:p>
          </table:table-cell>
          <table:table-cell table:style-name="ce8" table:formula="of:=IF([.E6]=&quot;Yes&quot;;([.D6]*[Rate_data.$C$8]-100)/100*IF([.A6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6];[.I6])" office:value-type="float" office:value="15.25" calcext:value-type="float">
            <text:p>15.25</text:p>
          </table:table-cell>
          <table:table-cell table:style-name="ce8" table:formula="of:=ROUND(([.J6]+[.K6])*(1-[.F6]);2)" office:value-type="float" office:value="15.25" calcext:value-type="float">
            <text:p>15.25</text:p>
          </table:table-cell>
          <table:table-cell table:style-name="ce13" table:number-columns-repeated="16372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Standard</text:p>
          </table:table-cell>
          <table:table-cell table:formula="of:=[.D6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Parcel Post (3kg)</text:p>
          </table:table-cell>
          <table:table-cell table:formula="of:=MATCH([.D7];[Rate_data.$A$24:.$A$34];0)+IF([.B7]=&quot;Express&quot;;16;0)" office:value-type="float" office:value="7" calcext:value-type="float">
            <text:p>7</text:p>
          </table:table-cell>
          <table:table-cell table:formula="of:=MATCH([.A7];[Rate_data.$B$23:.$L$23];0)" office:value-type="float" office:value="1" calcext:value-type="float">
            <text:p>1</text:p>
          </table:table-cell>
          <table:table-cell table:style-name="ce8" table:formula="of:=IF([.E7]=&quot;Yes&quot;;([.D7]*[Rate_data.$C$8]-100)/100*IF([.A7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7];[.I7])" office:value-type="float" office:value="19.3" calcext:value-type="float">
            <text:p>19.30</text:p>
          </table:table-cell>
          <table:table-cell table:style-name="ce8" table:formula="of:=ROUND(([.J7]+[.K7])*(1-[.F7]);2)" office:value-type="float" office:value="19.3" calcext:value-type="float">
            <text:p>19.30</text:p>
          </table:table-cell>
          <table:table-cell table:style-name="ce13" table:number-columns-repeated="16372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Standard</text:p>
          </table:table-cell>
          <table:table-cell table:formula="of:=[.D7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Parcel Post (5kg)</text:p>
          </table:table-cell>
          <table:table-cell table:formula="of:=MATCH([.D8];[Rate_data.$A$24:.$A$34];0)+IF([.B8]=&quot;Express&quot;;16;0)" office:value-type="float" office:value="11" calcext:value-type="float">
            <text:p>11</text:p>
          </table:table-cell>
          <table:table-cell table:formula="of:=MATCH([.A8];[Rate_data.$B$23:.$L$23];0)" office:value-type="float" office:value="1" calcext:value-type="float">
            <text:p>1</text:p>
          </table:table-cell>
          <table:table-cell table:style-name="ce8" table:formula="of:=IF([.E8]=&quot;Yes&quot;;([.D8]*[Rate_data.$C$8]-100)/100*IF([.A8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8];[.I8])" office:value-type="float" office:value="23.3" calcext:value-type="float">
            <text:p>23.30</text:p>
          </table:table-cell>
          <table:table-cell table:style-name="ce8" table:formula="of:=ROUND(([.J8]+[.K8])*(1-[.F8]);2)" office:value-type="float" office:value="23.3" calcext:value-type="float">
            <text:p>23.30</text:p>
          </table:table-cell>
          <table:table-cell table:style-name="ce13" table:number-columns-repeated="16372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Express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Express Post</text:p>
          </table:table-cell>
          <table:table-cell table:formula="of:=MATCH([.D9];[Rate_data.$A$24:.$A$34];0)+IF([.B9]=&quot;Express&quot;;16;0)" office:value-type="float" office:value="17" calcext:value-type="float">
            <text:p>17</text:p>
          </table:table-cell>
          <table:table-cell table:formula="of:=MATCH([.A9];[Rate_data.$B$23:.$L$23];0)" office:value-type="float" office:value="1" calcext:value-type="float">
            <text:p>1</text:p>
          </table:table-cell>
          <table:table-cell table:style-name="ce8" table:formula="of:=IF([.E9]=&quot;Yes&quot;;([.D9]*[Rate_data.$C$8]-100)/100*IF([.A9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9];[.I9])" office:value-type="float" office:value="13.2" calcext:value-type="float">
            <text:p>13.20</text:p>
          </table:table-cell>
          <table:table-cell table:style-name="ce8" table:formula="of:=ROUND(([.J9]+[.K9])*(1-[.F9]);2)" office:value-type="float" office:value="13.2" calcext:value-type="float">
            <text:p>13.20</text:p>
          </table:table-cell>
          <table:table-cell table:style-name="ce13" table:number-columns-repeated="16372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Express</text:p>
          </table:table-cell>
          <table:table-cell table:formula="of:=[.D9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Express Post (500g)</text:p>
          </table:table-cell>
          <table:table-cell table:formula="of:=MATCH([.D10];[Rate_data.$A$24:.$A$34];0)+IF([.B10]=&quot;Express&quot;;16;0)" office:value-type="float" office:value="18" calcext:value-type="float">
            <text:p>18</text:p>
          </table:table-cell>
          <table:table-cell table:formula="of:=MATCH([.A10];[Rate_data.$B$23:.$L$23];0)" office:value-type="float" office:value="1" calcext:value-type="float">
            <text:p>1</text:p>
          </table:table-cell>
          <table:table-cell table:style-name="ce8" table:formula="of:=IF([.E10]=&quot;Yes&quot;;([.D10]*[Rate_data.$C$8]-100)/100*IF([.A10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0];[.I10])" office:value-type="float" office:value="14.65" calcext:value-type="float">
            <text:p>14.65</text:p>
          </table:table-cell>
          <table:table-cell table:style-name="ce8" table:formula="of:=ROUND(([.J10]+[.K10])*(1-[.F10]);2)" office:value-type="float" office:value="14.65" calcext:value-type="float">
            <text:p>14.65</text:p>
          </table:table-cell>
          <table:table-cell table:style-name="ce13" table:number-columns-repeated="16372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Express</text:p>
          </table:table-cell>
          <table:table-cell table:formula="of:=[.D10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Express Post (1kg)</text:p>
          </table:table-cell>
          <table:table-cell table:formula="of:=MATCH([.D11];[Rate_data.$A$24:.$A$34];0)+IF([.B11]=&quot;Express&quot;;16;0)" office:value-type="float" office:value="19" calcext:value-type="float">
            <text:p>19</text:p>
          </table:table-cell>
          <table:table-cell table:formula="of:=MATCH([.A11];[Rate_data.$B$23:.$L$23];0)" office:value-type="float" office:value="1" calcext:value-type="float">
            <text:p>1</text:p>
          </table:table-cell>
          <table:table-cell table:style-name="ce8" table:formula="of:=IF([.E11]=&quot;Yes&quot;;([.D11]*[Rate_data.$C$8]-100)/100*IF([.A11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1];[.I11])" office:value-type="float" office:value="19.25" calcext:value-type="float">
            <text:p>19.25</text:p>
          </table:table-cell>
          <table:table-cell table:style-name="ce8" table:formula="of:=ROUND(([.J11]+[.K11])*(1-[.F11]);2)" office:value-type="float" office:value="19.25" calcext:value-type="float">
            <text:p>19.25</text:p>
          </table:table-cell>
          <table:table-cell table:style-name="ce13" table:number-columns-repeated="16372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Express</text:p>
          </table:table-cell>
          <table:table-cell table:formula="of:=[.D11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Express Post (3kg)</text:p>
          </table:table-cell>
          <table:table-cell table:formula="of:=MATCH([.D12];[Rate_data.$A$24:.$A$34];0)+IF([.B12]=&quot;Express&quot;;16;0)" office:value-type="float" office:value="23" calcext:value-type="float">
            <text:p>23</text:p>
          </table:table-cell>
          <table:table-cell table:formula="of:=MATCH([.A12];[Rate_data.$B$23:.$L$23];0)" office:value-type="float" office:value="1" calcext:value-type="float">
            <text:p>1</text:p>
          </table:table-cell>
          <table:table-cell table:style-name="ce8" table:formula="of:=IF([.E12]=&quot;Yes&quot;;([.D12]*[Rate_data.$C$8]-100)/100*IF([.A12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2];[.I12])" office:value-type="float" office:value="23.8" calcext:value-type="float">
            <text:p>23.80</text:p>
          </table:table-cell>
          <table:table-cell table:style-name="ce8" table:formula="of:=ROUND(([.J12]+[.K12])*(1-[.F12]);2)" office:value-type="float" office:value="23.8" calcext:value-type="float">
            <text:p>23.80</text:p>
          </table:table-cell>
          <table:table-cell table:style-name="ce13" table:number-columns-repeated="16372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Express</text:p>
          </table:table-cell>
          <table:table-cell table:formula="of:=[.D12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Express Post (5kg)</text:p>
          </table:table-cell>
          <table:table-cell table:formula="of:=MATCH([.D13];[Rate_data.$A$24:.$A$34];0)+IF([.B13]=&quot;Express&quot;;16;0)" office:value-type="float" office:value="27" calcext:value-type="float">
            <text:p>27</text:p>
          </table:table-cell>
          <table:table-cell table:formula="of:=MATCH([.A13];[Rate_data.$B$23:.$L$23];0)" office:value-type="float" office:value="1" calcext:value-type="float">
            <text:p>1</text:p>
          </table:table-cell>
          <table:table-cell table:style-name="ce8" table:formula="of:=IF([.E13]=&quot;Yes&quot;;([.D13]*[Rate_data.$C$8]-100)/100*IF([.A13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3];[.I13])" office:value-type="float" office:value="31.8" calcext:value-type="float">
            <text:p>31.80</text:p>
          </table:table-cell>
          <table:table-cell table:style-name="ce8" table:formula="of:=ROUND(([.J13]+[.K13])*(1-[.F13]);2)" office:value-type="float" office:value="31.8" calcext:value-type="float">
            <text:p>31.80</text:p>
          </table:table-cell>
          <table:table-cell table:style-name="ce13" table:number-columns-repeated="16372"/>
        </table:table-row>
        <table:table-row table:style-name="ro1">
          <table:table-cell office:value-type="string" calcext:value-type="string">
            <text:p>Zone 1</text:p>
          </table:table-cell>
          <table:table-cell office:value-type="string" calcext:value-type="string">
            <text:p>Standard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formula="of:=MATCH([.D14];[Rate_data.$A$24:.$A$34];0)+IF([.B14]=&quot;Express&quot;;16;0)" office:value-type="float" office:value="1" calcext:value-type="float">
            <text:p>1</text:p>
          </table:table-cell>
          <table:table-cell table:formula="of:=MATCH([.A14];[Rate_data.$B$23:.$L$23];0)" office:value-type="float" office:value="2" calcext:value-type="float">
            <text:p>2</text:p>
          </table:table-cell>
          <table:table-cell table:style-name="ce8" table:formula="of:=IF([.E14]=&quot;Yes&quot;;([.D14]*[Rate_data.$C$8]-100)/100*IF([.A14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4];[.I14])" office:value-type="float" office:value="16.3" calcext:value-type="float">
            <text:p>16.30</text:p>
          </table:table-cell>
          <table:table-cell table:style-name="ce8" table:formula="of:=ROUND(([.J14]+[.K14])*(1-[.F14]);2)" office:value-type="float" office:value="16.3" calcext:value-type="float">
            <text:p>16.30</text:p>
          </table:table-cell>
          <table:table-cell table:style-name="ce13" table:number-columns-repeated="16372"/>
        </table:table-row>
        <table:table-row table:style-name="ro1">
          <table:table-cell table:formula="of:=[.A14]" office:value-type="string" office:string-value="Zone 1" calcext:value-type="string">
            <text:p>Zone 1</text:p>
          </table:table-cell>
          <table:table-cell office:value-type="string" calcext:value-type="string">
            <text:p>Standard</text:p>
          </table:table-cell>
          <table:table-cell table:formula="of:=[.D14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formula="of:=MATCH([.D15];[Rate_data.$A$24:.$A$34];0)+IF([.B15]=&quot;Express&quot;;16;0)" office:value-type="float" office:value="2" calcext:value-type="float">
            <text:p>2</text:p>
          </table:table-cell>
          <table:table-cell table:formula="of:=MATCH([.A15];[Rate_data.$B$23:.$L$23];0)" office:value-type="float" office:value="2" calcext:value-type="float">
            <text:p>2</text:p>
          </table:table-cell>
          <table:table-cell table:style-name="ce8" table:formula="of:=IF([.E15]=&quot;Yes&quot;;([.D15]*[Rate_data.$C$8]-100)/100*IF([.A15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5];[.I15])" office:value-type="float" office:value="19.65" calcext:value-type="float">
            <text:p>19.65</text:p>
          </table:table-cell>
          <table:table-cell table:style-name="ce8" table:formula="of:=ROUND(([.J15]+[.K15])*(1-[.F15]);2)" office:value-type="float" office:value="19.65" calcext:value-type="float">
            <text:p>19.65</text:p>
          </table:table-cell>
          <table:table-cell table:style-name="ce13" table:number-columns-repeated="16372"/>
        </table:table-row>
        <table:table-row table:style-name="ro1">
          <table:table-cell table:formula="of:=[.A15]" office:value-type="string" office:string-value="Zone 1" calcext:value-type="string">
            <text:p>Zone 1</text:p>
          </table:table-cell>
          <table:table-cell office:value-type="string" calcext:value-type="string">
            <text:p>Standard</text:p>
          </table:table-cell>
          <table:table-cell table:formula="of:=[.D15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formula="of:=MATCH([.D16];[Rate_data.$A$24:.$A$34];0)+IF([.B16]=&quot;Express&quot;;16;0)" office:value-type="float" office:value="3" calcext:value-type="float">
            <text:p>3</text:p>
          </table:table-cell>
          <table:table-cell table:formula="of:=MATCH([.A16];[Rate_data.$B$23:.$L$23];0)" office:value-type="float" office:value="2" calcext:value-type="float">
            <text:p>2</text:p>
          </table:table-cell>
          <table:table-cell table:style-name="ce8" table:formula="of:=IF([.E16]=&quot;Yes&quot;;([.D16]*[Rate_data.$C$8]-100)/100*IF([.A16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6];[.I16])" office:value-type="float" office:value="26.4" calcext:value-type="float">
            <text:p>26.40</text:p>
          </table:table-cell>
          <table:table-cell table:style-name="ce8" table:formula="of:=ROUND(([.J16]+[.K16])*(1-[.F16]);2)" office:value-type="float" office:value="26.4" calcext:value-type="float">
            <text:p>26.40</text:p>
          </table:table-cell>
          <table:table-cell table:style-name="ce13" table:number-columns-repeated="16372"/>
        </table:table-row>
        <table:table-row table:style-name="ro1">
          <table:table-cell table:formula="of:=[.A16]" office:value-type="string" office:string-value="Zone 1" calcext:value-type="string">
            <text:p>Zone 1</text:p>
          </table:table-cell>
          <table:table-cell office:value-type="string" calcext:value-type="string">
            <text:p>Standard</text:p>
          </table:table-cell>
          <table:table-cell table:formula="of:=[.D16]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formula="of:=MATCH([.D17];[Rate_data.$A$24:.$A$34];0)+IF([.B17]=&quot;Express&quot;;16;0)" office:value-type="float" office:value="4" calcext:value-type="float">
            <text:p>4</text:p>
          </table:table-cell>
          <table:table-cell table:formula="of:=MATCH([.A17];[Rate_data.$B$23:.$L$23];0)" office:value-type="float" office:value="2" calcext:value-type="float">
            <text:p>2</text:p>
          </table:table-cell>
          <table:table-cell table:style-name="ce8" table:formula="of:=IF([.E17]=&quot;Yes&quot;;([.D17]*[Rate_data.$C$8]-100)/100*IF([.A17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7];[.I17])" office:value-type="float" office:value="33.15" calcext:value-type="float">
            <text:p>33.15</text:p>
          </table:table-cell>
          <table:table-cell table:style-name="ce8" table:formula="of:=ROUND(([.J17]+[.K17])*(1-[.F17]);2)" office:value-type="float" office:value="33.15" calcext:value-type="float">
            <text:p>33.15</text:p>
          </table:table-cell>
          <table:table-cell table:style-name="ce13" table:number-columns-repeated="16372"/>
        </table:table-row>
        <table:table-row table:style-name="ro1">
          <table:table-cell table:formula="of:=[.A17]" office:value-type="string" office:string-value="Zone 1" calcext:value-type="string">
            <text:p>Zone 1</text:p>
          </table:table-cell>
          <table:table-cell office:value-type="string" calcext:value-type="string">
            <text:p>Standard</text:p>
          </table:table-cell>
          <table:table-cell table:formula="of:=[.D17]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18]&amp;&quot;kg)&quot;" office:value-type="string" office:string-value="International Standard (2kg)" calcext:value-type="string">
            <text:p>International Standard (2kg)</text:p>
          </table:table-cell>
          <table:table-cell table:formula="of:=MATCH([.D18];[Rate_data.$A$24:.$A$34];0)+IF([.B18]=&quot;Express&quot;;16;0)" office:value-type="float" office:value="5" calcext:value-type="float">
            <text:p>5</text:p>
          </table:table-cell>
          <table:table-cell table:formula="of:=MATCH([.A18];[Rate_data.$B$23:.$L$23];0)" office:value-type="float" office:value="2" calcext:value-type="float">
            <text:p>2</text:p>
          </table:table-cell>
          <table:table-cell table:style-name="ce8" table:formula="of:=IF([.E18]=&quot;Yes&quot;;([.D18]*[Rate_data.$C$8]-100)/100*IF([.A18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8];[.I18])" office:value-type="float" office:value="39.9" calcext:value-type="float">
            <text:p>39.90</text:p>
          </table:table-cell>
          <table:table-cell table:style-name="ce8" table:formula="of:=ROUND(([.J18]+[.K18])*(1-[.F18]);2)" office:value-type="float" office:value="39.9" calcext:value-type="float">
            <text:p>39.90</text:p>
          </table:table-cell>
          <table:table-cell table:style-name="ce13" table:number-columns-repeated="16372"/>
        </table:table-row>
        <table:table-row table:style-name="ro1">
          <table:table-cell table:formula="of:=[.A18]" office:value-type="string" office:string-value="Zone 1" calcext:value-type="string">
            <text:p>Zone 1</text:p>
          </table:table-cell>
          <table:table-cell office:value-type="string" calcext:value-type="string">
            <text:p>Standard</text:p>
          </table:table-cell>
          <table:table-cell table:formula="of:=[.D18]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19]&amp;&quot;kg)&quot;" office:value-type="string" office:string-value="International Standard (2.5kg)" calcext:value-type="string">
            <text:p>International Standard (2.5kg)</text:p>
          </table:table-cell>
          <table:table-cell table:formula="of:=MATCH([.D19];[Rate_data.$A$24:.$A$34];0)+IF([.B19]=&quot;Express&quot;;16;0)" office:value-type="float" office:value="6" calcext:value-type="float">
            <text:p>6</text:p>
          </table:table-cell>
          <table:table-cell table:formula="of:=MATCH([.A19];[Rate_data.$B$23:.$L$23];0)" office:value-type="float" office:value="2" calcext:value-type="float">
            <text:p>2</text:p>
          </table:table-cell>
          <table:table-cell table:style-name="ce8" table:formula="of:=IF([.E19]=&quot;Yes&quot;;([.D19]*[Rate_data.$C$8]-100)/100*IF([.A19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9];[.I19])" office:value-type="float" office:value="44.5" calcext:value-type="float">
            <text:p>44.50</text:p>
          </table:table-cell>
          <table:table-cell table:style-name="ce8" table:formula="of:=ROUND(([.J19]+[.K19])*(1-[.F19]);2)" office:value-type="float" office:value="44.5" calcext:value-type="float">
            <text:p>44.50</text:p>
          </table:table-cell>
          <table:table-cell table:style-name="ce13" table:number-columns-repeated="16372"/>
        </table:table-row>
        <table:table-row table:style-name="ro1">
          <table:table-cell table:formula="of:=[.A19]" office:value-type="string" office:string-value="Zone 1" calcext:value-type="string">
            <text:p>Zone 1</text:p>
          </table:table-cell>
          <table:table-cell office:value-type="string" calcext:value-type="string">
            <text:p>Standard</text:p>
          </table:table-cell>
          <table:table-cell table:formula="of:=[.D19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20]&amp;&quot;kg)&quot;" office:value-type="string" office:string-value="International Standard (3kg)" calcext:value-type="string">
            <text:p>International Standard (3kg)</text:p>
          </table:table-cell>
          <table:table-cell table:formula="of:=MATCH([.D20];[Rate_data.$A$24:.$A$34];0)+IF([.B20]=&quot;Express&quot;;16;0)" office:value-type="float" office:value="7" calcext:value-type="float">
            <text:p>7</text:p>
          </table:table-cell>
          <table:table-cell table:formula="of:=MATCH([.A20];[Rate_data.$B$23:.$L$23];0)" office:value-type="float" office:value="2" calcext:value-type="float">
            <text:p>2</text:p>
          </table:table-cell>
          <table:table-cell table:style-name="ce8" table:formula="of:=IF([.E20]=&quot;Yes&quot;;([.D20]*[Rate_data.$C$8]-100)/100*IF([.A20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20];[.I20])" office:value-type="float" office:value="49.1" calcext:value-type="float">
            <text:p>49.10</text:p>
          </table:table-cell>
          <table:table-cell table:style-name="ce8" table:formula="of:=ROUND(([.J20]+[.K20])*(1-[.F20]);2)" office:value-type="float" office:value="49.1" calcext:value-type="float">
            <text:p>49.10</text:p>
          </table:table-cell>
          <table:table-cell table:style-name="ce13" table:number-columns-repeated="16372"/>
        </table:table-row>
        <table:table-row table:style-name="ro1">
          <table:table-cell table:formula="of:=[.A20]" office:value-type="string" office:string-value="Zone 1" calcext:value-type="string">
            <text:p>Zone 1</text:p>
          </table:table-cell>
          <table:table-cell office:value-type="string" calcext:value-type="string">
            <text:p>Standard</text:p>
          </table:table-cell>
          <table:table-cell table:formula="of:=[.D20]" office:value-type="float" office:value="3" calcext:value-type="float">
            <text:p>3</text:p>
          </table:table-cell>
          <table:table-cell table:formula="of:=[.D20]+0.5" office:value-type="float" office:value="3.5" calcext:value-type="float">
            <text:p>3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21]&amp;&quot;kg)&quot;" office:value-type="string" office:string-value="International Standard (3.5kg)" calcext:value-type="string">
            <text:p>International Standard (3.5kg)</text:p>
          </table:table-cell>
          <table:table-cell table:formula="of:=MATCH([.D21];[Rate_data.$A$24:.$A$34];0)+IF([.B21]=&quot;Express&quot;;16;0)" office:value-type="float" office:value="8" calcext:value-type="float">
            <text:p>8</text:p>
          </table:table-cell>
          <table:table-cell table:formula="of:=MATCH([.A21];[Rate_data.$B$23:.$L$23];0)" office:value-type="float" office:value="2" calcext:value-type="float">
            <text:p>2</text:p>
          </table:table-cell>
          <table:table-cell table:style-name="ce8" table:formula="of:=IF([.E21]=&quot;Yes&quot;;([.D21]*[Rate_data.$C$8]-100)/100*IF([.A21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21];[.I21])" office:value-type="float" office:value="53.7" calcext:value-type="float">
            <text:p>53.70</text:p>
          </table:table-cell>
          <table:table-cell table:style-name="ce8" table:formula="of:=ROUND(([.J21]+[.K21])*(1-[.F21]);2)" office:value-type="float" office:value="53.7" calcext:value-type="float">
            <text:p>53.70</text:p>
          </table:table-cell>
          <table:table-cell table:style-name="ce13" table:number-columns-repeated="16372"/>
        </table:table-row>
        <table:table-row table:style-name="ro1">
          <table:table-cell table:formula="of:=[.A21]" office:value-type="string" office:string-value="Zone 1" calcext:value-type="string">
            <text:p>Zone 1</text:p>
          </table:table-cell>
          <table:table-cell office:value-type="string" calcext:value-type="string">
            <text:p>Standard</text:p>
          </table:table-cell>
          <table:table-cell table:formula="of:=[.D21]" office:value-type="float" office:value="3.5" calcext:value-type="float">
            <text:p>3.5</text:p>
          </table:table-cell>
          <table:table-cell table:formula="of:=[.D21]+0.5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22]&amp;&quot;kg)&quot;" office:value-type="string" office:string-value="International Standard (4kg)" calcext:value-type="string">
            <text:p>International Standard (4kg)</text:p>
          </table:table-cell>
          <table:table-cell table:formula="of:=MATCH([.D22];[Rate_data.$A$24:.$A$34];0)+IF([.B22]=&quot;Express&quot;;16;0)" office:value-type="float" office:value="9" calcext:value-type="float">
            <text:p>9</text:p>
          </table:table-cell>
          <table:table-cell table:formula="of:=MATCH([.A22];[Rate_data.$B$23:.$L$23];0)" office:value-type="float" office:value="2" calcext:value-type="float">
            <text:p>2</text:p>
          </table:table-cell>
          <table:table-cell table:style-name="ce8" table:formula="of:=IF([.E22]=&quot;Yes&quot;;([.D22]*[Rate_data.$C$8]-100)/100*IF([.A22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22];[.I22])" office:value-type="float" office:value="58.3" calcext:value-type="float">
            <text:p>58.30</text:p>
          </table:table-cell>
          <table:table-cell table:style-name="ce8" table:formula="of:=ROUND(([.J22]+[.K22])*(1-[.F22]);2)" office:value-type="float" office:value="58.3" calcext:value-type="float">
            <text:p>58.30</text:p>
          </table:table-cell>
          <table:table-cell table:style-name="ce13" table:number-columns-repeated="16372"/>
        </table:table-row>
        <table:table-row table:style-name="ro1">
          <table:table-cell table:formula="of:=[.A22]" office:value-type="string" office:string-value="Zone 1" calcext:value-type="string">
            <text:p>Zone 1</text:p>
          </table:table-cell>
          <table:table-cell office:value-type="string" calcext:value-type="string">
            <text:p>Standard</text:p>
          </table:table-cell>
          <table:table-cell table:formula="of:=[.D22]" office:value-type="float" office:value="4" calcext:value-type="float">
            <text:p>4</text:p>
          </table:table-cell>
          <table:table-cell table:formula="of:=[.D22]+0.5" office:value-type="float" office:value="4.5" calcext:value-type="float">
            <text:p>4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23]&amp;&quot;kg)&quot;" office:value-type="string" office:string-value="International Standard (4.5kg)" calcext:value-type="string">
            <text:p>International Standard (4.5kg)</text:p>
          </table:table-cell>
          <table:table-cell table:formula="of:=MATCH([.D23];[Rate_data.$A$24:.$A$34];0)+IF([.B23]=&quot;Express&quot;;16;0)" office:value-type="float" office:value="10" calcext:value-type="float">
            <text:p>10</text:p>
          </table:table-cell>
          <table:table-cell table:formula="of:=MATCH([.A23];[Rate_data.$B$23:.$L$23];0)" office:value-type="float" office:value="2" calcext:value-type="float">
            <text:p>2</text:p>
          </table:table-cell>
          <table:table-cell table:style-name="ce8" table:formula="of:=IF([.E23]=&quot;Yes&quot;;([.D23]*[Rate_data.$C$8]-100)/100*IF([.A23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23];[.I23])" office:value-type="float" office:value="62.9" calcext:value-type="float">
            <text:p>62.90</text:p>
          </table:table-cell>
          <table:table-cell table:style-name="ce8" table:formula="of:=ROUND(([.J23]+[.K23])*(1-[.F23]);2)" office:value-type="float" office:value="62.9" calcext:value-type="float">
            <text:p>62.90</text:p>
          </table:table-cell>
          <table:table-cell table:style-name="ce13" table:number-columns-repeated="16372"/>
        </table:table-row>
        <table:table-row table:style-name="ro1">
          <table:table-cell table:formula="of:=[.A23]" office:value-type="string" office:string-value="Zone 1" calcext:value-type="string">
            <text:p>Zone 1</text:p>
          </table:table-cell>
          <table:table-cell office:value-type="string" calcext:value-type="string">
            <text:p>Standard</text:p>
          </table:table-cell>
          <table:table-cell table:formula="of:=[.D23]" office:value-type="float" office:value="4.5" calcext:value-type="float">
            <text:p>4.5</text:p>
          </table:table-cell>
          <table:table-cell table:formula="of:=[.D23]+0.5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24]&amp;&quot;kg)&quot;" office:value-type="string" office:string-value="International Standard (5kg)" calcext:value-type="string">
            <text:p>International Standard (5kg)</text:p>
          </table:table-cell>
          <table:table-cell table:formula="of:=MATCH([.D24];[Rate_data.$A$24:.$A$34];0)+IF([.B24]=&quot;Express&quot;;16;0)" office:value-type="float" office:value="11" calcext:value-type="float">
            <text:p>11</text:p>
          </table:table-cell>
          <table:table-cell table:formula="of:=MATCH([.A24];[Rate_data.$B$23:.$L$23];0)" office:value-type="float" office:value="2" calcext:value-type="float">
            <text:p>2</text:p>
          </table:table-cell>
          <table:table-cell table:style-name="ce8" table:formula="of:=IF([.E24]=&quot;Yes&quot;;([.D24]*[Rate_data.$C$8]-100)/100*IF([.A24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24];[.I24])" office:value-type="float" office:value="67.5" calcext:value-type="float">
            <text:p>67.50</text:p>
          </table:table-cell>
          <table:table-cell table:style-name="ce8" table:formula="of:=ROUND(([.J24]+[.K24])*(1-[.F24]);2)" office:value-type="float" office:value="67.5" calcext:value-type="float">
            <text:p>67.50</text:p>
          </table:table-cell>
          <table:table-cell table:style-name="ce13" table:number-columns-repeated="16372"/>
        </table:table-row>
        <table:table-row table:style-name="ro1">
          <table:table-cell table:formula="of:=[.A16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formula="of:=MATCH([.D25];[Rate_data.$A$24:.$A$34];0)+IF([.B25]=&quot;Express&quot;;16;0)" office:value-type="float" office:value="17" calcext:value-type="float">
            <text:p>17</text:p>
          </table:table-cell>
          <table:table-cell table:formula="of:=MATCH([.A25];[Rate_data.$B$23:.$L$23];0)" office:value-type="float" office:value="2" calcext:value-type="float">
            <text:p>2</text:p>
          </table:table-cell>
          <table:table-cell table:style-name="ce8" table:formula="of:=IF([.E25]=&quot;Yes&quot;;([.D25]*[Rate_data.$C$8]-100)/100*IF([.A25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25];[.I25])" office:value-type="float" office:value="33.3" calcext:value-type="float">
            <text:p>33.30</text:p>
          </table:table-cell>
          <table:table-cell table:style-name="ce8" table:formula="of:=ROUND(([.J25]+[.K25])*(1-[.F25]);2)" office:value-type="float" office:value="33.3" calcext:value-type="float">
            <text:p>33.30</text:p>
          </table:table-cell>
          <table:table-cell table:style-name="ce13" table:number-columns-repeated="16372"/>
        </table:table-row>
        <table:table-row table:style-name="ro1">
          <table:table-cell table:formula="of:=[.A25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25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formula="of:=MATCH([.D26];[Rate_data.$A$24:.$A$34];0)+IF([.B26]=&quot;Express&quot;;16;0)" office:value-type="float" office:value="18" calcext:value-type="float">
            <text:p>18</text:p>
          </table:table-cell>
          <table:table-cell table:formula="of:=MATCH([.A26];[Rate_data.$B$23:.$L$23];0)" office:value-type="float" office:value="2" calcext:value-type="float">
            <text:p>2</text:p>
          </table:table-cell>
          <table:table-cell table:style-name="ce8" table:formula="of:=IF([.E26]=&quot;Yes&quot;;([.D26]*[Rate_data.$C$8]-100)/100*IF([.A26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26];[.I26])" office:value-type="float" office:value="36.65" calcext:value-type="float">
            <text:p>36.65</text:p>
          </table:table-cell>
          <table:table-cell table:style-name="ce8" table:formula="of:=ROUND(([.J26]+[.K26])*(1-[.F26]);2)" office:value-type="float" office:value="36.65" calcext:value-type="float">
            <text:p>36.65</text:p>
          </table:table-cell>
          <table:table-cell table:style-name="ce13" table:number-columns-repeated="16372"/>
        </table:table-row>
        <table:table-row table:style-name="ro1">
          <table:table-cell table:formula="of:=[.A26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26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formula="of:=MATCH([.D27];[Rate_data.$A$24:.$A$34];0)+IF([.B27]=&quot;Express&quot;;16;0)" office:value-type="float" office:value="19" calcext:value-type="float">
            <text:p>19</text:p>
          </table:table-cell>
          <table:table-cell table:formula="of:=MATCH([.A27];[Rate_data.$B$23:.$L$23];0)" office:value-type="float" office:value="2" calcext:value-type="float">
            <text:p>2</text:p>
          </table:table-cell>
          <table:table-cell table:style-name="ce8" table:formula="of:=IF([.E27]=&quot;Yes&quot;;([.D27]*[Rate_data.$C$8]-100)/100*IF([.A27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27];[.I27])" office:value-type="float" office:value="43.4" calcext:value-type="float">
            <text:p>43.40</text:p>
          </table:table-cell>
          <table:table-cell table:style-name="ce8" table:formula="of:=ROUND(([.J27]+[.K27])*(1-[.F27]);2)" office:value-type="float" office:value="43.4" calcext:value-type="float">
            <text:p>43.40</text:p>
          </table:table-cell>
          <table:table-cell table:style-name="ce13" table:number-columns-repeated="16372"/>
        </table:table-row>
        <table:table-row table:style-name="ro1">
          <table:table-cell table:formula="of:=[.A27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27]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formula="of:=MATCH([.D28];[Rate_data.$A$24:.$A$34];0)+IF([.B28]=&quot;Express&quot;;16;0)" office:value-type="float" office:value="20" calcext:value-type="float">
            <text:p>20</text:p>
          </table:table-cell>
          <table:table-cell table:formula="of:=MATCH([.A28];[Rate_data.$B$23:.$L$23];0)" office:value-type="float" office:value="2" calcext:value-type="float">
            <text:p>2</text:p>
          </table:table-cell>
          <table:table-cell table:style-name="ce8" table:formula="of:=IF([.E28]=&quot;Yes&quot;;([.D28]*[Rate_data.$C$8]-100)/100*IF([.A28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28];[.I28])" office:value-type="float" office:value="50.15" calcext:value-type="float">
            <text:p>50.15</text:p>
          </table:table-cell>
          <table:table-cell table:style-name="ce8" table:formula="of:=ROUND(([.J28]+[.K28])*(1-[.F28]);2)" office:value-type="float" office:value="50.15" calcext:value-type="float">
            <text:p>50.15</text:p>
          </table:table-cell>
          <table:table-cell table:style-name="ce13" table:number-columns-repeated="16372"/>
        </table:table-row>
        <table:table-row table:style-name="ro1">
          <table:table-cell table:formula="of:=[.A28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28]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29]&amp;&quot;kg)&quot;" office:value-type="string" office:string-value="International Express (2kg)" calcext:value-type="string">
            <text:p>International Express (2kg)</text:p>
          </table:table-cell>
          <table:table-cell table:formula="of:=MATCH([.D29];[Rate_data.$A$24:.$A$34];0)+IF([.B29]=&quot;Express&quot;;16;0)" office:value-type="float" office:value="21" calcext:value-type="float">
            <text:p>21</text:p>
          </table:table-cell>
          <table:table-cell table:formula="of:=MATCH([.A29];[Rate_data.$B$23:.$L$23];0)" office:value-type="float" office:value="2" calcext:value-type="float">
            <text:p>2</text:p>
          </table:table-cell>
          <table:table-cell table:style-name="ce8" table:formula="of:=IF([.E29]=&quot;Yes&quot;;([.D29]*[Rate_data.$C$8]-100)/100*IF([.A29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29];[.I29])" office:value-type="float" office:value="56.9" calcext:value-type="float">
            <text:p>56.90</text:p>
          </table:table-cell>
          <table:table-cell table:style-name="ce8" table:formula="of:=ROUND(([.J29]+[.K29])*(1-[.F29]);2)" office:value-type="float" office:value="56.9" calcext:value-type="float">
            <text:p>56.90</text:p>
          </table:table-cell>
          <table:table-cell table:style-name="ce13" table:number-columns-repeated="16372"/>
        </table:table-row>
        <table:table-row table:style-name="ro1">
          <table:table-cell table:formula="of:=[.A29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29]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30]&amp;&quot;kg)&quot;" office:value-type="string" office:string-value="International Express (2.5kg)" calcext:value-type="string">
            <text:p>International Express (2.5kg)</text:p>
          </table:table-cell>
          <table:table-cell table:formula="of:=MATCH([.D30];[Rate_data.$A$24:.$A$34];0)+IF([.B30]=&quot;Express&quot;;16;0)" office:value-type="float" office:value="22" calcext:value-type="float">
            <text:p>22</text:p>
          </table:table-cell>
          <table:table-cell table:formula="of:=MATCH([.A30];[Rate_data.$B$23:.$L$23];0)" office:value-type="float" office:value="2" calcext:value-type="float">
            <text:p>2</text:p>
          </table:table-cell>
          <table:table-cell table:style-name="ce8" table:formula="of:=IF([.E30]=&quot;Yes&quot;;([.D30]*[Rate_data.$C$8]-100)/100*IF([.A30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30];[.I30])" office:value-type="float" office:value="61.5" calcext:value-type="float">
            <text:p>61.50</text:p>
          </table:table-cell>
          <table:table-cell table:style-name="ce8" table:formula="of:=ROUND(([.J30]+[.K30])*(1-[.F30]);2)" office:value-type="float" office:value="61.5" calcext:value-type="float">
            <text:p>61.50</text:p>
          </table:table-cell>
          <table:table-cell table:style-name="ce13" table:number-columns-repeated="16372"/>
        </table:table-row>
        <table:table-row table:style-name="ro1">
          <table:table-cell table:formula="of:=[.A30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30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31]&amp;&quot;kg)&quot;" office:value-type="string" office:string-value="International Express (3kg)" calcext:value-type="string">
            <text:p>International Express (3kg)</text:p>
          </table:table-cell>
          <table:table-cell table:formula="of:=MATCH([.D31];[Rate_data.$A$24:.$A$34];0)+IF([.B31]=&quot;Express&quot;;16;0)" office:value-type="float" office:value="23" calcext:value-type="float">
            <text:p>23</text:p>
          </table:table-cell>
          <table:table-cell table:formula="of:=MATCH([.A31];[Rate_data.$B$23:.$L$23];0)" office:value-type="float" office:value="2" calcext:value-type="float">
            <text:p>2</text:p>
          </table:table-cell>
          <table:table-cell table:style-name="ce8" table:formula="of:=IF([.E31]=&quot;Yes&quot;;([.D31]*[Rate_data.$C$8]-100)/100*IF([.A31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31];[.I31])" office:value-type="float" office:value="66.1" calcext:value-type="float">
            <text:p>66.10</text:p>
          </table:table-cell>
          <table:table-cell table:style-name="ce8" table:formula="of:=ROUND(([.J31]+[.K31])*(1-[.F31]);2)" office:value-type="float" office:value="66.1" calcext:value-type="float">
            <text:p>66.10</text:p>
          </table:table-cell>
          <table:table-cell table:style-name="ce13" table:number-columns-repeated="16372"/>
        </table:table-row>
        <table:table-row table:style-name="ro1">
          <table:table-cell table:formula="of:=[.A31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31]" office:value-type="float" office:value="3" calcext:value-type="float">
            <text:p>3</text:p>
          </table:table-cell>
          <table:table-cell table:formula="of:=[.D31]+0.5" office:value-type="float" office:value="3.5" calcext:value-type="float">
            <text:p>3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32]&amp;&quot;kg)&quot;" office:value-type="string" office:string-value="International Express (3.5kg)" calcext:value-type="string">
            <text:p>International Express (3.5kg)</text:p>
          </table:table-cell>
          <table:table-cell table:formula="of:=MATCH([.D32];[Rate_data.$A$24:.$A$34];0)+IF([.B32]=&quot;Express&quot;;16;0)" office:value-type="float" office:value="24" calcext:value-type="float">
            <text:p>24</text:p>
          </table:table-cell>
          <table:table-cell table:formula="of:=MATCH([.A32];[Rate_data.$B$23:.$L$23];0)" office:value-type="float" office:value="2" calcext:value-type="float">
            <text:p>2</text:p>
          </table:table-cell>
          <table:table-cell table:style-name="ce8" table:formula="of:=IF([.E32]=&quot;Yes&quot;;([.D32]*[Rate_data.$C$8]-100)/100*IF([.A32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32];[.I32])" office:value-type="float" office:value="70.7" calcext:value-type="float">
            <text:p>70.70</text:p>
          </table:table-cell>
          <table:table-cell table:style-name="ce8" table:formula="of:=ROUND(([.J32]+[.K32])*(1-[.F32]);2)" office:value-type="float" office:value="70.7" calcext:value-type="float">
            <text:p>70.70</text:p>
          </table:table-cell>
          <table:table-cell table:style-name="ce13" table:number-columns-repeated="16372"/>
        </table:table-row>
        <table:table-row table:style-name="ro1">
          <table:table-cell table:formula="of:=[.A32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32]" office:value-type="float" office:value="3.5" calcext:value-type="float">
            <text:p>3.5</text:p>
          </table:table-cell>
          <table:table-cell table:formula="of:=[.D32]+0.5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33]&amp;&quot;kg)&quot;" office:value-type="string" office:string-value="International Express (4kg)" calcext:value-type="string">
            <text:p>International Express (4kg)</text:p>
          </table:table-cell>
          <table:table-cell table:formula="of:=MATCH([.D33];[Rate_data.$A$24:.$A$34];0)+IF([.B33]=&quot;Express&quot;;16;0)" office:value-type="float" office:value="25" calcext:value-type="float">
            <text:p>25</text:p>
          </table:table-cell>
          <table:table-cell table:formula="of:=MATCH([.A33];[Rate_data.$B$23:.$L$23];0)" office:value-type="float" office:value="2" calcext:value-type="float">
            <text:p>2</text:p>
          </table:table-cell>
          <table:table-cell table:style-name="ce8" table:formula="of:=IF([.E33]=&quot;Yes&quot;;([.D33]*[Rate_data.$C$8]-100)/100*IF([.A33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33];[.I33])" office:value-type="float" office:value="75.3" calcext:value-type="float">
            <text:p>75.30</text:p>
          </table:table-cell>
          <table:table-cell table:style-name="ce8" table:formula="of:=ROUND(([.J33]+[.K33])*(1-[.F33]);2)" office:value-type="float" office:value="75.3" calcext:value-type="float">
            <text:p>75.30</text:p>
          </table:table-cell>
          <table:table-cell table:style-name="ce13" table:number-columns-repeated="16372"/>
        </table:table-row>
        <table:table-row table:style-name="ro1">
          <table:table-cell table:formula="of:=[.A33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33]" office:value-type="float" office:value="4" calcext:value-type="float">
            <text:p>4</text:p>
          </table:table-cell>
          <table:table-cell table:formula="of:=[.D33]+0.5" office:value-type="float" office:value="4.5" calcext:value-type="float">
            <text:p>4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34]&amp;&quot;kg)&quot;" office:value-type="string" office:string-value="International Express (4.5kg)" calcext:value-type="string">
            <text:p>International Express (4.5kg)</text:p>
          </table:table-cell>
          <table:table-cell table:formula="of:=MATCH([.D34];[Rate_data.$A$24:.$A$34];0)+IF([.B34]=&quot;Express&quot;;16;0)" office:value-type="float" office:value="26" calcext:value-type="float">
            <text:p>26</text:p>
          </table:table-cell>
          <table:table-cell table:formula="of:=MATCH([.A34];[Rate_data.$B$23:.$L$23];0)" office:value-type="float" office:value="2" calcext:value-type="float">
            <text:p>2</text:p>
          </table:table-cell>
          <table:table-cell table:style-name="ce8" table:formula="of:=IF([.E34]=&quot;Yes&quot;;([.D34]*[Rate_data.$C$8]-100)/100*IF([.A34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34];[.I34])" office:value-type="float" office:value="79.9" calcext:value-type="float">
            <text:p>79.90</text:p>
          </table:table-cell>
          <table:table-cell table:style-name="ce8" table:formula="of:=ROUND(([.J34]+[.K34])*(1-[.F34]);2)" office:value-type="float" office:value="79.9" calcext:value-type="float">
            <text:p>79.90</text:p>
          </table:table-cell>
          <table:table-cell table:style-name="ce13" table:number-columns-repeated="16372"/>
        </table:table-row>
        <table:table-row table:style-name="ro1">
          <table:table-cell table:formula="of:=[.A34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34]" office:value-type="float" office:value="4.5" calcext:value-type="float">
            <text:p>4.5</text:p>
          </table:table-cell>
          <table:table-cell table:formula="of:=[.D34]+0.5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35]&amp;&quot; (&quot;&amp;[.D35]&amp;&quot;kg)&quot;" office:value-type="string" office:string-value="International Express (5kg)" calcext:value-type="string">
            <text:p>International Express (5kg)</text:p>
          </table:table-cell>
          <table:table-cell table:formula="of:=MATCH([.D35];[Rate_data.$A$24:.$A$34];0)+IF([.B35]=&quot;Express&quot;;16;0)" office:value-type="float" office:value="27" calcext:value-type="float">
            <text:p>27</text:p>
          </table:table-cell>
          <table:table-cell table:formula="of:=MATCH([.A35];[Rate_data.$B$23:.$L$23];0)" office:value-type="float" office:value="2" calcext:value-type="float">
            <text:p>2</text:p>
          </table:table-cell>
          <table:table-cell table:style-name="ce8" table:formula="of:=IF([.E35]=&quot;Yes&quot;;([.D35]*[Rate_data.$C$8]-100)/100*IF([.A35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35];[.I35])" office:value-type="float" office:value="84.5" calcext:value-type="float">
            <text:p>84.50</text:p>
          </table:table-cell>
          <table:table-cell table:style-name="ce8" table:formula="of:=ROUND(([.J35]+[.K35])*(1-[.F35]);2)" office:value-type="float" office:value="84.5" calcext:value-type="float">
            <text:p>84.50</text:p>
          </table:table-cell>
          <table:table-cell table:style-name="ce13" table:number-columns-repeated="16372"/>
        </table:table-row>
        <table:table-row table:style-name="ro1">
          <table:table-cell office:value-type="string" calcext:value-type="string">
            <text:p>Zone 2</text:p>
          </table:table-cell>
          <table:table-cell office:value-type="string" calcext:value-type="string">
            <text:p>Standard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formula="of:=MATCH([.D36];[Rate_data.$A$24:.$A$34];0)+IF([.B36]=&quot;Express&quot;;16;0)" office:value-type="float" office:value="1" calcext:value-type="float">
            <text:p>1</text:p>
          </table:table-cell>
          <table:table-cell table:formula="of:=MATCH([.A36];[Rate_data.$B$23:.$L$23];0)" office:value-type="float" office:value="3" calcext:value-type="float">
            <text:p>3</text:p>
          </table:table-cell>
          <table:table-cell table:style-name="ce8" table:formula="of:=IF([.E36]=&quot;Yes&quot;;([.D36]*[Rate_data.$C$8]-100)/100*IF([.A36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36];[.I36])" office:value-type="float" office:value="19.95" calcext:value-type="float">
            <text:p>19.95</text:p>
          </table:table-cell>
          <table:table-cell table:style-name="ce8" table:formula="of:=ROUND(([.J36]+[.K36])*(1-[.F36]);2)" office:value-type="float" office:value="19.95" calcext:value-type="float">
            <text:p>19.95</text:p>
          </table:table-cell>
          <table:table-cell table:style-name="ce13" table:number-columns-repeated="16372"/>
        </table:table-row>
        <table:table-row table:style-name="ro1">
          <table:table-cell table:formula="of:=[.A36]" office:value-type="string" office:string-value="Zone 2" calcext:value-type="string">
            <text:p>Zone 2</text:p>
          </table:table-cell>
          <table:table-cell office:value-type="string" calcext:value-type="string">
            <text:p>Standard</text:p>
          </table:table-cell>
          <table:table-cell table:formula="of:=[.D36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formula="of:=MATCH([.D37];[Rate_data.$A$24:.$A$34];0)+IF([.B37]=&quot;Express&quot;;16;0)" office:value-type="float" office:value="2" calcext:value-type="float">
            <text:p>2</text:p>
          </table:table-cell>
          <table:table-cell table:formula="of:=MATCH([.A37];[Rate_data.$B$23:.$L$23];0)" office:value-type="float" office:value="3" calcext:value-type="float">
            <text:p>3</text:p>
          </table:table-cell>
          <table:table-cell table:style-name="ce8" table:formula="of:=IF([.E37]=&quot;Yes&quot;;([.D37]*[Rate_data.$C$8]-100)/100*IF([.A37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37];[.I37])" office:value-type="float" office:value="26" calcext:value-type="float">
            <text:p>26.00</text:p>
          </table:table-cell>
          <table:table-cell table:style-name="ce8" table:formula="of:=ROUND(([.J37]+[.K37])*(1-[.F37]);2)" office:value-type="float" office:value="26" calcext:value-type="float">
            <text:p>26.00</text:p>
          </table:table-cell>
          <table:table-cell table:style-name="ce13" table:number-columns-repeated="16372"/>
        </table:table-row>
        <table:table-row table:style-name="ro1">
          <table:table-cell table:formula="of:=[.A37]" office:value-type="string" office:string-value="Zone 2" calcext:value-type="string">
            <text:p>Zone 2</text:p>
          </table:table-cell>
          <table:table-cell office:value-type="string" calcext:value-type="string">
            <text:p>Standard</text:p>
          </table:table-cell>
          <table:table-cell table:formula="of:=[.D37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formula="of:=MATCH([.D38];[Rate_data.$A$24:.$A$34];0)+IF([.B38]=&quot;Express&quot;;16;0)" office:value-type="float" office:value="3" calcext:value-type="float">
            <text:p>3</text:p>
          </table:table-cell>
          <table:table-cell table:formula="of:=MATCH([.A38];[Rate_data.$B$23:.$L$23];0)" office:value-type="float" office:value="3" calcext:value-type="float">
            <text:p>3</text:p>
          </table:table-cell>
          <table:table-cell table:style-name="ce8" table:formula="of:=IF([.E38]=&quot;Yes&quot;;([.D38]*[Rate_data.$C$8]-100)/100*IF([.A38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38];[.I38])" office:value-type="float" office:value="38.15" calcext:value-type="float">
            <text:p>38.15</text:p>
          </table:table-cell>
          <table:table-cell table:style-name="ce8" table:formula="of:=ROUND(([.J38]+[.K38])*(1-[.F38]);2)" office:value-type="float" office:value="38.15" calcext:value-type="float">
            <text:p>38.15</text:p>
          </table:table-cell>
          <table:table-cell table:style-name="ce13" table:number-columns-repeated="16372"/>
        </table:table-row>
        <table:table-row table:style-name="ro1">
          <table:table-cell table:formula="of:=[.A38]" office:value-type="string" office:string-value="Zone 2" calcext:value-type="string">
            <text:p>Zone 2</text:p>
          </table:table-cell>
          <table:table-cell office:value-type="string" calcext:value-type="string">
            <text:p>Standard</text:p>
          </table:table-cell>
          <table:table-cell table:formula="of:=[.D38]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formula="of:=MATCH([.D39];[Rate_data.$A$24:.$A$34];0)+IF([.B39]=&quot;Express&quot;;16;0)" office:value-type="float" office:value="4" calcext:value-type="float">
            <text:p>4</text:p>
          </table:table-cell>
          <table:table-cell table:formula="of:=MATCH([.A39];[Rate_data.$B$23:.$L$23];0)" office:value-type="float" office:value="3" calcext:value-type="float">
            <text:p>3</text:p>
          </table:table-cell>
          <table:table-cell table:style-name="ce8" table:formula="of:=IF([.E39]=&quot;Yes&quot;;([.D39]*[Rate_data.$C$8]-100)/100*IF([.A39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39];[.I39])" office:value-type="float" office:value="50.3" calcext:value-type="float">
            <text:p>50.30</text:p>
          </table:table-cell>
          <table:table-cell table:style-name="ce8" table:formula="of:=ROUND(([.J39]+[.K39])*(1-[.F39]);2)" office:value-type="float" office:value="50.3" calcext:value-type="float">
            <text:p>50.30</text:p>
          </table:table-cell>
          <table:table-cell table:style-name="ce13" table:number-columns-repeated="16372"/>
        </table:table-row>
        <table:table-row table:style-name="ro1">
          <table:table-cell table:formula="of:=[.A39]" office:value-type="string" office:string-value="Zone 2" calcext:value-type="string">
            <text:p>Zone 2</text:p>
          </table:table-cell>
          <table:table-cell office:value-type="string" calcext:value-type="string">
            <text:p>Standard</text:p>
          </table:table-cell>
          <table:table-cell table:formula="of:=[.D39]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40]&amp;&quot;kg)&quot;" office:value-type="string" office:string-value="International Standard (2kg)" calcext:value-type="string">
            <text:p>International Standard (2kg)</text:p>
          </table:table-cell>
          <table:table-cell table:formula="of:=MATCH([.D40];[Rate_data.$A$24:.$A$34];0)+IF([.B40]=&quot;Express&quot;;16;0)" office:value-type="float" office:value="5" calcext:value-type="float">
            <text:p>5</text:p>
          </table:table-cell>
          <table:table-cell table:formula="of:=MATCH([.A40];[Rate_data.$B$23:.$L$23];0)" office:value-type="float" office:value="3" calcext:value-type="float">
            <text:p>3</text:p>
          </table:table-cell>
          <table:table-cell table:style-name="ce8" table:formula="of:=IF([.E40]=&quot;Yes&quot;;([.D40]*[Rate_data.$C$8]-100)/100*IF([.A40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40];[.I40])" office:value-type="float" office:value="62.45" calcext:value-type="float">
            <text:p>62.45</text:p>
          </table:table-cell>
          <table:table-cell table:style-name="ce8" table:formula="of:=ROUND(([.J40]+[.K40])*(1-[.F40]);2)" office:value-type="float" office:value="62.45" calcext:value-type="float">
            <text:p>62.45</text:p>
          </table:table-cell>
          <table:table-cell table:style-name="ce13" table:number-columns-repeated="16372"/>
        </table:table-row>
        <table:table-row table:style-name="ro1">
          <table:table-cell table:formula="of:=[.A40]" office:value-type="string" office:string-value="Zone 2" calcext:value-type="string">
            <text:p>Zone 2</text:p>
          </table:table-cell>
          <table:table-cell office:value-type="string" calcext:value-type="string">
            <text:p>Standard</text:p>
          </table:table-cell>
          <table:table-cell table:formula="of:=[.D40]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41]&amp;&quot;kg)&quot;" office:value-type="string" office:string-value="International Standard (2.5kg)" calcext:value-type="string">
            <text:p>International Standard (2.5kg)</text:p>
          </table:table-cell>
          <table:table-cell table:formula="of:=MATCH([.D41];[Rate_data.$A$24:.$A$34];0)+IF([.B41]=&quot;Express&quot;;16;0)" office:value-type="float" office:value="6" calcext:value-type="float">
            <text:p>6</text:p>
          </table:table-cell>
          <table:table-cell table:formula="of:=MATCH([.A41];[Rate_data.$B$23:.$L$23];0)" office:value-type="float" office:value="3" calcext:value-type="float">
            <text:p>3</text:p>
          </table:table-cell>
          <table:table-cell table:style-name="ce8" table:formula="of:=IF([.E41]=&quot;Yes&quot;;([.D41]*[Rate_data.$C$8]-100)/100*IF([.A41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41];[.I41])" office:value-type="float" office:value="69" calcext:value-type="float">
            <text:p>69.00</text:p>
          </table:table-cell>
          <table:table-cell table:style-name="ce8" table:formula="of:=ROUND(([.J41]+[.K41])*(1-[.F41]);2)" office:value-type="float" office:value="69" calcext:value-type="float">
            <text:p>69.00</text:p>
          </table:table-cell>
          <table:table-cell table:style-name="ce13" table:number-columns-repeated="16372"/>
        </table:table-row>
        <table:table-row table:style-name="ro1">
          <table:table-cell table:formula="of:=[.A41]" office:value-type="string" office:string-value="Zone 2" calcext:value-type="string">
            <text:p>Zone 2</text:p>
          </table:table-cell>
          <table:table-cell office:value-type="string" calcext:value-type="string">
            <text:p>Standard</text:p>
          </table:table-cell>
          <table:table-cell table:formula="of:=[.D41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42]&amp;&quot;kg)&quot;" office:value-type="string" office:string-value="International Standard (3kg)" calcext:value-type="string">
            <text:p>International Standard (3kg)</text:p>
          </table:table-cell>
          <table:table-cell table:formula="of:=MATCH([.D42];[Rate_data.$A$24:.$A$34];0)+IF([.B42]=&quot;Express&quot;;16;0)" office:value-type="float" office:value="7" calcext:value-type="float">
            <text:p>7</text:p>
          </table:table-cell>
          <table:table-cell table:formula="of:=MATCH([.A42];[Rate_data.$B$23:.$L$23];0)" office:value-type="float" office:value="3" calcext:value-type="float">
            <text:p>3</text:p>
          </table:table-cell>
          <table:table-cell table:style-name="ce8" table:formula="of:=IF([.E42]=&quot;Yes&quot;;([.D42]*[Rate_data.$C$8]-100)/100*IF([.A42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42];[.I42])" office:value-type="float" office:value="75.55" calcext:value-type="float">
            <text:p>75.55</text:p>
          </table:table-cell>
          <table:table-cell table:style-name="ce8" table:formula="of:=ROUND(([.J42]+[.K42])*(1-[.F42]);2)" office:value-type="float" office:value="75.55" calcext:value-type="float">
            <text:p>75.55</text:p>
          </table:table-cell>
          <table:table-cell table:style-name="ce13" table:number-columns-repeated="16372"/>
        </table:table-row>
        <table:table-row table:style-name="ro1">
          <table:table-cell table:formula="of:=[.A42]" office:value-type="string" office:string-value="Zone 2" calcext:value-type="string">
            <text:p>Zone 2</text:p>
          </table:table-cell>
          <table:table-cell table:formula="of:=[.B42]" office:value-type="string" office:string-value="Standard" calcext:value-type="string">
            <text:p>Standard</text:p>
          </table:table-cell>
          <table:table-cell table:formula="of:=[.D42]" office:value-type="float" office:value="3" calcext:value-type="float">
            <text:p>3</text:p>
          </table:table-cell>
          <table:table-cell table:formula="of:=[.D42]+0.5" office:value-type="float" office:value="3.5" calcext:value-type="float">
            <text:p>3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43]&amp;&quot; (&quot;&amp;[.D43]&amp;&quot;kg)&quot;" office:value-type="string" office:string-value="International Standard (3.5kg)" calcext:value-type="string">
            <text:p>International Standard (3.5kg)</text:p>
          </table:table-cell>
          <table:table-cell table:formula="of:=MATCH([.D43];[Rate_data.$A$24:.$A$34];0)+IF([.B43]=&quot;Express&quot;;16;0)" office:value-type="float" office:value="8" calcext:value-type="float">
            <text:p>8</text:p>
          </table:table-cell>
          <table:table-cell table:formula="of:=MATCH([.A43];[Rate_data.$B$23:.$L$23];0)" office:value-type="float" office:value="3" calcext:value-type="float">
            <text:p>3</text:p>
          </table:table-cell>
          <table:table-cell table:style-name="ce8" table:formula="of:=IF([.E43]=&quot;Yes&quot;;([.D43]*[Rate_data.$C$8]-100)/100*IF([.A43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43];[.I43])" office:value-type="float" office:value="82.1" calcext:value-type="float">
            <text:p>82.10</text:p>
          </table:table-cell>
          <table:table-cell table:style-name="ce8" table:formula="of:=ROUND(([.J43]+[.K43])*(1-[.F43]);2)" office:value-type="float" office:value="82.1" calcext:value-type="float">
            <text:p>82.10</text:p>
          </table:table-cell>
          <table:table-cell table:style-name="ce13" table:number-columns-repeated="16372"/>
        </table:table-row>
        <table:table-row table:style-name="ro1">
          <table:table-cell table:formula="of:=[.A43]" office:value-type="string" office:string-value="Zone 2" calcext:value-type="string">
            <text:p>Zone 2</text:p>
          </table:table-cell>
          <table:table-cell table:formula="of:=[.B43]" office:value-type="string" office:string-value="Standard" calcext:value-type="string">
            <text:p>Standard</text:p>
          </table:table-cell>
          <table:table-cell table:formula="of:=[.D43]" office:value-type="float" office:value="3.5" calcext:value-type="float">
            <text:p>3.5</text:p>
          </table:table-cell>
          <table:table-cell table:formula="of:=[.D43]+0.5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44]&amp;&quot; (&quot;&amp;[.D44]&amp;&quot;kg)&quot;" office:value-type="string" office:string-value="International Standard (4kg)" calcext:value-type="string">
            <text:p>International Standard (4kg)</text:p>
          </table:table-cell>
          <table:table-cell table:formula="of:=MATCH([.D44];[Rate_data.$A$24:.$A$34];0)+IF([.B44]=&quot;Express&quot;;16;0)" office:value-type="float" office:value="9" calcext:value-type="float">
            <text:p>9</text:p>
          </table:table-cell>
          <table:table-cell table:formula="of:=MATCH([.A44];[Rate_data.$B$23:.$L$23];0)" office:value-type="float" office:value="3" calcext:value-type="float">
            <text:p>3</text:p>
          </table:table-cell>
          <table:table-cell table:style-name="ce8" table:formula="of:=IF([.E44]=&quot;Yes&quot;;([.D44]*[Rate_data.$C$8]-100)/100*IF([.A44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44];[.I44])" office:value-type="float" office:value="88.65" calcext:value-type="float">
            <text:p>88.65</text:p>
          </table:table-cell>
          <table:table-cell table:style-name="ce8" table:formula="of:=ROUND(([.J44]+[.K44])*(1-[.F44]);2)" office:value-type="float" office:value="88.65" calcext:value-type="float">
            <text:p>88.65</text:p>
          </table:table-cell>
          <table:table-cell table:style-name="ce13" table:number-columns-repeated="16372"/>
        </table:table-row>
        <table:table-row table:style-name="ro1">
          <table:table-cell table:formula="of:=[.A44]" office:value-type="string" office:string-value="Zone 2" calcext:value-type="string">
            <text:p>Zone 2</text:p>
          </table:table-cell>
          <table:table-cell table:formula="of:=[.B44]" office:value-type="string" office:string-value="Standard" calcext:value-type="string">
            <text:p>Standard</text:p>
          </table:table-cell>
          <table:table-cell table:formula="of:=[.D44]" office:value-type="float" office:value="4" calcext:value-type="float">
            <text:p>4</text:p>
          </table:table-cell>
          <table:table-cell table:formula="of:=[.D44]+0.5" office:value-type="float" office:value="4.5" calcext:value-type="float">
            <text:p>4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45]&amp;&quot; (&quot;&amp;[.D45]&amp;&quot;kg)&quot;" office:value-type="string" office:string-value="International Standard (4.5kg)" calcext:value-type="string">
            <text:p>International Standard (4.5kg)</text:p>
          </table:table-cell>
          <table:table-cell table:formula="of:=MATCH([.D45];[Rate_data.$A$24:.$A$34];0)+IF([.B45]=&quot;Express&quot;;16;0)" office:value-type="float" office:value="10" calcext:value-type="float">
            <text:p>10</text:p>
          </table:table-cell>
          <table:table-cell table:formula="of:=MATCH([.A45];[Rate_data.$B$23:.$L$23];0)" office:value-type="float" office:value="3" calcext:value-type="float">
            <text:p>3</text:p>
          </table:table-cell>
          <table:table-cell table:style-name="ce8" table:formula="of:=IF([.E45]=&quot;Yes&quot;;([.D45]*[Rate_data.$C$8]-100)/100*IF([.A45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45];[.I45])" office:value-type="float" office:value="95.2" calcext:value-type="float">
            <text:p>95.20</text:p>
          </table:table-cell>
          <table:table-cell table:style-name="ce8" table:formula="of:=ROUND(([.J45]+[.K45])*(1-[.F45]);2)" office:value-type="float" office:value="95.2" calcext:value-type="float">
            <text:p>95.20</text:p>
          </table:table-cell>
          <table:table-cell table:style-name="ce13" table:number-columns-repeated="16372"/>
        </table:table-row>
        <table:table-row table:style-name="ro1">
          <table:table-cell table:formula="of:=[.A45]" office:value-type="string" office:string-value="Zone 2" calcext:value-type="string">
            <text:p>Zone 2</text:p>
          </table:table-cell>
          <table:table-cell table:formula="of:=[.B45]" office:value-type="string" office:string-value="Standard" calcext:value-type="string">
            <text:p>Standard</text:p>
          </table:table-cell>
          <table:table-cell table:formula="of:=[.D45]" office:value-type="float" office:value="4.5" calcext:value-type="float">
            <text:p>4.5</text:p>
          </table:table-cell>
          <table:table-cell table:formula="of:=[.D45]+0.5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46]&amp;&quot; (&quot;&amp;[.D46]&amp;&quot;kg)&quot;" office:value-type="string" office:string-value="International Standard (5kg)" calcext:value-type="string">
            <text:p>International Standard (5kg)</text:p>
          </table:table-cell>
          <table:table-cell table:formula="of:=MATCH([.D46];[Rate_data.$A$24:.$A$34];0)+IF([.B46]=&quot;Express&quot;;16;0)" office:value-type="float" office:value="11" calcext:value-type="float">
            <text:p>11</text:p>
          </table:table-cell>
          <table:table-cell table:formula="of:=MATCH([.A46];[Rate_data.$B$23:.$L$23];0)" office:value-type="float" office:value="3" calcext:value-type="float">
            <text:p>3</text:p>
          </table:table-cell>
          <table:table-cell table:style-name="ce8" table:formula="of:=IF([.E46]=&quot;Yes&quot;;([.D46]*[Rate_data.$C$8]-100)/100*IF([.A46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46];[.I46])" office:value-type="float" office:value="101.75" calcext:value-type="float">
            <text:p>101.75</text:p>
          </table:table-cell>
          <table:table-cell table:style-name="ce8" table:formula="of:=ROUND(([.J46]+[.K46])*(1-[.F46]);2)" office:value-type="float" office:value="101.75" calcext:value-type="float">
            <text:p>101.75</text:p>
          </table:table-cell>
          <table:table-cell table:style-name="ce13" table:number-columns-repeated="16372"/>
        </table:table-row>
        <table:table-row table:style-name="ro1">
          <table:table-cell table:formula="of:=[.A42]" office:value-type="string" office:string-value="Zone 2" calcext:value-type="string">
            <text:p>Zone 2</text:p>
          </table:table-cell>
          <table:table-cell office:value-type="string" calcext:value-type="string">
            <text:p>Expres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formula="of:=MATCH([.D47];[Rate_data.$A$24:.$A$34];0)+IF([.B47]=&quot;Express&quot;;16;0)" office:value-type="float" office:value="17" calcext:value-type="float">
            <text:p>17</text:p>
          </table:table-cell>
          <table:table-cell table:formula="of:=MATCH([.A47];[Rate_data.$B$23:.$L$23];0)" office:value-type="float" office:value="3" calcext:value-type="float">
            <text:p>3</text:p>
          </table:table-cell>
          <table:table-cell table:style-name="ce8" table:formula="of:=IF([.E47]=&quot;Yes&quot;;([.D47]*[Rate_data.$C$8]-100)/100*IF([.A47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47];[.I47])" office:value-type="float" office:value="36.95" calcext:value-type="float">
            <text:p>36.95</text:p>
          </table:table-cell>
          <table:table-cell table:style-name="ce8" table:formula="of:=ROUND(([.J47]+[.K47])*(1-[.F47]);2)" office:value-type="float" office:value="36.95" calcext:value-type="float">
            <text:p>36.95</text:p>
          </table:table-cell>
          <table:table-cell table:style-name="ce13" table:number-columns-repeated="16372"/>
        </table:table-row>
        <table:table-row table:style-name="ro1">
          <table:table-cell table:formula="of:=[.A47]" office:value-type="string" office:string-value="Zone 2" calcext:value-type="string">
            <text:p>Zone 2</text:p>
          </table:table-cell>
          <table:table-cell office:value-type="string" calcext:value-type="string">
            <text:p>Express</text:p>
          </table:table-cell>
          <table:table-cell table:formula="of:=[.D47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formula="of:=MATCH([.D48];[Rate_data.$A$24:.$A$34];0)+IF([.B48]=&quot;Express&quot;;16;0)" office:value-type="float" office:value="18" calcext:value-type="float">
            <text:p>18</text:p>
          </table:table-cell>
          <table:table-cell table:formula="of:=MATCH([.A48];[Rate_data.$B$23:.$L$23];0)" office:value-type="float" office:value="3" calcext:value-type="float">
            <text:p>3</text:p>
          </table:table-cell>
          <table:table-cell table:style-name="ce8" table:formula="of:=IF([.E48]=&quot;Yes&quot;;([.D48]*[Rate_data.$C$8]-100)/100*IF([.A48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48];[.I48])" office:value-type="float" office:value="43" calcext:value-type="float">
            <text:p>43.00</text:p>
          </table:table-cell>
          <table:table-cell table:style-name="ce8" table:formula="of:=ROUND(([.J48]+[.K48])*(1-[.F48]);2)" office:value-type="float" office:value="43" calcext:value-type="float">
            <text:p>43.00</text:p>
          </table:table-cell>
          <table:table-cell table:style-name="ce13" table:number-columns-repeated="16372"/>
        </table:table-row>
        <table:table-row table:style-name="ro1">
          <table:table-cell table:formula="of:=[.A48]" office:value-type="string" office:string-value="Zone 2" calcext:value-type="string">
            <text:p>Zone 2</text:p>
          </table:table-cell>
          <table:table-cell office:value-type="string" calcext:value-type="string">
            <text:p>Express</text:p>
          </table:table-cell>
          <table:table-cell table:formula="of:=[.D48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formula="of:=MATCH([.D49];[Rate_data.$A$24:.$A$34];0)+IF([.B49]=&quot;Express&quot;;16;0)" office:value-type="float" office:value="19" calcext:value-type="float">
            <text:p>19</text:p>
          </table:table-cell>
          <table:table-cell table:formula="of:=MATCH([.A49];[Rate_data.$B$23:.$L$23];0)" office:value-type="float" office:value="3" calcext:value-type="float">
            <text:p>3</text:p>
          </table:table-cell>
          <table:table-cell table:style-name="ce8" table:formula="of:=IF([.E49]=&quot;Yes&quot;;([.D49]*[Rate_data.$C$8]-100)/100*IF([.A49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49];[.I49])" office:value-type="float" office:value="55.15" calcext:value-type="float">
            <text:p>55.15</text:p>
          </table:table-cell>
          <table:table-cell table:style-name="ce8" table:formula="of:=ROUND(([.J49]+[.K49])*(1-[.F49]);2)" office:value-type="float" office:value="55.15" calcext:value-type="float">
            <text:p>55.15</text:p>
          </table:table-cell>
          <table:table-cell table:style-name="ce13" table:number-columns-repeated="16372"/>
        </table:table-row>
        <table:table-row table:style-name="ro1">
          <table:table-cell table:formula="of:=[.A49]" office:value-type="string" office:string-value="Zone 2" calcext:value-type="string">
            <text:p>Zone 2</text:p>
          </table:table-cell>
          <table:table-cell office:value-type="string" calcext:value-type="string">
            <text:p>Express</text:p>
          </table:table-cell>
          <table:table-cell table:formula="of:=[.D49]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formula="of:=MATCH([.D50];[Rate_data.$A$24:.$A$34];0)+IF([.B50]=&quot;Express&quot;;16;0)" office:value-type="float" office:value="20" calcext:value-type="float">
            <text:p>20</text:p>
          </table:table-cell>
          <table:table-cell table:formula="of:=MATCH([.A50];[Rate_data.$B$23:.$L$23];0)" office:value-type="float" office:value="3" calcext:value-type="float">
            <text:p>3</text:p>
          </table:table-cell>
          <table:table-cell table:style-name="ce8" table:formula="of:=IF([.E50]=&quot;Yes&quot;;([.D50]*[Rate_data.$C$8]-100)/100*IF([.A50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50];[.I50])" office:value-type="float" office:value="67.3" calcext:value-type="float">
            <text:p>67.30</text:p>
          </table:table-cell>
          <table:table-cell table:style-name="ce8" table:formula="of:=ROUND(([.J50]+[.K50])*(1-[.F50]);2)" office:value-type="float" office:value="67.3" calcext:value-type="float">
            <text:p>67.30</text:p>
          </table:table-cell>
          <table:table-cell table:style-name="ce13" table:number-columns-repeated="16372"/>
        </table:table-row>
        <table:table-row table:style-name="ro1">
          <table:table-cell table:formula="of:=[.A50]" office:value-type="string" office:string-value="Zone 2" calcext:value-type="string">
            <text:p>Zone 2</text:p>
          </table:table-cell>
          <table:table-cell office:value-type="string" calcext:value-type="string">
            <text:p>Express</text:p>
          </table:table-cell>
          <table:table-cell table:formula="of:=[.D50]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51]&amp;&quot;kg)&quot;" office:value-type="string" office:string-value="International Express (2kg)" calcext:value-type="string">
            <text:p>International Express (2kg)</text:p>
          </table:table-cell>
          <table:table-cell table:formula="of:=MATCH([.D51];[Rate_data.$A$24:.$A$34];0)+IF([.B51]=&quot;Express&quot;;16;0)" office:value-type="float" office:value="21" calcext:value-type="float">
            <text:p>21</text:p>
          </table:table-cell>
          <table:table-cell table:formula="of:=MATCH([.A51];[Rate_data.$B$23:.$L$23];0)" office:value-type="float" office:value="3" calcext:value-type="float">
            <text:p>3</text:p>
          </table:table-cell>
          <table:table-cell table:style-name="ce8" table:formula="of:=IF([.E51]=&quot;Yes&quot;;([.D51]*[Rate_data.$C$8]-100)/100*IF([.A51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51];[.I51])" office:value-type="float" office:value="79.45" calcext:value-type="float">
            <text:p>79.45</text:p>
          </table:table-cell>
          <table:table-cell table:style-name="ce8" table:formula="of:=ROUND(([.J51]+[.K51])*(1-[.F51]);2)" office:value-type="float" office:value="79.45" calcext:value-type="float">
            <text:p>79.45</text:p>
          </table:table-cell>
          <table:table-cell table:style-name="ce13" table:number-columns-repeated="16372"/>
        </table:table-row>
        <table:table-row table:style-name="ro1">
          <table:table-cell table:formula="of:=[.A51]" office:value-type="string" office:string-value="Zone 2" calcext:value-type="string">
            <text:p>Zone 2</text:p>
          </table:table-cell>
          <table:table-cell office:value-type="string" calcext:value-type="string">
            <text:p>Express</text:p>
          </table:table-cell>
          <table:table-cell table:formula="of:=[.D51]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52]&amp;&quot;kg)&quot;" office:value-type="string" office:string-value="International Express (2.5kg)" calcext:value-type="string">
            <text:p>International Express (2.5kg)</text:p>
          </table:table-cell>
          <table:table-cell table:formula="of:=MATCH([.D52];[Rate_data.$A$24:.$A$34];0)+IF([.B52]=&quot;Express&quot;;16;0)" office:value-type="float" office:value="22" calcext:value-type="float">
            <text:p>22</text:p>
          </table:table-cell>
          <table:table-cell table:formula="of:=MATCH([.A52];[Rate_data.$B$23:.$L$23];0)" office:value-type="float" office:value="3" calcext:value-type="float">
            <text:p>3</text:p>
          </table:table-cell>
          <table:table-cell table:style-name="ce8" table:formula="of:=IF([.E52]=&quot;Yes&quot;;([.D52]*[Rate_data.$C$8]-100)/100*IF([.A52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52];[.I52])" office:value-type="float" office:value="86" calcext:value-type="float">
            <text:p>86.00</text:p>
          </table:table-cell>
          <table:table-cell table:style-name="ce8" table:formula="of:=ROUND(([.J52]+[.K52])*(1-[.F52]);2)" office:value-type="float" office:value="86" calcext:value-type="float">
            <text:p>86.00</text:p>
          </table:table-cell>
          <table:table-cell table:style-name="ce13" table:number-columns-repeated="16372"/>
        </table:table-row>
        <table:table-row table:style-name="ro1">
          <table:table-cell table:formula="of:=[.A52]" office:value-type="string" office:string-value="Zone 2" calcext:value-type="string">
            <text:p>Zone 2</text:p>
          </table:table-cell>
          <table:table-cell office:value-type="string" calcext:value-type="string">
            <text:p>Express</text:p>
          </table:table-cell>
          <table:table-cell table:formula="of:=[.D52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53]&amp;&quot;kg)&quot;" office:value-type="string" office:string-value="International Express (3kg)" calcext:value-type="string">
            <text:p>International Express (3kg)</text:p>
          </table:table-cell>
          <table:table-cell table:formula="of:=MATCH([.D53];[Rate_data.$A$24:.$A$34];0)+IF([.B53]=&quot;Express&quot;;16;0)" office:value-type="float" office:value="23" calcext:value-type="float">
            <text:p>23</text:p>
          </table:table-cell>
          <table:table-cell table:formula="of:=MATCH([.A53];[Rate_data.$B$23:.$L$23];0)" office:value-type="float" office:value="3" calcext:value-type="float">
            <text:p>3</text:p>
          </table:table-cell>
          <table:table-cell table:style-name="ce8" table:formula="of:=IF([.E53]=&quot;Yes&quot;;([.D53]*[Rate_data.$C$8]-100)/100*IF([.A53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53];[.I53])" office:value-type="float" office:value="92.55" calcext:value-type="float">
            <text:p>92.55</text:p>
          </table:table-cell>
          <table:table-cell table:style-name="ce8" table:formula="of:=ROUND(([.J53]+[.K53])*(1-[.F53]);2)" office:value-type="float" office:value="92.55" calcext:value-type="float">
            <text:p>92.55</text:p>
          </table:table-cell>
          <table:table-cell table:style-name="ce13" table:number-columns-repeated="16372"/>
        </table:table-row>
        <table:table-row table:style-name="ro1">
          <table:table-cell table:formula="of:=[.A53]" office:value-type="string" office:string-value="Zone 2" calcext:value-type="string">
            <text:p>Zone 2</text:p>
          </table:table-cell>
          <table:table-cell table:formula="of:=[.B53]" office:value-type="string" office:string-value="Express" calcext:value-type="string">
            <text:p>Express</text:p>
          </table:table-cell>
          <table:table-cell table:formula="of:=[.D53]" office:value-type="float" office:value="3" calcext:value-type="float">
            <text:p>3</text:p>
          </table:table-cell>
          <table:table-cell table:formula="of:=[.D53]+0.5" office:value-type="float" office:value="3.5" calcext:value-type="float">
            <text:p>3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54]&amp;&quot; (&quot;&amp;[.D54]&amp;&quot;kg)&quot;" office:value-type="string" office:string-value="International Express (3.5kg)" calcext:value-type="string">
            <text:p>International Express (3.5kg)</text:p>
          </table:table-cell>
          <table:table-cell table:formula="of:=MATCH([.D54];[Rate_data.$A$24:.$A$34];0)+IF([.B54]=&quot;Express&quot;;16;0)" office:value-type="float" office:value="24" calcext:value-type="float">
            <text:p>24</text:p>
          </table:table-cell>
          <table:table-cell table:formula="of:=MATCH([.A54];[Rate_data.$B$23:.$L$23];0)" office:value-type="float" office:value="3" calcext:value-type="float">
            <text:p>3</text:p>
          </table:table-cell>
          <table:table-cell table:style-name="ce8" table:formula="of:=IF([.E54]=&quot;Yes&quot;;([.D54]*[Rate_data.$C$8]-100)/100*IF([.A54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54];[.I54])" office:value-type="float" office:value="99.1" calcext:value-type="float">
            <text:p>99.10</text:p>
          </table:table-cell>
          <table:table-cell table:style-name="ce8" table:formula="of:=ROUND(([.J54]+[.K54])*(1-[.F54]);2)" office:value-type="float" office:value="99.1" calcext:value-type="float">
            <text:p>99.10</text:p>
          </table:table-cell>
          <table:table-cell table:style-name="ce13" table:number-columns-repeated="16372"/>
        </table:table-row>
        <table:table-row table:style-name="ro1">
          <table:table-cell table:formula="of:=[.A54]" office:value-type="string" office:string-value="Zone 2" calcext:value-type="string">
            <text:p>Zone 2</text:p>
          </table:table-cell>
          <table:table-cell table:formula="of:=[.B54]" office:value-type="string" office:string-value="Express" calcext:value-type="string">
            <text:p>Express</text:p>
          </table:table-cell>
          <table:table-cell table:formula="of:=[.D54]" office:value-type="float" office:value="3.5" calcext:value-type="float">
            <text:p>3.5</text:p>
          </table:table-cell>
          <table:table-cell table:formula="of:=[.D54]+0.5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55]&amp;&quot; (&quot;&amp;[.D55]&amp;&quot;kg)&quot;" office:value-type="string" office:string-value="International Express (4kg)" calcext:value-type="string">
            <text:p>International Express (4kg)</text:p>
          </table:table-cell>
          <table:table-cell table:formula="of:=MATCH([.D55];[Rate_data.$A$24:.$A$34];0)+IF([.B55]=&quot;Express&quot;;16;0)" office:value-type="float" office:value="25" calcext:value-type="float">
            <text:p>25</text:p>
          </table:table-cell>
          <table:table-cell table:formula="of:=MATCH([.A55];[Rate_data.$B$23:.$L$23];0)" office:value-type="float" office:value="3" calcext:value-type="float">
            <text:p>3</text:p>
          </table:table-cell>
          <table:table-cell table:style-name="ce8" table:formula="of:=IF([.E55]=&quot;Yes&quot;;([.D55]*[Rate_data.$C$8]-100)/100*IF([.A55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55];[.I55])" office:value-type="float" office:value="105.65" calcext:value-type="float">
            <text:p>105.65</text:p>
          </table:table-cell>
          <table:table-cell table:style-name="ce8" table:formula="of:=ROUND(([.J55]+[.K55])*(1-[.F55]);2)" office:value-type="float" office:value="105.65" calcext:value-type="float">
            <text:p>105.65</text:p>
          </table:table-cell>
          <table:table-cell table:style-name="ce13" table:number-columns-repeated="16372"/>
        </table:table-row>
        <table:table-row table:style-name="ro1">
          <table:table-cell table:formula="of:=[.A55]" office:value-type="string" office:string-value="Zone 2" calcext:value-type="string">
            <text:p>Zone 2</text:p>
          </table:table-cell>
          <table:table-cell table:formula="of:=[.B55]" office:value-type="string" office:string-value="Express" calcext:value-type="string">
            <text:p>Express</text:p>
          </table:table-cell>
          <table:table-cell table:formula="of:=[.D55]" office:value-type="float" office:value="4" calcext:value-type="float">
            <text:p>4</text:p>
          </table:table-cell>
          <table:table-cell table:formula="of:=[.D55]+0.5" office:value-type="float" office:value="4.5" calcext:value-type="float">
            <text:p>4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56]&amp;&quot; (&quot;&amp;[.D56]&amp;&quot;kg)&quot;" office:value-type="string" office:string-value="International Express (4.5kg)" calcext:value-type="string">
            <text:p>International Express (4.5kg)</text:p>
          </table:table-cell>
          <table:table-cell table:formula="of:=MATCH([.D56];[Rate_data.$A$24:.$A$34];0)+IF([.B56]=&quot;Express&quot;;16;0)" office:value-type="float" office:value="26" calcext:value-type="float">
            <text:p>26</text:p>
          </table:table-cell>
          <table:table-cell table:formula="of:=MATCH([.A56];[Rate_data.$B$23:.$L$23];0)" office:value-type="float" office:value="3" calcext:value-type="float">
            <text:p>3</text:p>
          </table:table-cell>
          <table:table-cell table:style-name="ce8" table:formula="of:=IF([.E56]=&quot;Yes&quot;;([.D56]*[Rate_data.$C$8]-100)/100*IF([.A56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56];[.I56])" office:value-type="float" office:value="112.2" calcext:value-type="float">
            <text:p>112.20</text:p>
          </table:table-cell>
          <table:table-cell table:style-name="ce8" table:formula="of:=ROUND(([.J56]+[.K56])*(1-[.F56]);2)" office:value-type="float" office:value="112.2" calcext:value-type="float">
            <text:p>112.20</text:p>
          </table:table-cell>
          <table:table-cell table:style-name="ce13" table:number-columns-repeated="16372"/>
        </table:table-row>
        <table:table-row table:style-name="ro1">
          <table:table-cell table:formula="of:=[.A56]" office:value-type="string" office:string-value="Zone 2" calcext:value-type="string">
            <text:p>Zone 2</text:p>
          </table:table-cell>
          <table:table-cell table:formula="of:=[.B56]" office:value-type="string" office:string-value="Express" calcext:value-type="string">
            <text:p>Express</text:p>
          </table:table-cell>
          <table:table-cell table:formula="of:=[.D56]" office:value-type="float" office:value="4.5" calcext:value-type="float">
            <text:p>4.5</text:p>
          </table:table-cell>
          <table:table-cell table:formula="of:=[.D56]+0.5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57]&amp;&quot; (&quot;&amp;[.D57]&amp;&quot;kg)&quot;" office:value-type="string" office:string-value="International Express (5kg)" calcext:value-type="string">
            <text:p>International Express (5kg)</text:p>
          </table:table-cell>
          <table:table-cell table:formula="of:=MATCH([.D57];[Rate_data.$A$24:.$A$34];0)+IF([.B57]=&quot;Express&quot;;16;0)" office:value-type="float" office:value="27" calcext:value-type="float">
            <text:p>27</text:p>
          </table:table-cell>
          <table:table-cell table:formula="of:=MATCH([.A57];[Rate_data.$B$23:.$L$23];0)" office:value-type="float" office:value="3" calcext:value-type="float">
            <text:p>3</text:p>
          </table:table-cell>
          <table:table-cell table:style-name="ce8" table:formula="of:=IF([.E57]=&quot;Yes&quot;;([.D57]*[Rate_data.$C$8]-100)/100*IF([.A57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57];[.I57])" office:value-type="float" office:value="118.75" calcext:value-type="float">
            <text:p>118.75</text:p>
          </table:table-cell>
          <table:table-cell table:style-name="ce8" table:formula="of:=ROUND(([.J57]+[.K57])*(1-[.F57]);2)" office:value-type="float" office:value="118.75" calcext:value-type="float">
            <text:p>118.75</text:p>
          </table:table-cell>
          <table:table-cell table:style-name="ce13" table:number-columns-repeated="16372"/>
        </table:table-row>
        <table:table-row table:style-name="ro1">
          <table:table-cell office:value-type="string" calcext:value-type="string">
            <text:p>Zone 3</text:p>
          </table:table-cell>
          <table:table-cell office:value-type="string" calcext:value-type="string">
            <text:p>Standard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formula="of:=MATCH([.D58];[Rate_data.$A$24:.$A$34];0)+IF([.B58]=&quot;Express&quot;;16;0)" office:value-type="float" office:value="1" calcext:value-type="float">
            <text:p>1</text:p>
          </table:table-cell>
          <table:table-cell table:formula="of:=MATCH([.A58];[Rate_data.$B$23:.$L$23];0)" office:value-type="float" office:value="4" calcext:value-type="float">
            <text:p>4</text:p>
          </table:table-cell>
          <table:table-cell table:style-name="ce8" table:formula="of:=IF([.E58]=&quot;Yes&quot;;([.D58]*[Rate_data.$C$8]-100)/100*IF([.A58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58];[.I58])" office:value-type="float" office:value="22.3" calcext:value-type="float">
            <text:p>22.30</text:p>
          </table:table-cell>
          <table:table-cell table:style-name="ce8" table:formula="of:=ROUND(([.J58]+[.K58])*(1-[.F58]);2)" office:value-type="float" office:value="22.3" calcext:value-type="float">
            <text:p>22.30</text:p>
          </table:table-cell>
          <table:table-cell table:style-name="ce13" table:number-columns-repeated="16372"/>
        </table:table-row>
        <table:table-row table:style-name="ro1">
          <table:table-cell table:formula="of:=[.A58]" office:value-type="string" office:string-value="Zone 3" calcext:value-type="string">
            <text:p>Zone 3</text:p>
          </table:table-cell>
          <table:table-cell office:value-type="string" calcext:value-type="string">
            <text:p>Standard</text:p>
          </table:table-cell>
          <table:table-cell table:formula="of:=[.D58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formula="of:=MATCH([.D59];[Rate_data.$A$24:.$A$34];0)+IF([.B59]=&quot;Express&quot;;16;0)" office:value-type="float" office:value="2" calcext:value-type="float">
            <text:p>2</text:p>
          </table:table-cell>
          <table:table-cell table:formula="of:=MATCH([.A59];[Rate_data.$B$23:.$L$23];0)" office:value-type="float" office:value="4" calcext:value-type="float">
            <text:p>4</text:p>
          </table:table-cell>
          <table:table-cell table:style-name="ce8" table:formula="of:=IF([.E59]=&quot;Yes&quot;;([.D59]*[Rate_data.$C$8]-100)/100*IF([.A59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59];[.I59])" office:value-type="float" office:value="29" calcext:value-type="float">
            <text:p>29.00</text:p>
          </table:table-cell>
          <table:table-cell table:style-name="ce8" table:formula="of:=ROUND(([.J59]+[.K59])*(1-[.F59]);2)" office:value-type="float" office:value="29" calcext:value-type="float">
            <text:p>29.00</text:p>
          </table:table-cell>
          <table:table-cell table:style-name="ce13" table:number-columns-repeated="16372"/>
        </table:table-row>
        <table:table-row table:style-name="ro1">
          <table:table-cell table:formula="of:=[.A59]" office:value-type="string" office:string-value="Zone 3" calcext:value-type="string">
            <text:p>Zone 3</text:p>
          </table:table-cell>
          <table:table-cell office:value-type="string" calcext:value-type="string">
            <text:p>Standard</text:p>
          </table:table-cell>
          <table:table-cell table:formula="of:=[.D59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formula="of:=MATCH([.D60];[Rate_data.$A$24:.$A$34];0)+IF([.B60]=&quot;Express&quot;;16;0)" office:value-type="float" office:value="3" calcext:value-type="float">
            <text:p>3</text:p>
          </table:table-cell>
          <table:table-cell table:formula="of:=MATCH([.A60];[Rate_data.$B$23:.$L$23];0)" office:value-type="float" office:value="4" calcext:value-type="float">
            <text:p>4</text:p>
          </table:table-cell>
          <table:table-cell table:style-name="ce8" table:formula="of:=IF([.E60]=&quot;Yes&quot;;([.D60]*[Rate_data.$C$8]-100)/100*IF([.A60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60];[.I60])" office:value-type="float" office:value="42.2" calcext:value-type="float">
            <text:p>42.20</text:p>
          </table:table-cell>
          <table:table-cell table:style-name="ce8" table:formula="of:=ROUND(([.J60]+[.K60])*(1-[.F60]);2)" office:value-type="float" office:value="42.2" calcext:value-type="float">
            <text:p>42.20</text:p>
          </table:table-cell>
          <table:table-cell table:style-name="ce13" table:number-columns-repeated="16372"/>
        </table:table-row>
        <table:table-row table:style-name="ro1">
          <table:table-cell table:formula="of:=[.A60]" office:value-type="string" office:string-value="Zone 3" calcext:value-type="string">
            <text:p>Zone 3</text:p>
          </table:table-cell>
          <table:table-cell office:value-type="string" calcext:value-type="string">
            <text:p>Standard</text:p>
          </table:table-cell>
          <table:table-cell table:formula="of:=[.D60]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formula="of:=MATCH([.D61];[Rate_data.$A$24:.$A$34];0)+IF([.B61]=&quot;Express&quot;;16;0)" office:value-type="float" office:value="4" calcext:value-type="float">
            <text:p>4</text:p>
          </table:table-cell>
          <table:table-cell table:formula="of:=MATCH([.A61];[Rate_data.$B$23:.$L$23];0)" office:value-type="float" office:value="4" calcext:value-type="float">
            <text:p>4</text:p>
          </table:table-cell>
          <table:table-cell table:style-name="ce8" table:formula="of:=IF([.E61]=&quot;Yes&quot;;([.D61]*[Rate_data.$C$8]-100)/100*IF([.A61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61];[.I61])" office:value-type="float" office:value="55.55" calcext:value-type="float">
            <text:p>55.55</text:p>
          </table:table-cell>
          <table:table-cell table:style-name="ce8" table:formula="of:=ROUND(([.J61]+[.K61])*(1-[.F61]);2)" office:value-type="float" office:value="55.55" calcext:value-type="float">
            <text:p>55.55</text:p>
          </table:table-cell>
          <table:table-cell table:style-name="ce13" table:number-columns-repeated="16372"/>
        </table:table-row>
        <table:table-row table:style-name="ro1">
          <table:table-cell table:formula="of:=[.A61]" office:value-type="string" office:string-value="Zone 3" calcext:value-type="string">
            <text:p>Zone 3</text:p>
          </table:table-cell>
          <table:table-cell office:value-type="string" calcext:value-type="string">
            <text:p>Standard</text:p>
          </table:table-cell>
          <table:table-cell table:formula="of:=[.D61]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62]&amp;&quot;kg)&quot;" office:value-type="string" office:string-value="International Standard (2kg)" calcext:value-type="string">
            <text:p>International Standard (2kg)</text:p>
          </table:table-cell>
          <table:table-cell table:formula="of:=MATCH([.D62];[Rate_data.$A$24:.$A$34];0)+IF([.B62]=&quot;Express&quot;;16;0)" office:value-type="float" office:value="5" calcext:value-type="float">
            <text:p>5</text:p>
          </table:table-cell>
          <table:table-cell table:formula="of:=MATCH([.A62];[Rate_data.$B$23:.$L$23];0)" office:value-type="float" office:value="4" calcext:value-type="float">
            <text:p>4</text:p>
          </table:table-cell>
          <table:table-cell table:style-name="ce8" table:formula="of:=IF([.E62]=&quot;Yes&quot;;([.D62]*[Rate_data.$C$8]-100)/100*IF([.A62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62];[.I62])" office:value-type="float" office:value="68.85" calcext:value-type="float">
            <text:p>68.85</text:p>
          </table:table-cell>
          <table:table-cell table:style-name="ce8" table:formula="of:=ROUND(([.J62]+[.K62])*(1-[.F62]);2)" office:value-type="float" office:value="68.85" calcext:value-type="float">
            <text:p>68.85</text:p>
          </table:table-cell>
          <table:table-cell table:style-name="ce13" table:number-columns-repeated="16372"/>
        </table:table-row>
        <table:table-row table:style-name="ro1">
          <table:table-cell table:formula="of:=[.A62]" office:value-type="string" office:string-value="Zone 3" calcext:value-type="string">
            <text:p>Zone 3</text:p>
          </table:table-cell>
          <table:table-cell office:value-type="string" calcext:value-type="string">
            <text:p>Standard</text:p>
          </table:table-cell>
          <table:table-cell table:formula="of:=[.D62]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63]&amp;&quot;kg)&quot;" office:value-type="string" office:string-value="International Standard (2.5kg)" calcext:value-type="string">
            <text:p>International Standard (2.5kg)</text:p>
          </table:table-cell>
          <table:table-cell table:formula="of:=MATCH([.D63];[Rate_data.$A$24:.$A$34];0)+IF([.B63]=&quot;Express&quot;;16;0)" office:value-type="float" office:value="6" calcext:value-type="float">
            <text:p>6</text:p>
          </table:table-cell>
          <table:table-cell table:formula="of:=MATCH([.A63];[Rate_data.$B$23:.$L$23];0)" office:value-type="float" office:value="4" calcext:value-type="float">
            <text:p>4</text:p>
          </table:table-cell>
          <table:table-cell table:style-name="ce8" table:formula="of:=IF([.E63]=&quot;Yes&quot;;([.D63]*[Rate_data.$C$8]-100)/100*IF([.A63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63];[.I63])" office:value-type="float" office:value="76.6" calcext:value-type="float">
            <text:p>76.60</text:p>
          </table:table-cell>
          <table:table-cell table:style-name="ce8" table:formula="of:=ROUND(([.J63]+[.K63])*(1-[.F63]);2)" office:value-type="float" office:value="76.6" calcext:value-type="float">
            <text:p>76.60</text:p>
          </table:table-cell>
          <table:table-cell table:style-name="ce13" table:number-columns-repeated="16372"/>
        </table:table-row>
        <table:table-row table:style-name="ro1">
          <table:table-cell table:formula="of:=[.A63]" office:value-type="string" office:string-value="Zone 3" calcext:value-type="string">
            <text:p>Zone 3</text:p>
          </table:table-cell>
          <table:table-cell office:value-type="string" calcext:value-type="string">
            <text:p>Standard</text:p>
          </table:table-cell>
          <table:table-cell table:formula="of:=[.D63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64]&amp;&quot;kg)&quot;" office:value-type="string" office:string-value="International Standard (3kg)" calcext:value-type="string">
            <text:p>International Standard (3kg)</text:p>
          </table:table-cell>
          <table:table-cell table:formula="of:=MATCH([.D64];[Rate_data.$A$24:.$A$34];0)+IF([.B64]=&quot;Express&quot;;16;0)" office:value-type="float" office:value="7" calcext:value-type="float">
            <text:p>7</text:p>
          </table:table-cell>
          <table:table-cell table:formula="of:=MATCH([.A64];[Rate_data.$B$23:.$L$23];0)" office:value-type="float" office:value="4" calcext:value-type="float">
            <text:p>4</text:p>
          </table:table-cell>
          <table:table-cell table:style-name="ce8" table:formula="of:=IF([.E64]=&quot;Yes&quot;;([.D64]*[Rate_data.$C$8]-100)/100*IF([.A64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64];[.I64])" office:value-type="float" office:value="84.35" calcext:value-type="float">
            <text:p>84.35</text:p>
          </table:table-cell>
          <table:table-cell table:style-name="ce8" table:formula="of:=ROUND(([.J64]+[.K64])*(1-[.F64]);2)" office:value-type="float" office:value="84.35" calcext:value-type="float">
            <text:p>84.35</text:p>
          </table:table-cell>
          <table:table-cell table:style-name="ce13" table:number-columns-repeated="16372"/>
        </table:table-row>
        <table:table-row table:style-name="ro1">
          <table:table-cell table:formula="of:=[.A64]" office:value-type="string" office:string-value="Zone 3" calcext:value-type="string">
            <text:p>Zone 3</text:p>
          </table:table-cell>
          <table:table-cell table:formula="of:=[.B64]" office:value-type="string" office:string-value="Standard" calcext:value-type="string">
            <text:p>Standard</text:p>
          </table:table-cell>
          <table:table-cell table:formula="of:=[.D64]" office:value-type="float" office:value="3" calcext:value-type="float">
            <text:p>3</text:p>
          </table:table-cell>
          <table:table-cell table:formula="of:=[.D64]+0.5" office:value-type="float" office:value="3.5" calcext:value-type="float">
            <text:p>3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65]&amp;&quot; (&quot;&amp;[.D65]&amp;&quot;kg)&quot;" office:value-type="string" office:string-value="International Standard (3.5kg)" calcext:value-type="string">
            <text:p>International Standard (3.5kg)</text:p>
          </table:table-cell>
          <table:table-cell table:formula="of:=MATCH([.D65];[Rate_data.$A$24:.$A$34];0)+IF([.B65]=&quot;Express&quot;;16;0)" office:value-type="float" office:value="8" calcext:value-type="float">
            <text:p>8</text:p>
          </table:table-cell>
          <table:table-cell table:formula="of:=MATCH([.A65];[Rate_data.$B$23:.$L$23];0)" office:value-type="float" office:value="4" calcext:value-type="float">
            <text:p>4</text:p>
          </table:table-cell>
          <table:table-cell table:style-name="ce8" table:formula="of:=IF([.E65]=&quot;Yes&quot;;([.D65]*[Rate_data.$C$8]-100)/100*IF([.A65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65];[.I65])" office:value-type="float" office:value="92.1" calcext:value-type="float">
            <text:p>92.10</text:p>
          </table:table-cell>
          <table:table-cell table:style-name="ce8" table:formula="of:=ROUND(([.J65]+[.K65])*(1-[.F65]);2)" office:value-type="float" office:value="92.1" calcext:value-type="float">
            <text:p>92.10</text:p>
          </table:table-cell>
          <table:table-cell table:style-name="ce13" table:number-columns-repeated="16372"/>
        </table:table-row>
        <table:table-row table:style-name="ro1">
          <table:table-cell table:formula="of:=[.A65]" office:value-type="string" office:string-value="Zone 3" calcext:value-type="string">
            <text:p>Zone 3</text:p>
          </table:table-cell>
          <table:table-cell table:formula="of:=[.B65]" office:value-type="string" office:string-value="Standard" calcext:value-type="string">
            <text:p>Standard</text:p>
          </table:table-cell>
          <table:table-cell table:formula="of:=[.D65]" office:value-type="float" office:value="3.5" calcext:value-type="float">
            <text:p>3.5</text:p>
          </table:table-cell>
          <table:table-cell table:formula="of:=[.D65]+0.5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66]&amp;&quot; (&quot;&amp;[.D66]&amp;&quot;kg)&quot;" office:value-type="string" office:string-value="International Standard (4kg)" calcext:value-type="string">
            <text:p>International Standard (4kg)</text:p>
          </table:table-cell>
          <table:table-cell table:formula="of:=MATCH([.D66];[Rate_data.$A$24:.$A$34];0)+IF([.B66]=&quot;Express&quot;;16;0)" office:value-type="float" office:value="9" calcext:value-type="float">
            <text:p>9</text:p>
          </table:table-cell>
          <table:table-cell table:formula="of:=MATCH([.A66];[Rate_data.$B$23:.$L$23];0)" office:value-type="float" office:value="4" calcext:value-type="float">
            <text:p>4</text:p>
          </table:table-cell>
          <table:table-cell table:style-name="ce8" table:formula="of:=IF([.E66]=&quot;Yes&quot;;([.D66]*[Rate_data.$C$8]-100)/100*IF([.A66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66];[.I66])" office:value-type="float" office:value="99.85" calcext:value-type="float">
            <text:p>99.85</text:p>
          </table:table-cell>
          <table:table-cell table:style-name="ce8" table:formula="of:=ROUND(([.J66]+[.K66])*(1-[.F66]);2)" office:value-type="float" office:value="99.85" calcext:value-type="float">
            <text:p>99.85</text:p>
          </table:table-cell>
          <table:table-cell table:style-name="ce13" table:number-columns-repeated="16372"/>
        </table:table-row>
        <table:table-row table:style-name="ro1">
          <table:table-cell table:formula="of:=[.A66]" office:value-type="string" office:string-value="Zone 3" calcext:value-type="string">
            <text:p>Zone 3</text:p>
          </table:table-cell>
          <table:table-cell table:formula="of:=[.B66]" office:value-type="string" office:string-value="Standard" calcext:value-type="string">
            <text:p>Standard</text:p>
          </table:table-cell>
          <table:table-cell table:formula="of:=[.D66]" office:value-type="float" office:value="4" calcext:value-type="float">
            <text:p>4</text:p>
          </table:table-cell>
          <table:table-cell table:formula="of:=[.D66]+0.5" office:value-type="float" office:value="4.5" calcext:value-type="float">
            <text:p>4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67]&amp;&quot; (&quot;&amp;[.D67]&amp;&quot;kg)&quot;" office:value-type="string" office:string-value="International Standard (4.5kg)" calcext:value-type="string">
            <text:p>International Standard (4.5kg)</text:p>
          </table:table-cell>
          <table:table-cell table:formula="of:=MATCH([.D67];[Rate_data.$A$24:.$A$34];0)+IF([.B67]=&quot;Express&quot;;16;0)" office:value-type="float" office:value="10" calcext:value-type="float">
            <text:p>10</text:p>
          </table:table-cell>
          <table:table-cell table:formula="of:=MATCH([.A67];[Rate_data.$B$23:.$L$23];0)" office:value-type="float" office:value="4" calcext:value-type="float">
            <text:p>4</text:p>
          </table:table-cell>
          <table:table-cell table:style-name="ce8" table:formula="of:=IF([.E67]=&quot;Yes&quot;;([.D67]*[Rate_data.$C$8]-100)/100*IF([.A67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67];[.I67])" office:value-type="float" office:value="107.6" calcext:value-type="float">
            <text:p>107.60</text:p>
          </table:table-cell>
          <table:table-cell table:style-name="ce8" table:formula="of:=ROUND(([.J67]+[.K67])*(1-[.F67]);2)" office:value-type="float" office:value="107.6" calcext:value-type="float">
            <text:p>107.60</text:p>
          </table:table-cell>
          <table:table-cell table:style-name="ce13" table:number-columns-repeated="16372"/>
        </table:table-row>
        <table:table-row table:style-name="ro1">
          <table:table-cell table:formula="of:=[.A67]" office:value-type="string" office:string-value="Zone 3" calcext:value-type="string">
            <text:p>Zone 3</text:p>
          </table:table-cell>
          <table:table-cell table:formula="of:=[.B67]" office:value-type="string" office:string-value="Standard" calcext:value-type="string">
            <text:p>Standard</text:p>
          </table:table-cell>
          <table:table-cell table:formula="of:=[.D67]" office:value-type="float" office:value="4.5" calcext:value-type="float">
            <text:p>4.5</text:p>
          </table:table-cell>
          <table:table-cell table:formula="of:=[.D67]+0.5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68]&amp;&quot; (&quot;&amp;[.D68]&amp;&quot;kg)&quot;" office:value-type="string" office:string-value="International Standard (5kg)" calcext:value-type="string">
            <text:p>International Standard (5kg)</text:p>
          </table:table-cell>
          <table:table-cell table:formula="of:=MATCH([.D68];[Rate_data.$A$24:.$A$34];0)+IF([.B68]=&quot;Express&quot;;16;0)" office:value-type="float" office:value="11" calcext:value-type="float">
            <text:p>11</text:p>
          </table:table-cell>
          <table:table-cell table:formula="of:=MATCH([.A68];[Rate_data.$B$23:.$L$23];0)" office:value-type="float" office:value="4" calcext:value-type="float">
            <text:p>4</text:p>
          </table:table-cell>
          <table:table-cell table:style-name="ce8" table:formula="of:=IF([.E68]=&quot;Yes&quot;;([.D68]*[Rate_data.$C$8]-100)/100*IF([.A68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68];[.I68])" office:value-type="float" office:value="115.35" calcext:value-type="float">
            <text:p>115.35</text:p>
          </table:table-cell>
          <table:table-cell table:style-name="ce8" table:formula="of:=ROUND(([.J68]+[.K68])*(1-[.F68]);2)" office:value-type="float" office:value="115.35" calcext:value-type="float">
            <text:p>115.35</text:p>
          </table:table-cell>
          <table:table-cell table:style-name="ce13" table:number-columns-repeated="16372"/>
        </table:table-row>
        <table:table-row table:style-name="ro1">
          <table:table-cell table:formula="of:=[.A64]" office:value-type="string" office:string-value="Zone 3" calcext:value-type="string">
            <text:p>Zone 3</text:p>
          </table:table-cell>
          <table:table-cell office:value-type="string" calcext:value-type="string">
            <text:p>Expres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formula="of:=MATCH([.D69];[Rate_data.$A$24:.$A$34];0)+IF([.B69]=&quot;Express&quot;;16;0)" office:value-type="float" office:value="17" calcext:value-type="float">
            <text:p>17</text:p>
          </table:table-cell>
          <table:table-cell table:formula="of:=MATCH([.A69];[Rate_data.$B$23:.$L$23];0)" office:value-type="float" office:value="4" calcext:value-type="float">
            <text:p>4</text:p>
          </table:table-cell>
          <table:table-cell table:style-name="ce8" table:formula="of:=IF([.E69]=&quot;Yes&quot;;([.D69]*[Rate_data.$C$8]-100)/100*IF([.A69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69];[.I69])" office:value-type="float" office:value="39.3" calcext:value-type="float">
            <text:p>39.30</text:p>
          </table:table-cell>
          <table:table-cell table:style-name="ce8" table:formula="of:=ROUND(([.J69]+[.K69])*(1-[.F69]);2)" office:value-type="float" office:value="39.3" calcext:value-type="float">
            <text:p>39.30</text:p>
          </table:table-cell>
          <table:table-cell table:style-name="ce13" table:number-columns-repeated="16372"/>
        </table:table-row>
        <table:table-row table:style-name="ro1">
          <table:table-cell table:formula="of:=[.A69]" office:value-type="string" office:string-value="Zone 3" calcext:value-type="string">
            <text:p>Zone 3</text:p>
          </table:table-cell>
          <table:table-cell office:value-type="string" calcext:value-type="string">
            <text:p>Express</text:p>
          </table:table-cell>
          <table:table-cell table:formula="of:=[.D69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formula="of:=MATCH([.D70];[Rate_data.$A$24:.$A$34];0)+IF([.B70]=&quot;Express&quot;;16;0)" office:value-type="float" office:value="18" calcext:value-type="float">
            <text:p>18</text:p>
          </table:table-cell>
          <table:table-cell table:formula="of:=MATCH([.A70];[Rate_data.$B$23:.$L$23];0)" office:value-type="float" office:value="4" calcext:value-type="float">
            <text:p>4</text:p>
          </table:table-cell>
          <table:table-cell table:style-name="ce8" table:formula="of:=IF([.E70]=&quot;Yes&quot;;([.D70]*[Rate_data.$C$8]-100)/100*IF([.A70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70];[.I70])" office:value-type="float" office:value="46" calcext:value-type="float">
            <text:p>46.00</text:p>
          </table:table-cell>
          <table:table-cell table:style-name="ce8" table:formula="of:=ROUND(([.J70]+[.K70])*(1-[.F70]);2)" office:value-type="float" office:value="46" calcext:value-type="float">
            <text:p>46.00</text:p>
          </table:table-cell>
          <table:table-cell table:style-name="ce13" table:number-columns-repeated="16372"/>
        </table:table-row>
        <table:table-row table:style-name="ro1">
          <table:table-cell table:formula="of:=[.A70]" office:value-type="string" office:string-value="Zone 3" calcext:value-type="string">
            <text:p>Zone 3</text:p>
          </table:table-cell>
          <table:table-cell office:value-type="string" calcext:value-type="string">
            <text:p>Express</text:p>
          </table:table-cell>
          <table:table-cell table:formula="of:=[.D70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formula="of:=MATCH([.D71];[Rate_data.$A$24:.$A$34];0)+IF([.B71]=&quot;Express&quot;;16;0)" office:value-type="float" office:value="19" calcext:value-type="float">
            <text:p>19</text:p>
          </table:table-cell>
          <table:table-cell table:formula="of:=MATCH([.A71];[Rate_data.$B$23:.$L$23];0)" office:value-type="float" office:value="4" calcext:value-type="float">
            <text:p>4</text:p>
          </table:table-cell>
          <table:table-cell table:style-name="ce8" table:formula="of:=IF([.E71]=&quot;Yes&quot;;([.D71]*[Rate_data.$C$8]-100)/100*IF([.A71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71];[.I71])" office:value-type="float" office:value="59.2" calcext:value-type="float">
            <text:p>59.20</text:p>
          </table:table-cell>
          <table:table-cell table:style-name="ce8" table:formula="of:=ROUND(([.J71]+[.K71])*(1-[.F71]);2)" office:value-type="float" office:value="59.2" calcext:value-type="float">
            <text:p>59.20</text:p>
          </table:table-cell>
          <table:table-cell table:style-name="ce13" table:number-columns-repeated="16372"/>
        </table:table-row>
        <table:table-row table:style-name="ro1">
          <table:table-cell table:formula="of:=[.A71]" office:value-type="string" office:string-value="Zone 3" calcext:value-type="string">
            <text:p>Zone 3</text:p>
          </table:table-cell>
          <table:table-cell office:value-type="string" calcext:value-type="string">
            <text:p>Express</text:p>
          </table:table-cell>
          <table:table-cell table:formula="of:=[.D71]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formula="of:=MATCH([.D72];[Rate_data.$A$24:.$A$34];0)+IF([.B72]=&quot;Express&quot;;16;0)" office:value-type="float" office:value="20" calcext:value-type="float">
            <text:p>20</text:p>
          </table:table-cell>
          <table:table-cell table:formula="of:=MATCH([.A72];[Rate_data.$B$23:.$L$23];0)" office:value-type="float" office:value="4" calcext:value-type="float">
            <text:p>4</text:p>
          </table:table-cell>
          <table:table-cell table:style-name="ce8" table:formula="of:=IF([.E72]=&quot;Yes&quot;;([.D72]*[Rate_data.$C$8]-100)/100*IF([.A72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72];[.I72])" office:value-type="float" office:value="72.55" calcext:value-type="float">
            <text:p>72.55</text:p>
          </table:table-cell>
          <table:table-cell table:style-name="ce8" table:formula="of:=ROUND(([.J72]+[.K72])*(1-[.F72]);2)" office:value-type="float" office:value="72.55" calcext:value-type="float">
            <text:p>72.55</text:p>
          </table:table-cell>
          <table:table-cell table:style-name="ce13" table:number-columns-repeated="16372"/>
        </table:table-row>
        <table:table-row table:style-name="ro1">
          <table:table-cell table:formula="of:=[.A72]" office:value-type="string" office:string-value="Zone 3" calcext:value-type="string">
            <text:p>Zone 3</text:p>
          </table:table-cell>
          <table:table-cell office:value-type="string" calcext:value-type="string">
            <text:p>Express</text:p>
          </table:table-cell>
          <table:table-cell table:formula="of:=[.D72]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73]&amp;&quot;kg)&quot;" office:value-type="string" office:string-value="International Express (2kg)" calcext:value-type="string">
            <text:p>International Express (2kg)</text:p>
          </table:table-cell>
          <table:table-cell table:formula="of:=MATCH([.D73];[Rate_data.$A$24:.$A$34];0)+IF([.B73]=&quot;Express&quot;;16;0)" office:value-type="float" office:value="21" calcext:value-type="float">
            <text:p>21</text:p>
          </table:table-cell>
          <table:table-cell table:formula="of:=MATCH([.A73];[Rate_data.$B$23:.$L$23];0)" office:value-type="float" office:value="4" calcext:value-type="float">
            <text:p>4</text:p>
          </table:table-cell>
          <table:table-cell table:style-name="ce8" table:formula="of:=IF([.E73]=&quot;Yes&quot;;([.D73]*[Rate_data.$C$8]-100)/100*IF([.A73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73];[.I73])" office:value-type="float" office:value="85.85" calcext:value-type="float">
            <text:p>85.85</text:p>
          </table:table-cell>
          <table:table-cell table:style-name="ce8" table:formula="of:=ROUND(([.J73]+[.K73])*(1-[.F73]);2)" office:value-type="float" office:value="85.85" calcext:value-type="float">
            <text:p>85.85</text:p>
          </table:table-cell>
          <table:table-cell table:style-name="ce13" table:number-columns-repeated="16372"/>
        </table:table-row>
        <table:table-row table:style-name="ro1">
          <table:table-cell table:formula="of:=[.A73]" office:value-type="string" office:string-value="Zone 3" calcext:value-type="string">
            <text:p>Zone 3</text:p>
          </table:table-cell>
          <table:table-cell office:value-type="string" calcext:value-type="string">
            <text:p>Express</text:p>
          </table:table-cell>
          <table:table-cell table:formula="of:=[.D73]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74]&amp;&quot;kg)&quot;" office:value-type="string" office:string-value="International Express (2.5kg)" calcext:value-type="string">
            <text:p>International Express (2.5kg)</text:p>
          </table:table-cell>
          <table:table-cell table:formula="of:=MATCH([.D74];[Rate_data.$A$24:.$A$34];0)+IF([.B74]=&quot;Express&quot;;16;0)" office:value-type="float" office:value="22" calcext:value-type="float">
            <text:p>22</text:p>
          </table:table-cell>
          <table:table-cell table:formula="of:=MATCH([.A74];[Rate_data.$B$23:.$L$23];0)" office:value-type="float" office:value="4" calcext:value-type="float">
            <text:p>4</text:p>
          </table:table-cell>
          <table:table-cell table:style-name="ce8" table:formula="of:=IF([.E74]=&quot;Yes&quot;;([.D74]*[Rate_data.$C$8]-100)/100*IF([.A74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74];[.I74])" office:value-type="float" office:value="93.6" calcext:value-type="float">
            <text:p>93.60</text:p>
          </table:table-cell>
          <table:table-cell table:style-name="ce8" table:formula="of:=ROUND(([.J74]+[.K74])*(1-[.F74]);2)" office:value-type="float" office:value="93.6" calcext:value-type="float">
            <text:p>93.60</text:p>
          </table:table-cell>
          <table:table-cell table:style-name="ce13" table:number-columns-repeated="16372"/>
        </table:table-row>
        <table:table-row table:style-name="ro1">
          <table:table-cell table:formula="of:=[.A74]" office:value-type="string" office:string-value="Zone 3" calcext:value-type="string">
            <text:p>Zone 3</text:p>
          </table:table-cell>
          <table:table-cell office:value-type="string" calcext:value-type="string">
            <text:p>Express</text:p>
          </table:table-cell>
          <table:table-cell table:formula="of:=[.D74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75]&amp;&quot;kg)&quot;" office:value-type="string" office:string-value="International Express (3kg)" calcext:value-type="string">
            <text:p>International Express (3kg)</text:p>
          </table:table-cell>
          <table:table-cell table:formula="of:=MATCH([.D75];[Rate_data.$A$24:.$A$34];0)+IF([.B75]=&quot;Express&quot;;16;0)" office:value-type="float" office:value="23" calcext:value-type="float">
            <text:p>23</text:p>
          </table:table-cell>
          <table:table-cell table:formula="of:=MATCH([.A75];[Rate_data.$B$23:.$L$23];0)" office:value-type="float" office:value="4" calcext:value-type="float">
            <text:p>4</text:p>
          </table:table-cell>
          <table:table-cell table:style-name="ce8" table:formula="of:=IF([.E75]=&quot;Yes&quot;;([.D75]*[Rate_data.$C$8]-100)/100*IF([.A75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75];[.I75])" office:value-type="float" office:value="101.35" calcext:value-type="float">
            <text:p>101.35</text:p>
          </table:table-cell>
          <table:table-cell table:style-name="ce8" table:formula="of:=ROUND(([.J75]+[.K75])*(1-[.F75]);2)" office:value-type="float" office:value="101.35" calcext:value-type="float">
            <text:p>101.35</text:p>
          </table:table-cell>
          <table:table-cell table:style-name="ce13" table:number-columns-repeated="16372"/>
        </table:table-row>
        <table:table-row table:style-name="ro1">
          <table:table-cell table:formula="of:=[.A75]" office:value-type="string" office:string-value="Zone 3" calcext:value-type="string">
            <text:p>Zone 3</text:p>
          </table:table-cell>
          <table:table-cell table:formula="of:=[.B75]" office:value-type="string" office:string-value="Express" calcext:value-type="string">
            <text:p>Express</text:p>
          </table:table-cell>
          <table:table-cell table:formula="of:=[.D75]" office:value-type="float" office:value="3" calcext:value-type="float">
            <text:p>3</text:p>
          </table:table-cell>
          <table:table-cell table:formula="of:=[.D75]+0.5" office:value-type="float" office:value="3.5" calcext:value-type="float">
            <text:p>3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76]&amp;&quot; (&quot;&amp;[.D76]&amp;&quot;kg)&quot;" office:value-type="string" office:string-value="International Express (3.5kg)" calcext:value-type="string">
            <text:p>International Express (3.5kg)</text:p>
          </table:table-cell>
          <table:table-cell table:formula="of:=MATCH([.D76];[Rate_data.$A$24:.$A$34];0)+IF([.B76]=&quot;Express&quot;;16;0)" office:value-type="float" office:value="24" calcext:value-type="float">
            <text:p>24</text:p>
          </table:table-cell>
          <table:table-cell table:formula="of:=MATCH([.A76];[Rate_data.$B$23:.$L$23];0)" office:value-type="float" office:value="4" calcext:value-type="float">
            <text:p>4</text:p>
          </table:table-cell>
          <table:table-cell table:style-name="ce8" table:formula="of:=IF([.E76]=&quot;Yes&quot;;([.D76]*[Rate_data.$C$8]-100)/100*IF([.A76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76];[.I76])" office:value-type="float" office:value="109.1" calcext:value-type="float">
            <text:p>109.10</text:p>
          </table:table-cell>
          <table:table-cell table:style-name="ce8" table:formula="of:=ROUND(([.J76]+[.K76])*(1-[.F76]);2)" office:value-type="float" office:value="109.1" calcext:value-type="float">
            <text:p>109.10</text:p>
          </table:table-cell>
          <table:table-cell table:style-name="ce13" table:number-columns-repeated="16372"/>
        </table:table-row>
        <table:table-row table:style-name="ro1">
          <table:table-cell table:formula="of:=[.A76]" office:value-type="string" office:string-value="Zone 3" calcext:value-type="string">
            <text:p>Zone 3</text:p>
          </table:table-cell>
          <table:table-cell table:formula="of:=[.B76]" office:value-type="string" office:string-value="Express" calcext:value-type="string">
            <text:p>Express</text:p>
          </table:table-cell>
          <table:table-cell table:formula="of:=[.D76]" office:value-type="float" office:value="3.5" calcext:value-type="float">
            <text:p>3.5</text:p>
          </table:table-cell>
          <table:table-cell table:formula="of:=[.D76]+0.5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77]&amp;&quot; (&quot;&amp;[.D77]&amp;&quot;kg)&quot;" office:value-type="string" office:string-value="International Express (4kg)" calcext:value-type="string">
            <text:p>International Express (4kg)</text:p>
          </table:table-cell>
          <table:table-cell table:formula="of:=MATCH([.D77];[Rate_data.$A$24:.$A$34];0)+IF([.B77]=&quot;Express&quot;;16;0)" office:value-type="float" office:value="25" calcext:value-type="float">
            <text:p>25</text:p>
          </table:table-cell>
          <table:table-cell table:formula="of:=MATCH([.A77];[Rate_data.$B$23:.$L$23];0)" office:value-type="float" office:value="4" calcext:value-type="float">
            <text:p>4</text:p>
          </table:table-cell>
          <table:table-cell table:style-name="ce8" table:formula="of:=IF([.E77]=&quot;Yes&quot;;([.D77]*[Rate_data.$C$8]-100)/100*IF([.A77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77];[.I77])" office:value-type="float" office:value="116.85" calcext:value-type="float">
            <text:p>116.85</text:p>
          </table:table-cell>
          <table:table-cell table:style-name="ce8" table:formula="of:=ROUND(([.J77]+[.K77])*(1-[.F77]);2)" office:value-type="float" office:value="116.85" calcext:value-type="float">
            <text:p>116.85</text:p>
          </table:table-cell>
          <table:table-cell table:style-name="ce13" table:number-columns-repeated="16372"/>
        </table:table-row>
        <table:table-row table:style-name="ro1">
          <table:table-cell table:formula="of:=[.A77]" office:value-type="string" office:string-value="Zone 3" calcext:value-type="string">
            <text:p>Zone 3</text:p>
          </table:table-cell>
          <table:table-cell table:formula="of:=[.B77]" office:value-type="string" office:string-value="Express" calcext:value-type="string">
            <text:p>Express</text:p>
          </table:table-cell>
          <table:table-cell table:formula="of:=[.D77]" office:value-type="float" office:value="4" calcext:value-type="float">
            <text:p>4</text:p>
          </table:table-cell>
          <table:table-cell table:formula="of:=[.D77]+0.5" office:value-type="float" office:value="4.5" calcext:value-type="float">
            <text:p>4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78]&amp;&quot; (&quot;&amp;[.D78]&amp;&quot;kg)&quot;" office:value-type="string" office:string-value="International Express (4.5kg)" calcext:value-type="string">
            <text:p>International Express (4.5kg)</text:p>
          </table:table-cell>
          <table:table-cell table:formula="of:=MATCH([.D78];[Rate_data.$A$24:.$A$34];0)+IF([.B78]=&quot;Express&quot;;16;0)" office:value-type="float" office:value="26" calcext:value-type="float">
            <text:p>26</text:p>
          </table:table-cell>
          <table:table-cell table:formula="of:=MATCH([.A78];[Rate_data.$B$23:.$L$23];0)" office:value-type="float" office:value="4" calcext:value-type="float">
            <text:p>4</text:p>
          </table:table-cell>
          <table:table-cell table:style-name="ce8" table:formula="of:=IF([.E78]=&quot;Yes&quot;;([.D78]*[Rate_data.$C$8]-100)/100*IF([.A78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78];[.I78])" office:value-type="float" office:value="124.6" calcext:value-type="float">
            <text:p>124.60</text:p>
          </table:table-cell>
          <table:table-cell table:style-name="ce8" table:formula="of:=ROUND(([.J78]+[.K78])*(1-[.F78]);2)" office:value-type="float" office:value="124.6" calcext:value-type="float">
            <text:p>124.60</text:p>
          </table:table-cell>
          <table:table-cell table:style-name="ce13" table:number-columns-repeated="16372"/>
        </table:table-row>
        <table:table-row table:style-name="ro1">
          <table:table-cell table:formula="of:=[.A78]" office:value-type="string" office:string-value="Zone 3" calcext:value-type="string">
            <text:p>Zone 3</text:p>
          </table:table-cell>
          <table:table-cell table:formula="of:=[.B78]" office:value-type="string" office:string-value="Express" calcext:value-type="string">
            <text:p>Express</text:p>
          </table:table-cell>
          <table:table-cell table:formula="of:=[.D78]" office:value-type="float" office:value="4.5" calcext:value-type="float">
            <text:p>4.5</text:p>
          </table:table-cell>
          <table:table-cell table:formula="of:=[.D78]+0.5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79]&amp;&quot; (&quot;&amp;[.D79]&amp;&quot;kg)&quot;" office:value-type="string" office:string-value="International Express (5kg)" calcext:value-type="string">
            <text:p>International Express (5kg)</text:p>
          </table:table-cell>
          <table:table-cell table:formula="of:=MATCH([.D79];[Rate_data.$A$24:.$A$34];0)+IF([.B79]=&quot;Express&quot;;16;0)" office:value-type="float" office:value="27" calcext:value-type="float">
            <text:p>27</text:p>
          </table:table-cell>
          <table:table-cell table:formula="of:=MATCH([.A79];[Rate_data.$B$23:.$L$23];0)" office:value-type="float" office:value="4" calcext:value-type="float">
            <text:p>4</text:p>
          </table:table-cell>
          <table:table-cell table:style-name="ce8" table:formula="of:=IF([.E79]=&quot;Yes&quot;;([.D79]*[Rate_data.$C$8]-100)/100*IF([.A79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79];[.I79])" office:value-type="float" office:value="132.35" calcext:value-type="float">
            <text:p>132.35</text:p>
          </table:table-cell>
          <table:table-cell table:style-name="ce8" table:formula="of:=ROUND(([.J79]+[.K79])*(1-[.F79]);2)" office:value-type="float" office:value="132.35" calcext:value-type="float">
            <text:p>132.35</text:p>
          </table:table-cell>
          <table:table-cell table:style-name="ce13" table:number-columns-repeated="16372"/>
        </table:table-row>
        <table:table-row table:style-name="ro1">
          <table:table-cell office:value-type="string" calcext:value-type="string">
            <text:p>Zone 3b</text:p>
          </table:table-cell>
          <table:table-cell office:value-type="string" calcext:value-type="string">
            <text:p>Standard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formula="of:=MATCH([.D80];[Rate_data.$A$24:.$A$34];0)+IF([.B80]=&quot;Express&quot;;16;0)" office:value-type="float" office:value="1" calcext:value-type="float">
            <text:p>1</text:p>
          </table:table-cell>
          <table:table-cell table:formula="of:=MATCH([.A80];[Rate_data.$B$23:.$L$23];0)" office:value-type="float" office:value="7" calcext:value-type="float">
            <text:p>7</text:p>
          </table:table-cell>
          <table:table-cell table:style-name="ce8" table:formula="of:=IF([.E80]=&quot;Yes&quot;;([.D80]*[Rate_data.$C$8]-100)/100*IF([.A80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80];[.I80])" office:value-type="float" office:value="27.3" calcext:value-type="float">
            <text:p>27.30</text:p>
          </table:table-cell>
          <table:table-cell table:style-name="ce8" table:formula="of:=ROUND(([.J80]+[.K80])*(1-[.F80]);2)" office:value-type="float" office:value="27.3" calcext:value-type="float">
            <text:p>27.30</text:p>
          </table:table-cell>
          <table:table-cell table:style-name="ce13" table:number-columns-repeated="16372"/>
        </table:table-row>
        <table:table-row table:style-name="ro1">
          <table:table-cell table:formula="of:=[.A80]" office:value-type="string" office:string-value="Zone 3b" calcext:value-type="string">
            <text:p>Zone 3b</text:p>
          </table:table-cell>
          <table:table-cell office:value-type="string" calcext:value-type="string">
            <text:p>Standard</text:p>
          </table:table-cell>
          <table:table-cell table:formula="of:=[.D80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formula="of:=MATCH([.D81];[Rate_data.$A$24:.$A$34];0)+IF([.B81]=&quot;Express&quot;;16;0)" office:value-type="float" office:value="2" calcext:value-type="float">
            <text:p>2</text:p>
          </table:table-cell>
          <table:table-cell table:formula="of:=MATCH([.A81];[Rate_data.$B$23:.$L$23];0)" office:value-type="float" office:value="7" calcext:value-type="float">
            <text:p>7</text:p>
          </table:table-cell>
          <table:table-cell table:style-name="ce8" table:formula="of:=IF([.E81]=&quot;Yes&quot;;([.D81]*[Rate_data.$C$8]-100)/100*IF([.A81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81];[.I81])" office:value-type="float" office:value="34" calcext:value-type="float">
            <text:p>34.00</text:p>
          </table:table-cell>
          <table:table-cell table:style-name="ce8" table:formula="of:=ROUND(([.J81]+[.K81])*(1-[.F81]);2)" office:value-type="float" office:value="34" calcext:value-type="float">
            <text:p>34.00</text:p>
          </table:table-cell>
          <table:table-cell table:style-name="ce13" table:number-columns-repeated="16372"/>
        </table:table-row>
        <table:table-row table:style-name="ro1">
          <table:table-cell table:formula="of:=[.A81]" office:value-type="string" office:string-value="Zone 3b" calcext:value-type="string">
            <text:p>Zone 3b</text:p>
          </table:table-cell>
          <table:table-cell office:value-type="string" calcext:value-type="string">
            <text:p>Standard</text:p>
          </table:table-cell>
          <table:table-cell table:formula="of:=[.D81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formula="of:=MATCH([.D82];[Rate_data.$A$24:.$A$34];0)+IF([.B82]=&quot;Express&quot;;16;0)" office:value-type="float" office:value="3" calcext:value-type="float">
            <text:p>3</text:p>
          </table:table-cell>
          <table:table-cell table:formula="of:=MATCH([.A82];[Rate_data.$B$23:.$L$23];0)" office:value-type="float" office:value="7" calcext:value-type="float">
            <text:p>7</text:p>
          </table:table-cell>
          <table:table-cell table:style-name="ce8" table:formula="of:=IF([.E82]=&quot;Yes&quot;;([.D82]*[Rate_data.$C$8]-100)/100*IF([.A82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82];[.I82])" office:value-type="float" office:value="47.2" calcext:value-type="float">
            <text:p>47.20</text:p>
          </table:table-cell>
          <table:table-cell table:style-name="ce8" table:formula="of:=ROUND(([.J82]+[.K82])*(1-[.F82]);2)" office:value-type="float" office:value="47.2" calcext:value-type="float">
            <text:p>47.20</text:p>
          </table:table-cell>
          <table:table-cell table:style-name="ce13" table:number-columns-repeated="16372"/>
        </table:table-row>
        <table:table-row table:style-name="ro1">
          <table:table-cell table:formula="of:=[.A82]" office:value-type="string" office:string-value="Zone 3b" calcext:value-type="string">
            <text:p>Zone 3b</text:p>
          </table:table-cell>
          <table:table-cell office:value-type="string" calcext:value-type="string">
            <text:p>Standard</text:p>
          </table:table-cell>
          <table:table-cell table:formula="of:=[.D82]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formula="of:=MATCH([.D83];[Rate_data.$A$24:.$A$34];0)+IF([.B83]=&quot;Express&quot;;16;0)" office:value-type="float" office:value="4" calcext:value-type="float">
            <text:p>4</text:p>
          </table:table-cell>
          <table:table-cell table:formula="of:=MATCH([.A83];[Rate_data.$B$23:.$L$23];0)" office:value-type="float" office:value="7" calcext:value-type="float">
            <text:p>7</text:p>
          </table:table-cell>
          <table:table-cell table:style-name="ce8" table:formula="of:=IF([.E83]=&quot;Yes&quot;;([.D83]*[Rate_data.$C$8]-100)/100*IF([.A83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83];[.I83])" office:value-type="float" office:value="60.55" calcext:value-type="float">
            <text:p>60.55</text:p>
          </table:table-cell>
          <table:table-cell table:style-name="ce8" table:formula="of:=ROUND(([.J83]+[.K83])*(1-[.F83]);2)" office:value-type="float" office:value="60.55" calcext:value-type="float">
            <text:p>60.55</text:p>
          </table:table-cell>
          <table:table-cell table:style-name="ce13" table:number-columns-repeated="16372"/>
        </table:table-row>
        <table:table-row table:style-name="ro1">
          <table:table-cell table:formula="of:=[.A83]" office:value-type="string" office:string-value="Zone 3b" calcext:value-type="string">
            <text:p>Zone 3b</text:p>
          </table:table-cell>
          <table:table-cell office:value-type="string" calcext:value-type="string">
            <text:p>Standard</text:p>
          </table:table-cell>
          <table:table-cell table:formula="of:=[.D83]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84]&amp;&quot;kg)&quot;" office:value-type="string" office:string-value="International Standard (2kg)" calcext:value-type="string">
            <text:p>International Standard (2kg)</text:p>
          </table:table-cell>
          <table:table-cell table:formula="of:=MATCH([.D84];[Rate_data.$A$24:.$A$34];0)+IF([.B84]=&quot;Express&quot;;16;0)" office:value-type="float" office:value="5" calcext:value-type="float">
            <text:p>5</text:p>
          </table:table-cell>
          <table:table-cell table:formula="of:=MATCH([.A84];[Rate_data.$B$23:.$L$23];0)" office:value-type="float" office:value="7" calcext:value-type="float">
            <text:p>7</text:p>
          </table:table-cell>
          <table:table-cell table:style-name="ce8" table:formula="of:=IF([.E84]=&quot;Yes&quot;;([.D84]*[Rate_data.$C$8]-100)/100*IF([.A84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84];[.I84])" office:value-type="float" office:value="73.85" calcext:value-type="float">
            <text:p>73.85</text:p>
          </table:table-cell>
          <table:table-cell table:style-name="ce8" table:formula="of:=ROUND(([.J84]+[.K84])*(1-[.F84]);2)" office:value-type="float" office:value="73.85" calcext:value-type="float">
            <text:p>73.85</text:p>
          </table:table-cell>
          <table:table-cell table:style-name="ce13" table:number-columns-repeated="16372"/>
        </table:table-row>
        <table:table-row table:style-name="ro1">
          <table:table-cell table:formula="of:=[.A84]" office:value-type="string" office:string-value="Zone 3b" calcext:value-type="string">
            <text:p>Zone 3b</text:p>
          </table:table-cell>
          <table:table-cell office:value-type="string" calcext:value-type="string">
            <text:p>Standard</text:p>
          </table:table-cell>
          <table:table-cell table:formula="of:=[.D84]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85]&amp;&quot;kg)&quot;" office:value-type="string" office:string-value="International Standard (2.5kg)" calcext:value-type="string">
            <text:p>International Standard (2.5kg)</text:p>
          </table:table-cell>
          <table:table-cell table:formula="of:=MATCH([.D85];[Rate_data.$A$24:.$A$34];0)+IF([.B85]=&quot;Express&quot;;16;0)" office:value-type="float" office:value="6" calcext:value-type="float">
            <text:p>6</text:p>
          </table:table-cell>
          <table:table-cell table:formula="of:=MATCH([.A85];[Rate_data.$B$23:.$L$23];0)" office:value-type="float" office:value="7" calcext:value-type="float">
            <text:p>7</text:p>
          </table:table-cell>
          <table:table-cell table:style-name="ce8" table:formula="of:=IF([.E85]=&quot;Yes&quot;;([.D85]*[Rate_data.$C$8]-100)/100*IF([.A85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85];[.I85])" office:value-type="float" office:value="85.5" calcext:value-type="float">
            <text:p>85.50</text:p>
          </table:table-cell>
          <table:table-cell table:style-name="ce8" table:formula="of:=ROUND(([.J85]+[.K85])*(1-[.F85]);2)" office:value-type="float" office:value="85.5" calcext:value-type="float">
            <text:p>85.50</text:p>
          </table:table-cell>
          <table:table-cell table:style-name="ce13" table:number-columns-repeated="16372"/>
        </table:table-row>
        <table:table-row table:style-name="ro1">
          <table:table-cell table:formula="of:=[.A85]" office:value-type="string" office:string-value="Zone 3b" calcext:value-type="string">
            <text:p>Zone 3b</text:p>
          </table:table-cell>
          <table:table-cell office:value-type="string" calcext:value-type="string">
            <text:p>Standard</text:p>
          </table:table-cell>
          <table:table-cell table:formula="of:=[.D85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86]&amp;&quot;kg)&quot;" office:value-type="string" office:string-value="International Standard (3kg)" calcext:value-type="string">
            <text:p>International Standard (3kg)</text:p>
          </table:table-cell>
          <table:table-cell table:formula="of:=MATCH([.D86];[Rate_data.$A$24:.$A$34];0)+IF([.B86]=&quot;Express&quot;;16;0)" office:value-type="float" office:value="7" calcext:value-type="float">
            <text:p>7</text:p>
          </table:table-cell>
          <table:table-cell table:formula="of:=MATCH([.A86];[Rate_data.$B$23:.$L$23];0)" office:value-type="float" office:value="7" calcext:value-type="float">
            <text:p>7</text:p>
          </table:table-cell>
          <table:table-cell table:style-name="ce8" table:formula="of:=IF([.E86]=&quot;Yes&quot;;([.D86]*[Rate_data.$C$8]-100)/100*IF([.A86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86];[.I86])" office:value-type="float" office:value="97.15" calcext:value-type="float">
            <text:p>97.15</text:p>
          </table:table-cell>
          <table:table-cell table:style-name="ce8" table:formula="of:=ROUND(([.J86]+[.K86])*(1-[.F86]);2)" office:value-type="float" office:value="97.15" calcext:value-type="float">
            <text:p>97.15</text:p>
          </table:table-cell>
          <table:table-cell table:style-name="ce13" table:number-columns-repeated="16372"/>
        </table:table-row>
        <table:table-row table:style-name="ro1">
          <table:table-cell table:formula="of:=[.A86]" office:value-type="string" office:string-value="Zone 3b" calcext:value-type="string">
            <text:p>Zone 3b</text:p>
          </table:table-cell>
          <table:table-cell table:formula="of:=[.B86]" office:value-type="string" office:string-value="Standard" calcext:value-type="string">
            <text:p>Standard</text:p>
          </table:table-cell>
          <table:table-cell table:formula="of:=[.D86]" office:value-type="float" office:value="3" calcext:value-type="float">
            <text:p>3</text:p>
          </table:table-cell>
          <table:table-cell table:formula="of:=[.D86]+0.5" office:value-type="float" office:value="3.5" calcext:value-type="float">
            <text:p>3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87]&amp;&quot; (&quot;&amp;[.D87]&amp;&quot;kg)&quot;" office:value-type="string" office:string-value="International Standard (3.5kg)" calcext:value-type="string">
            <text:p>International Standard (3.5kg)</text:p>
          </table:table-cell>
          <table:table-cell table:formula="of:=MATCH([.D87];[Rate_data.$A$24:.$A$34];0)+IF([.B87]=&quot;Express&quot;;16;0)" office:value-type="float" office:value="8" calcext:value-type="float">
            <text:p>8</text:p>
          </table:table-cell>
          <table:table-cell table:formula="of:=MATCH([.A87];[Rate_data.$B$23:.$L$23];0)" office:value-type="float" office:value="7" calcext:value-type="float">
            <text:p>7</text:p>
          </table:table-cell>
          <table:table-cell table:style-name="ce8" table:formula="of:=IF([.E87]=&quot;Yes&quot;;([.D87]*[Rate_data.$C$8]-100)/100*IF([.A87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87];[.I87])" office:value-type="float" office:value="108.8" calcext:value-type="float">
            <text:p>108.80</text:p>
          </table:table-cell>
          <table:table-cell table:style-name="ce8" table:formula="of:=ROUND(([.J87]+[.K87])*(1-[.F87]);2)" office:value-type="float" office:value="108.8" calcext:value-type="float">
            <text:p>108.80</text:p>
          </table:table-cell>
          <table:table-cell table:style-name="ce13" table:number-columns-repeated="16372"/>
        </table:table-row>
        <table:table-row table:style-name="ro1">
          <table:table-cell table:formula="of:=[.A87]" office:value-type="string" office:string-value="Zone 3b" calcext:value-type="string">
            <text:p>Zone 3b</text:p>
          </table:table-cell>
          <table:table-cell table:formula="of:=[.B87]" office:value-type="string" office:string-value="Standard" calcext:value-type="string">
            <text:p>Standard</text:p>
          </table:table-cell>
          <table:table-cell table:formula="of:=[.D87]" office:value-type="float" office:value="3.5" calcext:value-type="float">
            <text:p>3.5</text:p>
          </table:table-cell>
          <table:table-cell table:formula="of:=[.D87]+0.5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88]&amp;&quot; (&quot;&amp;[.D88]&amp;&quot;kg)&quot;" office:value-type="string" office:string-value="International Standard (4kg)" calcext:value-type="string">
            <text:p>International Standard (4kg)</text:p>
          </table:table-cell>
          <table:table-cell table:formula="of:=MATCH([.D88];[Rate_data.$A$24:.$A$34];0)+IF([.B88]=&quot;Express&quot;;16;0)" office:value-type="float" office:value="9" calcext:value-type="float">
            <text:p>9</text:p>
          </table:table-cell>
          <table:table-cell table:formula="of:=MATCH([.A88];[Rate_data.$B$23:.$L$23];0)" office:value-type="float" office:value="7" calcext:value-type="float">
            <text:p>7</text:p>
          </table:table-cell>
          <table:table-cell table:style-name="ce8" table:formula="of:=IF([.E88]=&quot;Yes&quot;;([.D88]*[Rate_data.$C$8]-100)/100*IF([.A88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88];[.I88])" office:value-type="float" office:value="120.45" calcext:value-type="float">
            <text:p>120.45</text:p>
          </table:table-cell>
          <table:table-cell table:style-name="ce8" table:formula="of:=ROUND(([.J88]+[.K88])*(1-[.F88]);2)" office:value-type="float" office:value="120.45" calcext:value-type="float">
            <text:p>120.45</text:p>
          </table:table-cell>
          <table:table-cell table:style-name="ce13" table:number-columns-repeated="16372"/>
        </table:table-row>
        <table:table-row table:style-name="ro1">
          <table:table-cell table:formula="of:=[.A88]" office:value-type="string" office:string-value="Zone 3b" calcext:value-type="string">
            <text:p>Zone 3b</text:p>
          </table:table-cell>
          <table:table-cell table:formula="of:=[.B88]" office:value-type="string" office:string-value="Standard" calcext:value-type="string">
            <text:p>Standard</text:p>
          </table:table-cell>
          <table:table-cell table:formula="of:=[.D88]" office:value-type="float" office:value="4" calcext:value-type="float">
            <text:p>4</text:p>
          </table:table-cell>
          <table:table-cell table:formula="of:=[.D88]+0.5" office:value-type="float" office:value="4.5" calcext:value-type="float">
            <text:p>4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89]&amp;&quot; (&quot;&amp;[.D89]&amp;&quot;kg)&quot;" office:value-type="string" office:string-value="International Standard (4.5kg)" calcext:value-type="string">
            <text:p>International Standard (4.5kg)</text:p>
          </table:table-cell>
          <table:table-cell table:formula="of:=MATCH([.D89];[Rate_data.$A$24:.$A$34];0)+IF([.B89]=&quot;Express&quot;;16;0)" office:value-type="float" office:value="10" calcext:value-type="float">
            <text:p>10</text:p>
          </table:table-cell>
          <table:table-cell table:formula="of:=MATCH([.A89];[Rate_data.$B$23:.$L$23];0)" office:value-type="float" office:value="7" calcext:value-type="float">
            <text:p>7</text:p>
          </table:table-cell>
          <table:table-cell table:style-name="ce8" table:formula="of:=IF([.E89]=&quot;Yes&quot;;([.D89]*[Rate_data.$C$8]-100)/100*IF([.A89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89];[.I89])" office:value-type="float" office:value="132.1" calcext:value-type="float">
            <text:p>132.10</text:p>
          </table:table-cell>
          <table:table-cell table:style-name="ce8" table:formula="of:=ROUND(([.J89]+[.K89])*(1-[.F89]);2)" office:value-type="float" office:value="132.1" calcext:value-type="float">
            <text:p>132.10</text:p>
          </table:table-cell>
          <table:table-cell table:style-name="ce13" table:number-columns-repeated="16372"/>
        </table:table-row>
        <table:table-row table:style-name="ro1">
          <table:table-cell table:formula="of:=[.A89]" office:value-type="string" office:string-value="Zone 3b" calcext:value-type="string">
            <text:p>Zone 3b</text:p>
          </table:table-cell>
          <table:table-cell table:formula="of:=[.B89]" office:value-type="string" office:string-value="Standard" calcext:value-type="string">
            <text:p>Standard</text:p>
          </table:table-cell>
          <table:table-cell table:formula="of:=[.D89]" office:value-type="float" office:value="4.5" calcext:value-type="float">
            <text:p>4.5</text:p>
          </table:table-cell>
          <table:table-cell table:formula="of:=[.D89]+0.5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90]&amp;&quot; (&quot;&amp;[.D90]&amp;&quot;kg)&quot;" office:value-type="string" office:string-value="International Standard (5kg)" calcext:value-type="string">
            <text:p>International Standard (5kg)</text:p>
          </table:table-cell>
          <table:table-cell table:formula="of:=MATCH([.D90];[Rate_data.$A$24:.$A$34];0)+IF([.B90]=&quot;Express&quot;;16;0)" office:value-type="float" office:value="11" calcext:value-type="float">
            <text:p>11</text:p>
          </table:table-cell>
          <table:table-cell table:formula="of:=MATCH([.A90];[Rate_data.$B$23:.$L$23];0)" office:value-type="float" office:value="7" calcext:value-type="float">
            <text:p>7</text:p>
          </table:table-cell>
          <table:table-cell table:style-name="ce8" table:formula="of:=IF([.E90]=&quot;Yes&quot;;([.D90]*[Rate_data.$C$8]-100)/100*IF([.A90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90];[.I90])" office:value-type="float" office:value="143.75" calcext:value-type="float">
            <text:p>143.75</text:p>
          </table:table-cell>
          <table:table-cell table:style-name="ce8" table:formula="of:=ROUND(([.J90]+[.K90])*(1-[.F90]);2)" office:value-type="float" office:value="143.75" calcext:value-type="float">
            <text:p>143.75</text:p>
          </table:table-cell>
          <table:table-cell table:style-name="ce13" table:number-columns-repeated="16372"/>
        </table:table-row>
        <table:table-row table:style-name="ro1">
          <table:table-cell table:formula="of:=[.A86]" office:value-type="string" office:string-value="Zone 3b" calcext:value-type="string">
            <text:p>Zone 3b</text:p>
          </table:table-cell>
          <table:table-cell office:value-type="string" calcext:value-type="string">
            <text:p>Expres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formula="of:=MATCH([.D91];[Rate_data.$A$24:.$A$34];0)+IF([.B91]=&quot;Express&quot;;16;0)" office:value-type="float" office:value="17" calcext:value-type="float">
            <text:p>17</text:p>
          </table:table-cell>
          <table:table-cell table:formula="of:=MATCH([.A91];[Rate_data.$B$23:.$L$23];0)" office:value-type="float" office:value="7" calcext:value-type="float">
            <text:p>7</text:p>
          </table:table-cell>
          <table:table-cell table:style-name="ce8" table:formula="of:=IF([.E91]=&quot;Yes&quot;;([.D91]*[Rate_data.$C$8]-100)/100*IF([.A91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91];[.I91])" office:value-type="float" office:value="44.3" calcext:value-type="float">
            <text:p>44.30</text:p>
          </table:table-cell>
          <table:table-cell table:style-name="ce8" table:formula="of:=ROUND(([.J91]+[.K91])*(1-[.F91]);2)" office:value-type="float" office:value="44.3" calcext:value-type="float">
            <text:p>44.30</text:p>
          </table:table-cell>
          <table:table-cell table:style-name="ce13" table:number-columns-repeated="16372"/>
        </table:table-row>
        <table:table-row table:style-name="ro1">
          <table:table-cell table:formula="of:=[.A91]" office:value-type="string" office:string-value="Zone 3b" calcext:value-type="string">
            <text:p>Zone 3b</text:p>
          </table:table-cell>
          <table:table-cell office:value-type="string" calcext:value-type="string">
            <text:p>Express</text:p>
          </table:table-cell>
          <table:table-cell table:formula="of:=[.D91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formula="of:=MATCH([.D92];[Rate_data.$A$24:.$A$34];0)+IF([.B92]=&quot;Express&quot;;16;0)" office:value-type="float" office:value="18" calcext:value-type="float">
            <text:p>18</text:p>
          </table:table-cell>
          <table:table-cell table:formula="of:=MATCH([.A92];[Rate_data.$B$23:.$L$23];0)" office:value-type="float" office:value="7" calcext:value-type="float">
            <text:p>7</text:p>
          </table:table-cell>
          <table:table-cell table:style-name="ce8" table:formula="of:=IF([.E92]=&quot;Yes&quot;;([.D92]*[Rate_data.$C$8]-100)/100*IF([.A92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92];[.I92])" office:value-type="float" office:value="51" calcext:value-type="float">
            <text:p>51.00</text:p>
          </table:table-cell>
          <table:table-cell table:style-name="ce8" table:formula="of:=ROUND(([.J92]+[.K92])*(1-[.F92]);2)" office:value-type="float" office:value="51" calcext:value-type="float">
            <text:p>51.00</text:p>
          </table:table-cell>
          <table:table-cell table:style-name="ce13" table:number-columns-repeated="16372"/>
        </table:table-row>
        <table:table-row table:style-name="ro1">
          <table:table-cell table:formula="of:=[.A92]" office:value-type="string" office:string-value="Zone 3b" calcext:value-type="string">
            <text:p>Zone 3b</text:p>
          </table:table-cell>
          <table:table-cell office:value-type="string" calcext:value-type="string">
            <text:p>Express</text:p>
          </table:table-cell>
          <table:table-cell table:formula="of:=[.D92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formula="of:=MATCH([.D93];[Rate_data.$A$24:.$A$34];0)+IF([.B93]=&quot;Express&quot;;16;0)" office:value-type="float" office:value="19" calcext:value-type="float">
            <text:p>19</text:p>
          </table:table-cell>
          <table:table-cell table:formula="of:=MATCH([.A93];[Rate_data.$B$23:.$L$23];0)" office:value-type="float" office:value="7" calcext:value-type="float">
            <text:p>7</text:p>
          </table:table-cell>
          <table:table-cell table:style-name="ce8" table:formula="of:=IF([.E93]=&quot;Yes&quot;;([.D93]*[Rate_data.$C$8]-100)/100*IF([.A93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93];[.I93])" office:value-type="float" office:value="64.2" calcext:value-type="float">
            <text:p>64.20</text:p>
          </table:table-cell>
          <table:table-cell table:style-name="ce8" table:formula="of:=ROUND(([.J93]+[.K93])*(1-[.F93]);2)" office:value-type="float" office:value="64.2" calcext:value-type="float">
            <text:p>64.20</text:p>
          </table:table-cell>
          <table:table-cell table:style-name="ce13" table:number-columns-repeated="16372"/>
        </table:table-row>
        <table:table-row table:style-name="ro1">
          <table:table-cell table:formula="of:=[.A93]" office:value-type="string" office:string-value="Zone 3b" calcext:value-type="string">
            <text:p>Zone 3b</text:p>
          </table:table-cell>
          <table:table-cell office:value-type="string" calcext:value-type="string">
            <text:p>Express</text:p>
          </table:table-cell>
          <table:table-cell table:formula="of:=[.D93]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formula="of:=MATCH([.D94];[Rate_data.$A$24:.$A$34];0)+IF([.B94]=&quot;Express&quot;;16;0)" office:value-type="float" office:value="20" calcext:value-type="float">
            <text:p>20</text:p>
          </table:table-cell>
          <table:table-cell table:formula="of:=MATCH([.A94];[Rate_data.$B$23:.$L$23];0)" office:value-type="float" office:value="7" calcext:value-type="float">
            <text:p>7</text:p>
          </table:table-cell>
          <table:table-cell table:style-name="ce8" table:formula="of:=IF([.E94]=&quot;Yes&quot;;([.D94]*[Rate_data.$C$8]-100)/100*IF([.A94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94];[.I94])" office:value-type="float" office:value="77.55" calcext:value-type="float">
            <text:p>77.55</text:p>
          </table:table-cell>
          <table:table-cell table:style-name="ce8" table:formula="of:=ROUND(([.J94]+[.K94])*(1-[.F94]);2)" office:value-type="float" office:value="77.55" calcext:value-type="float">
            <text:p>77.55</text:p>
          </table:table-cell>
          <table:table-cell table:style-name="ce13" table:number-columns-repeated="16372"/>
        </table:table-row>
        <table:table-row table:style-name="ro1">
          <table:table-cell table:formula="of:=[.A94]" office:value-type="string" office:string-value="Zone 3b" calcext:value-type="string">
            <text:p>Zone 3b</text:p>
          </table:table-cell>
          <table:table-cell office:value-type="string" calcext:value-type="string">
            <text:p>Express</text:p>
          </table:table-cell>
          <table:table-cell table:formula="of:=[.D94]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95]&amp;&quot;kg)&quot;" office:value-type="string" office:string-value="International Express (2kg)" calcext:value-type="string">
            <text:p>International Express (2kg)</text:p>
          </table:table-cell>
          <table:table-cell table:formula="of:=MATCH([.D95];[Rate_data.$A$24:.$A$34];0)+IF([.B95]=&quot;Express&quot;;16;0)" office:value-type="float" office:value="21" calcext:value-type="float">
            <text:p>21</text:p>
          </table:table-cell>
          <table:table-cell table:formula="of:=MATCH([.A95];[Rate_data.$B$23:.$L$23];0)" office:value-type="float" office:value="7" calcext:value-type="float">
            <text:p>7</text:p>
          </table:table-cell>
          <table:table-cell table:style-name="ce8" table:formula="of:=IF([.E95]=&quot;Yes&quot;;([.D95]*[Rate_data.$C$8]-100)/100*IF([.A95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95];[.I95])" office:value-type="float" office:value="90.85" calcext:value-type="float">
            <text:p>90.85</text:p>
          </table:table-cell>
          <table:table-cell table:style-name="ce8" table:formula="of:=ROUND(([.J95]+[.K95])*(1-[.F95]);2)" office:value-type="float" office:value="90.85" calcext:value-type="float">
            <text:p>90.85</text:p>
          </table:table-cell>
          <table:table-cell table:style-name="ce13" table:number-columns-repeated="16372"/>
        </table:table-row>
        <table:table-row table:style-name="ro1">
          <table:table-cell table:formula="of:=[.A95]" office:value-type="string" office:string-value="Zone 3b" calcext:value-type="string">
            <text:p>Zone 3b</text:p>
          </table:table-cell>
          <table:table-cell office:value-type="string" calcext:value-type="string">
            <text:p>Express</text:p>
          </table:table-cell>
          <table:table-cell table:formula="of:=[.D95]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96]&amp;&quot;kg)&quot;" office:value-type="string" office:string-value="International Express (2.5kg)" calcext:value-type="string">
            <text:p>International Express (2.5kg)</text:p>
          </table:table-cell>
          <table:table-cell table:formula="of:=MATCH([.D96];[Rate_data.$A$24:.$A$34];0)+IF([.B96]=&quot;Express&quot;;16;0)" office:value-type="float" office:value="22" calcext:value-type="float">
            <text:p>22</text:p>
          </table:table-cell>
          <table:table-cell table:formula="of:=MATCH([.A96];[Rate_data.$B$23:.$L$23];0)" office:value-type="float" office:value="7" calcext:value-type="float">
            <text:p>7</text:p>
          </table:table-cell>
          <table:table-cell table:style-name="ce8" table:formula="of:=IF([.E96]=&quot;Yes&quot;;([.D96]*[Rate_data.$C$8]-100)/100*IF([.A96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96];[.I96])" office:value-type="float" office:value="102.5" calcext:value-type="float">
            <text:p>102.50</text:p>
          </table:table-cell>
          <table:table-cell table:style-name="ce8" table:formula="of:=ROUND(([.J96]+[.K96])*(1-[.F96]);2)" office:value-type="float" office:value="102.5" calcext:value-type="float">
            <text:p>102.50</text:p>
          </table:table-cell>
          <table:table-cell table:style-name="ce13" table:number-columns-repeated="16372"/>
        </table:table-row>
        <table:table-row table:style-name="ro1">
          <table:table-cell table:formula="of:=[.A96]" office:value-type="string" office:string-value="Zone 3b" calcext:value-type="string">
            <text:p>Zone 3b</text:p>
          </table:table-cell>
          <table:table-cell office:value-type="string" calcext:value-type="string">
            <text:p>Express</text:p>
          </table:table-cell>
          <table:table-cell table:formula="of:=[.D96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97]&amp;&quot;kg)&quot;" office:value-type="string" office:string-value="International Express (3kg)" calcext:value-type="string">
            <text:p>International Express (3kg)</text:p>
          </table:table-cell>
          <table:table-cell table:formula="of:=MATCH([.D97];[Rate_data.$A$24:.$A$34];0)+IF([.B97]=&quot;Express&quot;;16;0)" office:value-type="float" office:value="23" calcext:value-type="float">
            <text:p>23</text:p>
          </table:table-cell>
          <table:table-cell table:formula="of:=MATCH([.A97];[Rate_data.$B$23:.$L$23];0)" office:value-type="float" office:value="7" calcext:value-type="float">
            <text:p>7</text:p>
          </table:table-cell>
          <table:table-cell table:style-name="ce8" table:formula="of:=IF([.E97]=&quot;Yes&quot;;([.D97]*[Rate_data.$C$8]-100)/100*IF([.A97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97];[.I97])" office:value-type="float" office:value="114.15" calcext:value-type="float">
            <text:p>114.15</text:p>
          </table:table-cell>
          <table:table-cell table:style-name="ce8" table:formula="of:=ROUND(([.J97]+[.K97])*(1-[.F97]);2)" office:value-type="float" office:value="114.15" calcext:value-type="float">
            <text:p>114.15</text:p>
          </table:table-cell>
          <table:table-cell table:style-name="ce13" table:number-columns-repeated="16372"/>
        </table:table-row>
        <table:table-row table:style-name="ro1">
          <table:table-cell table:formula="of:=[.A97]" office:value-type="string" office:string-value="Zone 3b" calcext:value-type="string">
            <text:p>Zone 3b</text:p>
          </table:table-cell>
          <table:table-cell table:formula="of:=[.B97]" office:value-type="string" office:string-value="Express" calcext:value-type="string">
            <text:p>Express</text:p>
          </table:table-cell>
          <table:table-cell table:formula="of:=[.D97]" office:value-type="float" office:value="3" calcext:value-type="float">
            <text:p>3</text:p>
          </table:table-cell>
          <table:table-cell table:formula="of:=[.D97]+0.5" office:value-type="float" office:value="3.5" calcext:value-type="float">
            <text:p>3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98]&amp;&quot; (&quot;&amp;[.D98]&amp;&quot;kg)&quot;" office:value-type="string" office:string-value="International Express (3.5kg)" calcext:value-type="string">
            <text:p>International Express (3.5kg)</text:p>
          </table:table-cell>
          <table:table-cell table:formula="of:=MATCH([.D98];[Rate_data.$A$24:.$A$34];0)+IF([.B98]=&quot;Express&quot;;16;0)" office:value-type="float" office:value="24" calcext:value-type="float">
            <text:p>24</text:p>
          </table:table-cell>
          <table:table-cell table:formula="of:=MATCH([.A98];[Rate_data.$B$23:.$L$23];0)" office:value-type="float" office:value="7" calcext:value-type="float">
            <text:p>7</text:p>
          </table:table-cell>
          <table:table-cell table:style-name="ce8" table:formula="of:=IF([.E98]=&quot;Yes&quot;;([.D98]*[Rate_data.$C$8]-100)/100*IF([.A98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98];[.I98])" office:value-type="float" office:value="125.8" calcext:value-type="float">
            <text:p>125.80</text:p>
          </table:table-cell>
          <table:table-cell table:style-name="ce8" table:formula="of:=ROUND(([.J98]+[.K98])*(1-[.F98]);2)" office:value-type="float" office:value="125.8" calcext:value-type="float">
            <text:p>125.80</text:p>
          </table:table-cell>
          <table:table-cell table:style-name="ce13" table:number-columns-repeated="16372"/>
        </table:table-row>
        <table:table-row table:style-name="ro1">
          <table:table-cell table:formula="of:=[.A98]" office:value-type="string" office:string-value="Zone 3b" calcext:value-type="string">
            <text:p>Zone 3b</text:p>
          </table:table-cell>
          <table:table-cell table:formula="of:=[.B98]" office:value-type="string" office:string-value="Express" calcext:value-type="string">
            <text:p>Express</text:p>
          </table:table-cell>
          <table:table-cell table:formula="of:=[.D98]" office:value-type="float" office:value="3.5" calcext:value-type="float">
            <text:p>3.5</text:p>
          </table:table-cell>
          <table:table-cell table:formula="of:=[.D98]+0.5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99]&amp;&quot; (&quot;&amp;[.D99]&amp;&quot;kg)&quot;" office:value-type="string" office:string-value="International Express (4kg)" calcext:value-type="string">
            <text:p>International Express (4kg)</text:p>
          </table:table-cell>
          <table:table-cell table:formula="of:=MATCH([.D99];[Rate_data.$A$24:.$A$34];0)+IF([.B99]=&quot;Express&quot;;16;0)" office:value-type="float" office:value="25" calcext:value-type="float">
            <text:p>25</text:p>
          </table:table-cell>
          <table:table-cell table:formula="of:=MATCH([.A99];[Rate_data.$B$23:.$L$23];0)" office:value-type="float" office:value="7" calcext:value-type="float">
            <text:p>7</text:p>
          </table:table-cell>
          <table:table-cell table:style-name="ce8" table:formula="of:=IF([.E99]=&quot;Yes&quot;;([.D99]*[Rate_data.$C$8]-100)/100*IF([.A99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99];[.I99])" office:value-type="float" office:value="137.45" calcext:value-type="float">
            <text:p>137.45</text:p>
          </table:table-cell>
          <table:table-cell table:style-name="ce8" table:formula="of:=ROUND(([.J99]+[.K99])*(1-[.F99]);2)" office:value-type="float" office:value="137.45" calcext:value-type="float">
            <text:p>137.45</text:p>
          </table:table-cell>
          <table:table-cell table:style-name="ce13" table:number-columns-repeated="16372"/>
        </table:table-row>
        <table:table-row table:style-name="ro1">
          <table:table-cell table:formula="of:=[.A99]" office:value-type="string" office:string-value="Zone 3b" calcext:value-type="string">
            <text:p>Zone 3b</text:p>
          </table:table-cell>
          <table:table-cell table:formula="of:=[.B99]" office:value-type="string" office:string-value="Express" calcext:value-type="string">
            <text:p>Express</text:p>
          </table:table-cell>
          <table:table-cell table:formula="of:=[.D99]" office:value-type="float" office:value="4" calcext:value-type="float">
            <text:p>4</text:p>
          </table:table-cell>
          <table:table-cell table:formula="of:=[.D99]+0.5" office:value-type="float" office:value="4.5" calcext:value-type="float">
            <text:p>4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100]&amp;&quot; (&quot;&amp;[.D100]&amp;&quot;kg)&quot;" office:value-type="string" office:string-value="International Express (4.5kg)" calcext:value-type="string">
            <text:p>International Express (4.5kg)</text:p>
          </table:table-cell>
          <table:table-cell table:formula="of:=MATCH([.D100];[Rate_data.$A$24:.$A$34];0)+IF([.B100]=&quot;Express&quot;;16;0)" office:value-type="float" office:value="26" calcext:value-type="float">
            <text:p>26</text:p>
          </table:table-cell>
          <table:table-cell table:formula="of:=MATCH([.A100];[Rate_data.$B$23:.$L$23];0)" office:value-type="float" office:value="7" calcext:value-type="float">
            <text:p>7</text:p>
          </table:table-cell>
          <table:table-cell table:style-name="ce8" table:formula="of:=IF([.E100]=&quot;Yes&quot;;([.D100]*[Rate_data.$C$8]-100)/100*IF([.A100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00];[.I100])" office:value-type="float" office:value="149.1" calcext:value-type="float">
            <text:p>149.10</text:p>
          </table:table-cell>
          <table:table-cell table:style-name="ce8" table:formula="of:=ROUND(([.J100]+[.K100])*(1-[.F100]);2)" office:value-type="float" office:value="149.1" calcext:value-type="float">
            <text:p>149.10</text:p>
          </table:table-cell>
          <table:table-cell table:style-name="ce13" table:number-columns-repeated="16372"/>
        </table:table-row>
        <table:table-row table:style-name="ro1">
          <table:table-cell table:formula="of:=[.A100]" office:value-type="string" office:string-value="Zone 3b" calcext:value-type="string">
            <text:p>Zone 3b</text:p>
          </table:table-cell>
          <table:table-cell table:formula="of:=[.B100]" office:value-type="string" office:string-value="Express" calcext:value-type="string">
            <text:p>Express</text:p>
          </table:table-cell>
          <table:table-cell table:formula="of:=[.D100]" office:value-type="float" office:value="4.5" calcext:value-type="float">
            <text:p>4.5</text:p>
          </table:table-cell>
          <table:table-cell table:formula="of:=[.D100]+0.5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101]&amp;&quot; (&quot;&amp;[.D101]&amp;&quot;kg)&quot;" office:value-type="string" office:string-value="International Express (5kg)" calcext:value-type="string">
            <text:p>International Express (5kg)</text:p>
          </table:table-cell>
          <table:table-cell table:formula="of:=MATCH([.D101];[Rate_data.$A$24:.$A$34];0)+IF([.B101]=&quot;Express&quot;;16;0)" office:value-type="float" office:value="27" calcext:value-type="float">
            <text:p>27</text:p>
          </table:table-cell>
          <table:table-cell table:formula="of:=MATCH([.A101];[Rate_data.$B$23:.$L$23];0)" office:value-type="float" office:value="7" calcext:value-type="float">
            <text:p>7</text:p>
          </table:table-cell>
          <table:table-cell table:style-name="ce8" table:formula="of:=IF([.E101]=&quot;Yes&quot;;([.D101]*[Rate_data.$C$8]-100)/100*IF([.A101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01];[.I101])" office:value-type="float" office:value="160.75" calcext:value-type="float">
            <text:p>160.75</text:p>
          </table:table-cell>
          <table:table-cell table:style-name="ce8" table:formula="of:=ROUND(([.J101]+[.K101])*(1-[.F101]);2)" office:value-type="float" office:value="160.75" calcext:value-type="float">
            <text:p>160.75</text:p>
          </table:table-cell>
          <table:table-cell table:style-name="ce13" table:number-columns-repeated="16372"/>
        </table:table-row>
        <table:table-row table:style-name="ro1">
          <table:table-cell office:value-type="string" calcext:value-type="string">
            <text:p>Zone 4</text:p>
          </table:table-cell>
          <table:table-cell office:value-type="string" calcext:value-type="string">
            <text:p>Standard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formula="of:=MATCH([.D102];[Rate_data.$A$24:.$A$34];0)+IF([.B102]=&quot;Express&quot;;16;0)" office:value-type="float" office:value="1" calcext:value-type="float">
            <text:p>1</text:p>
          </table:table-cell>
          <table:table-cell table:formula="of:=MATCH([.A102];[Rate_data.$B$23:.$L$23];0)" office:value-type="float" office:value="5" calcext:value-type="float">
            <text:p>5</text:p>
          </table:table-cell>
          <table:table-cell table:style-name="ce8" table:formula="of:=IF([.E102]=&quot;Yes&quot;;([.D102]*[Rate_data.$C$8]-100)/100*IF([.A102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02];[.I102])" office:value-type="float" office:value="27.5" calcext:value-type="float">
            <text:p>27.50</text:p>
          </table:table-cell>
          <table:table-cell table:style-name="ce8" table:formula="of:=ROUND(([.J102]+[.K102])*(1-[.F102]);2)" office:value-type="float" office:value="27.5" calcext:value-type="float">
            <text:p>27.50</text:p>
          </table:table-cell>
          <table:table-cell table:style-name="ce13" table:number-columns-repeated="16372"/>
        </table:table-row>
        <table:table-row table:style-name="ro1">
          <table:table-cell table:formula="of:=[.A102]" office:value-type="string" office:string-value="Zone 4" calcext:value-type="string">
            <text:p>Zone 4</text:p>
          </table:table-cell>
          <table:table-cell office:value-type="string" calcext:value-type="string">
            <text:p>Standard</text:p>
          </table:table-cell>
          <table:table-cell table:formula="of:=[.D102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formula="of:=MATCH([.D103];[Rate_data.$A$24:.$A$34];0)+IF([.B103]=&quot;Express&quot;;16;0)" office:value-type="float" office:value="2" calcext:value-type="float">
            <text:p>2</text:p>
          </table:table-cell>
          <table:table-cell table:formula="of:=MATCH([.A103];[Rate_data.$B$23:.$L$23];0)" office:value-type="float" office:value="5" calcext:value-type="float">
            <text:p>5</text:p>
          </table:table-cell>
          <table:table-cell table:style-name="ce8" table:formula="of:=IF([.E103]=&quot;Yes&quot;;([.D103]*[Rate_data.$C$8]-100)/100*IF([.A103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03];[.I103])" office:value-type="float" office:value="34.4" calcext:value-type="float">
            <text:p>34.40</text:p>
          </table:table-cell>
          <table:table-cell table:style-name="ce8" table:formula="of:=ROUND(([.J103]+[.K103])*(1-[.F103]);2)" office:value-type="float" office:value="34.4" calcext:value-type="float">
            <text:p>34.40</text:p>
          </table:table-cell>
          <table:table-cell table:style-name="ce13" table:number-columns-repeated="16372"/>
        </table:table-row>
        <table:table-row table:style-name="ro1">
          <table:table-cell table:formula="of:=[.A103]" office:value-type="string" office:string-value="Zone 4" calcext:value-type="string">
            <text:p>Zone 4</text:p>
          </table:table-cell>
          <table:table-cell office:value-type="string" calcext:value-type="string">
            <text:p>Standard</text:p>
          </table:table-cell>
          <table:table-cell table:formula="of:=[.D103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formula="of:=MATCH([.D104];[Rate_data.$A$24:.$A$34];0)+IF([.B104]=&quot;Express&quot;;16;0)" office:value-type="float" office:value="3" calcext:value-type="float">
            <text:p>3</text:p>
          </table:table-cell>
          <table:table-cell table:formula="of:=MATCH([.A104];[Rate_data.$B$23:.$L$23];0)" office:value-type="float" office:value="5" calcext:value-type="float">
            <text:p>5</text:p>
          </table:table-cell>
          <table:table-cell table:style-name="ce8" table:formula="of:=IF([.E104]=&quot;Yes&quot;;([.D104]*[Rate_data.$C$8]-100)/100*IF([.A104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04];[.I104])" office:value-type="float" office:value="48.3" calcext:value-type="float">
            <text:p>48.30</text:p>
          </table:table-cell>
          <table:table-cell table:style-name="ce8" table:formula="of:=ROUND(([.J104]+[.K104])*(1-[.F104]);2)" office:value-type="float" office:value="48.3" calcext:value-type="float">
            <text:p>48.30</text:p>
          </table:table-cell>
          <table:table-cell table:style-name="ce13" table:number-columns-repeated="16372"/>
        </table:table-row>
        <table:table-row table:style-name="ro1">
          <table:table-cell table:formula="of:=[.A104]" office:value-type="string" office:string-value="Zone 4" calcext:value-type="string">
            <text:p>Zone 4</text:p>
          </table:table-cell>
          <table:table-cell office:value-type="string" calcext:value-type="string">
            <text:p>Standard</text:p>
          </table:table-cell>
          <table:table-cell table:formula="of:=[.D104]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formula="of:=MATCH([.D105];[Rate_data.$A$24:.$A$34];0)+IF([.B105]=&quot;Express&quot;;16;0)" office:value-type="float" office:value="4" calcext:value-type="float">
            <text:p>4</text:p>
          </table:table-cell>
          <table:table-cell table:formula="of:=MATCH([.A105];[Rate_data.$B$23:.$L$23];0)" office:value-type="float" office:value="5" calcext:value-type="float">
            <text:p>5</text:p>
          </table:table-cell>
          <table:table-cell table:style-name="ce8" table:formula="of:=IF([.E105]=&quot;Yes&quot;;([.D105]*[Rate_data.$C$8]-100)/100*IF([.A105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05];[.I105])" office:value-type="float" office:value="62.15" calcext:value-type="float">
            <text:p>62.15</text:p>
          </table:table-cell>
          <table:table-cell table:style-name="ce8" table:formula="of:=ROUND(([.J105]+[.K105])*(1-[.F105]);2)" office:value-type="float" office:value="62.15" calcext:value-type="float">
            <text:p>62.15</text:p>
          </table:table-cell>
          <table:table-cell table:style-name="ce13" table:number-columns-repeated="16372"/>
        </table:table-row>
        <table:table-row table:style-name="ro1">
          <table:table-cell table:formula="of:=[.A105]" office:value-type="string" office:string-value="Zone 4" calcext:value-type="string">
            <text:p>Zone 4</text:p>
          </table:table-cell>
          <table:table-cell office:value-type="string" calcext:value-type="string">
            <text:p>Standard</text:p>
          </table:table-cell>
          <table:table-cell table:formula="of:=[.D105]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106]&amp;&quot;kg)&quot;" office:value-type="string" office:string-value="International Standard (2kg)" calcext:value-type="string">
            <text:p>International Standard (2kg)</text:p>
          </table:table-cell>
          <table:table-cell table:formula="of:=MATCH([.D106];[Rate_data.$A$24:.$A$34];0)+IF([.B106]=&quot;Express&quot;;16;0)" office:value-type="float" office:value="5" calcext:value-type="float">
            <text:p>5</text:p>
          </table:table-cell>
          <table:table-cell table:formula="of:=MATCH([.A106];[Rate_data.$B$23:.$L$23];0)" office:value-type="float" office:value="5" calcext:value-type="float">
            <text:p>5</text:p>
          </table:table-cell>
          <table:table-cell table:style-name="ce8" table:formula="of:=IF([.E106]=&quot;Yes&quot;;([.D106]*[Rate_data.$C$8]-100)/100*IF([.A106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06];[.I106])" office:value-type="float" office:value="76" calcext:value-type="float">
            <text:p>76.00</text:p>
          </table:table-cell>
          <table:table-cell table:style-name="ce8" table:formula="of:=ROUND(([.J106]+[.K106])*(1-[.F106]);2)" office:value-type="float" office:value="76" calcext:value-type="float">
            <text:p>76.00</text:p>
          </table:table-cell>
          <table:table-cell table:style-name="ce13" table:number-columns-repeated="16372"/>
        </table:table-row>
        <table:table-row table:style-name="ro1">
          <table:table-cell table:formula="of:=[.A106]" office:value-type="string" office:string-value="Zone 4" calcext:value-type="string">
            <text:p>Zone 4</text:p>
          </table:table-cell>
          <table:table-cell office:value-type="string" calcext:value-type="string">
            <text:p>Standard</text:p>
          </table:table-cell>
          <table:table-cell table:formula="of:=[.D106]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107]&amp;&quot;kg)&quot;" office:value-type="string" office:string-value="International Standard (2.5kg)" calcext:value-type="string">
            <text:p>International Standard (2.5kg)</text:p>
          </table:table-cell>
          <table:table-cell table:formula="of:=MATCH([.D107];[Rate_data.$A$24:.$A$34];0)+IF([.B107]=&quot;Express&quot;;16;0)" office:value-type="float" office:value="6" calcext:value-type="float">
            <text:p>6</text:p>
          </table:table-cell>
          <table:table-cell table:formula="of:=MATCH([.A107];[Rate_data.$B$23:.$L$23];0)" office:value-type="float" office:value="5" calcext:value-type="float">
            <text:p>5</text:p>
          </table:table-cell>
          <table:table-cell table:style-name="ce8" table:formula="of:=IF([.E107]=&quot;Yes&quot;;([.D107]*[Rate_data.$C$8]-100)/100*IF([.A107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07];[.I107])" office:value-type="float" office:value="84.65" calcext:value-type="float">
            <text:p>84.65</text:p>
          </table:table-cell>
          <table:table-cell table:style-name="ce8" table:formula="of:=ROUND(([.J107]+[.K107])*(1-[.F107]);2)" office:value-type="float" office:value="84.65" calcext:value-type="float">
            <text:p>84.65</text:p>
          </table:table-cell>
          <table:table-cell table:style-name="ce13" table:number-columns-repeated="16372"/>
        </table:table-row>
        <table:table-row table:style-name="ro1">
          <table:table-cell table:formula="of:=[.A107]" office:value-type="string" office:string-value="Zone 4" calcext:value-type="string">
            <text:p>Zone 4</text:p>
          </table:table-cell>
          <table:table-cell office:value-type="string" calcext:value-type="string">
            <text:p>Standard</text:p>
          </table:table-cell>
          <table:table-cell table:formula="of:=[.D107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108]&amp;&quot;kg)&quot;" office:value-type="string" office:string-value="International Standard (3kg)" calcext:value-type="string">
            <text:p>International Standard (3kg)</text:p>
          </table:table-cell>
          <table:table-cell table:formula="of:=MATCH([.D108];[Rate_data.$A$24:.$A$34];0)+IF([.B108]=&quot;Express&quot;;16;0)" office:value-type="float" office:value="7" calcext:value-type="float">
            <text:p>7</text:p>
          </table:table-cell>
          <table:table-cell table:formula="of:=MATCH([.A108];[Rate_data.$B$23:.$L$23];0)" office:value-type="float" office:value="5" calcext:value-type="float">
            <text:p>5</text:p>
          </table:table-cell>
          <table:table-cell table:style-name="ce8" table:formula="of:=IF([.E108]=&quot;Yes&quot;;([.D108]*[Rate_data.$C$8]-100)/100*IF([.A108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08];[.I108])" office:value-type="float" office:value="93.3" calcext:value-type="float">
            <text:p>93.30</text:p>
          </table:table-cell>
          <table:table-cell table:style-name="ce8" table:formula="of:=ROUND(([.J108]+[.K108])*(1-[.F108]);2)" office:value-type="float" office:value="93.3" calcext:value-type="float">
            <text:p>93.30</text:p>
          </table:table-cell>
          <table:table-cell table:style-name="ce13" table:number-columns-repeated="16372"/>
        </table:table-row>
        <table:table-row table:style-name="ro1">
          <table:table-cell table:formula="of:=[.A108]" office:value-type="string" office:string-value="Zone 4" calcext:value-type="string">
            <text:p>Zone 4</text:p>
          </table:table-cell>
          <table:table-cell table:formula="of:=[.B108]" office:value-type="string" office:string-value="Standard" calcext:value-type="string">
            <text:p>Standard</text:p>
          </table:table-cell>
          <table:table-cell table:formula="of:=[.D108]" office:value-type="float" office:value="3" calcext:value-type="float">
            <text:p>3</text:p>
          </table:table-cell>
          <table:table-cell table:formula="of:=[.D108]+0.5" office:value-type="float" office:value="3.5" calcext:value-type="float">
            <text:p>3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109]&amp;&quot; (&quot;&amp;[.D109]&amp;&quot;kg)&quot;" office:value-type="string" office:string-value="International Standard (3.5kg)" calcext:value-type="string">
            <text:p>International Standard (3.5kg)</text:p>
          </table:table-cell>
          <table:table-cell table:formula="of:=MATCH([.D109];[Rate_data.$A$24:.$A$34];0)+IF([.B109]=&quot;Express&quot;;16;0)" office:value-type="float" office:value="8" calcext:value-type="float">
            <text:p>8</text:p>
          </table:table-cell>
          <table:table-cell table:formula="of:=MATCH([.A109];[Rate_data.$B$23:.$L$23];0)" office:value-type="float" office:value="5" calcext:value-type="float">
            <text:p>5</text:p>
          </table:table-cell>
          <table:table-cell table:style-name="ce8" table:formula="of:=IF([.E109]=&quot;Yes&quot;;([.D109]*[Rate_data.$C$8]-100)/100*IF([.A109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09];[.I109])" office:value-type="float" office:value="101.95" calcext:value-type="float">
            <text:p>101.95</text:p>
          </table:table-cell>
          <table:table-cell table:style-name="ce8" table:formula="of:=ROUND(([.J109]+[.K109])*(1-[.F109]);2)" office:value-type="float" office:value="101.95" calcext:value-type="float">
            <text:p>101.95</text:p>
          </table:table-cell>
          <table:table-cell table:style-name="ce13" table:number-columns-repeated="16372"/>
        </table:table-row>
        <table:table-row table:style-name="ro1">
          <table:table-cell table:formula="of:=[.A109]" office:value-type="string" office:string-value="Zone 4" calcext:value-type="string">
            <text:p>Zone 4</text:p>
          </table:table-cell>
          <table:table-cell table:formula="of:=[.B109]" office:value-type="string" office:string-value="Standard" calcext:value-type="string">
            <text:p>Standard</text:p>
          </table:table-cell>
          <table:table-cell table:formula="of:=[.D109]" office:value-type="float" office:value="3.5" calcext:value-type="float">
            <text:p>3.5</text:p>
          </table:table-cell>
          <table:table-cell table:formula="of:=[.D109]+0.5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110]&amp;&quot; (&quot;&amp;[.D110]&amp;&quot;kg)&quot;" office:value-type="string" office:string-value="International Standard (4kg)" calcext:value-type="string">
            <text:p>International Standard (4kg)</text:p>
          </table:table-cell>
          <table:table-cell table:formula="of:=MATCH([.D110];[Rate_data.$A$24:.$A$34];0)+IF([.B110]=&quot;Express&quot;;16;0)" office:value-type="float" office:value="9" calcext:value-type="float">
            <text:p>9</text:p>
          </table:table-cell>
          <table:table-cell table:formula="of:=MATCH([.A110];[Rate_data.$B$23:.$L$23];0)" office:value-type="float" office:value="5" calcext:value-type="float">
            <text:p>5</text:p>
          </table:table-cell>
          <table:table-cell table:style-name="ce8" table:formula="of:=IF([.E110]=&quot;Yes&quot;;([.D110]*[Rate_data.$C$8]-100)/100*IF([.A110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10];[.I110])" office:value-type="float" office:value="110.6" calcext:value-type="float">
            <text:p>110.60</text:p>
          </table:table-cell>
          <table:table-cell table:style-name="ce8" table:formula="of:=ROUND(([.J110]+[.K110])*(1-[.F110]);2)" office:value-type="float" office:value="110.6" calcext:value-type="float">
            <text:p>110.60</text:p>
          </table:table-cell>
          <table:table-cell table:style-name="ce13" table:number-columns-repeated="16372"/>
        </table:table-row>
        <table:table-row table:style-name="ro1">
          <table:table-cell table:formula="of:=[.A110]" office:value-type="string" office:string-value="Zone 4" calcext:value-type="string">
            <text:p>Zone 4</text:p>
          </table:table-cell>
          <table:table-cell table:formula="of:=[.B110]" office:value-type="string" office:string-value="Standard" calcext:value-type="string">
            <text:p>Standard</text:p>
          </table:table-cell>
          <table:table-cell table:formula="of:=[.D110]" office:value-type="float" office:value="4" calcext:value-type="float">
            <text:p>4</text:p>
          </table:table-cell>
          <table:table-cell table:formula="of:=[.D110]+0.5" office:value-type="float" office:value="4.5" calcext:value-type="float">
            <text:p>4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111]&amp;&quot; (&quot;&amp;[.D111]&amp;&quot;kg)&quot;" office:value-type="string" office:string-value="International Standard (4.5kg)" calcext:value-type="string">
            <text:p>International Standard (4.5kg)</text:p>
          </table:table-cell>
          <table:table-cell table:formula="of:=MATCH([.D111];[Rate_data.$A$24:.$A$34];0)+IF([.B111]=&quot;Express&quot;;16;0)" office:value-type="float" office:value="10" calcext:value-type="float">
            <text:p>10</text:p>
          </table:table-cell>
          <table:table-cell table:formula="of:=MATCH([.A111];[Rate_data.$B$23:.$L$23];0)" office:value-type="float" office:value="5" calcext:value-type="float">
            <text:p>5</text:p>
          </table:table-cell>
          <table:table-cell table:style-name="ce8" table:formula="of:=IF([.E111]=&quot;Yes&quot;;([.D111]*[Rate_data.$C$8]-100)/100*IF([.A111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11];[.I111])" office:value-type="float" office:value="119.25" calcext:value-type="float">
            <text:p>119.25</text:p>
          </table:table-cell>
          <table:table-cell table:style-name="ce8" table:formula="of:=ROUND(([.J111]+[.K111])*(1-[.F111]);2)" office:value-type="float" office:value="119.25" calcext:value-type="float">
            <text:p>119.25</text:p>
          </table:table-cell>
          <table:table-cell table:style-name="ce13" table:number-columns-repeated="16372"/>
        </table:table-row>
        <table:table-row table:style-name="ro1">
          <table:table-cell table:formula="of:=[.A111]" office:value-type="string" office:string-value="Zone 4" calcext:value-type="string">
            <text:p>Zone 4</text:p>
          </table:table-cell>
          <table:table-cell table:formula="of:=[.B111]" office:value-type="string" office:string-value="Standard" calcext:value-type="string">
            <text:p>Standard</text:p>
          </table:table-cell>
          <table:table-cell table:formula="of:=[.D111]" office:value-type="float" office:value="4.5" calcext:value-type="float">
            <text:p>4.5</text:p>
          </table:table-cell>
          <table:table-cell table:formula="of:=[.D111]+0.5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112]&amp;&quot; (&quot;&amp;[.D112]&amp;&quot;kg)&quot;" office:value-type="string" office:string-value="International Standard (5kg)" calcext:value-type="string">
            <text:p>International Standard (5kg)</text:p>
          </table:table-cell>
          <table:table-cell table:formula="of:=MATCH([.D112];[Rate_data.$A$24:.$A$34];0)+IF([.B112]=&quot;Express&quot;;16;0)" office:value-type="float" office:value="11" calcext:value-type="float">
            <text:p>11</text:p>
          </table:table-cell>
          <table:table-cell table:formula="of:=MATCH([.A112];[Rate_data.$B$23:.$L$23];0)" office:value-type="float" office:value="5" calcext:value-type="float">
            <text:p>5</text:p>
          </table:table-cell>
          <table:table-cell table:style-name="ce8" table:formula="of:=IF([.E112]=&quot;Yes&quot;;([.D112]*[Rate_data.$C$8]-100)/100*IF([.A112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12];[.I112])" office:value-type="float" office:value="127.9" calcext:value-type="float">
            <text:p>127.90</text:p>
          </table:table-cell>
          <table:table-cell table:style-name="ce8" table:formula="of:=ROUND(([.J112]+[.K112])*(1-[.F112]);2)" office:value-type="float" office:value="127.9" calcext:value-type="float">
            <text:p>127.90</text:p>
          </table:table-cell>
          <table:table-cell table:style-name="ce13" table:number-columns-repeated="16372"/>
        </table:table-row>
        <table:table-row table:style-name="ro1">
          <table:table-cell table:formula="of:=[.A108]" office:value-type="string" office:string-value="Zone 4" calcext:value-type="string">
            <text:p>Zone 4</text:p>
          </table:table-cell>
          <table:table-cell office:value-type="string" calcext:value-type="string">
            <text:p>Expres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formula="of:=MATCH([.D113];[Rate_data.$A$24:.$A$34];0)+IF([.B113]=&quot;Express&quot;;16;0)" office:value-type="float" office:value="17" calcext:value-type="float">
            <text:p>17</text:p>
          </table:table-cell>
          <table:table-cell table:formula="of:=MATCH([.A113];[Rate_data.$B$23:.$L$23];0)" office:value-type="float" office:value="5" calcext:value-type="float">
            <text:p>5</text:p>
          </table:table-cell>
          <table:table-cell table:style-name="ce8" table:formula="of:=IF([.E113]=&quot;Yes&quot;;([.D113]*[Rate_data.$C$8]-100)/100*IF([.A113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13];[.I113])" office:value-type="float" office:value="44.5" calcext:value-type="float">
            <text:p>44.50</text:p>
          </table:table-cell>
          <table:table-cell table:style-name="ce8" table:formula="of:=ROUND(([.J113]+[.K113])*(1-[.F113]);2)" office:value-type="float" office:value="44.5" calcext:value-type="float">
            <text:p>44.50</text:p>
          </table:table-cell>
          <table:table-cell table:style-name="ce13" table:number-columns-repeated="16372"/>
        </table:table-row>
        <table:table-row table:style-name="ro1">
          <table:table-cell table:formula="of:=[.A113]" office:value-type="string" office:string-value="Zone 4" calcext:value-type="string">
            <text:p>Zone 4</text:p>
          </table:table-cell>
          <table:table-cell office:value-type="string" calcext:value-type="string">
            <text:p>Express</text:p>
          </table:table-cell>
          <table:table-cell table:formula="of:=[.D113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formula="of:=MATCH([.D114];[Rate_data.$A$24:.$A$34];0)+IF([.B114]=&quot;Express&quot;;16;0)" office:value-type="float" office:value="18" calcext:value-type="float">
            <text:p>18</text:p>
          </table:table-cell>
          <table:table-cell table:formula="of:=MATCH([.A114];[Rate_data.$B$23:.$L$23];0)" office:value-type="float" office:value="5" calcext:value-type="float">
            <text:p>5</text:p>
          </table:table-cell>
          <table:table-cell table:style-name="ce8" table:formula="of:=IF([.E114]=&quot;Yes&quot;;([.D114]*[Rate_data.$C$8]-100)/100*IF([.A114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14];[.I114])" office:value-type="float" office:value="51.4" calcext:value-type="float">
            <text:p>51.40</text:p>
          </table:table-cell>
          <table:table-cell table:style-name="ce8" table:formula="of:=ROUND(([.J114]+[.K114])*(1-[.F114]);2)" office:value-type="float" office:value="51.4" calcext:value-type="float">
            <text:p>51.40</text:p>
          </table:table-cell>
          <table:table-cell table:style-name="ce13" table:number-columns-repeated="16372"/>
        </table:table-row>
        <table:table-row table:style-name="ro1">
          <table:table-cell table:formula="of:=[.A114]" office:value-type="string" office:string-value="Zone 4" calcext:value-type="string">
            <text:p>Zone 4</text:p>
          </table:table-cell>
          <table:table-cell office:value-type="string" calcext:value-type="string">
            <text:p>Express</text:p>
          </table:table-cell>
          <table:table-cell table:formula="of:=[.D114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formula="of:=MATCH([.D115];[Rate_data.$A$24:.$A$34];0)+IF([.B115]=&quot;Express&quot;;16;0)" office:value-type="float" office:value="19" calcext:value-type="float">
            <text:p>19</text:p>
          </table:table-cell>
          <table:table-cell table:formula="of:=MATCH([.A115];[Rate_data.$B$23:.$L$23];0)" office:value-type="float" office:value="5" calcext:value-type="float">
            <text:p>5</text:p>
          </table:table-cell>
          <table:table-cell table:style-name="ce8" table:formula="of:=IF([.E115]=&quot;Yes&quot;;([.D115]*[Rate_data.$C$8]-100)/100*IF([.A115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15];[.I115])" office:value-type="float" office:value="65.3" calcext:value-type="float">
            <text:p>65.30</text:p>
          </table:table-cell>
          <table:table-cell table:style-name="ce8" table:formula="of:=ROUND(([.J115]+[.K115])*(1-[.F115]);2)" office:value-type="float" office:value="65.3" calcext:value-type="float">
            <text:p>65.30</text:p>
          </table:table-cell>
          <table:table-cell table:style-name="ce13" table:number-columns-repeated="16372"/>
        </table:table-row>
        <table:table-row table:style-name="ro1">
          <table:table-cell table:formula="of:=[.A115]" office:value-type="string" office:string-value="Zone 4" calcext:value-type="string">
            <text:p>Zone 4</text:p>
          </table:table-cell>
          <table:table-cell office:value-type="string" calcext:value-type="string">
            <text:p>Express</text:p>
          </table:table-cell>
          <table:table-cell table:formula="of:=[.D115]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formula="of:=MATCH([.D116];[Rate_data.$A$24:.$A$34];0)+IF([.B116]=&quot;Express&quot;;16;0)" office:value-type="float" office:value="20" calcext:value-type="float">
            <text:p>20</text:p>
          </table:table-cell>
          <table:table-cell table:formula="of:=MATCH([.A116];[Rate_data.$B$23:.$L$23];0)" office:value-type="float" office:value="5" calcext:value-type="float">
            <text:p>5</text:p>
          </table:table-cell>
          <table:table-cell table:style-name="ce8" table:formula="of:=IF([.E116]=&quot;Yes&quot;;([.D116]*[Rate_data.$C$8]-100)/100*IF([.A116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16];[.I116])" office:value-type="float" office:value="79.15" calcext:value-type="float">
            <text:p>79.15</text:p>
          </table:table-cell>
          <table:table-cell table:style-name="ce8" table:formula="of:=ROUND(([.J116]+[.K116])*(1-[.F116]);2)" office:value-type="float" office:value="79.15" calcext:value-type="float">
            <text:p>79.15</text:p>
          </table:table-cell>
          <table:table-cell table:style-name="ce13" table:number-columns-repeated="16372"/>
        </table:table-row>
        <table:table-row table:style-name="ro1">
          <table:table-cell table:formula="of:=[.A116]" office:value-type="string" office:string-value="Zone 4" calcext:value-type="string">
            <text:p>Zone 4</text:p>
          </table:table-cell>
          <table:table-cell office:value-type="string" calcext:value-type="string">
            <text:p>Express</text:p>
          </table:table-cell>
          <table:table-cell table:formula="of:=[.D116]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117]&amp;&quot;kg)&quot;" office:value-type="string" office:string-value="International Express (2kg)" calcext:value-type="string">
            <text:p>International Express (2kg)</text:p>
          </table:table-cell>
          <table:table-cell table:formula="of:=MATCH([.D117];[Rate_data.$A$24:.$A$34];0)+IF([.B117]=&quot;Express&quot;;16;0)" office:value-type="float" office:value="21" calcext:value-type="float">
            <text:p>21</text:p>
          </table:table-cell>
          <table:table-cell table:formula="of:=MATCH([.A117];[Rate_data.$B$23:.$L$23];0)" office:value-type="float" office:value="5" calcext:value-type="float">
            <text:p>5</text:p>
          </table:table-cell>
          <table:table-cell table:style-name="ce8" table:formula="of:=IF([.E117]=&quot;Yes&quot;;([.D117]*[Rate_data.$C$8]-100)/100*IF([.A117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17];[.I117])" office:value-type="float" office:value="93" calcext:value-type="float">
            <text:p>93.00</text:p>
          </table:table-cell>
          <table:table-cell table:style-name="ce8" table:formula="of:=ROUND(([.J117]+[.K117])*(1-[.F117]);2)" office:value-type="float" office:value="93" calcext:value-type="float">
            <text:p>93.00</text:p>
          </table:table-cell>
          <table:table-cell table:style-name="ce13" table:number-columns-repeated="16372"/>
        </table:table-row>
        <table:table-row table:style-name="ro1">
          <table:table-cell table:formula="of:=[.A117]" office:value-type="string" office:string-value="Zone 4" calcext:value-type="string">
            <text:p>Zone 4</text:p>
          </table:table-cell>
          <table:table-cell office:value-type="string" calcext:value-type="string">
            <text:p>Express</text:p>
          </table:table-cell>
          <table:table-cell table:formula="of:=[.D117]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118]&amp;&quot;kg)&quot;" office:value-type="string" office:string-value="International Express (2.5kg)" calcext:value-type="string">
            <text:p>International Express (2.5kg)</text:p>
          </table:table-cell>
          <table:table-cell table:formula="of:=MATCH([.D118];[Rate_data.$A$24:.$A$34];0)+IF([.B118]=&quot;Express&quot;;16;0)" office:value-type="float" office:value="22" calcext:value-type="float">
            <text:p>22</text:p>
          </table:table-cell>
          <table:table-cell table:formula="of:=MATCH([.A118];[Rate_data.$B$23:.$L$23];0)" office:value-type="float" office:value="5" calcext:value-type="float">
            <text:p>5</text:p>
          </table:table-cell>
          <table:table-cell table:style-name="ce8" table:formula="of:=IF([.E118]=&quot;Yes&quot;;([.D118]*[Rate_data.$C$8]-100)/100*IF([.A118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18];[.I118])" office:value-type="float" office:value="101.65" calcext:value-type="float">
            <text:p>101.65</text:p>
          </table:table-cell>
          <table:table-cell table:style-name="ce8" table:formula="of:=ROUND(([.J118]+[.K118])*(1-[.F118]);2)" office:value-type="float" office:value="101.65" calcext:value-type="float">
            <text:p>101.65</text:p>
          </table:table-cell>
          <table:table-cell table:style-name="ce13" table:number-columns-repeated="16372"/>
        </table:table-row>
        <table:table-row table:style-name="ro1">
          <table:table-cell table:formula="of:=[.A118]" office:value-type="string" office:string-value="Zone 4" calcext:value-type="string">
            <text:p>Zone 4</text:p>
          </table:table-cell>
          <table:table-cell office:value-type="string" calcext:value-type="string">
            <text:p>Express</text:p>
          </table:table-cell>
          <table:table-cell table:formula="of:=[.D118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119]&amp;&quot;kg)&quot;" office:value-type="string" office:string-value="International Express (3kg)" calcext:value-type="string">
            <text:p>International Express (3kg)</text:p>
          </table:table-cell>
          <table:table-cell table:formula="of:=MATCH([.D119];[Rate_data.$A$24:.$A$34];0)+IF([.B119]=&quot;Express&quot;;16;0)" office:value-type="float" office:value="23" calcext:value-type="float">
            <text:p>23</text:p>
          </table:table-cell>
          <table:table-cell table:formula="of:=MATCH([.A119];[Rate_data.$B$23:.$L$23];0)" office:value-type="float" office:value="5" calcext:value-type="float">
            <text:p>5</text:p>
          </table:table-cell>
          <table:table-cell table:style-name="ce8" table:formula="of:=IF([.E119]=&quot;Yes&quot;;([.D119]*[Rate_data.$C$8]-100)/100*IF([.A119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19];[.I119])" office:value-type="float" office:value="110.3" calcext:value-type="float">
            <text:p>110.30</text:p>
          </table:table-cell>
          <table:table-cell table:style-name="ce8" table:formula="of:=ROUND(([.J119]+[.K119])*(1-[.F119]);2)" office:value-type="float" office:value="110.3" calcext:value-type="float">
            <text:p>110.30</text:p>
          </table:table-cell>
          <table:table-cell table:style-name="ce13" table:number-columns-repeated="16372"/>
        </table:table-row>
        <table:table-row table:style-name="ro1">
          <table:table-cell table:formula="of:=[.A119]" office:value-type="string" office:string-value="Zone 4" calcext:value-type="string">
            <text:p>Zone 4</text:p>
          </table:table-cell>
          <table:table-cell table:formula="of:=[.B119]" office:value-type="string" office:string-value="Express" calcext:value-type="string">
            <text:p>Express</text:p>
          </table:table-cell>
          <table:table-cell table:formula="of:=[.D119]" office:value-type="float" office:value="3" calcext:value-type="float">
            <text:p>3</text:p>
          </table:table-cell>
          <table:table-cell table:formula="of:=[.D119]+0.5" office:value-type="float" office:value="3.5" calcext:value-type="float">
            <text:p>3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120]&amp;&quot; (&quot;&amp;[.D120]&amp;&quot;kg)&quot;" office:value-type="string" office:string-value="International Express (3.5kg)" calcext:value-type="string">
            <text:p>International Express (3.5kg)</text:p>
          </table:table-cell>
          <table:table-cell table:formula="of:=MATCH([.D120];[Rate_data.$A$24:.$A$34];0)+IF([.B120]=&quot;Express&quot;;16;0)" office:value-type="float" office:value="24" calcext:value-type="float">
            <text:p>24</text:p>
          </table:table-cell>
          <table:table-cell table:formula="of:=MATCH([.A120];[Rate_data.$B$23:.$L$23];0)" office:value-type="float" office:value="5" calcext:value-type="float">
            <text:p>5</text:p>
          </table:table-cell>
          <table:table-cell table:style-name="ce8" table:formula="of:=IF([.E120]=&quot;Yes&quot;;([.D120]*[Rate_data.$C$8]-100)/100*IF([.A120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20];[.I120])" office:value-type="float" office:value="118.95" calcext:value-type="float">
            <text:p>118.95</text:p>
          </table:table-cell>
          <table:table-cell table:style-name="ce8" table:formula="of:=ROUND(([.J120]+[.K120])*(1-[.F120]);2)" office:value-type="float" office:value="118.95" calcext:value-type="float">
            <text:p>118.95</text:p>
          </table:table-cell>
          <table:table-cell table:style-name="ce13" table:number-columns-repeated="16372"/>
        </table:table-row>
        <table:table-row table:style-name="ro1">
          <table:table-cell table:formula="of:=[.A120]" office:value-type="string" office:string-value="Zone 4" calcext:value-type="string">
            <text:p>Zone 4</text:p>
          </table:table-cell>
          <table:table-cell table:formula="of:=[.B120]" office:value-type="string" office:string-value="Express" calcext:value-type="string">
            <text:p>Express</text:p>
          </table:table-cell>
          <table:table-cell table:formula="of:=[.D120]" office:value-type="float" office:value="3.5" calcext:value-type="float">
            <text:p>3.5</text:p>
          </table:table-cell>
          <table:table-cell table:formula="of:=[.D120]+0.5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121]&amp;&quot; (&quot;&amp;[.D121]&amp;&quot;kg)&quot;" office:value-type="string" office:string-value="International Express (4kg)" calcext:value-type="string">
            <text:p>International Express (4kg)</text:p>
          </table:table-cell>
          <table:table-cell table:formula="of:=MATCH([.D121];[Rate_data.$A$24:.$A$34];0)+IF([.B121]=&quot;Express&quot;;16;0)" office:value-type="float" office:value="25" calcext:value-type="float">
            <text:p>25</text:p>
          </table:table-cell>
          <table:table-cell table:formula="of:=MATCH([.A121];[Rate_data.$B$23:.$L$23];0)" office:value-type="float" office:value="5" calcext:value-type="float">
            <text:p>5</text:p>
          </table:table-cell>
          <table:table-cell table:style-name="ce8" table:formula="of:=IF([.E121]=&quot;Yes&quot;;([.D121]*[Rate_data.$C$8]-100)/100*IF([.A121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21];[.I121])" office:value-type="float" office:value="127.6" calcext:value-type="float">
            <text:p>127.60</text:p>
          </table:table-cell>
          <table:table-cell table:style-name="ce8" table:formula="of:=ROUND(([.J121]+[.K121])*(1-[.F121]);2)" office:value-type="float" office:value="127.6" calcext:value-type="float">
            <text:p>127.60</text:p>
          </table:table-cell>
          <table:table-cell table:style-name="ce13" table:number-columns-repeated="16372"/>
        </table:table-row>
        <table:table-row table:style-name="ro1">
          <table:table-cell table:formula="of:=[.A121]" office:value-type="string" office:string-value="Zone 4" calcext:value-type="string">
            <text:p>Zone 4</text:p>
          </table:table-cell>
          <table:table-cell table:formula="of:=[.B121]" office:value-type="string" office:string-value="Express" calcext:value-type="string">
            <text:p>Express</text:p>
          </table:table-cell>
          <table:table-cell table:formula="of:=[.D121]" office:value-type="float" office:value="4" calcext:value-type="float">
            <text:p>4</text:p>
          </table:table-cell>
          <table:table-cell table:formula="of:=[.D121]+0.5" office:value-type="float" office:value="4.5" calcext:value-type="float">
            <text:p>4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122]&amp;&quot; (&quot;&amp;[.D122]&amp;&quot;kg)&quot;" office:value-type="string" office:string-value="International Express (4.5kg)" calcext:value-type="string">
            <text:p>International Express (4.5kg)</text:p>
          </table:table-cell>
          <table:table-cell table:formula="of:=MATCH([.D122];[Rate_data.$A$24:.$A$34];0)+IF([.B122]=&quot;Express&quot;;16;0)" office:value-type="float" office:value="26" calcext:value-type="float">
            <text:p>26</text:p>
          </table:table-cell>
          <table:table-cell table:formula="of:=MATCH([.A122];[Rate_data.$B$23:.$L$23];0)" office:value-type="float" office:value="5" calcext:value-type="float">
            <text:p>5</text:p>
          </table:table-cell>
          <table:table-cell table:style-name="ce8" table:formula="of:=IF([.E122]=&quot;Yes&quot;;([.D122]*[Rate_data.$C$8]-100)/100*IF([.A122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22];[.I122])" office:value-type="float" office:value="136.25" calcext:value-type="float">
            <text:p>136.25</text:p>
          </table:table-cell>
          <table:table-cell table:style-name="ce8" table:formula="of:=ROUND(([.J122]+[.K122])*(1-[.F122]);2)" office:value-type="float" office:value="136.25" calcext:value-type="float">
            <text:p>136.25</text:p>
          </table:table-cell>
          <table:table-cell table:style-name="ce13" table:number-columns-repeated="16372"/>
        </table:table-row>
        <table:table-row table:style-name="ro1">
          <table:table-cell table:formula="of:=[.A122]" office:value-type="string" office:string-value="Zone 4" calcext:value-type="string">
            <text:p>Zone 4</text:p>
          </table:table-cell>
          <table:table-cell table:formula="of:=[.B122]" office:value-type="string" office:string-value="Express" calcext:value-type="string">
            <text:p>Express</text:p>
          </table:table-cell>
          <table:table-cell table:formula="of:=[.D122]" office:value-type="float" office:value="4.5" calcext:value-type="float">
            <text:p>4.5</text:p>
          </table:table-cell>
          <table:table-cell table:formula="of:=[.D122]+0.5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123]&amp;&quot; (&quot;&amp;[.D123]&amp;&quot;kg)&quot;" office:value-type="string" office:string-value="International Express (5kg)" calcext:value-type="string">
            <text:p>International Express (5kg)</text:p>
          </table:table-cell>
          <table:table-cell table:formula="of:=MATCH([.D123];[Rate_data.$A$24:.$A$34];0)+IF([.B123]=&quot;Express&quot;;16;0)" office:value-type="float" office:value="27" calcext:value-type="float">
            <text:p>27</text:p>
          </table:table-cell>
          <table:table-cell table:formula="of:=MATCH([.A123];[Rate_data.$B$23:.$L$23];0)" office:value-type="float" office:value="5" calcext:value-type="float">
            <text:p>5</text:p>
          </table:table-cell>
          <table:table-cell table:style-name="ce8" table:formula="of:=IF([.E123]=&quot;Yes&quot;;([.D123]*[Rate_data.$C$8]-100)/100*IF([.A123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23];[.I123])" office:value-type="float" office:value="144.9" calcext:value-type="float">
            <text:p>144.90</text:p>
          </table:table-cell>
          <table:table-cell table:style-name="ce8" table:formula="of:=ROUND(([.J123]+[.K123])*(1-[.F123]);2)" office:value-type="float" office:value="144.9" calcext:value-type="float">
            <text:p>144.90</text:p>
          </table:table-cell>
          <table:table-cell table:style-name="ce13" table:number-columns-repeated="16372"/>
        </table:table-row>
        <table:table-row table:style-name="ro1">
          <table:table-cell office:value-type="string" calcext:value-type="string">
            <text:p>Zone 5</text:p>
          </table:table-cell>
          <table:table-cell office:value-type="string" calcext:value-type="string">
            <text:p>Standard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formula="of:=MATCH([.D124];[Rate_data.$A$24:.$A$34];0)+IF([.B124]=&quot;Express&quot;;16;0)" office:value-type="float" office:value="1" calcext:value-type="float">
            <text:p>1</text:p>
          </table:table-cell>
          <table:table-cell table:formula="of:=MATCH([.A124];[Rate_data.$B$23:.$L$23];0)" office:value-type="float" office:value="6" calcext:value-type="float">
            <text:p>6</text:p>
          </table:table-cell>
          <table:table-cell table:style-name="ce8" table:formula="of:=IF([.E124]=&quot;Yes&quot;;([.D124]*[Rate_data.$C$8]-100)/100*IF([.A124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24];[.I124])" office:value-type="float" office:value="33.35" calcext:value-type="float">
            <text:p>33.35</text:p>
          </table:table-cell>
          <table:table-cell table:style-name="ce8" table:formula="of:=ROUND(([.J124]+[.K124])*(1-[.F124]);2)" office:value-type="float" office:value="33.35" calcext:value-type="float">
            <text:p>33.35</text:p>
          </table:table-cell>
          <table:table-cell table:style-name="ce13" table:number-columns-repeated="16372"/>
        </table:table-row>
        <table:table-row table:style-name="ro1">
          <table:table-cell table:formula="of:=[.A124]" office:value-type="string" office:string-value="Zone 5" calcext:value-type="string">
            <text:p>Zone 5</text:p>
          </table:table-cell>
          <table:table-cell office:value-type="string" calcext:value-type="string">
            <text:p>Standard</text:p>
          </table:table-cell>
          <table:table-cell table:formula="of:=[.D124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formula="of:=MATCH([.D125];[Rate_data.$A$24:.$A$34];0)+IF([.B125]=&quot;Express&quot;;16;0)" office:value-type="float" office:value="2" calcext:value-type="float">
            <text:p>2</text:p>
          </table:table-cell>
          <table:table-cell table:formula="of:=MATCH([.A125];[Rate_data.$B$23:.$L$23];0)" office:value-type="float" office:value="6" calcext:value-type="float">
            <text:p>6</text:p>
          </table:table-cell>
          <table:table-cell table:style-name="ce8" table:formula="of:=IF([.E125]=&quot;Yes&quot;;([.D125]*[Rate_data.$C$8]-100)/100*IF([.A125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25];[.I125])" office:value-type="float" office:value="42.4" calcext:value-type="float">
            <text:p>42.40</text:p>
          </table:table-cell>
          <table:table-cell table:style-name="ce8" table:formula="of:=ROUND(([.J125]+[.K125])*(1-[.F125]);2)" office:value-type="float" office:value="42.4" calcext:value-type="float">
            <text:p>42.40</text:p>
          </table:table-cell>
          <table:table-cell table:style-name="ce13" table:number-columns-repeated="16372"/>
        </table:table-row>
        <table:table-row table:style-name="ro1">
          <table:table-cell table:formula="of:=[.A125]" office:value-type="string" office:string-value="Zone 5" calcext:value-type="string">
            <text:p>Zone 5</text:p>
          </table:table-cell>
          <table:table-cell office:value-type="string" calcext:value-type="string">
            <text:p>Standard</text:p>
          </table:table-cell>
          <table:table-cell table:formula="of:=[.D125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formula="of:=MATCH([.D126];[Rate_data.$A$24:.$A$34];0)+IF([.B126]=&quot;Express&quot;;16;0)" office:value-type="float" office:value="3" calcext:value-type="float">
            <text:p>3</text:p>
          </table:table-cell>
          <table:table-cell table:formula="of:=MATCH([.A126];[Rate_data.$B$23:.$L$23];0)" office:value-type="float" office:value="6" calcext:value-type="float">
            <text:p>6</text:p>
          </table:table-cell>
          <table:table-cell table:style-name="ce8" table:formula="of:=IF([.E126]=&quot;Yes&quot;;([.D126]*[Rate_data.$C$8]-100)/100*IF([.A126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26];[.I126])" office:value-type="float" office:value="60.5" calcext:value-type="float">
            <text:p>60.50</text:p>
          </table:table-cell>
          <table:table-cell table:style-name="ce8" table:formula="of:=ROUND(([.J126]+[.K126])*(1-[.F126]);2)" office:value-type="float" office:value="60.5" calcext:value-type="float">
            <text:p>60.50</text:p>
          </table:table-cell>
          <table:table-cell table:style-name="ce13" table:number-columns-repeated="16372"/>
        </table:table-row>
        <table:table-row table:style-name="ro1">
          <table:table-cell table:formula="of:=[.A126]" office:value-type="string" office:string-value="Zone 5" calcext:value-type="string">
            <text:p>Zone 5</text:p>
          </table:table-cell>
          <table:table-cell office:value-type="string" calcext:value-type="string">
            <text:p>Standard</text:p>
          </table:table-cell>
          <table:table-cell table:formula="of:=[.D126]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formula="of:=MATCH([.D127];[Rate_data.$A$24:.$A$34];0)+IF([.B127]=&quot;Express&quot;;16;0)" office:value-type="float" office:value="4" calcext:value-type="float">
            <text:p>4</text:p>
          </table:table-cell>
          <table:table-cell table:formula="of:=MATCH([.A127];[Rate_data.$B$23:.$L$23];0)" office:value-type="float" office:value="6" calcext:value-type="float">
            <text:p>6</text:p>
          </table:table-cell>
          <table:table-cell table:style-name="ce8" table:formula="of:=IF([.E127]=&quot;Yes&quot;;([.D127]*[Rate_data.$C$8]-100)/100*IF([.A127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27];[.I127])" office:value-type="float" office:value="78.55" calcext:value-type="float">
            <text:p>78.55</text:p>
          </table:table-cell>
          <table:table-cell table:style-name="ce8" table:formula="of:=ROUND(([.J127]+[.K127])*(1-[.F127]);2)" office:value-type="float" office:value="78.55" calcext:value-type="float">
            <text:p>78.55</text:p>
          </table:table-cell>
          <table:table-cell table:style-name="ce13" table:number-columns-repeated="16372"/>
        </table:table-row>
        <table:table-row table:style-name="ro1">
          <table:table-cell table:formula="of:=[.A127]" office:value-type="string" office:string-value="Zone 5" calcext:value-type="string">
            <text:p>Zone 5</text:p>
          </table:table-cell>
          <table:table-cell office:value-type="string" calcext:value-type="string">
            <text:p>Standard</text:p>
          </table:table-cell>
          <table:table-cell table:formula="of:=[.D127]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128]&amp;&quot;kg)&quot;" office:value-type="string" office:string-value="International Standard (2kg)" calcext:value-type="string">
            <text:p>International Standard (2kg)</text:p>
          </table:table-cell>
          <table:table-cell table:formula="of:=MATCH([.D128];[Rate_data.$A$24:.$A$34];0)+IF([.B128]=&quot;Express&quot;;16;0)" office:value-type="float" office:value="5" calcext:value-type="float">
            <text:p>5</text:p>
          </table:table-cell>
          <table:table-cell table:formula="of:=MATCH([.A128];[Rate_data.$B$23:.$L$23];0)" office:value-type="float" office:value="6" calcext:value-type="float">
            <text:p>6</text:p>
          </table:table-cell>
          <table:table-cell table:style-name="ce8" table:formula="of:=IF([.E128]=&quot;Yes&quot;;([.D128]*[Rate_data.$C$8]-100)/100*IF([.A128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28];[.I128])" office:value-type="float" office:value="96.65" calcext:value-type="float">
            <text:p>96.65</text:p>
          </table:table-cell>
          <table:table-cell table:style-name="ce8" table:formula="of:=ROUND(([.J128]+[.K128])*(1-[.F128]);2)" office:value-type="float" office:value="96.65" calcext:value-type="float">
            <text:p>96.65</text:p>
          </table:table-cell>
          <table:table-cell table:style-name="ce13" table:number-columns-repeated="16372"/>
        </table:table-row>
        <table:table-row table:style-name="ro1">
          <table:table-cell table:formula="of:=[.A128]" office:value-type="string" office:string-value="Zone 5" calcext:value-type="string">
            <text:p>Zone 5</text:p>
          </table:table-cell>
          <table:table-cell office:value-type="string" calcext:value-type="string">
            <text:p>Standard</text:p>
          </table:table-cell>
          <table:table-cell table:formula="of:=[.D128]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129]&amp;&quot;kg)&quot;" office:value-type="string" office:string-value="International Standard (2.5kg)" calcext:value-type="string">
            <text:p>International Standard (2.5kg)</text:p>
          </table:table-cell>
          <table:table-cell table:formula="of:=MATCH([.D129];[Rate_data.$A$24:.$A$34];0)+IF([.B129]=&quot;Express&quot;;16;0)" office:value-type="float" office:value="6" calcext:value-type="float">
            <text:p>6</text:p>
          </table:table-cell>
          <table:table-cell table:formula="of:=MATCH([.A129];[Rate_data.$B$23:.$L$23];0)" office:value-type="float" office:value="6" calcext:value-type="float">
            <text:p>6</text:p>
          </table:table-cell>
          <table:table-cell table:style-name="ce8" table:formula="of:=IF([.E129]=&quot;Yes&quot;;([.D129]*[Rate_data.$C$8]-100)/100*IF([.A129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29];[.I129])" office:value-type="float" office:value="108.3" calcext:value-type="float">
            <text:p>108.30</text:p>
          </table:table-cell>
          <table:table-cell table:style-name="ce8" table:formula="of:=ROUND(([.J129]+[.K129])*(1-[.F129]);2)" office:value-type="float" office:value="108.3" calcext:value-type="float">
            <text:p>108.30</text:p>
          </table:table-cell>
          <table:table-cell table:style-name="ce13" table:number-columns-repeated="16372"/>
        </table:table-row>
        <table:table-row table:style-name="ro1">
          <table:table-cell table:formula="of:=[.A129]" office:value-type="string" office:string-value="Zone 5" calcext:value-type="string">
            <text:p>Zone 5</text:p>
          </table:table-cell>
          <table:table-cell office:value-type="string" calcext:value-type="string">
            <text:p>Standard</text:p>
          </table:table-cell>
          <table:table-cell table:formula="of:=[.D129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Standard (&quot;&amp;[.D130]&amp;&quot;kg)&quot;" office:value-type="string" office:string-value="International Standard (3kg)" calcext:value-type="string">
            <text:p>International Standard (3kg)</text:p>
          </table:table-cell>
          <table:table-cell table:formula="of:=MATCH([.D130];[Rate_data.$A$24:.$A$34];0)+IF([.B130]=&quot;Express&quot;;16;0)" office:value-type="float" office:value="7" calcext:value-type="float">
            <text:p>7</text:p>
          </table:table-cell>
          <table:table-cell table:formula="of:=MATCH([.A130];[Rate_data.$B$23:.$L$23];0)" office:value-type="float" office:value="6" calcext:value-type="float">
            <text:p>6</text:p>
          </table:table-cell>
          <table:table-cell table:style-name="ce8" table:formula="of:=IF([.E130]=&quot;Yes&quot;;([.D130]*[Rate_data.$C$8]-100)/100*IF([.A130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30];[.I130])" office:value-type="float" office:value="119.95" calcext:value-type="float">
            <text:p>119.95</text:p>
          </table:table-cell>
          <table:table-cell table:style-name="ce8" table:formula="of:=ROUND(([.J130]+[.K130])*(1-[.F130]);2)" office:value-type="float" office:value="119.95" calcext:value-type="float">
            <text:p>119.95</text:p>
          </table:table-cell>
          <table:table-cell table:style-name="ce13" table:number-columns-repeated="16372"/>
        </table:table-row>
        <table:table-row table:style-name="ro1">
          <table:table-cell table:formula="of:=[.A130]" office:value-type="string" office:string-value="Zone 5" calcext:value-type="string">
            <text:p>Zone 5</text:p>
          </table:table-cell>
          <table:table-cell table:formula="of:=[.B130]" office:value-type="string" office:string-value="Standard" calcext:value-type="string">
            <text:p>Standard</text:p>
          </table:table-cell>
          <table:table-cell table:formula="of:=[.D130]" office:value-type="float" office:value="3" calcext:value-type="float">
            <text:p>3</text:p>
          </table:table-cell>
          <table:table-cell table:formula="of:=[.D130]+0.5" office:value-type="float" office:value="3.5" calcext:value-type="float">
            <text:p>3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131]&amp;&quot; (&quot;&amp;[.D131]&amp;&quot;kg)&quot;" office:value-type="string" office:string-value="International Standard (3.5kg)" calcext:value-type="string">
            <text:p>International Standard (3.5kg)</text:p>
          </table:table-cell>
          <table:table-cell table:formula="of:=MATCH([.D131];[Rate_data.$A$24:.$A$34];0)+IF([.B131]=&quot;Express&quot;;16;0)" office:value-type="float" office:value="8" calcext:value-type="float">
            <text:p>8</text:p>
          </table:table-cell>
          <table:table-cell table:formula="of:=MATCH([.A131];[Rate_data.$B$23:.$L$23];0)" office:value-type="float" office:value="6" calcext:value-type="float">
            <text:p>6</text:p>
          </table:table-cell>
          <table:table-cell table:style-name="ce8" table:formula="of:=IF([.E131]=&quot;Yes&quot;;([.D131]*[Rate_data.$C$8]-100)/100*IF([.A131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31];[.I131])" office:value-type="float" office:value="131.6" calcext:value-type="float">
            <text:p>131.60</text:p>
          </table:table-cell>
          <table:table-cell table:style-name="ce8" table:formula="of:=ROUND(([.J131]+[.K131])*(1-[.F131]);2)" office:value-type="float" office:value="131.6" calcext:value-type="float">
            <text:p>131.60</text:p>
          </table:table-cell>
          <table:table-cell table:style-name="ce13" table:number-columns-repeated="16372"/>
        </table:table-row>
        <table:table-row table:style-name="ro1">
          <table:table-cell table:formula="of:=[.A131]" office:value-type="string" office:string-value="Zone 5" calcext:value-type="string">
            <text:p>Zone 5</text:p>
          </table:table-cell>
          <table:table-cell table:formula="of:=[.B131]" office:value-type="string" office:string-value="Standard" calcext:value-type="string">
            <text:p>Standard</text:p>
          </table:table-cell>
          <table:table-cell table:formula="of:=[.D131]" office:value-type="float" office:value="3.5" calcext:value-type="float">
            <text:p>3.5</text:p>
          </table:table-cell>
          <table:table-cell table:formula="of:=[.D131]+0.5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132]&amp;&quot; (&quot;&amp;[.D132]&amp;&quot;kg)&quot;" office:value-type="string" office:string-value="International Standard (4kg)" calcext:value-type="string">
            <text:p>International Standard (4kg)</text:p>
          </table:table-cell>
          <table:table-cell table:formula="of:=MATCH([.D132];[Rate_data.$A$24:.$A$34];0)+IF([.B132]=&quot;Express&quot;;16;0)" office:value-type="float" office:value="9" calcext:value-type="float">
            <text:p>9</text:p>
          </table:table-cell>
          <table:table-cell table:formula="of:=MATCH([.A132];[Rate_data.$B$23:.$L$23];0)" office:value-type="float" office:value="6" calcext:value-type="float">
            <text:p>6</text:p>
          </table:table-cell>
          <table:table-cell table:style-name="ce8" table:formula="of:=IF([.E132]=&quot;Yes&quot;;([.D132]*[Rate_data.$C$8]-100)/100*IF([.A132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32];[.I132])" office:value-type="float" office:value="143.25" calcext:value-type="float">
            <text:p>143.25</text:p>
          </table:table-cell>
          <table:table-cell table:style-name="ce8" table:formula="of:=ROUND(([.J132]+[.K132])*(1-[.F132]);2)" office:value-type="float" office:value="143.25" calcext:value-type="float">
            <text:p>143.25</text:p>
          </table:table-cell>
          <table:table-cell table:style-name="ce13" table:number-columns-repeated="16372"/>
        </table:table-row>
        <table:table-row table:style-name="ro1">
          <table:table-cell table:formula="of:=[.A132]" office:value-type="string" office:string-value="Zone 5" calcext:value-type="string">
            <text:p>Zone 5</text:p>
          </table:table-cell>
          <table:table-cell table:formula="of:=[.B132]" office:value-type="string" office:string-value="Standard" calcext:value-type="string">
            <text:p>Standard</text:p>
          </table:table-cell>
          <table:table-cell table:formula="of:=[.D132]" office:value-type="float" office:value="4" calcext:value-type="float">
            <text:p>4</text:p>
          </table:table-cell>
          <table:table-cell table:formula="of:=[.D132]+0.5" office:value-type="float" office:value="4.5" calcext:value-type="float">
            <text:p>4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133]&amp;&quot; (&quot;&amp;[.D133]&amp;&quot;kg)&quot;" office:value-type="string" office:string-value="International Standard (4.5kg)" calcext:value-type="string">
            <text:p>International Standard (4.5kg)</text:p>
          </table:table-cell>
          <table:table-cell table:formula="of:=MATCH([.D133];[Rate_data.$A$24:.$A$34];0)+IF([.B133]=&quot;Express&quot;;16;0)" office:value-type="float" office:value="10" calcext:value-type="float">
            <text:p>10</text:p>
          </table:table-cell>
          <table:table-cell table:formula="of:=MATCH([.A133];[Rate_data.$B$23:.$L$23];0)" office:value-type="float" office:value="6" calcext:value-type="float">
            <text:p>6</text:p>
          </table:table-cell>
          <table:table-cell table:style-name="ce8" table:formula="of:=IF([.E133]=&quot;Yes&quot;;([.D133]*[Rate_data.$C$8]-100)/100*IF([.A133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33];[.I133])" office:value-type="float" office:value="154.9" calcext:value-type="float">
            <text:p>154.90</text:p>
          </table:table-cell>
          <table:table-cell table:style-name="ce8" table:formula="of:=ROUND(([.J133]+[.K133])*(1-[.F133]);2)" office:value-type="float" office:value="154.9" calcext:value-type="float">
            <text:p>154.90</text:p>
          </table:table-cell>
          <table:table-cell table:style-name="ce13" table:number-columns-repeated="16372"/>
        </table:table-row>
        <table:table-row table:style-name="ro1">
          <table:table-cell table:formula="of:=[.A133]" office:value-type="string" office:string-value="Zone 5" calcext:value-type="string">
            <text:p>Zone 5</text:p>
          </table:table-cell>
          <table:table-cell table:formula="of:=[.B133]" office:value-type="string" office:string-value="Standard" calcext:value-type="string">
            <text:p>Standard</text:p>
          </table:table-cell>
          <table:table-cell table:formula="of:=[.D133]" office:value-type="float" office:value="4.5" calcext:value-type="float">
            <text:p>4.5</text:p>
          </table:table-cell>
          <table:table-cell table:formula="of:=[.D133]+0.5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134]&amp;&quot; (&quot;&amp;[.D134]&amp;&quot;kg)&quot;" office:value-type="string" office:string-value="International Standard (5kg)" calcext:value-type="string">
            <text:p>International Standard (5kg)</text:p>
          </table:table-cell>
          <table:table-cell table:formula="of:=MATCH([.D134];[Rate_data.$A$24:.$A$34];0)+IF([.B134]=&quot;Express&quot;;16;0)" office:value-type="float" office:value="11" calcext:value-type="float">
            <text:p>11</text:p>
          </table:table-cell>
          <table:table-cell table:formula="of:=MATCH([.A134];[Rate_data.$B$23:.$L$23];0)" office:value-type="float" office:value="6" calcext:value-type="float">
            <text:p>6</text:p>
          </table:table-cell>
          <table:table-cell table:style-name="ce8" table:formula="of:=IF([.E134]=&quot;Yes&quot;;([.D134]*[Rate_data.$C$8]-100)/100*IF([.A134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34];[.I134])" office:value-type="float" office:value="166.55" calcext:value-type="float">
            <text:p>166.55</text:p>
          </table:table-cell>
          <table:table-cell table:style-name="ce8" table:formula="of:=ROUND(([.J134]+[.K134])*(1-[.F134]);2)" office:value-type="float" office:value="166.55" calcext:value-type="float">
            <text:p>166.55</text:p>
          </table:table-cell>
          <table:table-cell table:style-name="ce13" table:number-columns-repeated="16372"/>
        </table:table-row>
        <table:table-row table:style-name="ro1">
          <table:table-cell table:formula="of:=[.A130]" office:value-type="string" office:string-value="Zone 5" calcext:value-type="string">
            <text:p>Zone 5</text:p>
          </table:table-cell>
          <table:table-cell office:value-type="string" calcext:value-type="string">
            <text:p>Expres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formula="of:=MATCH([.D135];[Rate_data.$A$24:.$A$34];0)+IF([.B135]=&quot;Express&quot;;16;0)" office:value-type="float" office:value="17" calcext:value-type="float">
            <text:p>17</text:p>
          </table:table-cell>
          <table:table-cell table:formula="of:=MATCH([.A135];[Rate_data.$B$23:.$L$23];0)" office:value-type="float" office:value="6" calcext:value-type="float">
            <text:p>6</text:p>
          </table:table-cell>
          <table:table-cell table:style-name="ce8" table:formula="of:=IF([.E135]=&quot;Yes&quot;;([.D135]*[Rate_data.$C$8]-100)/100*IF([.A135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35];[.I135])" office:value-type="float" office:value="50.35" calcext:value-type="float">
            <text:p>50.35</text:p>
          </table:table-cell>
          <table:table-cell table:style-name="ce8" table:formula="of:=ROUND(([.J135]+[.K135])*(1-[.F135]);2)" office:value-type="float" office:value="50.35" calcext:value-type="float">
            <text:p>50.35</text:p>
          </table:table-cell>
          <table:table-cell table:style-name="ce13" table:number-columns-repeated="16372"/>
        </table:table-row>
        <table:table-row table:style-name="ro1">
          <table:table-cell table:formula="of:=[.A135]" office:value-type="string" office:string-value="Zone 5" calcext:value-type="string">
            <text:p>Zone 5</text:p>
          </table:table-cell>
          <table:table-cell office:value-type="string" calcext:value-type="string">
            <text:p>Express</text:p>
          </table:table-cell>
          <table:table-cell table:formula="of:=[.D135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formula="of:=MATCH([.D136];[Rate_data.$A$24:.$A$34];0)+IF([.B136]=&quot;Express&quot;;16;0)" office:value-type="float" office:value="18" calcext:value-type="float">
            <text:p>18</text:p>
          </table:table-cell>
          <table:table-cell table:formula="of:=MATCH([.A136];[Rate_data.$B$23:.$L$23];0)" office:value-type="float" office:value="6" calcext:value-type="float">
            <text:p>6</text:p>
          </table:table-cell>
          <table:table-cell table:style-name="ce8" table:formula="of:=IF([.E136]=&quot;Yes&quot;;([.D136]*[Rate_data.$C$8]-100)/100*IF([.A136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36];[.I136])" office:value-type="float" office:value="59.4" calcext:value-type="float">
            <text:p>59.40</text:p>
          </table:table-cell>
          <table:table-cell table:style-name="ce8" table:formula="of:=ROUND(([.J136]+[.K136])*(1-[.F136]);2)" office:value-type="float" office:value="59.4" calcext:value-type="float">
            <text:p>59.40</text:p>
          </table:table-cell>
          <table:table-cell table:style-name="ce13" table:number-columns-repeated="16372"/>
        </table:table-row>
        <table:table-row table:style-name="ro1">
          <table:table-cell table:formula="of:=[.A136]" office:value-type="string" office:string-value="Zone 5" calcext:value-type="string">
            <text:p>Zone 5</text:p>
          </table:table-cell>
          <table:table-cell office:value-type="string" calcext:value-type="string">
            <text:p>Express</text:p>
          </table:table-cell>
          <table:table-cell table:formula="of:=[.D136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formula="of:=MATCH([.D137];[Rate_data.$A$24:.$A$34];0)+IF([.B137]=&quot;Express&quot;;16;0)" office:value-type="float" office:value="19" calcext:value-type="float">
            <text:p>19</text:p>
          </table:table-cell>
          <table:table-cell table:formula="of:=MATCH([.A137];[Rate_data.$B$23:.$L$23];0)" office:value-type="float" office:value="6" calcext:value-type="float">
            <text:p>6</text:p>
          </table:table-cell>
          <table:table-cell table:style-name="ce8" table:formula="of:=IF([.E137]=&quot;Yes&quot;;([.D137]*[Rate_data.$C$8]-100)/100*IF([.A137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37];[.I137])" office:value-type="float" office:value="77.5" calcext:value-type="float">
            <text:p>77.50</text:p>
          </table:table-cell>
          <table:table-cell table:style-name="ce8" table:formula="of:=ROUND(([.J137]+[.K137])*(1-[.F137]);2)" office:value-type="float" office:value="77.5" calcext:value-type="float">
            <text:p>77.50</text:p>
          </table:table-cell>
          <table:table-cell table:style-name="ce13" table:number-columns-repeated="16372"/>
        </table:table-row>
        <table:table-row table:style-name="ro1">
          <table:table-cell table:formula="of:=[.A137]" office:value-type="string" office:string-value="Zone 5" calcext:value-type="string">
            <text:p>Zone 5</text:p>
          </table:table-cell>
          <table:table-cell office:value-type="string" calcext:value-type="string">
            <text:p>Express</text:p>
          </table:table-cell>
          <table:table-cell table:formula="of:=[.D137]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formula="of:=MATCH([.D138];[Rate_data.$A$24:.$A$34];0)+IF([.B138]=&quot;Express&quot;;16;0)" office:value-type="float" office:value="20" calcext:value-type="float">
            <text:p>20</text:p>
          </table:table-cell>
          <table:table-cell table:formula="of:=MATCH([.A138];[Rate_data.$B$23:.$L$23];0)" office:value-type="float" office:value="6" calcext:value-type="float">
            <text:p>6</text:p>
          </table:table-cell>
          <table:table-cell table:style-name="ce8" table:formula="of:=IF([.E138]=&quot;Yes&quot;;([.D138]*[Rate_data.$C$8]-100)/100*IF([.A138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38];[.I138])" office:value-type="float" office:value="95.55" calcext:value-type="float">
            <text:p>95.55</text:p>
          </table:table-cell>
          <table:table-cell table:style-name="ce8" table:formula="of:=ROUND(([.J138]+[.K138])*(1-[.F138]);2)" office:value-type="float" office:value="95.55" calcext:value-type="float">
            <text:p>95.55</text:p>
          </table:table-cell>
          <table:table-cell table:style-name="ce13" table:number-columns-repeated="16372"/>
        </table:table-row>
        <table:table-row table:style-name="ro1">
          <table:table-cell table:formula="of:=[.A138]" office:value-type="string" office:string-value="Zone 5" calcext:value-type="string">
            <text:p>Zone 5</text:p>
          </table:table-cell>
          <table:table-cell office:value-type="string" calcext:value-type="string">
            <text:p>Express</text:p>
          </table:table-cell>
          <table:table-cell table:formula="of:=[.D138]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139]&amp;&quot;kg)&quot;" office:value-type="string" office:string-value="International Express (2kg)" calcext:value-type="string">
            <text:p>International Express (2kg)</text:p>
          </table:table-cell>
          <table:table-cell table:formula="of:=MATCH([.D139];[Rate_data.$A$24:.$A$34];0)+IF([.B139]=&quot;Express&quot;;16;0)" office:value-type="float" office:value="21" calcext:value-type="float">
            <text:p>21</text:p>
          </table:table-cell>
          <table:table-cell table:formula="of:=MATCH([.A139];[Rate_data.$B$23:.$L$23];0)" office:value-type="float" office:value="6" calcext:value-type="float">
            <text:p>6</text:p>
          </table:table-cell>
          <table:table-cell table:style-name="ce8" table:formula="of:=IF([.E139]=&quot;Yes&quot;;([.D139]*[Rate_data.$C$8]-100)/100*IF([.A139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39];[.I139])" office:value-type="float" office:value="113.65" calcext:value-type="float">
            <text:p>113.65</text:p>
          </table:table-cell>
          <table:table-cell table:style-name="ce8" table:formula="of:=ROUND(([.J139]+[.K139])*(1-[.F139]);2)" office:value-type="float" office:value="113.65" calcext:value-type="float">
            <text:p>113.65</text:p>
          </table:table-cell>
          <table:table-cell table:style-name="ce13" table:number-columns-repeated="16372"/>
        </table:table-row>
        <table:table-row table:style-name="ro1">
          <table:table-cell table:formula="of:=[.A139]" office:value-type="string" office:string-value="Zone 5" calcext:value-type="string">
            <text:p>Zone 5</text:p>
          </table:table-cell>
          <table:table-cell office:value-type="string" calcext:value-type="string">
            <text:p>Express</text:p>
          </table:table-cell>
          <table:table-cell table:formula="of:=[.D139]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140]&amp;&quot;kg)&quot;" office:value-type="string" office:string-value="International Express (2.5kg)" calcext:value-type="string">
            <text:p>International Express (2.5kg)</text:p>
          </table:table-cell>
          <table:table-cell table:formula="of:=MATCH([.D140];[Rate_data.$A$24:.$A$34];0)+IF([.B140]=&quot;Express&quot;;16;0)" office:value-type="float" office:value="22" calcext:value-type="float">
            <text:p>22</text:p>
          </table:table-cell>
          <table:table-cell table:formula="of:=MATCH([.A140];[Rate_data.$B$23:.$L$23];0)" office:value-type="float" office:value="6" calcext:value-type="float">
            <text:p>6</text:p>
          </table:table-cell>
          <table:table-cell table:style-name="ce8" table:formula="of:=IF([.E140]=&quot;Yes&quot;;([.D140]*[Rate_data.$C$8]-100)/100*IF([.A140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40];[.I140])" office:value-type="float" office:value="125.3" calcext:value-type="float">
            <text:p>125.30</text:p>
          </table:table-cell>
          <table:table-cell table:style-name="ce8" table:formula="of:=ROUND(([.J140]+[.K140])*(1-[.F140]);2)" office:value-type="float" office:value="125.3" calcext:value-type="float">
            <text:p>125.30</text:p>
          </table:table-cell>
          <table:table-cell table:style-name="ce13" table:number-columns-repeated="16372"/>
        </table:table-row>
        <table:table-row table:style-name="ro1">
          <table:table-cell table:formula="of:=[.A140]" office:value-type="string" office:string-value="Zone 5" calcext:value-type="string">
            <text:p>Zone 5</text:p>
          </table:table-cell>
          <table:table-cell office:value-type="string" calcext:value-type="string">
            <text:p>Express</text:p>
          </table:table-cell>
          <table:table-cell table:formula="of:=[.D140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Express (&quot;&amp;[.D141]&amp;&quot;kg)&quot;" office:value-type="string" office:string-value="International Express (3kg)" calcext:value-type="string">
            <text:p>International Express (3kg)</text:p>
          </table:table-cell>
          <table:table-cell table:formula="of:=MATCH([.D141];[Rate_data.$A$24:.$A$34];0)+IF([.B141]=&quot;Express&quot;;16;0)" office:value-type="float" office:value="23" calcext:value-type="float">
            <text:p>23</text:p>
          </table:table-cell>
          <table:table-cell table:formula="of:=MATCH([.A141];[Rate_data.$B$23:.$L$23];0)" office:value-type="float" office:value="6" calcext:value-type="float">
            <text:p>6</text:p>
          </table:table-cell>
          <table:table-cell table:style-name="ce8" table:formula="of:=IF([.E141]=&quot;Yes&quot;;([.D141]*[Rate_data.$C$8]-100)/100*IF([.A141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41];[.I141])" office:value-type="float" office:value="136.95" calcext:value-type="float">
            <text:p>136.95</text:p>
          </table:table-cell>
          <table:table-cell table:style-name="ce8" table:formula="of:=ROUND(([.J141]+[.K141])*(1-[.F141]);2)" office:value-type="float" office:value="136.95" calcext:value-type="float">
            <text:p>136.95</text:p>
          </table:table-cell>
          <table:table-cell table:style-name="ce13" table:number-columns-repeated="16372"/>
        </table:table-row>
        <table:table-row table:style-name="ro1">
          <table:table-cell table:formula="of:=[.A141]" office:value-type="string" office:string-value="Zone 5" calcext:value-type="string">
            <text:p>Zone 5</text:p>
          </table:table-cell>
          <table:table-cell table:formula="of:=[.B141]" office:value-type="string" office:string-value="Express" calcext:value-type="string">
            <text:p>Express</text:p>
          </table:table-cell>
          <table:table-cell table:formula="of:=[.D141]" office:value-type="float" office:value="3" calcext:value-type="float">
            <text:p>3</text:p>
          </table:table-cell>
          <table:table-cell table:formula="of:=[.D141]+0.5" office:value-type="float" office:value="3.5" calcext:value-type="float">
            <text:p>3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142]&amp;&quot; (&quot;&amp;[.D142]&amp;&quot;kg)&quot;" office:value-type="string" office:string-value="International Express (3.5kg)" calcext:value-type="string">
            <text:p>International Express (3.5kg)</text:p>
          </table:table-cell>
          <table:table-cell table:formula="of:=MATCH([.D142];[Rate_data.$A$24:.$A$34];0)+IF([.B142]=&quot;Express&quot;;16;0)" office:value-type="float" office:value="24" calcext:value-type="float">
            <text:p>24</text:p>
          </table:table-cell>
          <table:table-cell table:formula="of:=MATCH([.A142];[Rate_data.$B$23:.$L$23];0)" office:value-type="float" office:value="6" calcext:value-type="float">
            <text:p>6</text:p>
          </table:table-cell>
          <table:table-cell table:style-name="ce8" table:formula="of:=IF([.E142]=&quot;Yes&quot;;([.D142]*[Rate_data.$C$8]-100)/100*IF([.A142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42];[.I142])" office:value-type="float" office:value="148.6" calcext:value-type="float">
            <text:p>148.60</text:p>
          </table:table-cell>
          <table:table-cell table:style-name="ce8" table:formula="of:=ROUND(([.J142]+[.K142])*(1-[.F142]);2)" office:value-type="float" office:value="148.6" calcext:value-type="float">
            <text:p>148.60</text:p>
          </table:table-cell>
          <table:table-cell table:style-name="ce13" table:number-columns-repeated="16372"/>
        </table:table-row>
        <table:table-row table:style-name="ro1">
          <table:table-cell table:formula="of:=[.A142]" office:value-type="string" office:string-value="Zone 5" calcext:value-type="string">
            <text:p>Zone 5</text:p>
          </table:table-cell>
          <table:table-cell table:formula="of:=[.B142]" office:value-type="string" office:string-value="Express" calcext:value-type="string">
            <text:p>Express</text:p>
          </table:table-cell>
          <table:table-cell table:formula="of:=[.D142]" office:value-type="float" office:value="3.5" calcext:value-type="float">
            <text:p>3.5</text:p>
          </table:table-cell>
          <table:table-cell table:formula="of:=[.D142]+0.5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143]&amp;&quot; (&quot;&amp;[.D143]&amp;&quot;kg)&quot;" office:value-type="string" office:string-value="International Express (4kg)" calcext:value-type="string">
            <text:p>International Express (4kg)</text:p>
          </table:table-cell>
          <table:table-cell table:formula="of:=MATCH([.D143];[Rate_data.$A$24:.$A$34];0)+IF([.B143]=&quot;Express&quot;;16;0)" office:value-type="float" office:value="25" calcext:value-type="float">
            <text:p>25</text:p>
          </table:table-cell>
          <table:table-cell table:formula="of:=MATCH([.A143];[Rate_data.$B$23:.$L$23];0)" office:value-type="float" office:value="6" calcext:value-type="float">
            <text:p>6</text:p>
          </table:table-cell>
          <table:table-cell table:style-name="ce8" table:formula="of:=IF([.E143]=&quot;Yes&quot;;([.D143]*[Rate_data.$C$8]-100)/100*IF([.A143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43];[.I143])" office:value-type="float" office:value="160.25" calcext:value-type="float">
            <text:p>160.25</text:p>
          </table:table-cell>
          <table:table-cell table:style-name="ce8" table:formula="of:=ROUND(([.J143]+[.K143])*(1-[.F143]);2)" office:value-type="float" office:value="160.25" calcext:value-type="float">
            <text:p>160.25</text:p>
          </table:table-cell>
          <table:table-cell table:style-name="ce13" table:number-columns-repeated="16372"/>
        </table:table-row>
        <table:table-row table:style-name="ro1">
          <table:table-cell table:formula="of:=[.A143]" office:value-type="string" office:string-value="Zone 5" calcext:value-type="string">
            <text:p>Zone 5</text:p>
          </table:table-cell>
          <table:table-cell table:formula="of:=[.B143]" office:value-type="string" office:string-value="Express" calcext:value-type="string">
            <text:p>Express</text:p>
          </table:table-cell>
          <table:table-cell table:formula="of:=[.D143]" office:value-type="float" office:value="4" calcext:value-type="float">
            <text:p>4</text:p>
          </table:table-cell>
          <table:table-cell table:formula="of:=[.D143]+0.5" office:value-type="float" office:value="4.5" calcext:value-type="float">
            <text:p>4.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144]&amp;&quot; (&quot;&amp;[.D144]&amp;&quot;kg)&quot;" office:value-type="string" office:string-value="International Express (4.5kg)" calcext:value-type="string">
            <text:p>International Express (4.5kg)</text:p>
          </table:table-cell>
          <table:table-cell table:formula="of:=MATCH([.D144];[Rate_data.$A$24:.$A$34];0)+IF([.B144]=&quot;Express&quot;;16;0)" office:value-type="float" office:value="26" calcext:value-type="float">
            <text:p>26</text:p>
          </table:table-cell>
          <table:table-cell table:formula="of:=MATCH([.A144];[Rate_data.$B$23:.$L$23];0)" office:value-type="float" office:value="6" calcext:value-type="float">
            <text:p>6</text:p>
          </table:table-cell>
          <table:table-cell table:style-name="ce8" table:formula="of:=IF([.E144]=&quot;Yes&quot;;([.D144]*[Rate_data.$C$8]-100)/100*IF([.A144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44];[.I144])" office:value-type="float" office:value="171.9" calcext:value-type="float">
            <text:p>171.90</text:p>
          </table:table-cell>
          <table:table-cell table:style-name="ce8" table:formula="of:=ROUND(([.J144]+[.K144])*(1-[.F144]);2)" office:value-type="float" office:value="171.9" calcext:value-type="float">
            <text:p>171.90</text:p>
          </table:table-cell>
          <table:table-cell table:style-name="ce13" table:number-columns-repeated="16372"/>
        </table:table-row>
        <table:table-row table:style-name="ro1">
          <table:table-cell table:formula="of:=[.A144]" office:value-type="string" office:string-value="Zone 5" calcext:value-type="string">
            <text:p>Zone 5</text:p>
          </table:table-cell>
          <table:table-cell table:formula="of:=[.B144]" office:value-type="string" office:string-value="Express" calcext:value-type="string">
            <text:p>Express</text:p>
          </table:table-cell>
          <table:table-cell table:formula="of:=[.D144]" office:value-type="float" office:value="4.5" calcext:value-type="float">
            <text:p>4.5</text:p>
          </table:table-cell>
          <table:table-cell table:formula="of:=[.D144]+0.5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10" office:value-type="percentage" office:value="0" calcext:value-type="percentage">
            <text:p>0%</text:p>
          </table:table-cell>
          <table:table-cell table:formula="of:=&quot;International &quot;&amp;[.B145]&amp;&quot; (&quot;&amp;[.D145]&amp;&quot;kg)&quot;" office:value-type="string" office:string-value="International Express (5kg)" calcext:value-type="string">
            <text:p>International Express (5kg)</text:p>
          </table:table-cell>
          <table:table-cell table:formula="of:=MATCH([.D145];[Rate_data.$A$24:.$A$34];0)+IF([.B145]=&quot;Express&quot;;16;0)" office:value-type="float" office:value="27" calcext:value-type="float">
            <text:p>27</text:p>
          </table:table-cell>
          <table:table-cell table:formula="of:=MATCH([.A145];[Rate_data.$B$23:.$L$23];0)" office:value-type="float" office:value="6" calcext:value-type="float">
            <text:p>6</text:p>
          </table:table-cell>
          <table:table-cell table:style-name="ce8" table:formula="of:=IF([.E145]=&quot;Yes&quot;;([.D145]*[Rate_data.$C$8]-100)/100*IF([.A145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45];[.I145])" office:value-type="float" office:value="183.55" calcext:value-type="float">
            <text:p>183.55</text:p>
          </table:table-cell>
          <table:table-cell table:style-name="ce8" table:formula="of:=ROUND(([.J145]+[.K145])*(1-[.F145]);2)" office:value-type="float" office:value="183.55" calcext:value-type="float">
            <text:p>183.55</text:p>
          </table:table-cell>
          <table:table-cell table:style-name="ce13" table:number-columns-repeated="16372"/>
        </table:table-row>
        <table:table-row table:style-name="ro1" table:number-rows-repeated="16">
          <table:table-cell table:number-columns-repeated="5"/>
          <table:table-cell table:style-name="ce10"/>
          <table:table-cell table:number-columns-repeated="3"/>
          <table:table-cell table:style-name="ce8" table:number-columns-repeated="3"/>
          <table:table-cell table:style-name="ce13" table:number-columns-repeated="16372"/>
        </table:table-row>
        <table:table-row table:style-name="ro2" table:number-rows-repeated="1048414">
          <table:table-cell table:number-columns-repeated="12"/>
          <table:table-cell table:style-name="ce13" table:number-columns-repeated="16372"/>
        </table:table-row>
        <table:table-row table:style-name="ro2">
          <table:table-cell table:number-columns-repeated="12"/>
          <table:table-cell table:style-name="ce13" table:number-columns-repeated="16372"/>
        </table:table-row>
      </table:table>
      <table:table table:name="Zone_rates_1" table:style-name="ta2"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" table:default-cell-style-name="ce13"/>
        <table:table-column table:style-name="co17" table:default-cell-style-name="ce12"/>
        <table:table-column table:style-name="co1" table:number-columns-repeated="59"/>
        <table:table-column table:style-name="co2" table:number-columns-repeated="16320"/>
        <table:table-row table:style-name="ro1"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greaterThanKg</text:p>
          </table:table-cell>
          <table:table-cell table:style-name="ce3" office:value-type="string" calcext:value-type="string">
            <text:p>lessThanKg</text:p>
          </table:table-cell>
          <table:table-cell table:style-name="ce11" office:value-type="string" calcext:value-type="string">
            <text:p>rateAud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4];[Zone_lookup.$A$3:.$B$13];2;FALSE())" office:value-type="string" office:string-value="Domestic" calcext:value-type="string">
            <text:p>Domestic</text:p>
          </table:table-cell>
          <table:table-cell table:formula="of:=[Rate_definitions_1.G4]" office:value-type="string" office:string-value="Parcel Post" calcext:value-type="string">
            <text:p>Parcel Post</text:p>
          </table:table-cell>
          <table:table-cell table:formula="of:=IF([Rate_definitions_1.C4]=0;0;[Rate_definitions_1.C4]+0.001)" office:value-type="float" office:value="0" calcext:value-type="float">
            <text:p>0</text:p>
          </table:table-cell>
          <table:table-cell table:formula="of:=[Rate_definitions_1.D4]+0.001" office:value-type="float" office:value="0.251" calcext:value-type="float">
            <text:p>0.251</text:p>
          </table:table-cell>
          <table:table-cell table:formula="of:=[Rate_definitions_1.L4]" office:value-type="float" office:value="9.7" calcext:value-type="float">
            <text:p>9.7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5];[Zone_lookup.$A$3:.$B$13];2;FALSE())" office:value-type="string" office:string-value="Domestic" calcext:value-type="string">
            <text:p>Domestic</text:p>
          </table:table-cell>
          <table:table-cell table:formula="of:=[Rate_definitions_1.G5]" office:value-type="string" office:string-value="Parcel Post (500g)" calcext:value-type="string">
            <text:p>Parcel Post (500g)</text:p>
          </table:table-cell>
          <table:table-cell table:formula="of:=IF([Rate_definitions_1.C5]=0;0;[Rate_definitions_1.C5]+0.001)" office:value-type="float" office:value="0.251" calcext:value-type="float">
            <text:p>0.251</text:p>
          </table:table-cell>
          <table:table-cell table:formula="of:=[Rate_definitions_1.D5]+0.001" office:value-type="float" office:value="0.501" calcext:value-type="float">
            <text:p>0.501</text:p>
          </table:table-cell>
          <table:table-cell table:formula="of:=[Rate_definitions_1.L5]" office:value-type="float" office:value="11.15" calcext:value-type="float">
            <text:p>11.1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6];[Zone_lookup.$A$3:.$B$13];2;FALSE())" office:value-type="string" office:string-value="Domestic" calcext:value-type="string">
            <text:p>Domestic</text:p>
          </table:table-cell>
          <table:table-cell table:formula="of:=[Rate_definitions_1.G6]" office:value-type="string" office:string-value="Parcel Post (1kg)" calcext:value-type="string">
            <text:p>Parcel Post (1kg)</text:p>
          </table:table-cell>
          <table:table-cell table:formula="of:=IF([Rate_definitions_1.C6]=0;0;[Rate_definitions_1.C6]+0.001)" office:value-type="float" office:value="0.501" calcext:value-type="float">
            <text:p>0.501</text:p>
          </table:table-cell>
          <table:table-cell table:formula="of:=[Rate_definitions_1.D6]+0.001" office:value-type="float" office:value="1.001" calcext:value-type="float">
            <text:p>1.001</text:p>
          </table:table-cell>
          <table:table-cell table:formula="of:=[Rate_definitions_1.L6]" office:value-type="float" office:value="15.25" calcext:value-type="float">
            <text:p>15.2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7];[Zone_lookup.$A$3:.$B$13];2;FALSE())" office:value-type="string" office:string-value="Domestic" calcext:value-type="string">
            <text:p>Domestic</text:p>
          </table:table-cell>
          <table:table-cell table:formula="of:=[Rate_definitions_1.G7]" office:value-type="string" office:string-value="Parcel Post (3kg)" calcext:value-type="string">
            <text:p>Parcel Post (3kg)</text:p>
          </table:table-cell>
          <table:table-cell table:formula="of:=IF([Rate_definitions_1.C7]=0;0;[Rate_definitions_1.C7]+0.001)" office:value-type="float" office:value="1.001" calcext:value-type="float">
            <text:p>1.001</text:p>
          </table:table-cell>
          <table:table-cell table:formula="of:=[Rate_definitions_1.D7]+0.001" office:value-type="float" office:value="3.001" calcext:value-type="float">
            <text:p>3.001</text:p>
          </table:table-cell>
          <table:table-cell table:formula="of:=[Rate_definitions_1.L7]" office:value-type="float" office:value="19.3" calcext:value-type="float">
            <text:p>19.3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8];[Zone_lookup.$A$3:.$B$13];2;FALSE())" office:value-type="string" office:string-value="Domestic" calcext:value-type="string">
            <text:p>Domestic</text:p>
          </table:table-cell>
          <table:table-cell table:formula="of:=[Rate_definitions_1.G8]" office:value-type="string" office:string-value="Parcel Post (5kg)" calcext:value-type="string">
            <text:p>Parcel Post (5kg)</text:p>
          </table:table-cell>
          <table:table-cell table:formula="of:=IF([Rate_definitions_1.C8]=0;0;[Rate_definitions_1.C8]+0.001)" office:value-type="float" office:value="3.001" calcext:value-type="float">
            <text:p>3.001</text:p>
          </table:table-cell>
          <table:table-cell table:formula="of:=[Rate_definitions_1.D8]+0.001" office:value-type="float" office:value="5.001" calcext:value-type="float">
            <text:p>5.001</text:p>
          </table:table-cell>
          <table:table-cell table:formula="of:=[Rate_definitions_1.L8]" office:value-type="float" office:value="23.3" calcext:value-type="float">
            <text:p>23.3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9];[Zone_lookup.$A$3:.$B$13];2;FALSE())" office:value-type="string" office:string-value="Domestic" calcext:value-type="string">
            <text:p>Domestic</text:p>
          </table:table-cell>
          <table:table-cell table:formula="of:=[Rate_definitions_1.G9]" office:value-type="string" office:string-value="Express Post" calcext:value-type="string">
            <text:p>Express Post</text:p>
          </table:table-cell>
          <table:table-cell table:formula="of:=IF([Rate_definitions_1.C9]=0;0;[Rate_definitions_1.C9]+0.001)" office:value-type="float" office:value="0" calcext:value-type="float">
            <text:p>0</text:p>
          </table:table-cell>
          <table:table-cell table:formula="of:=[Rate_definitions_1.D9]+0.001" office:value-type="float" office:value="0.251" calcext:value-type="float">
            <text:p>0.251</text:p>
          </table:table-cell>
          <table:table-cell table:formula="of:=[Rate_definitions_1.L9]" office:value-type="float" office:value="13.2" calcext:value-type="float">
            <text:p>13.2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0];[Zone_lookup.$A$3:.$B$13];2;FALSE())" office:value-type="string" office:string-value="Domestic" calcext:value-type="string">
            <text:p>Domestic</text:p>
          </table:table-cell>
          <table:table-cell table:formula="of:=[Rate_definitions_1.G10]" office:value-type="string" office:string-value="Express Post (500g)" calcext:value-type="string">
            <text:p>Express Post (500g)</text:p>
          </table:table-cell>
          <table:table-cell table:formula="of:=IF([Rate_definitions_1.C10]=0;0;[Rate_definitions_1.C10]+0.001)" office:value-type="float" office:value="0.251" calcext:value-type="float">
            <text:p>0.251</text:p>
          </table:table-cell>
          <table:table-cell table:formula="of:=[Rate_definitions_1.D10]+0.001" office:value-type="float" office:value="0.501" calcext:value-type="float">
            <text:p>0.501</text:p>
          </table:table-cell>
          <table:table-cell table:formula="of:=[Rate_definitions_1.L10]" office:value-type="float" office:value="14.65" calcext:value-type="float">
            <text:p>14.6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1];[Zone_lookup.$A$3:.$B$13];2;FALSE())" office:value-type="string" office:string-value="Domestic" calcext:value-type="string">
            <text:p>Domestic</text:p>
          </table:table-cell>
          <table:table-cell table:formula="of:=[Rate_definitions_1.G11]" office:value-type="string" office:string-value="Express Post (1kg)" calcext:value-type="string">
            <text:p>Express Post (1kg)</text:p>
          </table:table-cell>
          <table:table-cell table:formula="of:=IF([Rate_definitions_1.C11]=0;0;[Rate_definitions_1.C11]+0.001)" office:value-type="float" office:value="0.501" calcext:value-type="float">
            <text:p>0.501</text:p>
          </table:table-cell>
          <table:table-cell table:formula="of:=[Rate_definitions_1.D11]+0.001" office:value-type="float" office:value="1.001" calcext:value-type="float">
            <text:p>1.001</text:p>
          </table:table-cell>
          <table:table-cell table:formula="of:=[Rate_definitions_1.L11]" office:value-type="float" office:value="19.25" calcext:value-type="float">
            <text:p>19.2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2];[Zone_lookup.$A$3:.$B$13];2;FALSE())" office:value-type="string" office:string-value="Domestic" calcext:value-type="string">
            <text:p>Domestic</text:p>
          </table:table-cell>
          <table:table-cell table:formula="of:=[Rate_definitions_1.G12]" office:value-type="string" office:string-value="Express Post (3kg)" calcext:value-type="string">
            <text:p>Express Post (3kg)</text:p>
          </table:table-cell>
          <table:table-cell table:formula="of:=IF([Rate_definitions_1.C12]=0;0;[Rate_definitions_1.C12]+0.001)" office:value-type="float" office:value="1.001" calcext:value-type="float">
            <text:p>1.001</text:p>
          </table:table-cell>
          <table:table-cell table:formula="of:=[Rate_definitions_1.D12]+0.001" office:value-type="float" office:value="3.001" calcext:value-type="float">
            <text:p>3.001</text:p>
          </table:table-cell>
          <table:table-cell table:formula="of:=[Rate_definitions_1.L12]" office:value-type="float" office:value="23.8" calcext:value-type="float">
            <text:p>23.8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3];[Zone_lookup.$A$3:.$B$13];2;FALSE())" office:value-type="string" office:string-value="Domestic" calcext:value-type="string">
            <text:p>Domestic</text:p>
          </table:table-cell>
          <table:table-cell table:formula="of:=[Rate_definitions_1.G13]" office:value-type="string" office:string-value="Express Post (5kg)" calcext:value-type="string">
            <text:p>Express Post (5kg)</text:p>
          </table:table-cell>
          <table:table-cell table:formula="of:=IF([Rate_definitions_1.C13]=0;0;[Rate_definitions_1.C13]+0.001)" office:value-type="float" office:value="3.001" calcext:value-type="float">
            <text:p>3.001</text:p>
          </table:table-cell>
          <table:table-cell table:formula="of:=[Rate_definitions_1.D13]+0.001" office:value-type="float" office:value="5.001" calcext:value-type="float">
            <text:p>5.001</text:p>
          </table:table-cell>
          <table:table-cell table:formula="of:=[Rate_definitions_1.L13]" office:value-type="float" office:value="31.8" calcext:value-type="float">
            <text:p>31.8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4];[Zone_lookup.$A$3:.$B$13];2;FALSE())" office:value-type="string" office:string-value="Zone 1: New Zealand" calcext:value-type="string">
            <text:p>Zone 1: New Zealand</text:p>
          </table:table-cell>
          <table:table-cell table:formula="of:=[Rate_definitions_1.G14]" office:value-type="string" office:string-value="International Standard" calcext:value-type="string">
            <text:p>International Standard</text:p>
          </table:table-cell>
          <table:table-cell table:formula="of:=IF([Rate_definitions_1.C14]=0;0;[Rate_definitions_1.C14]+0.001)" office:value-type="float" office:value="0" calcext:value-type="float">
            <text:p>0</text:p>
          </table:table-cell>
          <table:table-cell table:formula="of:=[Rate_definitions_1.D14]+0.001" office:value-type="float" office:value="0.251" calcext:value-type="float">
            <text:p>0.251</text:p>
          </table:table-cell>
          <table:table-cell table:formula="of:=[Rate_definitions_1.L14]" office:value-type="float" office:value="16.3" calcext:value-type="float">
            <text:p>16.3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5];[Zone_lookup.$A$3:.$B$13];2;FALSE())" office:value-type="string" office:string-value="Zone 1: New Zealand" calcext:value-type="string">
            <text:p>Zone 1: New Zealand</text:p>
          </table:table-cell>
          <table:table-cell table:formula="of:=[Rate_definitions_1.G15]" office:value-type="string" office:string-value="International Standard (500g)" calcext:value-type="string">
            <text:p>International Standard (500g)</text:p>
          </table:table-cell>
          <table:table-cell table:formula="of:=IF([Rate_definitions_1.C15]=0;0;[Rate_definitions_1.C15]+0.001)" office:value-type="float" office:value="0.251" calcext:value-type="float">
            <text:p>0.251</text:p>
          </table:table-cell>
          <table:table-cell table:formula="of:=[Rate_definitions_1.D15]+0.001" office:value-type="float" office:value="0.501" calcext:value-type="float">
            <text:p>0.501</text:p>
          </table:table-cell>
          <table:table-cell table:formula="of:=[Rate_definitions_1.L15]" office:value-type="float" office:value="19.65" calcext:value-type="float">
            <text:p>19.6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6];[Zone_lookup.$A$3:.$B$13];2;FALSE())" office:value-type="string" office:string-value="Zone 1: New Zealand" calcext:value-type="string">
            <text:p>Zone 1: New Zealand</text:p>
          </table:table-cell>
          <table:table-cell table:formula="of:=[Rate_definitions_1.G16]" office:value-type="string" office:string-value="International Standard (1kg)" calcext:value-type="string">
            <text:p>International Standard (1kg)</text:p>
          </table:table-cell>
          <table:table-cell table:formula="of:=IF([Rate_definitions_1.C16]=0;0;[Rate_definitions_1.C16]+0.001)" office:value-type="float" office:value="0.501" calcext:value-type="float">
            <text:p>0.501</text:p>
          </table:table-cell>
          <table:table-cell table:formula="of:=[Rate_definitions_1.D16]+0.001" office:value-type="float" office:value="1.001" calcext:value-type="float">
            <text:p>1.001</text:p>
          </table:table-cell>
          <table:table-cell table:formula="of:=[Rate_definitions_1.L16]" office:value-type="float" office:value="26.4" calcext:value-type="float">
            <text:p>26.4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7];[Zone_lookup.$A$3:.$B$13];2;FALSE())" office:value-type="string" office:string-value="Zone 1: New Zealand" calcext:value-type="string">
            <text:p>Zone 1: New Zealand</text:p>
          </table:table-cell>
          <table:table-cell table:formula="of:=[Rate_definitions_1.G17]" office:value-type="string" office:string-value="International Standard (1.5kg)" calcext:value-type="string">
            <text:p>International Standard (1.5kg)</text:p>
          </table:table-cell>
          <table:table-cell table:formula="of:=IF([Rate_definitions_1.C17]=0;0;[Rate_definitions_1.C17]+0.001)" office:value-type="float" office:value="1.001" calcext:value-type="float">
            <text:p>1.001</text:p>
          </table:table-cell>
          <table:table-cell table:formula="of:=[Rate_definitions_1.D17]+0.001" office:value-type="float" office:value="1.501" calcext:value-type="float">
            <text:p>1.501</text:p>
          </table:table-cell>
          <table:table-cell table:formula="of:=[Rate_definitions_1.L17]" office:value-type="float" office:value="33.15" calcext:value-type="float">
            <text:p>33.1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8];[Zone_lookup.$A$3:.$B$13];2;FALSE())" office:value-type="string" office:string-value="Zone 1: New Zealand" calcext:value-type="string">
            <text:p>Zone 1: New Zealand</text:p>
          </table:table-cell>
          <table:table-cell table:formula="of:=[Rate_definitions_1.G18]" office:value-type="string" office:string-value="International Standard (2kg)" calcext:value-type="string">
            <text:p>International Standard (2kg)</text:p>
          </table:table-cell>
          <table:table-cell table:formula="of:=IF([Rate_definitions_1.C18]=0;0;[Rate_definitions_1.C18]+0.001)" office:value-type="float" office:value="1.501" calcext:value-type="float">
            <text:p>1.501</text:p>
          </table:table-cell>
          <table:table-cell table:formula="of:=[Rate_definitions_1.D18]+0.001" office:value-type="float" office:value="2.001" calcext:value-type="float">
            <text:p>2.001</text:p>
          </table:table-cell>
          <table:table-cell table:formula="of:=[Rate_definitions_1.L18]" office:value-type="float" office:value="39.9" calcext:value-type="float">
            <text:p>39.9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9];[Zone_lookup.$A$3:.$B$13];2;FALSE())" office:value-type="string" office:string-value="Zone 1: New Zealand" calcext:value-type="string">
            <text:p>Zone 1: New Zealand</text:p>
          </table:table-cell>
          <table:table-cell table:formula="of:=[Rate_definitions_1.G19]" office:value-type="string" office:string-value="International Standard (2.5kg)" calcext:value-type="string">
            <text:p>International Standard (2.5kg)</text:p>
          </table:table-cell>
          <table:table-cell table:formula="of:=IF([Rate_definitions_1.C19]=0;0;[Rate_definitions_1.C19]+0.001)" office:value-type="float" office:value="2.001" calcext:value-type="float">
            <text:p>2.001</text:p>
          </table:table-cell>
          <table:table-cell table:formula="of:=[Rate_definitions_1.D19]+0.001" office:value-type="float" office:value="2.501" calcext:value-type="float">
            <text:p>2.501</text:p>
          </table:table-cell>
          <table:table-cell table:formula="of:=[Rate_definitions_1.L19]" office:value-type="float" office:value="44.5" calcext:value-type="float">
            <text:p>44.5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20];[Zone_lookup.$A$3:.$B$13];2;FALSE())" office:value-type="string" office:string-value="Zone 1: New Zealand" calcext:value-type="string">
            <text:p>Zone 1: New Zealand</text:p>
          </table:table-cell>
          <table:table-cell table:formula="of:=[Rate_definitions_1.G20]" office:value-type="string" office:string-value="International Standard (3kg)" calcext:value-type="string">
            <text:p>International Standard (3kg)</text:p>
          </table:table-cell>
          <table:table-cell table:formula="of:=IF([Rate_definitions_1.C20]=0;0;[Rate_definitions_1.C20]+0.001)" office:value-type="float" office:value="2.501" calcext:value-type="float">
            <text:p>2.501</text:p>
          </table:table-cell>
          <table:table-cell table:formula="of:=[Rate_definitions_1.D20]+0.001" office:value-type="float" office:value="3.001" calcext:value-type="float">
            <text:p>3.001</text:p>
          </table:table-cell>
          <table:table-cell table:formula="of:=[Rate_definitions_1.L20]" office:value-type="float" office:value="49.1" calcext:value-type="float">
            <text:p>49.1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21];[Zone_lookup.$A$3:.$B$13];2;FALSE())" office:value-type="string" office:string-value="Zone 1: New Zealand" calcext:value-type="string">
            <text:p>Zone 1: New Zealand</text:p>
          </table:table-cell>
          <table:table-cell table:formula="of:=[Rate_definitions_1.G21]" office:value-type="string" office:string-value="International Standard (3.5kg)" calcext:value-type="string">
            <text:p>International Standard (3.5kg)</text:p>
          </table:table-cell>
          <table:table-cell table:formula="of:=IF([Rate_definitions_1.C21]=0;0;[Rate_definitions_1.C21]+0.001)" office:value-type="float" office:value="3.001" calcext:value-type="float">
            <text:p>3.001</text:p>
          </table:table-cell>
          <table:table-cell table:formula="of:=[Rate_definitions_1.D21]+0.001" office:value-type="float" office:value="3.501" calcext:value-type="float">
            <text:p>3.501</text:p>
          </table:table-cell>
          <table:table-cell table:formula="of:=[Rate_definitions_1.L21]" office:value-type="float" office:value="53.7" calcext:value-type="float">
            <text:p>53.7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22];[Zone_lookup.$A$3:.$B$13];2;FALSE())" office:value-type="string" office:string-value="Zone 1: New Zealand" calcext:value-type="string">
            <text:p>Zone 1: New Zealand</text:p>
          </table:table-cell>
          <table:table-cell table:formula="of:=[Rate_definitions_1.G22]" office:value-type="string" office:string-value="International Standard (4kg)" calcext:value-type="string">
            <text:p>International Standard (4kg)</text:p>
          </table:table-cell>
          <table:table-cell table:formula="of:=IF([Rate_definitions_1.C22]=0;0;[Rate_definitions_1.C22]+0.001)" office:value-type="float" office:value="3.501" calcext:value-type="float">
            <text:p>3.501</text:p>
          </table:table-cell>
          <table:table-cell table:formula="of:=[Rate_definitions_1.D22]+0.001" office:value-type="float" office:value="4.001" calcext:value-type="float">
            <text:p>4.001</text:p>
          </table:table-cell>
          <table:table-cell table:formula="of:=[Rate_definitions_1.L22]" office:value-type="float" office:value="58.3" calcext:value-type="float">
            <text:p>58.3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23];[Zone_lookup.$A$3:.$B$13];2;FALSE())" office:value-type="string" office:string-value="Zone 1: New Zealand" calcext:value-type="string">
            <text:p>Zone 1: New Zealand</text:p>
          </table:table-cell>
          <table:table-cell table:formula="of:=[Rate_definitions_1.G23]" office:value-type="string" office:string-value="International Standard (4.5kg)" calcext:value-type="string">
            <text:p>International Standard (4.5kg)</text:p>
          </table:table-cell>
          <table:table-cell table:formula="of:=IF([Rate_definitions_1.C23]=0;0;[Rate_definitions_1.C23]+0.001)" office:value-type="float" office:value="4.001" calcext:value-type="float">
            <text:p>4.001</text:p>
          </table:table-cell>
          <table:table-cell table:formula="of:=[Rate_definitions_1.D23]+0.001" office:value-type="float" office:value="4.501" calcext:value-type="float">
            <text:p>4.501</text:p>
          </table:table-cell>
          <table:table-cell table:formula="of:=[Rate_definitions_1.L23]" office:value-type="float" office:value="62.9" calcext:value-type="float">
            <text:p>62.9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24];[Zone_lookup.$A$3:.$B$13];2;FALSE())" office:value-type="string" office:string-value="Zone 1: New Zealand" calcext:value-type="string">
            <text:p>Zone 1: New Zealand</text:p>
          </table:table-cell>
          <table:table-cell table:formula="of:=[Rate_definitions_1.G24]" office:value-type="string" office:string-value="International Standard (5kg)" calcext:value-type="string">
            <text:p>International Standard (5kg)</text:p>
          </table:table-cell>
          <table:table-cell table:formula="of:=IF([Rate_definitions_1.C24]=0;0;[Rate_definitions_1.C24]+0.001)" office:value-type="float" office:value="4.501" calcext:value-type="float">
            <text:p>4.501</text:p>
          </table:table-cell>
          <table:table-cell table:formula="of:=[Rate_definitions_1.D24]+0.001" office:value-type="float" office:value="5.001" calcext:value-type="float">
            <text:p>5.001</text:p>
          </table:table-cell>
          <table:table-cell table:formula="of:=[Rate_definitions_1.L24]" office:value-type="float" office:value="67.5" calcext:value-type="float">
            <text:p>67.5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25];[Zone_lookup.$A$3:.$B$13];2;FALSE())" office:value-type="string" office:string-value="Zone 1: New Zealand" calcext:value-type="string">
            <text:p>Zone 1: New Zealand</text:p>
          </table:table-cell>
          <table:table-cell table:formula="of:=[Rate_definitions_1.G25]" office:value-type="string" office:string-value="International Express" calcext:value-type="string">
            <text:p>International Express</text:p>
          </table:table-cell>
          <table:table-cell table:formula="of:=IF([Rate_definitions_1.C25]=0;0;[Rate_definitions_1.C25]+0.001)" office:value-type="float" office:value="0" calcext:value-type="float">
            <text:p>0</text:p>
          </table:table-cell>
          <table:table-cell table:formula="of:=[Rate_definitions_1.D25]+0.001" office:value-type="float" office:value="0.251" calcext:value-type="float">
            <text:p>0.251</text:p>
          </table:table-cell>
          <table:table-cell table:formula="of:=[Rate_definitions_1.L25]" office:value-type="float" office:value="33.3" calcext:value-type="float">
            <text:p>33.3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26];[Zone_lookup.$A$3:.$B$13];2;FALSE())" office:value-type="string" office:string-value="Zone 1: New Zealand" calcext:value-type="string">
            <text:p>Zone 1: New Zealand</text:p>
          </table:table-cell>
          <table:table-cell table:formula="of:=[Rate_definitions_1.G26]" office:value-type="string" office:string-value="International Express (500g)" calcext:value-type="string">
            <text:p>International Express (500g)</text:p>
          </table:table-cell>
          <table:table-cell table:formula="of:=IF([Rate_definitions_1.C26]=0;0;[Rate_definitions_1.C26]+0.001)" office:value-type="float" office:value="0.251" calcext:value-type="float">
            <text:p>0.251</text:p>
          </table:table-cell>
          <table:table-cell table:formula="of:=[Rate_definitions_1.D26]+0.001" office:value-type="float" office:value="0.501" calcext:value-type="float">
            <text:p>0.501</text:p>
          </table:table-cell>
          <table:table-cell table:formula="of:=[Rate_definitions_1.L26]" office:value-type="float" office:value="36.65" calcext:value-type="float">
            <text:p>36.6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27];[Zone_lookup.$A$3:.$B$13];2;FALSE())" office:value-type="string" office:string-value="Zone 1: New Zealand" calcext:value-type="string">
            <text:p>Zone 1: New Zealand</text:p>
          </table:table-cell>
          <table:table-cell table:formula="of:=[Rate_definitions_1.G27]" office:value-type="string" office:string-value="International Express (1kg)" calcext:value-type="string">
            <text:p>International Express (1kg)</text:p>
          </table:table-cell>
          <table:table-cell table:formula="of:=IF([Rate_definitions_1.C27]=0;0;[Rate_definitions_1.C27]+0.001)" office:value-type="float" office:value="0.501" calcext:value-type="float">
            <text:p>0.501</text:p>
          </table:table-cell>
          <table:table-cell table:formula="of:=[Rate_definitions_1.D27]+0.001" office:value-type="float" office:value="1.001" calcext:value-type="float">
            <text:p>1.001</text:p>
          </table:table-cell>
          <table:table-cell table:formula="of:=[Rate_definitions_1.L27]" office:value-type="float" office:value="43.4" calcext:value-type="float">
            <text:p>43.4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28];[Zone_lookup.$A$3:.$B$13];2;FALSE())" office:value-type="string" office:string-value="Zone 1: New Zealand" calcext:value-type="string">
            <text:p>Zone 1: New Zealand</text:p>
          </table:table-cell>
          <table:table-cell table:formula="of:=[Rate_definitions_1.G28]" office:value-type="string" office:string-value="International Express (1.5kg)" calcext:value-type="string">
            <text:p>International Express (1.5kg)</text:p>
          </table:table-cell>
          <table:table-cell table:formula="of:=IF([Rate_definitions_1.C28]=0;0;[Rate_definitions_1.C28]+0.001)" office:value-type="float" office:value="1.001" calcext:value-type="float">
            <text:p>1.001</text:p>
          </table:table-cell>
          <table:table-cell table:formula="of:=[Rate_definitions_1.D28]+0.001" office:value-type="float" office:value="1.501" calcext:value-type="float">
            <text:p>1.501</text:p>
          </table:table-cell>
          <table:table-cell table:formula="of:=[Rate_definitions_1.L28]" office:value-type="float" office:value="50.15" calcext:value-type="float">
            <text:p>50.1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29];[Zone_lookup.$A$3:.$B$13];2;FALSE())" office:value-type="string" office:string-value="Zone 1: New Zealand" calcext:value-type="string">
            <text:p>Zone 1: New Zealand</text:p>
          </table:table-cell>
          <table:table-cell table:formula="of:=[Rate_definitions_1.G29]" office:value-type="string" office:string-value="International Express (2kg)" calcext:value-type="string">
            <text:p>International Express (2kg)</text:p>
          </table:table-cell>
          <table:table-cell table:formula="of:=IF([Rate_definitions_1.C29]=0;0;[Rate_definitions_1.C29]+0.001)" office:value-type="float" office:value="1.501" calcext:value-type="float">
            <text:p>1.501</text:p>
          </table:table-cell>
          <table:table-cell table:formula="of:=[Rate_definitions_1.D29]+0.001" office:value-type="float" office:value="2.001" calcext:value-type="float">
            <text:p>2.001</text:p>
          </table:table-cell>
          <table:table-cell table:formula="of:=[Rate_definitions_1.L29]" office:value-type="float" office:value="56.9" calcext:value-type="float">
            <text:p>56.9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30];[Zone_lookup.$A$3:.$B$13];2;FALSE())" office:value-type="string" office:string-value="Zone 1: New Zealand" calcext:value-type="string">
            <text:p>Zone 1: New Zealand</text:p>
          </table:table-cell>
          <table:table-cell table:formula="of:=[Rate_definitions_1.G30]" office:value-type="string" office:string-value="International Express (2.5kg)" calcext:value-type="string">
            <text:p>International Express (2.5kg)</text:p>
          </table:table-cell>
          <table:table-cell table:formula="of:=IF([Rate_definitions_1.C30]=0;0;[Rate_definitions_1.C30]+0.001)" office:value-type="float" office:value="2.001" calcext:value-type="float">
            <text:p>2.001</text:p>
          </table:table-cell>
          <table:table-cell table:formula="of:=[Rate_definitions_1.D30]+0.001" office:value-type="float" office:value="2.501" calcext:value-type="float">
            <text:p>2.501</text:p>
          </table:table-cell>
          <table:table-cell table:formula="of:=[Rate_definitions_1.L30]" office:value-type="float" office:value="61.5" calcext:value-type="float">
            <text:p>61.5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31];[Zone_lookup.$A$3:.$B$13];2;FALSE())" office:value-type="string" office:string-value="Zone 1: New Zealand" calcext:value-type="string">
            <text:p>Zone 1: New Zealand</text:p>
          </table:table-cell>
          <table:table-cell table:formula="of:=[Rate_definitions_1.G31]" office:value-type="string" office:string-value="International Express (3kg)" calcext:value-type="string">
            <text:p>International Express (3kg)</text:p>
          </table:table-cell>
          <table:table-cell table:formula="of:=IF([Rate_definitions_1.C31]=0;0;[Rate_definitions_1.C31]+0.001)" office:value-type="float" office:value="2.501" calcext:value-type="float">
            <text:p>2.501</text:p>
          </table:table-cell>
          <table:table-cell table:formula="of:=[Rate_definitions_1.D31]+0.001" office:value-type="float" office:value="3.001" calcext:value-type="float">
            <text:p>3.001</text:p>
          </table:table-cell>
          <table:table-cell table:formula="of:=[Rate_definitions_1.L31]" office:value-type="float" office:value="66.1" calcext:value-type="float">
            <text:p>66.1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32];[Zone_lookup.$A$3:.$B$13];2;FALSE())" office:value-type="string" office:string-value="Zone 1: New Zealand" calcext:value-type="string">
            <text:p>Zone 1: New Zealand</text:p>
          </table:table-cell>
          <table:table-cell table:formula="of:=[Rate_definitions_1.G32]" office:value-type="string" office:string-value="International Express (3.5kg)" calcext:value-type="string">
            <text:p>International Express (3.5kg)</text:p>
          </table:table-cell>
          <table:table-cell table:formula="of:=IF([Rate_definitions_1.C32]=0;0;[Rate_definitions_1.C32]+0.001)" office:value-type="float" office:value="3.001" calcext:value-type="float">
            <text:p>3.001</text:p>
          </table:table-cell>
          <table:table-cell table:formula="of:=[Rate_definitions_1.D32]+0.001" office:value-type="float" office:value="3.501" calcext:value-type="float">
            <text:p>3.501</text:p>
          </table:table-cell>
          <table:table-cell table:formula="of:=[Rate_definitions_1.L32]" office:value-type="float" office:value="70.7" calcext:value-type="float">
            <text:p>70.7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33];[Zone_lookup.$A$3:.$B$13];2;FALSE())" office:value-type="string" office:string-value="Zone 1: New Zealand" calcext:value-type="string">
            <text:p>Zone 1: New Zealand</text:p>
          </table:table-cell>
          <table:table-cell table:formula="of:=[Rate_definitions_1.G33]" office:value-type="string" office:string-value="International Express (4kg)" calcext:value-type="string">
            <text:p>International Express (4kg)</text:p>
          </table:table-cell>
          <table:table-cell table:formula="of:=IF([Rate_definitions_1.C33]=0;0;[Rate_definitions_1.C33]+0.001)" office:value-type="float" office:value="3.501" calcext:value-type="float">
            <text:p>3.501</text:p>
          </table:table-cell>
          <table:table-cell table:formula="of:=[Rate_definitions_1.D33]+0.001" office:value-type="float" office:value="4.001" calcext:value-type="float">
            <text:p>4.001</text:p>
          </table:table-cell>
          <table:table-cell table:formula="of:=[Rate_definitions_1.L33]" office:value-type="float" office:value="75.3" calcext:value-type="float">
            <text:p>75.3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34];[Zone_lookup.$A$3:.$B$13];2;FALSE())" office:value-type="string" office:string-value="Zone 1: New Zealand" calcext:value-type="string">
            <text:p>Zone 1: New Zealand</text:p>
          </table:table-cell>
          <table:table-cell table:formula="of:=[Rate_definitions_1.G34]" office:value-type="string" office:string-value="International Express (4.5kg)" calcext:value-type="string">
            <text:p>International Express (4.5kg)</text:p>
          </table:table-cell>
          <table:table-cell table:formula="of:=IF([Rate_definitions_1.C34]=0;0;[Rate_definitions_1.C34]+0.001)" office:value-type="float" office:value="4.001" calcext:value-type="float">
            <text:p>4.001</text:p>
          </table:table-cell>
          <table:table-cell table:formula="of:=[Rate_definitions_1.D34]+0.001" office:value-type="float" office:value="4.501" calcext:value-type="float">
            <text:p>4.501</text:p>
          </table:table-cell>
          <table:table-cell table:formula="of:=[Rate_definitions_1.L34]" office:value-type="float" office:value="79.9" calcext:value-type="float">
            <text:p>79.9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35];[Zone_lookup.$A$3:.$B$13];2;FALSE())" office:value-type="string" office:string-value="Zone 1: New Zealand" calcext:value-type="string">
            <text:p>Zone 1: New Zealand</text:p>
          </table:table-cell>
          <table:table-cell table:formula="of:=[Rate_definitions_1.G35]" office:value-type="string" office:string-value="International Express (5kg)" calcext:value-type="string">
            <text:p>International Express (5kg)</text:p>
          </table:table-cell>
          <table:table-cell table:formula="of:=IF([Rate_definitions_1.C35]=0;0;[Rate_definitions_1.C35]+0.001)" office:value-type="float" office:value="4.501" calcext:value-type="float">
            <text:p>4.501</text:p>
          </table:table-cell>
          <table:table-cell table:formula="of:=[Rate_definitions_1.D35]+0.001" office:value-type="float" office:value="5.001" calcext:value-type="float">
            <text:p>5.001</text:p>
          </table:table-cell>
          <table:table-cell table:formula="of:=[Rate_definitions_1.L35]" office:value-type="float" office:value="84.5" calcext:value-type="float">
            <text:p>84.5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36];[Zone_lookup.$A$3:.$B$13];2;FALSE())" office:value-type="string" office:string-value="Zone 2: Asia Pacific" calcext:value-type="string">
            <text:p>Zone 2: Asia Pacific</text:p>
          </table:table-cell>
          <table:table-cell table:formula="of:=[Rate_definitions_1.G36]" office:value-type="string" office:string-value="International Standard" calcext:value-type="string">
            <text:p>International Standard</text:p>
          </table:table-cell>
          <table:table-cell table:formula="of:=IF([Rate_definitions_1.C36]=0;0;[Rate_definitions_1.C36]+0.001)" office:value-type="float" office:value="0" calcext:value-type="float">
            <text:p>0</text:p>
          </table:table-cell>
          <table:table-cell table:formula="of:=[Rate_definitions_1.D36]+0.001" office:value-type="float" office:value="0.251" calcext:value-type="float">
            <text:p>0.251</text:p>
          </table:table-cell>
          <table:table-cell table:formula="of:=[Rate_definitions_1.L36]" office:value-type="float" office:value="19.95" calcext:value-type="float">
            <text:p>19.9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37];[Zone_lookup.$A$3:.$B$13];2;FALSE())" office:value-type="string" office:string-value="Zone 2: Asia Pacific" calcext:value-type="string">
            <text:p>Zone 2: Asia Pacific</text:p>
          </table:table-cell>
          <table:table-cell table:formula="of:=[Rate_definitions_1.G37]" office:value-type="string" office:string-value="International Standard (500g)" calcext:value-type="string">
            <text:p>International Standard (500g)</text:p>
          </table:table-cell>
          <table:table-cell table:formula="of:=IF([Rate_definitions_1.C37]=0;0;[Rate_definitions_1.C37]+0.001)" office:value-type="float" office:value="0.251" calcext:value-type="float">
            <text:p>0.251</text:p>
          </table:table-cell>
          <table:table-cell table:formula="of:=[Rate_definitions_1.D37]+0.001" office:value-type="float" office:value="0.501" calcext:value-type="float">
            <text:p>0.501</text:p>
          </table:table-cell>
          <table:table-cell table:formula="of:=[Rate_definitions_1.L37]" office:value-type="float" office:value="26" calcext:value-type="float">
            <text:p>26.0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38];[Zone_lookup.$A$3:.$B$13];2;FALSE())" office:value-type="string" office:string-value="Zone 2: Asia Pacific" calcext:value-type="string">
            <text:p>Zone 2: Asia Pacific</text:p>
          </table:table-cell>
          <table:table-cell table:formula="of:=[Rate_definitions_1.G38]" office:value-type="string" office:string-value="International Standard (1kg)" calcext:value-type="string">
            <text:p>International Standard (1kg)</text:p>
          </table:table-cell>
          <table:table-cell table:formula="of:=IF([Rate_definitions_1.C38]=0;0;[Rate_definitions_1.C38]+0.001)" office:value-type="float" office:value="0.501" calcext:value-type="float">
            <text:p>0.501</text:p>
          </table:table-cell>
          <table:table-cell table:formula="of:=[Rate_definitions_1.D38]+0.001" office:value-type="float" office:value="1.001" calcext:value-type="float">
            <text:p>1.001</text:p>
          </table:table-cell>
          <table:table-cell table:formula="of:=[Rate_definitions_1.L38]" office:value-type="float" office:value="38.15" calcext:value-type="float">
            <text:p>38.1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39];[Zone_lookup.$A$3:.$B$13];2;FALSE())" office:value-type="string" office:string-value="Zone 2: Asia Pacific" calcext:value-type="string">
            <text:p>Zone 2: Asia Pacific</text:p>
          </table:table-cell>
          <table:table-cell table:formula="of:=[Rate_definitions_1.G39]" office:value-type="string" office:string-value="International Standard (1.5kg)" calcext:value-type="string">
            <text:p>International Standard (1.5kg)</text:p>
          </table:table-cell>
          <table:table-cell table:formula="of:=IF([Rate_definitions_1.C39]=0;0;[Rate_definitions_1.C39]+0.001)" office:value-type="float" office:value="1.001" calcext:value-type="float">
            <text:p>1.001</text:p>
          </table:table-cell>
          <table:table-cell table:formula="of:=[Rate_definitions_1.D39]+0.001" office:value-type="float" office:value="1.501" calcext:value-type="float">
            <text:p>1.501</text:p>
          </table:table-cell>
          <table:table-cell table:formula="of:=[Rate_definitions_1.L39]" office:value-type="float" office:value="50.3" calcext:value-type="float">
            <text:p>50.3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40];[Zone_lookup.$A$3:.$B$13];2;FALSE())" office:value-type="string" office:string-value="Zone 2: Asia Pacific" calcext:value-type="string">
            <text:p>Zone 2: Asia Pacific</text:p>
          </table:table-cell>
          <table:table-cell table:formula="of:=[Rate_definitions_1.G40]" office:value-type="string" office:string-value="International Standard (2kg)" calcext:value-type="string">
            <text:p>International Standard (2kg)</text:p>
          </table:table-cell>
          <table:table-cell table:formula="of:=IF([Rate_definitions_1.C40]=0;0;[Rate_definitions_1.C40]+0.001)" office:value-type="float" office:value="1.501" calcext:value-type="float">
            <text:p>1.501</text:p>
          </table:table-cell>
          <table:table-cell table:formula="of:=[Rate_definitions_1.D40]+0.001" office:value-type="float" office:value="2.001" calcext:value-type="float">
            <text:p>2.001</text:p>
          </table:table-cell>
          <table:table-cell table:formula="of:=[Rate_definitions_1.L40]" office:value-type="float" office:value="62.45" calcext:value-type="float">
            <text:p>62.4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41];[Zone_lookup.$A$3:.$B$13];2;FALSE())" office:value-type="string" office:string-value="Zone 2: Asia Pacific" calcext:value-type="string">
            <text:p>Zone 2: Asia Pacific</text:p>
          </table:table-cell>
          <table:table-cell table:formula="of:=[Rate_definitions_1.G41]" office:value-type="string" office:string-value="International Standard (2.5kg)" calcext:value-type="string">
            <text:p>International Standard (2.5kg)</text:p>
          </table:table-cell>
          <table:table-cell table:formula="of:=IF([Rate_definitions_1.C41]=0;0;[Rate_definitions_1.C41]+0.001)" office:value-type="float" office:value="2.001" calcext:value-type="float">
            <text:p>2.001</text:p>
          </table:table-cell>
          <table:table-cell table:formula="of:=[Rate_definitions_1.D41]+0.001" office:value-type="float" office:value="2.501" calcext:value-type="float">
            <text:p>2.501</text:p>
          </table:table-cell>
          <table:table-cell table:formula="of:=[Rate_definitions_1.L41]" office:value-type="float" office:value="69" calcext:value-type="float">
            <text:p>69.0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42];[Zone_lookup.$A$3:.$B$13];2;FALSE())" office:value-type="string" office:string-value="Zone 2: Asia Pacific" calcext:value-type="string">
            <text:p>Zone 2: Asia Pacific</text:p>
          </table:table-cell>
          <table:table-cell table:formula="of:=[Rate_definitions_1.G42]" office:value-type="string" office:string-value="International Standard (3kg)" calcext:value-type="string">
            <text:p>International Standard (3kg)</text:p>
          </table:table-cell>
          <table:table-cell table:formula="of:=IF([Rate_definitions_1.C42]=0;0;[Rate_definitions_1.C42]+0.001)" office:value-type="float" office:value="2.501" calcext:value-type="float">
            <text:p>2.501</text:p>
          </table:table-cell>
          <table:table-cell table:formula="of:=[Rate_definitions_1.D42]+0.001" office:value-type="float" office:value="3.001" calcext:value-type="float">
            <text:p>3.001</text:p>
          </table:table-cell>
          <table:table-cell table:formula="of:=[Rate_definitions_1.L42]" office:value-type="float" office:value="75.55" calcext:value-type="float">
            <text:p>75.5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43];[Zone_lookup.$A$3:.$B$13];2;FALSE())" office:value-type="string" office:string-value="Zone 2: Asia Pacific" calcext:value-type="string">
            <text:p>Zone 2: Asia Pacific</text:p>
          </table:table-cell>
          <table:table-cell table:formula="of:=[Rate_definitions_1.G43]" office:value-type="string" office:string-value="International Standard (3.5kg)" calcext:value-type="string">
            <text:p>International Standard (3.5kg)</text:p>
          </table:table-cell>
          <table:table-cell table:formula="of:=IF([Rate_definitions_1.C43]=0;0;[Rate_definitions_1.C43]+0.001)" office:value-type="float" office:value="3.001" calcext:value-type="float">
            <text:p>3.001</text:p>
          </table:table-cell>
          <table:table-cell table:formula="of:=[Rate_definitions_1.D43]+0.001" office:value-type="float" office:value="3.501" calcext:value-type="float">
            <text:p>3.501</text:p>
          </table:table-cell>
          <table:table-cell table:formula="of:=[Rate_definitions_1.L43]" office:value-type="float" office:value="82.1" calcext:value-type="float">
            <text:p>82.1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44];[Zone_lookup.$A$3:.$B$13];2;FALSE())" office:value-type="string" office:string-value="Zone 2: Asia Pacific" calcext:value-type="string">
            <text:p>Zone 2: Asia Pacific</text:p>
          </table:table-cell>
          <table:table-cell table:formula="of:=[Rate_definitions_1.G44]" office:value-type="string" office:string-value="International Standard (4kg)" calcext:value-type="string">
            <text:p>International Standard (4kg)</text:p>
          </table:table-cell>
          <table:table-cell table:formula="of:=IF([Rate_definitions_1.C44]=0;0;[Rate_definitions_1.C44]+0.001)" office:value-type="float" office:value="3.501" calcext:value-type="float">
            <text:p>3.501</text:p>
          </table:table-cell>
          <table:table-cell table:formula="of:=[Rate_definitions_1.D44]+0.001" office:value-type="float" office:value="4.001" calcext:value-type="float">
            <text:p>4.001</text:p>
          </table:table-cell>
          <table:table-cell table:formula="of:=[Rate_definitions_1.L44]" office:value-type="float" office:value="88.65" calcext:value-type="float">
            <text:p>88.6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45];[Zone_lookup.$A$3:.$B$13];2;FALSE())" office:value-type="string" office:string-value="Zone 2: Asia Pacific" calcext:value-type="string">
            <text:p>Zone 2: Asia Pacific</text:p>
          </table:table-cell>
          <table:table-cell table:formula="of:=[Rate_definitions_1.G45]" office:value-type="string" office:string-value="International Standard (4.5kg)" calcext:value-type="string">
            <text:p>International Standard (4.5kg)</text:p>
          </table:table-cell>
          <table:table-cell table:formula="of:=IF([Rate_definitions_1.C45]=0;0;[Rate_definitions_1.C45]+0.001)" office:value-type="float" office:value="4.001" calcext:value-type="float">
            <text:p>4.001</text:p>
          </table:table-cell>
          <table:table-cell table:formula="of:=[Rate_definitions_1.D45]+0.001" office:value-type="float" office:value="4.501" calcext:value-type="float">
            <text:p>4.501</text:p>
          </table:table-cell>
          <table:table-cell table:formula="of:=[Rate_definitions_1.L45]" office:value-type="float" office:value="95.2" calcext:value-type="float">
            <text:p>95.2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46];[Zone_lookup.$A$3:.$B$13];2;FALSE())" office:value-type="string" office:string-value="Zone 2: Asia Pacific" calcext:value-type="string">
            <text:p>Zone 2: Asia Pacific</text:p>
          </table:table-cell>
          <table:table-cell table:formula="of:=[Rate_definitions_1.G46]" office:value-type="string" office:string-value="International Standard (5kg)" calcext:value-type="string">
            <text:p>International Standard (5kg)</text:p>
          </table:table-cell>
          <table:table-cell table:formula="of:=IF([Rate_definitions_1.C46]=0;0;[Rate_definitions_1.C46]+0.001)" office:value-type="float" office:value="4.501" calcext:value-type="float">
            <text:p>4.501</text:p>
          </table:table-cell>
          <table:table-cell table:formula="of:=[Rate_definitions_1.D46]+0.001" office:value-type="float" office:value="5.001" calcext:value-type="float">
            <text:p>5.001</text:p>
          </table:table-cell>
          <table:table-cell table:formula="of:=[Rate_definitions_1.L46]" office:value-type="float" office:value="101.75" calcext:value-type="float">
            <text:p>101.7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47];[Zone_lookup.$A$3:.$B$13];2;FALSE())" office:value-type="string" office:string-value="Zone 2: Asia Pacific" calcext:value-type="string">
            <text:p>Zone 2: Asia Pacific</text:p>
          </table:table-cell>
          <table:table-cell table:formula="of:=[Rate_definitions_1.G47]" office:value-type="string" office:string-value="International Express" calcext:value-type="string">
            <text:p>International Express</text:p>
          </table:table-cell>
          <table:table-cell table:formula="of:=IF([Rate_definitions_1.C47]=0;0;[Rate_definitions_1.C47]+0.001)" office:value-type="float" office:value="0" calcext:value-type="float">
            <text:p>0</text:p>
          </table:table-cell>
          <table:table-cell table:formula="of:=[Rate_definitions_1.D47]+0.001" office:value-type="float" office:value="0.251" calcext:value-type="float">
            <text:p>0.251</text:p>
          </table:table-cell>
          <table:table-cell table:formula="of:=[Rate_definitions_1.L47]" office:value-type="float" office:value="36.95" calcext:value-type="float">
            <text:p>36.9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48];[Zone_lookup.$A$3:.$B$13];2;FALSE())" office:value-type="string" office:string-value="Zone 2: Asia Pacific" calcext:value-type="string">
            <text:p>Zone 2: Asia Pacific</text:p>
          </table:table-cell>
          <table:table-cell table:formula="of:=[Rate_definitions_1.G48]" office:value-type="string" office:string-value="International Express (500g)" calcext:value-type="string">
            <text:p>International Express (500g)</text:p>
          </table:table-cell>
          <table:table-cell table:formula="of:=IF([Rate_definitions_1.C48]=0;0;[Rate_definitions_1.C48]+0.001)" office:value-type="float" office:value="0.251" calcext:value-type="float">
            <text:p>0.251</text:p>
          </table:table-cell>
          <table:table-cell table:formula="of:=[Rate_definitions_1.D48]+0.001" office:value-type="float" office:value="0.501" calcext:value-type="float">
            <text:p>0.501</text:p>
          </table:table-cell>
          <table:table-cell table:formula="of:=[Rate_definitions_1.L48]" office:value-type="float" office:value="43" calcext:value-type="float">
            <text:p>43.0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49];[Zone_lookup.$A$3:.$B$13];2;FALSE())" office:value-type="string" office:string-value="Zone 2: Asia Pacific" calcext:value-type="string">
            <text:p>Zone 2: Asia Pacific</text:p>
          </table:table-cell>
          <table:table-cell table:formula="of:=[Rate_definitions_1.G49]" office:value-type="string" office:string-value="International Express (1kg)" calcext:value-type="string">
            <text:p>International Express (1kg)</text:p>
          </table:table-cell>
          <table:table-cell table:formula="of:=IF([Rate_definitions_1.C49]=0;0;[Rate_definitions_1.C49]+0.001)" office:value-type="float" office:value="0.501" calcext:value-type="float">
            <text:p>0.501</text:p>
          </table:table-cell>
          <table:table-cell table:formula="of:=[Rate_definitions_1.D49]+0.001" office:value-type="float" office:value="1.001" calcext:value-type="float">
            <text:p>1.001</text:p>
          </table:table-cell>
          <table:table-cell table:formula="of:=[Rate_definitions_1.L49]" office:value-type="float" office:value="55.15" calcext:value-type="float">
            <text:p>55.1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50];[Zone_lookup.$A$3:.$B$13];2;FALSE())" office:value-type="string" office:string-value="Zone 2: Asia Pacific" calcext:value-type="string">
            <text:p>Zone 2: Asia Pacific</text:p>
          </table:table-cell>
          <table:table-cell table:formula="of:=[Rate_definitions_1.G50]" office:value-type="string" office:string-value="International Express (1.5kg)" calcext:value-type="string">
            <text:p>International Express (1.5kg)</text:p>
          </table:table-cell>
          <table:table-cell table:formula="of:=IF([Rate_definitions_1.C50]=0;0;[Rate_definitions_1.C50]+0.001)" office:value-type="float" office:value="1.001" calcext:value-type="float">
            <text:p>1.001</text:p>
          </table:table-cell>
          <table:table-cell table:formula="of:=[Rate_definitions_1.D50]+0.001" office:value-type="float" office:value="1.501" calcext:value-type="float">
            <text:p>1.501</text:p>
          </table:table-cell>
          <table:table-cell table:formula="of:=[Rate_definitions_1.L50]" office:value-type="float" office:value="67.3" calcext:value-type="float">
            <text:p>67.3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51];[Zone_lookup.$A$3:.$B$13];2;FALSE())" office:value-type="string" office:string-value="Zone 2: Asia Pacific" calcext:value-type="string">
            <text:p>Zone 2: Asia Pacific</text:p>
          </table:table-cell>
          <table:table-cell table:formula="of:=[Rate_definitions_1.G51]" office:value-type="string" office:string-value="International Express (2kg)" calcext:value-type="string">
            <text:p>International Express (2kg)</text:p>
          </table:table-cell>
          <table:table-cell table:formula="of:=IF([Rate_definitions_1.C51]=0;0;[Rate_definitions_1.C51]+0.001)" office:value-type="float" office:value="1.501" calcext:value-type="float">
            <text:p>1.501</text:p>
          </table:table-cell>
          <table:table-cell table:formula="of:=[Rate_definitions_1.D51]+0.001" office:value-type="float" office:value="2.001" calcext:value-type="float">
            <text:p>2.001</text:p>
          </table:table-cell>
          <table:table-cell table:formula="of:=[Rate_definitions_1.L51]" office:value-type="float" office:value="79.45" calcext:value-type="float">
            <text:p>79.4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52];[Zone_lookup.$A$3:.$B$13];2;FALSE())" office:value-type="string" office:string-value="Zone 2: Asia Pacific" calcext:value-type="string">
            <text:p>Zone 2: Asia Pacific</text:p>
          </table:table-cell>
          <table:table-cell table:formula="of:=[Rate_definitions_1.G52]" office:value-type="string" office:string-value="International Express (2.5kg)" calcext:value-type="string">
            <text:p>International Express (2.5kg)</text:p>
          </table:table-cell>
          <table:table-cell table:formula="of:=IF([Rate_definitions_1.C52]=0;0;[Rate_definitions_1.C52]+0.001)" office:value-type="float" office:value="2.001" calcext:value-type="float">
            <text:p>2.001</text:p>
          </table:table-cell>
          <table:table-cell table:formula="of:=[Rate_definitions_1.D52]+0.001" office:value-type="float" office:value="2.501" calcext:value-type="float">
            <text:p>2.501</text:p>
          </table:table-cell>
          <table:table-cell table:formula="of:=[Rate_definitions_1.L52]" office:value-type="float" office:value="86" calcext:value-type="float">
            <text:p>86.0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53];[Zone_lookup.$A$3:.$B$13];2;FALSE())" office:value-type="string" office:string-value="Zone 2: Asia Pacific" calcext:value-type="string">
            <text:p>Zone 2: Asia Pacific</text:p>
          </table:table-cell>
          <table:table-cell table:formula="of:=[Rate_definitions_1.G53]" office:value-type="string" office:string-value="International Express (3kg)" calcext:value-type="string">
            <text:p>International Express (3kg)</text:p>
          </table:table-cell>
          <table:table-cell table:formula="of:=IF([Rate_definitions_1.C53]=0;0;[Rate_definitions_1.C53]+0.001)" office:value-type="float" office:value="2.501" calcext:value-type="float">
            <text:p>2.501</text:p>
          </table:table-cell>
          <table:table-cell table:formula="of:=[Rate_definitions_1.D53]+0.001" office:value-type="float" office:value="3.001" calcext:value-type="float">
            <text:p>3.001</text:p>
          </table:table-cell>
          <table:table-cell table:formula="of:=[Rate_definitions_1.L53]" office:value-type="float" office:value="92.55" calcext:value-type="float">
            <text:p>92.5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54];[Zone_lookup.$A$3:.$B$13];2;FALSE())" office:value-type="string" office:string-value="Zone 2: Asia Pacific" calcext:value-type="string">
            <text:p>Zone 2: Asia Pacific</text:p>
          </table:table-cell>
          <table:table-cell table:formula="of:=[Rate_definitions_1.G54]" office:value-type="string" office:string-value="International Express (3.5kg)" calcext:value-type="string">
            <text:p>International Express (3.5kg)</text:p>
          </table:table-cell>
          <table:table-cell table:formula="of:=IF([Rate_definitions_1.C54]=0;0;[Rate_definitions_1.C54]+0.001)" office:value-type="float" office:value="3.001" calcext:value-type="float">
            <text:p>3.001</text:p>
          </table:table-cell>
          <table:table-cell table:formula="of:=[Rate_definitions_1.D54]+0.001" office:value-type="float" office:value="3.501" calcext:value-type="float">
            <text:p>3.501</text:p>
          </table:table-cell>
          <table:table-cell table:formula="of:=[Rate_definitions_1.L54]" office:value-type="float" office:value="99.1" calcext:value-type="float">
            <text:p>99.1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55];[Zone_lookup.$A$3:.$B$13];2;FALSE())" office:value-type="string" office:string-value="Zone 2: Asia Pacific" calcext:value-type="string">
            <text:p>Zone 2: Asia Pacific</text:p>
          </table:table-cell>
          <table:table-cell table:formula="of:=[Rate_definitions_1.G55]" office:value-type="string" office:string-value="International Express (4kg)" calcext:value-type="string">
            <text:p>International Express (4kg)</text:p>
          </table:table-cell>
          <table:table-cell table:formula="of:=IF([Rate_definitions_1.C55]=0;0;[Rate_definitions_1.C55]+0.001)" office:value-type="float" office:value="3.501" calcext:value-type="float">
            <text:p>3.501</text:p>
          </table:table-cell>
          <table:table-cell table:formula="of:=[Rate_definitions_1.D55]+0.001" office:value-type="float" office:value="4.001" calcext:value-type="float">
            <text:p>4.001</text:p>
          </table:table-cell>
          <table:table-cell table:formula="of:=[Rate_definitions_1.L55]" office:value-type="float" office:value="105.65" calcext:value-type="float">
            <text:p>105.6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56];[Zone_lookup.$A$3:.$B$13];2;FALSE())" office:value-type="string" office:string-value="Zone 2: Asia Pacific" calcext:value-type="string">
            <text:p>Zone 2: Asia Pacific</text:p>
          </table:table-cell>
          <table:table-cell table:formula="of:=[Rate_definitions_1.G56]" office:value-type="string" office:string-value="International Express (4.5kg)" calcext:value-type="string">
            <text:p>International Express (4.5kg)</text:p>
          </table:table-cell>
          <table:table-cell table:formula="of:=IF([Rate_definitions_1.C56]=0;0;[Rate_definitions_1.C56]+0.001)" office:value-type="float" office:value="4.001" calcext:value-type="float">
            <text:p>4.001</text:p>
          </table:table-cell>
          <table:table-cell table:formula="of:=[Rate_definitions_1.D56]+0.001" office:value-type="float" office:value="4.501" calcext:value-type="float">
            <text:p>4.501</text:p>
          </table:table-cell>
          <table:table-cell table:formula="of:=[Rate_definitions_1.L56]" office:value-type="float" office:value="112.2" calcext:value-type="float">
            <text:p>112.2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57];[Zone_lookup.$A$3:.$B$13];2;FALSE())" office:value-type="string" office:string-value="Zone 2: Asia Pacific" calcext:value-type="string">
            <text:p>Zone 2: Asia Pacific</text:p>
          </table:table-cell>
          <table:table-cell table:formula="of:=[Rate_definitions_1.G57]" office:value-type="string" office:string-value="International Express (5kg)" calcext:value-type="string">
            <text:p>International Express (5kg)</text:p>
          </table:table-cell>
          <table:table-cell table:formula="of:=IF([Rate_definitions_1.C57]=0;0;[Rate_definitions_1.C57]+0.001)" office:value-type="float" office:value="4.501" calcext:value-type="float">
            <text:p>4.501</text:p>
          </table:table-cell>
          <table:table-cell table:formula="of:=[Rate_definitions_1.D57]+0.001" office:value-type="float" office:value="5.001" calcext:value-type="float">
            <text:p>5.001</text:p>
          </table:table-cell>
          <table:table-cell table:formula="of:=[Rate_definitions_1.L57]" office:value-type="float" office:value="118.75" calcext:value-type="float">
            <text:p>118.7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58];[Zone_lookup.$A$3:.$B$13];2;FALSE())" office:value-type="string" office:string-value="Zone 3a: Canada" calcext:value-type="string">
            <text:p>Zone 3a: Canada</text:p>
          </table:table-cell>
          <table:table-cell table:formula="of:=[Rate_definitions_1.G58]" office:value-type="string" office:string-value="International Standard" calcext:value-type="string">
            <text:p>International Standard</text:p>
          </table:table-cell>
          <table:table-cell table:formula="of:=IF([Rate_definitions_1.C58]=0;0;[Rate_definitions_1.C58]+0.001)" office:value-type="float" office:value="0" calcext:value-type="float">
            <text:p>0</text:p>
          </table:table-cell>
          <table:table-cell table:formula="of:=[Rate_definitions_1.D58]+0.001" office:value-type="float" office:value="0.251" calcext:value-type="float">
            <text:p>0.251</text:p>
          </table:table-cell>
          <table:table-cell table:formula="of:=[Rate_definitions_1.L58]" office:value-type="float" office:value="22.3" calcext:value-type="float">
            <text:p>22.3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59];[Zone_lookup.$A$3:.$B$13];2;FALSE())" office:value-type="string" office:string-value="Zone 3a: Canada" calcext:value-type="string">
            <text:p>Zone 3a: Canada</text:p>
          </table:table-cell>
          <table:table-cell table:formula="of:=[Rate_definitions_1.G59]" office:value-type="string" office:string-value="International Standard (500g)" calcext:value-type="string">
            <text:p>International Standard (500g)</text:p>
          </table:table-cell>
          <table:table-cell table:formula="of:=IF([Rate_definitions_1.C59]=0;0;[Rate_definitions_1.C59]+0.001)" office:value-type="float" office:value="0.251" calcext:value-type="float">
            <text:p>0.251</text:p>
          </table:table-cell>
          <table:table-cell table:formula="of:=[Rate_definitions_1.D59]+0.001" office:value-type="float" office:value="0.501" calcext:value-type="float">
            <text:p>0.501</text:p>
          </table:table-cell>
          <table:table-cell table:formula="of:=[Rate_definitions_1.L59]" office:value-type="float" office:value="29" calcext:value-type="float">
            <text:p>29.0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60];[Zone_lookup.$A$3:.$B$13];2;FALSE())" office:value-type="string" office:string-value="Zone 3a: Canada" calcext:value-type="string">
            <text:p>Zone 3a: Canada</text:p>
          </table:table-cell>
          <table:table-cell table:formula="of:=[Rate_definitions_1.G60]" office:value-type="string" office:string-value="International Standard (1kg)" calcext:value-type="string">
            <text:p>International Standard (1kg)</text:p>
          </table:table-cell>
          <table:table-cell table:formula="of:=IF([Rate_definitions_1.C60]=0;0;[Rate_definitions_1.C60]+0.001)" office:value-type="float" office:value="0.501" calcext:value-type="float">
            <text:p>0.501</text:p>
          </table:table-cell>
          <table:table-cell table:formula="of:=[Rate_definitions_1.D60]+0.001" office:value-type="float" office:value="1.001" calcext:value-type="float">
            <text:p>1.001</text:p>
          </table:table-cell>
          <table:table-cell table:formula="of:=[Rate_definitions_1.L60]" office:value-type="float" office:value="42.2" calcext:value-type="float">
            <text:p>42.2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61];[Zone_lookup.$A$3:.$B$13];2;FALSE())" office:value-type="string" office:string-value="Zone 3a: Canada" calcext:value-type="string">
            <text:p>Zone 3a: Canada</text:p>
          </table:table-cell>
          <table:table-cell table:formula="of:=[Rate_definitions_1.G61]" office:value-type="string" office:string-value="International Standard (1.5kg)" calcext:value-type="string">
            <text:p>International Standard (1.5kg)</text:p>
          </table:table-cell>
          <table:table-cell table:formula="of:=IF([Rate_definitions_1.C61]=0;0;[Rate_definitions_1.C61]+0.001)" office:value-type="float" office:value="1.001" calcext:value-type="float">
            <text:p>1.001</text:p>
          </table:table-cell>
          <table:table-cell table:formula="of:=[Rate_definitions_1.D61]+0.001" office:value-type="float" office:value="1.501" calcext:value-type="float">
            <text:p>1.501</text:p>
          </table:table-cell>
          <table:table-cell table:formula="of:=[Rate_definitions_1.L61]" office:value-type="float" office:value="55.55" calcext:value-type="float">
            <text:p>55.5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62];[Zone_lookup.$A$3:.$B$13];2;FALSE())" office:value-type="string" office:string-value="Zone 3a: Canada" calcext:value-type="string">
            <text:p>Zone 3a: Canada</text:p>
          </table:table-cell>
          <table:table-cell table:formula="of:=[Rate_definitions_1.G62]" office:value-type="string" office:string-value="International Standard (2kg)" calcext:value-type="string">
            <text:p>International Standard (2kg)</text:p>
          </table:table-cell>
          <table:table-cell table:formula="of:=IF([Rate_definitions_1.C62]=0;0;[Rate_definitions_1.C62]+0.001)" office:value-type="float" office:value="1.501" calcext:value-type="float">
            <text:p>1.501</text:p>
          </table:table-cell>
          <table:table-cell table:formula="of:=[Rate_definitions_1.D62]+0.001" office:value-type="float" office:value="2.001" calcext:value-type="float">
            <text:p>2.001</text:p>
          </table:table-cell>
          <table:table-cell table:formula="of:=[Rate_definitions_1.L62]" office:value-type="float" office:value="68.85" calcext:value-type="float">
            <text:p>68.8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63];[Zone_lookup.$A$3:.$B$13];2;FALSE())" office:value-type="string" office:string-value="Zone 3a: Canada" calcext:value-type="string">
            <text:p>Zone 3a: Canada</text:p>
          </table:table-cell>
          <table:table-cell table:formula="of:=[Rate_definitions_1.G63]" office:value-type="string" office:string-value="International Standard (2.5kg)" calcext:value-type="string">
            <text:p>International Standard (2.5kg)</text:p>
          </table:table-cell>
          <table:table-cell table:formula="of:=IF([Rate_definitions_1.C63]=0;0;[Rate_definitions_1.C63]+0.001)" office:value-type="float" office:value="2.001" calcext:value-type="float">
            <text:p>2.001</text:p>
          </table:table-cell>
          <table:table-cell table:formula="of:=[Rate_definitions_1.D63]+0.001" office:value-type="float" office:value="2.501" calcext:value-type="float">
            <text:p>2.501</text:p>
          </table:table-cell>
          <table:table-cell table:formula="of:=[Rate_definitions_1.L63]" office:value-type="float" office:value="76.6" calcext:value-type="float">
            <text:p>76.6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64];[Zone_lookup.$A$3:.$B$13];2;FALSE())" office:value-type="string" office:string-value="Zone 3a: Canada" calcext:value-type="string">
            <text:p>Zone 3a: Canada</text:p>
          </table:table-cell>
          <table:table-cell table:formula="of:=[Rate_definitions_1.G64]" office:value-type="string" office:string-value="International Standard (3kg)" calcext:value-type="string">
            <text:p>International Standard (3kg)</text:p>
          </table:table-cell>
          <table:table-cell table:formula="of:=IF([Rate_definitions_1.C64]=0;0;[Rate_definitions_1.C64]+0.001)" office:value-type="float" office:value="2.501" calcext:value-type="float">
            <text:p>2.501</text:p>
          </table:table-cell>
          <table:table-cell table:formula="of:=[Rate_definitions_1.D64]+0.001" office:value-type="float" office:value="3.001" calcext:value-type="float">
            <text:p>3.001</text:p>
          </table:table-cell>
          <table:table-cell table:formula="of:=[Rate_definitions_1.L64]" office:value-type="float" office:value="84.35" calcext:value-type="float">
            <text:p>84.3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65];[Zone_lookup.$A$3:.$B$13];2;FALSE())" office:value-type="string" office:string-value="Zone 3a: Canada" calcext:value-type="string">
            <text:p>Zone 3a: Canada</text:p>
          </table:table-cell>
          <table:table-cell table:formula="of:=[Rate_definitions_1.G65]" office:value-type="string" office:string-value="International Standard (3.5kg)" calcext:value-type="string">
            <text:p>International Standard (3.5kg)</text:p>
          </table:table-cell>
          <table:table-cell table:formula="of:=IF([Rate_definitions_1.C65]=0;0;[Rate_definitions_1.C65]+0.001)" office:value-type="float" office:value="3.001" calcext:value-type="float">
            <text:p>3.001</text:p>
          </table:table-cell>
          <table:table-cell table:formula="of:=[Rate_definitions_1.D65]+0.001" office:value-type="float" office:value="3.501" calcext:value-type="float">
            <text:p>3.501</text:p>
          </table:table-cell>
          <table:table-cell table:formula="of:=[Rate_definitions_1.L65]" office:value-type="float" office:value="92.1" calcext:value-type="float">
            <text:p>92.1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66];[Zone_lookup.$A$3:.$B$13];2;FALSE())" office:value-type="string" office:string-value="Zone 3a: Canada" calcext:value-type="string">
            <text:p>Zone 3a: Canada</text:p>
          </table:table-cell>
          <table:table-cell table:formula="of:=[Rate_definitions_1.G66]" office:value-type="string" office:string-value="International Standard (4kg)" calcext:value-type="string">
            <text:p>International Standard (4kg)</text:p>
          </table:table-cell>
          <table:table-cell table:formula="of:=IF([Rate_definitions_1.C66]=0;0;[Rate_definitions_1.C66]+0.001)" office:value-type="float" office:value="3.501" calcext:value-type="float">
            <text:p>3.501</text:p>
          </table:table-cell>
          <table:table-cell table:formula="of:=[Rate_definitions_1.D66]+0.001" office:value-type="float" office:value="4.001" calcext:value-type="float">
            <text:p>4.001</text:p>
          </table:table-cell>
          <table:table-cell table:formula="of:=[Rate_definitions_1.L66]" office:value-type="float" office:value="99.85" calcext:value-type="float">
            <text:p>99.8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67];[Zone_lookup.$A$3:.$B$13];2;FALSE())" office:value-type="string" office:string-value="Zone 3a: Canada" calcext:value-type="string">
            <text:p>Zone 3a: Canada</text:p>
          </table:table-cell>
          <table:table-cell table:formula="of:=[Rate_definitions_1.G67]" office:value-type="string" office:string-value="International Standard (4.5kg)" calcext:value-type="string">
            <text:p>International Standard (4.5kg)</text:p>
          </table:table-cell>
          <table:table-cell table:formula="of:=IF([Rate_definitions_1.C67]=0;0;[Rate_definitions_1.C67]+0.001)" office:value-type="float" office:value="4.001" calcext:value-type="float">
            <text:p>4.001</text:p>
          </table:table-cell>
          <table:table-cell table:formula="of:=[Rate_definitions_1.D67]+0.001" office:value-type="float" office:value="4.501" calcext:value-type="float">
            <text:p>4.501</text:p>
          </table:table-cell>
          <table:table-cell table:formula="of:=[Rate_definitions_1.L67]" office:value-type="float" office:value="107.6" calcext:value-type="float">
            <text:p>107.6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68];[Zone_lookup.$A$3:.$B$13];2;FALSE())" office:value-type="string" office:string-value="Zone 3a: Canada" calcext:value-type="string">
            <text:p>Zone 3a: Canada</text:p>
          </table:table-cell>
          <table:table-cell table:formula="of:=[Rate_definitions_1.G68]" office:value-type="string" office:string-value="International Standard (5kg)" calcext:value-type="string">
            <text:p>International Standard (5kg)</text:p>
          </table:table-cell>
          <table:table-cell table:formula="of:=IF([Rate_definitions_1.C68]=0;0;[Rate_definitions_1.C68]+0.001)" office:value-type="float" office:value="4.501" calcext:value-type="float">
            <text:p>4.501</text:p>
          </table:table-cell>
          <table:table-cell table:formula="of:=[Rate_definitions_1.D68]+0.001" office:value-type="float" office:value="5.001" calcext:value-type="float">
            <text:p>5.001</text:p>
          </table:table-cell>
          <table:table-cell table:formula="of:=[Rate_definitions_1.L68]" office:value-type="float" office:value="115.35" calcext:value-type="float">
            <text:p>115.3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69];[Zone_lookup.$A$3:.$B$13];2;FALSE())" office:value-type="string" office:string-value="Zone 3a: Canada" calcext:value-type="string">
            <text:p>Zone 3a: Canada</text:p>
          </table:table-cell>
          <table:table-cell table:formula="of:=[Rate_definitions_1.G69]" office:value-type="string" office:string-value="International Express" calcext:value-type="string">
            <text:p>International Express</text:p>
          </table:table-cell>
          <table:table-cell table:formula="of:=IF([Rate_definitions_1.C69]=0;0;[Rate_definitions_1.C69]+0.001)" office:value-type="float" office:value="0" calcext:value-type="float">
            <text:p>0</text:p>
          </table:table-cell>
          <table:table-cell table:formula="of:=[Rate_definitions_1.D69]+0.001" office:value-type="float" office:value="0.251" calcext:value-type="float">
            <text:p>0.251</text:p>
          </table:table-cell>
          <table:table-cell table:formula="of:=[Rate_definitions_1.L69]" office:value-type="float" office:value="39.3" calcext:value-type="float">
            <text:p>39.3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70];[Zone_lookup.$A$3:.$B$13];2;FALSE())" office:value-type="string" office:string-value="Zone 3a: Canada" calcext:value-type="string">
            <text:p>Zone 3a: Canada</text:p>
          </table:table-cell>
          <table:table-cell table:formula="of:=[Rate_definitions_1.G70]" office:value-type="string" office:string-value="International Express (500g)" calcext:value-type="string">
            <text:p>International Express (500g)</text:p>
          </table:table-cell>
          <table:table-cell table:formula="of:=IF([Rate_definitions_1.C70]=0;0;[Rate_definitions_1.C70]+0.001)" office:value-type="float" office:value="0.251" calcext:value-type="float">
            <text:p>0.251</text:p>
          </table:table-cell>
          <table:table-cell table:formula="of:=[Rate_definitions_1.D70]+0.001" office:value-type="float" office:value="0.501" calcext:value-type="float">
            <text:p>0.501</text:p>
          </table:table-cell>
          <table:table-cell table:formula="of:=[Rate_definitions_1.L70]" office:value-type="float" office:value="46" calcext:value-type="float">
            <text:p>46.0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71];[Zone_lookup.$A$3:.$B$13];2;FALSE())" office:value-type="string" office:string-value="Zone 3a: Canada" calcext:value-type="string">
            <text:p>Zone 3a: Canada</text:p>
          </table:table-cell>
          <table:table-cell table:formula="of:=[Rate_definitions_1.G71]" office:value-type="string" office:string-value="International Express (1kg)" calcext:value-type="string">
            <text:p>International Express (1kg)</text:p>
          </table:table-cell>
          <table:table-cell table:formula="of:=IF([Rate_definitions_1.C71]=0;0;[Rate_definitions_1.C71]+0.001)" office:value-type="float" office:value="0.501" calcext:value-type="float">
            <text:p>0.501</text:p>
          </table:table-cell>
          <table:table-cell table:formula="of:=[Rate_definitions_1.D71]+0.001" office:value-type="float" office:value="1.001" calcext:value-type="float">
            <text:p>1.001</text:p>
          </table:table-cell>
          <table:table-cell table:formula="of:=[Rate_definitions_1.L71]" office:value-type="float" office:value="59.2" calcext:value-type="float">
            <text:p>59.2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72];[Zone_lookup.$A$3:.$B$13];2;FALSE())" office:value-type="string" office:string-value="Zone 3a: Canada" calcext:value-type="string">
            <text:p>Zone 3a: Canada</text:p>
          </table:table-cell>
          <table:table-cell table:formula="of:=[Rate_definitions_1.G72]" office:value-type="string" office:string-value="International Express (1.5kg)" calcext:value-type="string">
            <text:p>International Express (1.5kg)</text:p>
          </table:table-cell>
          <table:table-cell table:formula="of:=IF([Rate_definitions_1.C72]=0;0;[Rate_definitions_1.C72]+0.001)" office:value-type="float" office:value="1.001" calcext:value-type="float">
            <text:p>1.001</text:p>
          </table:table-cell>
          <table:table-cell table:formula="of:=[Rate_definitions_1.D72]+0.001" office:value-type="float" office:value="1.501" calcext:value-type="float">
            <text:p>1.501</text:p>
          </table:table-cell>
          <table:table-cell table:formula="of:=[Rate_definitions_1.L72]" office:value-type="float" office:value="72.55" calcext:value-type="float">
            <text:p>72.5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73];[Zone_lookup.$A$3:.$B$13];2;FALSE())" office:value-type="string" office:string-value="Zone 3a: Canada" calcext:value-type="string">
            <text:p>Zone 3a: Canada</text:p>
          </table:table-cell>
          <table:table-cell table:formula="of:=[Rate_definitions_1.G73]" office:value-type="string" office:string-value="International Express (2kg)" calcext:value-type="string">
            <text:p>International Express (2kg)</text:p>
          </table:table-cell>
          <table:table-cell table:formula="of:=IF([Rate_definitions_1.C73]=0;0;[Rate_definitions_1.C73]+0.001)" office:value-type="float" office:value="1.501" calcext:value-type="float">
            <text:p>1.501</text:p>
          </table:table-cell>
          <table:table-cell table:formula="of:=[Rate_definitions_1.D73]+0.001" office:value-type="float" office:value="2.001" calcext:value-type="float">
            <text:p>2.001</text:p>
          </table:table-cell>
          <table:table-cell table:formula="of:=[Rate_definitions_1.L73]" office:value-type="float" office:value="85.85" calcext:value-type="float">
            <text:p>85.8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74];[Zone_lookup.$A$3:.$B$13];2;FALSE())" office:value-type="string" office:string-value="Zone 3a: Canada" calcext:value-type="string">
            <text:p>Zone 3a: Canada</text:p>
          </table:table-cell>
          <table:table-cell table:formula="of:=[Rate_definitions_1.G74]" office:value-type="string" office:string-value="International Express (2.5kg)" calcext:value-type="string">
            <text:p>International Express (2.5kg)</text:p>
          </table:table-cell>
          <table:table-cell table:formula="of:=IF([Rate_definitions_1.C74]=0;0;[Rate_definitions_1.C74]+0.001)" office:value-type="float" office:value="2.001" calcext:value-type="float">
            <text:p>2.001</text:p>
          </table:table-cell>
          <table:table-cell table:formula="of:=[Rate_definitions_1.D74]+0.001" office:value-type="float" office:value="2.501" calcext:value-type="float">
            <text:p>2.501</text:p>
          </table:table-cell>
          <table:table-cell table:formula="of:=[Rate_definitions_1.L74]" office:value-type="float" office:value="93.6" calcext:value-type="float">
            <text:p>93.6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75];[Zone_lookup.$A$3:.$B$13];2;FALSE())" office:value-type="string" office:string-value="Zone 3a: Canada" calcext:value-type="string">
            <text:p>Zone 3a: Canada</text:p>
          </table:table-cell>
          <table:table-cell table:formula="of:=[Rate_definitions_1.G75]" office:value-type="string" office:string-value="International Express (3kg)" calcext:value-type="string">
            <text:p>International Express (3kg)</text:p>
          </table:table-cell>
          <table:table-cell table:formula="of:=IF([Rate_definitions_1.C75]=0;0;[Rate_definitions_1.C75]+0.001)" office:value-type="float" office:value="2.501" calcext:value-type="float">
            <text:p>2.501</text:p>
          </table:table-cell>
          <table:table-cell table:formula="of:=[Rate_definitions_1.D75]+0.001" office:value-type="float" office:value="3.001" calcext:value-type="float">
            <text:p>3.001</text:p>
          </table:table-cell>
          <table:table-cell table:formula="of:=[Rate_definitions_1.L75]" office:value-type="float" office:value="101.35" calcext:value-type="float">
            <text:p>101.3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76];[Zone_lookup.$A$3:.$B$13];2;FALSE())" office:value-type="string" office:string-value="Zone 3a: Canada" calcext:value-type="string">
            <text:p>Zone 3a: Canada</text:p>
          </table:table-cell>
          <table:table-cell table:formula="of:=[Rate_definitions_1.G76]" office:value-type="string" office:string-value="International Express (3.5kg)" calcext:value-type="string">
            <text:p>International Express (3.5kg)</text:p>
          </table:table-cell>
          <table:table-cell table:formula="of:=IF([Rate_definitions_1.C76]=0;0;[Rate_definitions_1.C76]+0.001)" office:value-type="float" office:value="3.001" calcext:value-type="float">
            <text:p>3.001</text:p>
          </table:table-cell>
          <table:table-cell table:formula="of:=[Rate_definitions_1.D76]+0.001" office:value-type="float" office:value="3.501" calcext:value-type="float">
            <text:p>3.501</text:p>
          </table:table-cell>
          <table:table-cell table:formula="of:=[Rate_definitions_1.L76]" office:value-type="float" office:value="109.1" calcext:value-type="float">
            <text:p>109.1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77];[Zone_lookup.$A$3:.$B$13];2;FALSE())" office:value-type="string" office:string-value="Zone 3a: Canada" calcext:value-type="string">
            <text:p>Zone 3a: Canada</text:p>
          </table:table-cell>
          <table:table-cell table:formula="of:=[Rate_definitions_1.G77]" office:value-type="string" office:string-value="International Express (4kg)" calcext:value-type="string">
            <text:p>International Express (4kg)</text:p>
          </table:table-cell>
          <table:table-cell table:formula="of:=IF([Rate_definitions_1.C77]=0;0;[Rate_definitions_1.C77]+0.001)" office:value-type="float" office:value="3.501" calcext:value-type="float">
            <text:p>3.501</text:p>
          </table:table-cell>
          <table:table-cell table:formula="of:=[Rate_definitions_1.D77]+0.001" office:value-type="float" office:value="4.001" calcext:value-type="float">
            <text:p>4.001</text:p>
          </table:table-cell>
          <table:table-cell table:formula="of:=[Rate_definitions_1.L77]" office:value-type="float" office:value="116.85" calcext:value-type="float">
            <text:p>116.8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78];[Zone_lookup.$A$3:.$B$13];2;FALSE())" office:value-type="string" office:string-value="Zone 3a: Canada" calcext:value-type="string">
            <text:p>Zone 3a: Canada</text:p>
          </table:table-cell>
          <table:table-cell table:formula="of:=[Rate_definitions_1.G78]" office:value-type="string" office:string-value="International Express (4.5kg)" calcext:value-type="string">
            <text:p>International Express (4.5kg)</text:p>
          </table:table-cell>
          <table:table-cell table:formula="of:=IF([Rate_definitions_1.C78]=0;0;[Rate_definitions_1.C78]+0.001)" office:value-type="float" office:value="4.001" calcext:value-type="float">
            <text:p>4.001</text:p>
          </table:table-cell>
          <table:table-cell table:formula="of:=[Rate_definitions_1.D78]+0.001" office:value-type="float" office:value="4.501" calcext:value-type="float">
            <text:p>4.501</text:p>
          </table:table-cell>
          <table:table-cell table:formula="of:=[Rate_definitions_1.L78]" office:value-type="float" office:value="124.6" calcext:value-type="float">
            <text:p>124.6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79];[Zone_lookup.$A$3:.$B$13];2;FALSE())" office:value-type="string" office:string-value="Zone 3a: Canada" calcext:value-type="string">
            <text:p>Zone 3a: Canada</text:p>
          </table:table-cell>
          <table:table-cell table:formula="of:=[Rate_definitions_1.G79]" office:value-type="string" office:string-value="International Express (5kg)" calcext:value-type="string">
            <text:p>International Express (5kg)</text:p>
          </table:table-cell>
          <table:table-cell table:formula="of:=IF([Rate_definitions_1.C79]=0;0;[Rate_definitions_1.C79]+0.001)" office:value-type="float" office:value="4.501" calcext:value-type="float">
            <text:p>4.501</text:p>
          </table:table-cell>
          <table:table-cell table:formula="of:=[Rate_definitions_1.D79]+0.001" office:value-type="float" office:value="5.001" calcext:value-type="float">
            <text:p>5.001</text:p>
          </table:table-cell>
          <table:table-cell table:formula="of:=[Rate_definitions_1.L79]" office:value-type="float" office:value="132.35" calcext:value-type="float">
            <text:p>132.3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80];[Zone_lookup.$A$3:.$B$13];2;FALSE())" office:value-type="string" office:string-value="Zone 3b: US" calcext:value-type="string">
            <text:p>Zone 3b: US</text:p>
          </table:table-cell>
          <table:table-cell table:formula="of:=[Rate_definitions_1.G80]" office:value-type="string" office:string-value="International Standard" calcext:value-type="string">
            <text:p>International Standard</text:p>
          </table:table-cell>
          <table:table-cell table:formula="of:=IF([Rate_definitions_1.C80]=0;0;[Rate_definitions_1.C80]+0.001)" office:value-type="float" office:value="0" calcext:value-type="float">
            <text:p>0</text:p>
          </table:table-cell>
          <table:table-cell table:formula="of:=[Rate_definitions_1.D80]+0.001" office:value-type="float" office:value="0.251" calcext:value-type="float">
            <text:p>0.251</text:p>
          </table:table-cell>
          <table:table-cell table:formula="of:=[Rate_definitions_1.L80]" office:value-type="float" office:value="27.3" calcext:value-type="float">
            <text:p>27.3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81];[Zone_lookup.$A$3:.$B$13];2;FALSE())" office:value-type="string" office:string-value="Zone 3b: US" calcext:value-type="string">
            <text:p>Zone 3b: US</text:p>
          </table:table-cell>
          <table:table-cell table:formula="of:=[Rate_definitions_1.G81]" office:value-type="string" office:string-value="International Standard (500g)" calcext:value-type="string">
            <text:p>International Standard (500g)</text:p>
          </table:table-cell>
          <table:table-cell table:formula="of:=IF([Rate_definitions_1.C81]=0;0;[Rate_definitions_1.C81]+0.001)" office:value-type="float" office:value="0.251" calcext:value-type="float">
            <text:p>0.251</text:p>
          </table:table-cell>
          <table:table-cell table:formula="of:=[Rate_definitions_1.D81]+0.001" office:value-type="float" office:value="0.501" calcext:value-type="float">
            <text:p>0.501</text:p>
          </table:table-cell>
          <table:table-cell table:formula="of:=[Rate_definitions_1.L81]" office:value-type="float" office:value="34" calcext:value-type="float">
            <text:p>34.0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82];[Zone_lookup.$A$3:.$B$13];2;FALSE())" office:value-type="string" office:string-value="Zone 3b: US" calcext:value-type="string">
            <text:p>Zone 3b: US</text:p>
          </table:table-cell>
          <table:table-cell table:formula="of:=[Rate_definitions_1.G82]" office:value-type="string" office:string-value="International Standard (1kg)" calcext:value-type="string">
            <text:p>International Standard (1kg)</text:p>
          </table:table-cell>
          <table:table-cell table:formula="of:=IF([Rate_definitions_1.C82]=0;0;[Rate_definitions_1.C82]+0.001)" office:value-type="float" office:value="0.501" calcext:value-type="float">
            <text:p>0.501</text:p>
          </table:table-cell>
          <table:table-cell table:formula="of:=[Rate_definitions_1.D82]+0.001" office:value-type="float" office:value="1.001" calcext:value-type="float">
            <text:p>1.001</text:p>
          </table:table-cell>
          <table:table-cell table:formula="of:=[Rate_definitions_1.L82]" office:value-type="float" office:value="47.2" calcext:value-type="float">
            <text:p>47.2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83];[Zone_lookup.$A$3:.$B$13];2;FALSE())" office:value-type="string" office:string-value="Zone 3b: US" calcext:value-type="string">
            <text:p>Zone 3b: US</text:p>
          </table:table-cell>
          <table:table-cell table:formula="of:=[Rate_definitions_1.G83]" office:value-type="string" office:string-value="International Standard (1.5kg)" calcext:value-type="string">
            <text:p>International Standard (1.5kg)</text:p>
          </table:table-cell>
          <table:table-cell table:formula="of:=IF([Rate_definitions_1.C83]=0;0;[Rate_definitions_1.C83]+0.001)" office:value-type="float" office:value="1.001" calcext:value-type="float">
            <text:p>1.001</text:p>
          </table:table-cell>
          <table:table-cell table:formula="of:=[Rate_definitions_1.D83]+0.001" office:value-type="float" office:value="1.501" calcext:value-type="float">
            <text:p>1.501</text:p>
          </table:table-cell>
          <table:table-cell table:formula="of:=[Rate_definitions_1.L83]" office:value-type="float" office:value="60.55" calcext:value-type="float">
            <text:p>60.5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84];[Zone_lookup.$A$3:.$B$13];2;FALSE())" office:value-type="string" office:string-value="Zone 3b: US" calcext:value-type="string">
            <text:p>Zone 3b: US</text:p>
          </table:table-cell>
          <table:table-cell table:formula="of:=[Rate_definitions_1.G84]" office:value-type="string" office:string-value="International Standard (2kg)" calcext:value-type="string">
            <text:p>International Standard (2kg)</text:p>
          </table:table-cell>
          <table:table-cell table:formula="of:=IF([Rate_definitions_1.C84]=0;0;[Rate_definitions_1.C84]+0.001)" office:value-type="float" office:value="1.501" calcext:value-type="float">
            <text:p>1.501</text:p>
          </table:table-cell>
          <table:table-cell table:formula="of:=[Rate_definitions_1.D84]+0.001" office:value-type="float" office:value="2.001" calcext:value-type="float">
            <text:p>2.001</text:p>
          </table:table-cell>
          <table:table-cell table:formula="of:=[Rate_definitions_1.L84]" office:value-type="float" office:value="73.85" calcext:value-type="float">
            <text:p>73.8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85];[Zone_lookup.$A$3:.$B$13];2;FALSE())" office:value-type="string" office:string-value="Zone 3b: US" calcext:value-type="string">
            <text:p>Zone 3b: US</text:p>
          </table:table-cell>
          <table:table-cell table:formula="of:=[Rate_definitions_1.G85]" office:value-type="string" office:string-value="International Standard (2.5kg)" calcext:value-type="string">
            <text:p>International Standard (2.5kg)</text:p>
          </table:table-cell>
          <table:table-cell table:formula="of:=IF([Rate_definitions_1.C85]=0;0;[Rate_definitions_1.C85]+0.001)" office:value-type="float" office:value="2.001" calcext:value-type="float">
            <text:p>2.001</text:p>
          </table:table-cell>
          <table:table-cell table:formula="of:=[Rate_definitions_1.D85]+0.001" office:value-type="float" office:value="2.501" calcext:value-type="float">
            <text:p>2.501</text:p>
          </table:table-cell>
          <table:table-cell table:formula="of:=[Rate_definitions_1.L85]" office:value-type="float" office:value="85.5" calcext:value-type="float">
            <text:p>85.5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86];[Zone_lookup.$A$3:.$B$13];2;FALSE())" office:value-type="string" office:string-value="Zone 3b: US" calcext:value-type="string">
            <text:p>Zone 3b: US</text:p>
          </table:table-cell>
          <table:table-cell table:formula="of:=[Rate_definitions_1.G86]" office:value-type="string" office:string-value="International Standard (3kg)" calcext:value-type="string">
            <text:p>International Standard (3kg)</text:p>
          </table:table-cell>
          <table:table-cell table:formula="of:=IF([Rate_definitions_1.C86]=0;0;[Rate_definitions_1.C86]+0.001)" office:value-type="float" office:value="2.501" calcext:value-type="float">
            <text:p>2.501</text:p>
          </table:table-cell>
          <table:table-cell table:formula="of:=[Rate_definitions_1.D86]+0.001" office:value-type="float" office:value="3.001" calcext:value-type="float">
            <text:p>3.001</text:p>
          </table:table-cell>
          <table:table-cell table:formula="of:=[Rate_definitions_1.L86]" office:value-type="float" office:value="97.15" calcext:value-type="float">
            <text:p>97.1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87];[Zone_lookup.$A$3:.$B$13];2;FALSE())" office:value-type="string" office:string-value="Zone 3b: US" calcext:value-type="string">
            <text:p>Zone 3b: US</text:p>
          </table:table-cell>
          <table:table-cell table:formula="of:=[Rate_definitions_1.G87]" office:value-type="string" office:string-value="International Standard (3.5kg)" calcext:value-type="string">
            <text:p>International Standard (3.5kg)</text:p>
          </table:table-cell>
          <table:table-cell table:formula="of:=IF([Rate_definitions_1.C87]=0;0;[Rate_definitions_1.C87]+0.001)" office:value-type="float" office:value="3.001" calcext:value-type="float">
            <text:p>3.001</text:p>
          </table:table-cell>
          <table:table-cell table:formula="of:=[Rate_definitions_1.D87]+0.001" office:value-type="float" office:value="3.501" calcext:value-type="float">
            <text:p>3.501</text:p>
          </table:table-cell>
          <table:table-cell table:formula="of:=[Rate_definitions_1.L87]" office:value-type="float" office:value="108.8" calcext:value-type="float">
            <text:p>108.8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88];[Zone_lookup.$A$3:.$B$13];2;FALSE())" office:value-type="string" office:string-value="Zone 3b: US" calcext:value-type="string">
            <text:p>Zone 3b: US</text:p>
          </table:table-cell>
          <table:table-cell table:formula="of:=[Rate_definitions_1.G88]" office:value-type="string" office:string-value="International Standard (4kg)" calcext:value-type="string">
            <text:p>International Standard (4kg)</text:p>
          </table:table-cell>
          <table:table-cell table:formula="of:=IF([Rate_definitions_1.C88]=0;0;[Rate_definitions_1.C88]+0.001)" office:value-type="float" office:value="3.501" calcext:value-type="float">
            <text:p>3.501</text:p>
          </table:table-cell>
          <table:table-cell table:formula="of:=[Rate_definitions_1.D88]+0.001" office:value-type="float" office:value="4.001" calcext:value-type="float">
            <text:p>4.001</text:p>
          </table:table-cell>
          <table:table-cell table:formula="of:=[Rate_definitions_1.L88]" office:value-type="float" office:value="120.45" calcext:value-type="float">
            <text:p>120.4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89];[Zone_lookup.$A$3:.$B$13];2;FALSE())" office:value-type="string" office:string-value="Zone 3b: US" calcext:value-type="string">
            <text:p>Zone 3b: US</text:p>
          </table:table-cell>
          <table:table-cell table:formula="of:=[Rate_definitions_1.G89]" office:value-type="string" office:string-value="International Standard (4.5kg)" calcext:value-type="string">
            <text:p>International Standard (4.5kg)</text:p>
          </table:table-cell>
          <table:table-cell table:formula="of:=IF([Rate_definitions_1.C89]=0;0;[Rate_definitions_1.C89]+0.001)" office:value-type="float" office:value="4.001" calcext:value-type="float">
            <text:p>4.001</text:p>
          </table:table-cell>
          <table:table-cell table:formula="of:=[Rate_definitions_1.D89]+0.001" office:value-type="float" office:value="4.501" calcext:value-type="float">
            <text:p>4.501</text:p>
          </table:table-cell>
          <table:table-cell table:formula="of:=[Rate_definitions_1.L89]" office:value-type="float" office:value="132.1" calcext:value-type="float">
            <text:p>132.1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90];[Zone_lookup.$A$3:.$B$13];2;FALSE())" office:value-type="string" office:string-value="Zone 3b: US" calcext:value-type="string">
            <text:p>Zone 3b: US</text:p>
          </table:table-cell>
          <table:table-cell table:formula="of:=[Rate_definitions_1.G90]" office:value-type="string" office:string-value="International Standard (5kg)" calcext:value-type="string">
            <text:p>International Standard (5kg)</text:p>
          </table:table-cell>
          <table:table-cell table:formula="of:=IF([Rate_definitions_1.C90]=0;0;[Rate_definitions_1.C90]+0.001)" office:value-type="float" office:value="4.501" calcext:value-type="float">
            <text:p>4.501</text:p>
          </table:table-cell>
          <table:table-cell table:formula="of:=[Rate_definitions_1.D90]+0.001" office:value-type="float" office:value="5.001" calcext:value-type="float">
            <text:p>5.001</text:p>
          </table:table-cell>
          <table:table-cell table:formula="of:=[Rate_definitions_1.L90]" office:value-type="float" office:value="143.75" calcext:value-type="float">
            <text:p>143.7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91];[Zone_lookup.$A$3:.$B$13];2;FALSE())" office:value-type="string" office:string-value="Zone 3b: US" calcext:value-type="string">
            <text:p>Zone 3b: US</text:p>
          </table:table-cell>
          <table:table-cell table:formula="of:=[Rate_definitions_1.G91]" office:value-type="string" office:string-value="International Express" calcext:value-type="string">
            <text:p>International Express</text:p>
          </table:table-cell>
          <table:table-cell table:formula="of:=IF([Rate_definitions_1.C91]=0;0;[Rate_definitions_1.C91]+0.001)" office:value-type="float" office:value="0" calcext:value-type="float">
            <text:p>0</text:p>
          </table:table-cell>
          <table:table-cell table:formula="of:=[Rate_definitions_1.D91]+0.001" office:value-type="float" office:value="0.251" calcext:value-type="float">
            <text:p>0.251</text:p>
          </table:table-cell>
          <table:table-cell table:formula="of:=[Rate_definitions_1.L91]" office:value-type="float" office:value="44.3" calcext:value-type="float">
            <text:p>44.3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92];[Zone_lookup.$A$3:.$B$13];2;FALSE())" office:value-type="string" office:string-value="Zone 3b: US" calcext:value-type="string">
            <text:p>Zone 3b: US</text:p>
          </table:table-cell>
          <table:table-cell table:formula="of:=[Rate_definitions_1.G92]" office:value-type="string" office:string-value="International Express (500g)" calcext:value-type="string">
            <text:p>International Express (500g)</text:p>
          </table:table-cell>
          <table:table-cell table:formula="of:=IF([Rate_definitions_1.C92]=0;0;[Rate_definitions_1.C92]+0.001)" office:value-type="float" office:value="0.251" calcext:value-type="float">
            <text:p>0.251</text:p>
          </table:table-cell>
          <table:table-cell table:formula="of:=[Rate_definitions_1.D92]+0.001" office:value-type="float" office:value="0.501" calcext:value-type="float">
            <text:p>0.501</text:p>
          </table:table-cell>
          <table:table-cell table:formula="of:=[Rate_definitions_1.L92]" office:value-type="float" office:value="51" calcext:value-type="float">
            <text:p>51.0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93];[Zone_lookup.$A$3:.$B$13];2;FALSE())" office:value-type="string" office:string-value="Zone 3b: US" calcext:value-type="string">
            <text:p>Zone 3b: US</text:p>
          </table:table-cell>
          <table:table-cell table:formula="of:=[Rate_definitions_1.G93]" office:value-type="string" office:string-value="International Express (1kg)" calcext:value-type="string">
            <text:p>International Express (1kg)</text:p>
          </table:table-cell>
          <table:table-cell table:formula="of:=IF([Rate_definitions_1.C93]=0;0;[Rate_definitions_1.C93]+0.001)" office:value-type="float" office:value="0.501" calcext:value-type="float">
            <text:p>0.501</text:p>
          </table:table-cell>
          <table:table-cell table:formula="of:=[Rate_definitions_1.D93]+0.001" office:value-type="float" office:value="1.001" calcext:value-type="float">
            <text:p>1.001</text:p>
          </table:table-cell>
          <table:table-cell table:formula="of:=[Rate_definitions_1.L93]" office:value-type="float" office:value="64.2" calcext:value-type="float">
            <text:p>64.2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94];[Zone_lookup.$A$3:.$B$13];2;FALSE())" office:value-type="string" office:string-value="Zone 3b: US" calcext:value-type="string">
            <text:p>Zone 3b: US</text:p>
          </table:table-cell>
          <table:table-cell table:formula="of:=[Rate_definitions_1.G94]" office:value-type="string" office:string-value="International Express (1.5kg)" calcext:value-type="string">
            <text:p>International Express (1.5kg)</text:p>
          </table:table-cell>
          <table:table-cell table:formula="of:=IF([Rate_definitions_1.C94]=0;0;[Rate_definitions_1.C94]+0.001)" office:value-type="float" office:value="1.001" calcext:value-type="float">
            <text:p>1.001</text:p>
          </table:table-cell>
          <table:table-cell table:formula="of:=[Rate_definitions_1.D94]+0.001" office:value-type="float" office:value="1.501" calcext:value-type="float">
            <text:p>1.501</text:p>
          </table:table-cell>
          <table:table-cell table:formula="of:=[Rate_definitions_1.L94]" office:value-type="float" office:value="77.55" calcext:value-type="float">
            <text:p>77.5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95];[Zone_lookup.$A$3:.$B$13];2;FALSE())" office:value-type="string" office:string-value="Zone 3b: US" calcext:value-type="string">
            <text:p>Zone 3b: US</text:p>
          </table:table-cell>
          <table:table-cell table:formula="of:=[Rate_definitions_1.G95]" office:value-type="string" office:string-value="International Express (2kg)" calcext:value-type="string">
            <text:p>International Express (2kg)</text:p>
          </table:table-cell>
          <table:table-cell table:formula="of:=IF([Rate_definitions_1.C95]=0;0;[Rate_definitions_1.C95]+0.001)" office:value-type="float" office:value="1.501" calcext:value-type="float">
            <text:p>1.501</text:p>
          </table:table-cell>
          <table:table-cell table:formula="of:=[Rate_definitions_1.D95]+0.001" office:value-type="float" office:value="2.001" calcext:value-type="float">
            <text:p>2.001</text:p>
          </table:table-cell>
          <table:table-cell table:formula="of:=[Rate_definitions_1.L95]" office:value-type="float" office:value="90.85" calcext:value-type="float">
            <text:p>90.8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96];[Zone_lookup.$A$3:.$B$13];2;FALSE())" office:value-type="string" office:string-value="Zone 3b: US" calcext:value-type="string">
            <text:p>Zone 3b: US</text:p>
          </table:table-cell>
          <table:table-cell table:formula="of:=[Rate_definitions_1.G96]" office:value-type="string" office:string-value="International Express (2.5kg)" calcext:value-type="string">
            <text:p>International Express (2.5kg)</text:p>
          </table:table-cell>
          <table:table-cell table:formula="of:=IF([Rate_definitions_1.C96]=0;0;[Rate_definitions_1.C96]+0.001)" office:value-type="float" office:value="2.001" calcext:value-type="float">
            <text:p>2.001</text:p>
          </table:table-cell>
          <table:table-cell table:formula="of:=[Rate_definitions_1.D96]+0.001" office:value-type="float" office:value="2.501" calcext:value-type="float">
            <text:p>2.501</text:p>
          </table:table-cell>
          <table:table-cell table:formula="of:=[Rate_definitions_1.L96]" office:value-type="float" office:value="102.5" calcext:value-type="float">
            <text:p>102.5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97];[Zone_lookup.$A$3:.$B$13];2;FALSE())" office:value-type="string" office:string-value="Zone 3b: US" calcext:value-type="string">
            <text:p>Zone 3b: US</text:p>
          </table:table-cell>
          <table:table-cell table:formula="of:=[Rate_definitions_1.G97]" office:value-type="string" office:string-value="International Express (3kg)" calcext:value-type="string">
            <text:p>International Express (3kg)</text:p>
          </table:table-cell>
          <table:table-cell table:formula="of:=IF([Rate_definitions_1.C97]=0;0;[Rate_definitions_1.C97]+0.001)" office:value-type="float" office:value="2.501" calcext:value-type="float">
            <text:p>2.501</text:p>
          </table:table-cell>
          <table:table-cell table:formula="of:=[Rate_definitions_1.D97]+0.001" office:value-type="float" office:value="3.001" calcext:value-type="float">
            <text:p>3.001</text:p>
          </table:table-cell>
          <table:table-cell table:formula="of:=[Rate_definitions_1.L97]" office:value-type="float" office:value="114.15" calcext:value-type="float">
            <text:p>114.1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98];[Zone_lookup.$A$3:.$B$13];2;FALSE())" office:value-type="string" office:string-value="Zone 3b: US" calcext:value-type="string">
            <text:p>Zone 3b: US</text:p>
          </table:table-cell>
          <table:table-cell table:formula="of:=[Rate_definitions_1.G98]" office:value-type="string" office:string-value="International Express (3.5kg)" calcext:value-type="string">
            <text:p>International Express (3.5kg)</text:p>
          </table:table-cell>
          <table:table-cell table:formula="of:=IF([Rate_definitions_1.C98]=0;0;[Rate_definitions_1.C98]+0.001)" office:value-type="float" office:value="3.001" calcext:value-type="float">
            <text:p>3.001</text:p>
          </table:table-cell>
          <table:table-cell table:formula="of:=[Rate_definitions_1.D98]+0.001" office:value-type="float" office:value="3.501" calcext:value-type="float">
            <text:p>3.501</text:p>
          </table:table-cell>
          <table:table-cell table:formula="of:=[Rate_definitions_1.L98]" office:value-type="float" office:value="125.8" calcext:value-type="float">
            <text:p>125.8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99];[Zone_lookup.$A$3:.$B$13];2;FALSE())" office:value-type="string" office:string-value="Zone 3b: US" calcext:value-type="string">
            <text:p>Zone 3b: US</text:p>
          </table:table-cell>
          <table:table-cell table:formula="of:=[Rate_definitions_1.G99]" office:value-type="string" office:string-value="International Express (4kg)" calcext:value-type="string">
            <text:p>International Express (4kg)</text:p>
          </table:table-cell>
          <table:table-cell table:formula="of:=IF([Rate_definitions_1.C99]=0;0;[Rate_definitions_1.C99]+0.001)" office:value-type="float" office:value="3.501" calcext:value-type="float">
            <text:p>3.501</text:p>
          </table:table-cell>
          <table:table-cell table:formula="of:=[Rate_definitions_1.D99]+0.001" office:value-type="float" office:value="4.001" calcext:value-type="float">
            <text:p>4.001</text:p>
          </table:table-cell>
          <table:table-cell table:formula="of:=[Rate_definitions_1.L99]" office:value-type="float" office:value="137.45" calcext:value-type="float">
            <text:p>137.4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00];[Zone_lookup.$A$3:.$B$13];2;FALSE())" office:value-type="string" office:string-value="Zone 3b: US" calcext:value-type="string">
            <text:p>Zone 3b: US</text:p>
          </table:table-cell>
          <table:table-cell table:formula="of:=[Rate_definitions_1.G100]" office:value-type="string" office:string-value="International Express (4.5kg)" calcext:value-type="string">
            <text:p>International Express (4.5kg)</text:p>
          </table:table-cell>
          <table:table-cell table:formula="of:=IF([Rate_definitions_1.C100]=0;0;[Rate_definitions_1.C100]+0.001)" office:value-type="float" office:value="4.001" calcext:value-type="float">
            <text:p>4.001</text:p>
          </table:table-cell>
          <table:table-cell table:formula="of:=[Rate_definitions_1.D100]+0.001" office:value-type="float" office:value="4.501" calcext:value-type="float">
            <text:p>4.501</text:p>
          </table:table-cell>
          <table:table-cell table:formula="of:=[Rate_definitions_1.L100]" office:value-type="float" office:value="149.1" calcext:value-type="float">
            <text:p>149.1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01];[Zone_lookup.$A$3:.$B$13];2;FALSE())" office:value-type="string" office:string-value="Zone 3b: US" calcext:value-type="string">
            <text:p>Zone 3b: US</text:p>
          </table:table-cell>
          <table:table-cell table:formula="of:=[Rate_definitions_1.G101]" office:value-type="string" office:string-value="International Express (5kg)" calcext:value-type="string">
            <text:p>International Express (5kg)</text:p>
          </table:table-cell>
          <table:table-cell table:formula="of:=IF([Rate_definitions_1.C101]=0;0;[Rate_definitions_1.C101]+0.001)" office:value-type="float" office:value="4.501" calcext:value-type="float">
            <text:p>4.501</text:p>
          </table:table-cell>
          <table:table-cell table:formula="of:=[Rate_definitions_1.D101]+0.001" office:value-type="float" office:value="5.001" calcext:value-type="float">
            <text:p>5.001</text:p>
          </table:table-cell>
          <table:table-cell table:formula="of:=[Rate_definitions_1.L101]" office:value-type="float" office:value="160.75" calcext:value-type="float">
            <text:p>160.7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02];[Zone_lookup.$A$3:.$B$13];2;FALSE())" office:value-type="string" office:string-value="Zone 4: UK &amp; Europe" calcext:value-type="string">
            <text:p>Zone 4: UK &amp; Europe</text:p>
          </table:table-cell>
          <table:table-cell table:formula="of:=[Rate_definitions_1.G102]" office:value-type="string" office:string-value="International Standard" calcext:value-type="string">
            <text:p>International Standard</text:p>
          </table:table-cell>
          <table:table-cell table:formula="of:=IF([Rate_definitions_1.C102]=0;0;[Rate_definitions_1.C102]+0.001)" office:value-type="float" office:value="0" calcext:value-type="float">
            <text:p>0</text:p>
          </table:table-cell>
          <table:table-cell table:formula="of:=[Rate_definitions_1.D102]+0.001" office:value-type="float" office:value="0.251" calcext:value-type="float">
            <text:p>0.251</text:p>
          </table:table-cell>
          <table:table-cell table:formula="of:=[Rate_definitions_1.L102]" office:value-type="float" office:value="27.5" calcext:value-type="float">
            <text:p>27.5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03];[Zone_lookup.$A$3:.$B$13];2;FALSE())" office:value-type="string" office:string-value="Zone 4: UK &amp; Europe" calcext:value-type="string">
            <text:p>Zone 4: UK &amp; Europe</text:p>
          </table:table-cell>
          <table:table-cell table:formula="of:=[Rate_definitions_1.G103]" office:value-type="string" office:string-value="International Standard (500g)" calcext:value-type="string">
            <text:p>International Standard (500g)</text:p>
          </table:table-cell>
          <table:table-cell table:formula="of:=IF([Rate_definitions_1.C103]=0;0;[Rate_definitions_1.C103]+0.001)" office:value-type="float" office:value="0.251" calcext:value-type="float">
            <text:p>0.251</text:p>
          </table:table-cell>
          <table:table-cell table:formula="of:=[Rate_definitions_1.D103]+0.001" office:value-type="float" office:value="0.501" calcext:value-type="float">
            <text:p>0.501</text:p>
          </table:table-cell>
          <table:table-cell table:formula="of:=[Rate_definitions_1.L103]" office:value-type="float" office:value="34.4" calcext:value-type="float">
            <text:p>34.4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04];[Zone_lookup.$A$3:.$B$13];2;FALSE())" office:value-type="string" office:string-value="Zone 4: UK &amp; Europe" calcext:value-type="string">
            <text:p>Zone 4: UK &amp; Europe</text:p>
          </table:table-cell>
          <table:table-cell table:formula="of:=[Rate_definitions_1.G104]" office:value-type="string" office:string-value="International Standard (1kg)" calcext:value-type="string">
            <text:p>International Standard (1kg)</text:p>
          </table:table-cell>
          <table:table-cell table:formula="of:=IF([Rate_definitions_1.C104]=0;0;[Rate_definitions_1.C104]+0.001)" office:value-type="float" office:value="0.501" calcext:value-type="float">
            <text:p>0.501</text:p>
          </table:table-cell>
          <table:table-cell table:formula="of:=[Rate_definitions_1.D104]+0.001" office:value-type="float" office:value="1.001" calcext:value-type="float">
            <text:p>1.001</text:p>
          </table:table-cell>
          <table:table-cell table:formula="of:=[Rate_definitions_1.L104]" office:value-type="float" office:value="48.3" calcext:value-type="float">
            <text:p>48.3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05];[Zone_lookup.$A$3:.$B$13];2;FALSE())" office:value-type="string" office:string-value="Zone 4: UK &amp; Europe" calcext:value-type="string">
            <text:p>Zone 4: UK &amp; Europe</text:p>
          </table:table-cell>
          <table:table-cell table:formula="of:=[Rate_definitions_1.G105]" office:value-type="string" office:string-value="International Standard (1.5kg)" calcext:value-type="string">
            <text:p>International Standard (1.5kg)</text:p>
          </table:table-cell>
          <table:table-cell table:formula="of:=IF([Rate_definitions_1.C105]=0;0;[Rate_definitions_1.C105]+0.001)" office:value-type="float" office:value="1.001" calcext:value-type="float">
            <text:p>1.001</text:p>
          </table:table-cell>
          <table:table-cell table:formula="of:=[Rate_definitions_1.D105]+0.001" office:value-type="float" office:value="1.501" calcext:value-type="float">
            <text:p>1.501</text:p>
          </table:table-cell>
          <table:table-cell table:formula="of:=[Rate_definitions_1.L105]" office:value-type="float" office:value="62.15" calcext:value-type="float">
            <text:p>62.1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06];[Zone_lookup.$A$3:.$B$13];2;FALSE())" office:value-type="string" office:string-value="Zone 4: UK &amp; Europe" calcext:value-type="string">
            <text:p>Zone 4: UK &amp; Europe</text:p>
          </table:table-cell>
          <table:table-cell table:formula="of:=[Rate_definitions_1.G106]" office:value-type="string" office:string-value="International Standard (2kg)" calcext:value-type="string">
            <text:p>International Standard (2kg)</text:p>
          </table:table-cell>
          <table:table-cell table:formula="of:=IF([Rate_definitions_1.C106]=0;0;[Rate_definitions_1.C106]+0.001)" office:value-type="float" office:value="1.501" calcext:value-type="float">
            <text:p>1.501</text:p>
          </table:table-cell>
          <table:table-cell table:formula="of:=[Rate_definitions_1.D106]+0.001" office:value-type="float" office:value="2.001" calcext:value-type="float">
            <text:p>2.001</text:p>
          </table:table-cell>
          <table:table-cell table:formula="of:=[Rate_definitions_1.L106]" office:value-type="float" office:value="76" calcext:value-type="float">
            <text:p>76.0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07];[Zone_lookup.$A$3:.$B$13];2;FALSE())" office:value-type="string" office:string-value="Zone 4: UK &amp; Europe" calcext:value-type="string">
            <text:p>Zone 4: UK &amp; Europe</text:p>
          </table:table-cell>
          <table:table-cell table:formula="of:=[Rate_definitions_1.G107]" office:value-type="string" office:string-value="International Standard (2.5kg)" calcext:value-type="string">
            <text:p>International Standard (2.5kg)</text:p>
          </table:table-cell>
          <table:table-cell table:formula="of:=IF([Rate_definitions_1.C107]=0;0;[Rate_definitions_1.C107]+0.001)" office:value-type="float" office:value="2.001" calcext:value-type="float">
            <text:p>2.001</text:p>
          </table:table-cell>
          <table:table-cell table:formula="of:=[Rate_definitions_1.D107]+0.001" office:value-type="float" office:value="2.501" calcext:value-type="float">
            <text:p>2.501</text:p>
          </table:table-cell>
          <table:table-cell table:formula="of:=[Rate_definitions_1.L107]" office:value-type="float" office:value="84.65" calcext:value-type="float">
            <text:p>84.6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08];[Zone_lookup.$A$3:.$B$13];2;FALSE())" office:value-type="string" office:string-value="Zone 4: UK &amp; Europe" calcext:value-type="string">
            <text:p>Zone 4: UK &amp; Europe</text:p>
          </table:table-cell>
          <table:table-cell table:formula="of:=[Rate_definitions_1.G108]" office:value-type="string" office:string-value="International Standard (3kg)" calcext:value-type="string">
            <text:p>International Standard (3kg)</text:p>
          </table:table-cell>
          <table:table-cell table:formula="of:=IF([Rate_definitions_1.C108]=0;0;[Rate_definitions_1.C108]+0.001)" office:value-type="float" office:value="2.501" calcext:value-type="float">
            <text:p>2.501</text:p>
          </table:table-cell>
          <table:table-cell table:formula="of:=[Rate_definitions_1.D108]+0.001" office:value-type="float" office:value="3.001" calcext:value-type="float">
            <text:p>3.001</text:p>
          </table:table-cell>
          <table:table-cell table:formula="of:=[Rate_definitions_1.L108]" office:value-type="float" office:value="93.3" calcext:value-type="float">
            <text:p>93.3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09];[Zone_lookup.$A$3:.$B$13];2;FALSE())" office:value-type="string" office:string-value="Zone 4: UK &amp; Europe" calcext:value-type="string">
            <text:p>Zone 4: UK &amp; Europe</text:p>
          </table:table-cell>
          <table:table-cell table:formula="of:=[Rate_definitions_1.G109]" office:value-type="string" office:string-value="International Standard (3.5kg)" calcext:value-type="string">
            <text:p>International Standard (3.5kg)</text:p>
          </table:table-cell>
          <table:table-cell table:formula="of:=IF([Rate_definitions_1.C109]=0;0;[Rate_definitions_1.C109]+0.001)" office:value-type="float" office:value="3.001" calcext:value-type="float">
            <text:p>3.001</text:p>
          </table:table-cell>
          <table:table-cell table:formula="of:=[Rate_definitions_1.D109]+0.001" office:value-type="float" office:value="3.501" calcext:value-type="float">
            <text:p>3.501</text:p>
          </table:table-cell>
          <table:table-cell table:formula="of:=[Rate_definitions_1.L109]" office:value-type="float" office:value="101.95" calcext:value-type="float">
            <text:p>101.9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10];[Zone_lookup.$A$3:.$B$13];2;FALSE())" office:value-type="string" office:string-value="Zone 4: UK &amp; Europe" calcext:value-type="string">
            <text:p>Zone 4: UK &amp; Europe</text:p>
          </table:table-cell>
          <table:table-cell table:formula="of:=[Rate_definitions_1.G110]" office:value-type="string" office:string-value="International Standard (4kg)" calcext:value-type="string">
            <text:p>International Standard (4kg)</text:p>
          </table:table-cell>
          <table:table-cell table:formula="of:=IF([Rate_definitions_1.C110]=0;0;[Rate_definitions_1.C110]+0.001)" office:value-type="float" office:value="3.501" calcext:value-type="float">
            <text:p>3.501</text:p>
          </table:table-cell>
          <table:table-cell table:formula="of:=[Rate_definitions_1.D110]+0.001" office:value-type="float" office:value="4.001" calcext:value-type="float">
            <text:p>4.001</text:p>
          </table:table-cell>
          <table:table-cell table:formula="of:=[Rate_definitions_1.L110]" office:value-type="float" office:value="110.6" calcext:value-type="float">
            <text:p>110.6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11];[Zone_lookup.$A$3:.$B$13];2;FALSE())" office:value-type="string" office:string-value="Zone 4: UK &amp; Europe" calcext:value-type="string">
            <text:p>Zone 4: UK &amp; Europe</text:p>
          </table:table-cell>
          <table:table-cell table:formula="of:=[Rate_definitions_1.G111]" office:value-type="string" office:string-value="International Standard (4.5kg)" calcext:value-type="string">
            <text:p>International Standard (4.5kg)</text:p>
          </table:table-cell>
          <table:table-cell table:formula="of:=IF([Rate_definitions_1.C111]=0;0;[Rate_definitions_1.C111]+0.001)" office:value-type="float" office:value="4.001" calcext:value-type="float">
            <text:p>4.001</text:p>
          </table:table-cell>
          <table:table-cell table:formula="of:=[Rate_definitions_1.D111]+0.001" office:value-type="float" office:value="4.501" calcext:value-type="float">
            <text:p>4.501</text:p>
          </table:table-cell>
          <table:table-cell table:formula="of:=[Rate_definitions_1.L111]" office:value-type="float" office:value="119.25" calcext:value-type="float">
            <text:p>119.2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12];[Zone_lookup.$A$3:.$B$13];2;FALSE())" office:value-type="string" office:string-value="Zone 4: UK &amp; Europe" calcext:value-type="string">
            <text:p>Zone 4: UK &amp; Europe</text:p>
          </table:table-cell>
          <table:table-cell table:formula="of:=[Rate_definitions_1.G112]" office:value-type="string" office:string-value="International Standard (5kg)" calcext:value-type="string">
            <text:p>International Standard (5kg)</text:p>
          </table:table-cell>
          <table:table-cell table:formula="of:=IF([Rate_definitions_1.C112]=0;0;[Rate_definitions_1.C112]+0.001)" office:value-type="float" office:value="4.501" calcext:value-type="float">
            <text:p>4.501</text:p>
          </table:table-cell>
          <table:table-cell table:formula="of:=[Rate_definitions_1.D112]+0.001" office:value-type="float" office:value="5.001" calcext:value-type="float">
            <text:p>5.001</text:p>
          </table:table-cell>
          <table:table-cell table:formula="of:=[Rate_definitions_1.L112]" office:value-type="float" office:value="127.9" calcext:value-type="float">
            <text:p>127.9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13];[Zone_lookup.$A$3:.$B$13];2;FALSE())" office:value-type="string" office:string-value="Zone 4: UK &amp; Europe" calcext:value-type="string">
            <text:p>Zone 4: UK &amp; Europe</text:p>
          </table:table-cell>
          <table:table-cell table:formula="of:=[Rate_definitions_1.G113]" office:value-type="string" office:string-value="International Express" calcext:value-type="string">
            <text:p>International Express</text:p>
          </table:table-cell>
          <table:table-cell table:formula="of:=IF([Rate_definitions_1.C113]=0;0;[Rate_definitions_1.C113]+0.001)" office:value-type="float" office:value="0" calcext:value-type="float">
            <text:p>0</text:p>
          </table:table-cell>
          <table:table-cell table:formula="of:=[Rate_definitions_1.D113]+0.001" office:value-type="float" office:value="0.251" calcext:value-type="float">
            <text:p>0.251</text:p>
          </table:table-cell>
          <table:table-cell table:formula="of:=[Rate_definitions_1.L113]" office:value-type="float" office:value="44.5" calcext:value-type="float">
            <text:p>44.5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14];[Zone_lookup.$A$3:.$B$13];2;FALSE())" office:value-type="string" office:string-value="Zone 4: UK &amp; Europe" calcext:value-type="string">
            <text:p>Zone 4: UK &amp; Europe</text:p>
          </table:table-cell>
          <table:table-cell table:formula="of:=[Rate_definitions_1.G114]" office:value-type="string" office:string-value="International Express (500g)" calcext:value-type="string">
            <text:p>International Express (500g)</text:p>
          </table:table-cell>
          <table:table-cell table:formula="of:=IF([Rate_definitions_1.C114]=0;0;[Rate_definitions_1.C114]+0.001)" office:value-type="float" office:value="0.251" calcext:value-type="float">
            <text:p>0.251</text:p>
          </table:table-cell>
          <table:table-cell table:formula="of:=[Rate_definitions_1.D114]+0.001" office:value-type="float" office:value="0.501" calcext:value-type="float">
            <text:p>0.501</text:p>
          </table:table-cell>
          <table:table-cell table:formula="of:=[Rate_definitions_1.L114]" office:value-type="float" office:value="51.4" calcext:value-type="float">
            <text:p>51.4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15];[Zone_lookup.$A$3:.$B$13];2;FALSE())" office:value-type="string" office:string-value="Zone 4: UK &amp; Europe" calcext:value-type="string">
            <text:p>Zone 4: UK &amp; Europe</text:p>
          </table:table-cell>
          <table:table-cell table:formula="of:=[Rate_definitions_1.G115]" office:value-type="string" office:string-value="International Express (1kg)" calcext:value-type="string">
            <text:p>International Express (1kg)</text:p>
          </table:table-cell>
          <table:table-cell table:formula="of:=IF([Rate_definitions_1.C115]=0;0;[Rate_definitions_1.C115]+0.001)" office:value-type="float" office:value="0.501" calcext:value-type="float">
            <text:p>0.501</text:p>
          </table:table-cell>
          <table:table-cell table:formula="of:=[Rate_definitions_1.D115]+0.001" office:value-type="float" office:value="1.001" calcext:value-type="float">
            <text:p>1.001</text:p>
          </table:table-cell>
          <table:table-cell table:formula="of:=[Rate_definitions_1.L115]" office:value-type="float" office:value="65.3" calcext:value-type="float">
            <text:p>65.3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16];[Zone_lookup.$A$3:.$B$13];2;FALSE())" office:value-type="string" office:string-value="Zone 4: UK &amp; Europe" calcext:value-type="string">
            <text:p>Zone 4: UK &amp; Europe</text:p>
          </table:table-cell>
          <table:table-cell table:formula="of:=[Rate_definitions_1.G116]" office:value-type="string" office:string-value="International Express (1.5kg)" calcext:value-type="string">
            <text:p>International Express (1.5kg)</text:p>
          </table:table-cell>
          <table:table-cell table:formula="of:=IF([Rate_definitions_1.C116]=0;0;[Rate_definitions_1.C116]+0.001)" office:value-type="float" office:value="1.001" calcext:value-type="float">
            <text:p>1.001</text:p>
          </table:table-cell>
          <table:table-cell table:formula="of:=[Rate_definitions_1.D116]+0.001" office:value-type="float" office:value="1.501" calcext:value-type="float">
            <text:p>1.501</text:p>
          </table:table-cell>
          <table:table-cell table:formula="of:=[Rate_definitions_1.L116]" office:value-type="float" office:value="79.15" calcext:value-type="float">
            <text:p>79.1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17];[Zone_lookup.$A$3:.$B$13];2;FALSE())" office:value-type="string" office:string-value="Zone 4: UK &amp; Europe" calcext:value-type="string">
            <text:p>Zone 4: UK &amp; Europe</text:p>
          </table:table-cell>
          <table:table-cell table:formula="of:=[Rate_definitions_1.G117]" office:value-type="string" office:string-value="International Express (2kg)" calcext:value-type="string">
            <text:p>International Express (2kg)</text:p>
          </table:table-cell>
          <table:table-cell table:formula="of:=IF([Rate_definitions_1.C117]=0;0;[Rate_definitions_1.C117]+0.001)" office:value-type="float" office:value="1.501" calcext:value-type="float">
            <text:p>1.501</text:p>
          </table:table-cell>
          <table:table-cell table:formula="of:=[Rate_definitions_1.D117]+0.001" office:value-type="float" office:value="2.001" calcext:value-type="float">
            <text:p>2.001</text:p>
          </table:table-cell>
          <table:table-cell table:formula="of:=[Rate_definitions_1.L117]" office:value-type="float" office:value="93" calcext:value-type="float">
            <text:p>93.0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18];[Zone_lookup.$A$3:.$B$13];2;FALSE())" office:value-type="string" office:string-value="Zone 4: UK &amp; Europe" calcext:value-type="string">
            <text:p>Zone 4: UK &amp; Europe</text:p>
          </table:table-cell>
          <table:table-cell table:formula="of:=[Rate_definitions_1.G118]" office:value-type="string" office:string-value="International Express (2.5kg)" calcext:value-type="string">
            <text:p>International Express (2.5kg)</text:p>
          </table:table-cell>
          <table:table-cell table:formula="of:=IF([Rate_definitions_1.C118]=0;0;[Rate_definitions_1.C118]+0.001)" office:value-type="float" office:value="2.001" calcext:value-type="float">
            <text:p>2.001</text:p>
          </table:table-cell>
          <table:table-cell table:formula="of:=[Rate_definitions_1.D118]+0.001" office:value-type="float" office:value="2.501" calcext:value-type="float">
            <text:p>2.501</text:p>
          </table:table-cell>
          <table:table-cell table:formula="of:=[Rate_definitions_1.L118]" office:value-type="float" office:value="101.65" calcext:value-type="float">
            <text:p>101.6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19];[Zone_lookup.$A$3:.$B$13];2;FALSE())" office:value-type="string" office:string-value="Zone 4: UK &amp; Europe" calcext:value-type="string">
            <text:p>Zone 4: UK &amp; Europe</text:p>
          </table:table-cell>
          <table:table-cell table:formula="of:=[Rate_definitions_1.G119]" office:value-type="string" office:string-value="International Express (3kg)" calcext:value-type="string">
            <text:p>International Express (3kg)</text:p>
          </table:table-cell>
          <table:table-cell table:formula="of:=IF([Rate_definitions_1.C119]=0;0;[Rate_definitions_1.C119]+0.001)" office:value-type="float" office:value="2.501" calcext:value-type="float">
            <text:p>2.501</text:p>
          </table:table-cell>
          <table:table-cell table:formula="of:=[Rate_definitions_1.D119]+0.001" office:value-type="float" office:value="3.001" calcext:value-type="float">
            <text:p>3.001</text:p>
          </table:table-cell>
          <table:table-cell table:formula="of:=[Rate_definitions_1.L119]" office:value-type="float" office:value="110.3" calcext:value-type="float">
            <text:p>110.3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20];[Zone_lookup.$A$3:.$B$13];2;FALSE())" office:value-type="string" office:string-value="Zone 4: UK &amp; Europe" calcext:value-type="string">
            <text:p>Zone 4: UK &amp; Europe</text:p>
          </table:table-cell>
          <table:table-cell table:formula="of:=[Rate_definitions_1.G120]" office:value-type="string" office:string-value="International Express (3.5kg)" calcext:value-type="string">
            <text:p>International Express (3.5kg)</text:p>
          </table:table-cell>
          <table:table-cell table:formula="of:=IF([Rate_definitions_1.C120]=0;0;[Rate_definitions_1.C120]+0.001)" office:value-type="float" office:value="3.001" calcext:value-type="float">
            <text:p>3.001</text:p>
          </table:table-cell>
          <table:table-cell table:formula="of:=[Rate_definitions_1.D120]+0.001" office:value-type="float" office:value="3.501" calcext:value-type="float">
            <text:p>3.501</text:p>
          </table:table-cell>
          <table:table-cell table:formula="of:=[Rate_definitions_1.L120]" office:value-type="float" office:value="118.95" calcext:value-type="float">
            <text:p>118.9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21];[Zone_lookup.$A$3:.$B$13];2;FALSE())" office:value-type="string" office:string-value="Zone 4: UK &amp; Europe" calcext:value-type="string">
            <text:p>Zone 4: UK &amp; Europe</text:p>
          </table:table-cell>
          <table:table-cell table:formula="of:=[Rate_definitions_1.G121]" office:value-type="string" office:string-value="International Express (4kg)" calcext:value-type="string">
            <text:p>International Express (4kg)</text:p>
          </table:table-cell>
          <table:table-cell table:formula="of:=IF([Rate_definitions_1.C121]=0;0;[Rate_definitions_1.C121]+0.001)" office:value-type="float" office:value="3.501" calcext:value-type="float">
            <text:p>3.501</text:p>
          </table:table-cell>
          <table:table-cell table:formula="of:=[Rate_definitions_1.D121]+0.001" office:value-type="float" office:value="4.001" calcext:value-type="float">
            <text:p>4.001</text:p>
          </table:table-cell>
          <table:table-cell table:formula="of:=[Rate_definitions_1.L121]" office:value-type="float" office:value="127.6" calcext:value-type="float">
            <text:p>127.6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22];[Zone_lookup.$A$3:.$B$13];2;FALSE())" office:value-type="string" office:string-value="Zone 4: UK &amp; Europe" calcext:value-type="string">
            <text:p>Zone 4: UK &amp; Europe</text:p>
          </table:table-cell>
          <table:table-cell table:formula="of:=[Rate_definitions_1.G122]" office:value-type="string" office:string-value="International Express (4.5kg)" calcext:value-type="string">
            <text:p>International Express (4.5kg)</text:p>
          </table:table-cell>
          <table:table-cell table:formula="of:=IF([Rate_definitions_1.C122]=0;0;[Rate_definitions_1.C122]+0.001)" office:value-type="float" office:value="4.001" calcext:value-type="float">
            <text:p>4.001</text:p>
          </table:table-cell>
          <table:table-cell table:formula="of:=[Rate_definitions_1.D122]+0.001" office:value-type="float" office:value="4.501" calcext:value-type="float">
            <text:p>4.501</text:p>
          </table:table-cell>
          <table:table-cell table:formula="of:=[Rate_definitions_1.L122]" office:value-type="float" office:value="136.25" calcext:value-type="float">
            <text:p>136.2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23];[Zone_lookup.$A$3:.$B$13];2;FALSE())" office:value-type="string" office:string-value="Zone 4: UK &amp; Europe" calcext:value-type="string">
            <text:p>Zone 4: UK &amp; Europe</text:p>
          </table:table-cell>
          <table:table-cell table:formula="of:=[Rate_definitions_1.G123]" office:value-type="string" office:string-value="International Express (5kg)" calcext:value-type="string">
            <text:p>International Express (5kg)</text:p>
          </table:table-cell>
          <table:table-cell table:formula="of:=IF([Rate_definitions_1.C123]=0;0;[Rate_definitions_1.C123]+0.001)" office:value-type="float" office:value="4.501" calcext:value-type="float">
            <text:p>4.501</text:p>
          </table:table-cell>
          <table:table-cell table:formula="of:=[Rate_definitions_1.D123]+0.001" office:value-type="float" office:value="5.001" calcext:value-type="float">
            <text:p>5.001</text:p>
          </table:table-cell>
          <table:table-cell table:formula="of:=[Rate_definitions_1.L123]" office:value-type="float" office:value="144.9" calcext:value-type="float">
            <text:p>144.9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24];[Zone_lookup.$A$3:.$B$13];2;FALSE())" office:value-type="string" office:string-value="Zone 5: Rest of the World" calcext:value-type="string">
            <text:p>Zone 5: Rest of the World</text:p>
          </table:table-cell>
          <table:table-cell table:formula="of:=[Rate_definitions_1.G124]" office:value-type="string" office:string-value="International Standard" calcext:value-type="string">
            <text:p>International Standard</text:p>
          </table:table-cell>
          <table:table-cell table:formula="of:=IF([Rate_definitions_1.C124]=0;0;[Rate_definitions_1.C124]+0.001)" office:value-type="float" office:value="0" calcext:value-type="float">
            <text:p>0</text:p>
          </table:table-cell>
          <table:table-cell table:formula="of:=[Rate_definitions_1.D124]+0.001" office:value-type="float" office:value="0.251" calcext:value-type="float">
            <text:p>0.251</text:p>
          </table:table-cell>
          <table:table-cell table:formula="of:=[Rate_definitions_1.L124]" office:value-type="float" office:value="33.35" calcext:value-type="float">
            <text:p>33.3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25];[Zone_lookup.$A$3:.$B$13];2;FALSE())" office:value-type="string" office:string-value="Zone 5: Rest of the World" calcext:value-type="string">
            <text:p>Zone 5: Rest of the World</text:p>
          </table:table-cell>
          <table:table-cell table:formula="of:=[Rate_definitions_1.G125]" office:value-type="string" office:string-value="International Standard (500g)" calcext:value-type="string">
            <text:p>International Standard (500g)</text:p>
          </table:table-cell>
          <table:table-cell table:formula="of:=IF([Rate_definitions_1.C125]=0;0;[Rate_definitions_1.C125]+0.001)" office:value-type="float" office:value="0.251" calcext:value-type="float">
            <text:p>0.251</text:p>
          </table:table-cell>
          <table:table-cell table:formula="of:=[Rate_definitions_1.D125]+0.001" office:value-type="float" office:value="0.501" calcext:value-type="float">
            <text:p>0.501</text:p>
          </table:table-cell>
          <table:table-cell table:formula="of:=[Rate_definitions_1.L125]" office:value-type="float" office:value="42.4" calcext:value-type="float">
            <text:p>42.4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26];[Zone_lookup.$A$3:.$B$13];2;FALSE())" office:value-type="string" office:string-value="Zone 5: Rest of the World" calcext:value-type="string">
            <text:p>Zone 5: Rest of the World</text:p>
          </table:table-cell>
          <table:table-cell table:formula="of:=[Rate_definitions_1.G126]" office:value-type="string" office:string-value="International Standard (1kg)" calcext:value-type="string">
            <text:p>International Standard (1kg)</text:p>
          </table:table-cell>
          <table:table-cell table:formula="of:=IF([Rate_definitions_1.C126]=0;0;[Rate_definitions_1.C126]+0.001)" office:value-type="float" office:value="0.501" calcext:value-type="float">
            <text:p>0.501</text:p>
          </table:table-cell>
          <table:table-cell table:formula="of:=[Rate_definitions_1.D126]+0.001" office:value-type="float" office:value="1.001" calcext:value-type="float">
            <text:p>1.001</text:p>
          </table:table-cell>
          <table:table-cell table:formula="of:=[Rate_definitions_1.L126]" office:value-type="float" office:value="60.5" calcext:value-type="float">
            <text:p>60.5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27];[Zone_lookup.$A$3:.$B$13];2;FALSE())" office:value-type="string" office:string-value="Zone 5: Rest of the World" calcext:value-type="string">
            <text:p>Zone 5: Rest of the World</text:p>
          </table:table-cell>
          <table:table-cell table:formula="of:=[Rate_definitions_1.G127]" office:value-type="string" office:string-value="International Standard (1.5kg)" calcext:value-type="string">
            <text:p>International Standard (1.5kg)</text:p>
          </table:table-cell>
          <table:table-cell table:formula="of:=IF([Rate_definitions_1.C127]=0;0;[Rate_definitions_1.C127]+0.001)" office:value-type="float" office:value="1.001" calcext:value-type="float">
            <text:p>1.001</text:p>
          </table:table-cell>
          <table:table-cell table:formula="of:=[Rate_definitions_1.D127]+0.001" office:value-type="float" office:value="1.501" calcext:value-type="float">
            <text:p>1.501</text:p>
          </table:table-cell>
          <table:table-cell table:formula="of:=[Rate_definitions_1.L127]" office:value-type="float" office:value="78.55" calcext:value-type="float">
            <text:p>78.5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28];[Zone_lookup.$A$3:.$B$13];2;FALSE())" office:value-type="string" office:string-value="Zone 5: Rest of the World" calcext:value-type="string">
            <text:p>Zone 5: Rest of the World</text:p>
          </table:table-cell>
          <table:table-cell table:formula="of:=[Rate_definitions_1.G128]" office:value-type="string" office:string-value="International Standard (2kg)" calcext:value-type="string">
            <text:p>International Standard (2kg)</text:p>
          </table:table-cell>
          <table:table-cell table:formula="of:=IF([Rate_definitions_1.C128]=0;0;[Rate_definitions_1.C128]+0.001)" office:value-type="float" office:value="1.501" calcext:value-type="float">
            <text:p>1.501</text:p>
          </table:table-cell>
          <table:table-cell table:formula="of:=[Rate_definitions_1.D128]+0.001" office:value-type="float" office:value="2.001" calcext:value-type="float">
            <text:p>2.001</text:p>
          </table:table-cell>
          <table:table-cell table:formula="of:=[Rate_definitions_1.L128]" office:value-type="float" office:value="96.65" calcext:value-type="float">
            <text:p>96.6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29];[Zone_lookup.$A$3:.$B$13];2;FALSE())" office:value-type="string" office:string-value="Zone 5: Rest of the World" calcext:value-type="string">
            <text:p>Zone 5: Rest of the World</text:p>
          </table:table-cell>
          <table:table-cell table:formula="of:=[Rate_definitions_1.G129]" office:value-type="string" office:string-value="International Standard (2.5kg)" calcext:value-type="string">
            <text:p>International Standard (2.5kg)</text:p>
          </table:table-cell>
          <table:table-cell table:formula="of:=IF([Rate_definitions_1.C129]=0;0;[Rate_definitions_1.C129]+0.001)" office:value-type="float" office:value="2.001" calcext:value-type="float">
            <text:p>2.001</text:p>
          </table:table-cell>
          <table:table-cell table:formula="of:=[Rate_definitions_1.D129]+0.001" office:value-type="float" office:value="2.501" calcext:value-type="float">
            <text:p>2.501</text:p>
          </table:table-cell>
          <table:table-cell table:formula="of:=[Rate_definitions_1.L129]" office:value-type="float" office:value="108.3" calcext:value-type="float">
            <text:p>108.3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30];[Zone_lookup.$A$3:.$B$13];2;FALSE())" office:value-type="string" office:string-value="Zone 5: Rest of the World" calcext:value-type="string">
            <text:p>Zone 5: Rest of the World</text:p>
          </table:table-cell>
          <table:table-cell table:formula="of:=[Rate_definitions_1.G130]" office:value-type="string" office:string-value="International Standard (3kg)" calcext:value-type="string">
            <text:p>International Standard (3kg)</text:p>
          </table:table-cell>
          <table:table-cell table:formula="of:=IF([Rate_definitions_1.C130]=0;0;[Rate_definitions_1.C130]+0.001)" office:value-type="float" office:value="2.501" calcext:value-type="float">
            <text:p>2.501</text:p>
          </table:table-cell>
          <table:table-cell table:formula="of:=[Rate_definitions_1.D130]+0.001" office:value-type="float" office:value="3.001" calcext:value-type="float">
            <text:p>3.001</text:p>
          </table:table-cell>
          <table:table-cell table:formula="of:=[Rate_definitions_1.L130]" office:value-type="float" office:value="119.95" calcext:value-type="float">
            <text:p>119.9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31];[Zone_lookup.$A$3:.$B$13];2;FALSE())" office:value-type="string" office:string-value="Zone 5: Rest of the World" calcext:value-type="string">
            <text:p>Zone 5: Rest of the World</text:p>
          </table:table-cell>
          <table:table-cell table:formula="of:=[Rate_definitions_1.G131]" office:value-type="string" office:string-value="International Standard (3.5kg)" calcext:value-type="string">
            <text:p>International Standard (3.5kg)</text:p>
          </table:table-cell>
          <table:table-cell table:formula="of:=IF([Rate_definitions_1.C131]=0;0;[Rate_definitions_1.C131]+0.001)" office:value-type="float" office:value="3.001" calcext:value-type="float">
            <text:p>3.001</text:p>
          </table:table-cell>
          <table:table-cell table:formula="of:=[Rate_definitions_1.D131]+0.001" office:value-type="float" office:value="3.501" calcext:value-type="float">
            <text:p>3.501</text:p>
          </table:table-cell>
          <table:table-cell table:formula="of:=[Rate_definitions_1.L131]" office:value-type="float" office:value="131.6" calcext:value-type="float">
            <text:p>131.6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32];[Zone_lookup.$A$3:.$B$13];2;FALSE())" office:value-type="string" office:string-value="Zone 5: Rest of the World" calcext:value-type="string">
            <text:p>Zone 5: Rest of the World</text:p>
          </table:table-cell>
          <table:table-cell table:formula="of:=[Rate_definitions_1.G132]" office:value-type="string" office:string-value="International Standard (4kg)" calcext:value-type="string">
            <text:p>International Standard (4kg)</text:p>
          </table:table-cell>
          <table:table-cell table:formula="of:=IF([Rate_definitions_1.C132]=0;0;[Rate_definitions_1.C132]+0.001)" office:value-type="float" office:value="3.501" calcext:value-type="float">
            <text:p>3.501</text:p>
          </table:table-cell>
          <table:table-cell table:formula="of:=[Rate_definitions_1.D132]+0.001" office:value-type="float" office:value="4.001" calcext:value-type="float">
            <text:p>4.001</text:p>
          </table:table-cell>
          <table:table-cell table:formula="of:=[Rate_definitions_1.L132]" office:value-type="float" office:value="143.25" calcext:value-type="float">
            <text:p>143.2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33];[Zone_lookup.$A$3:.$B$13];2;FALSE())" office:value-type="string" office:string-value="Zone 5: Rest of the World" calcext:value-type="string">
            <text:p>Zone 5: Rest of the World</text:p>
          </table:table-cell>
          <table:table-cell table:formula="of:=[Rate_definitions_1.G133]" office:value-type="string" office:string-value="International Standard (4.5kg)" calcext:value-type="string">
            <text:p>International Standard (4.5kg)</text:p>
          </table:table-cell>
          <table:table-cell table:formula="of:=IF([Rate_definitions_1.C133]=0;0;[Rate_definitions_1.C133]+0.001)" office:value-type="float" office:value="4.001" calcext:value-type="float">
            <text:p>4.001</text:p>
          </table:table-cell>
          <table:table-cell table:formula="of:=[Rate_definitions_1.D133]+0.001" office:value-type="float" office:value="4.501" calcext:value-type="float">
            <text:p>4.501</text:p>
          </table:table-cell>
          <table:table-cell table:formula="of:=[Rate_definitions_1.L133]" office:value-type="float" office:value="154.9" calcext:value-type="float">
            <text:p>154.9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34];[Zone_lookup.$A$3:.$B$13];2;FALSE())" office:value-type="string" office:string-value="Zone 5: Rest of the World" calcext:value-type="string">
            <text:p>Zone 5: Rest of the World</text:p>
          </table:table-cell>
          <table:table-cell table:formula="of:=[Rate_definitions_1.G134]" office:value-type="string" office:string-value="International Standard (5kg)" calcext:value-type="string">
            <text:p>International Standard (5kg)</text:p>
          </table:table-cell>
          <table:table-cell table:formula="of:=IF([Rate_definitions_1.C134]=0;0;[Rate_definitions_1.C134]+0.001)" office:value-type="float" office:value="4.501" calcext:value-type="float">
            <text:p>4.501</text:p>
          </table:table-cell>
          <table:table-cell table:formula="of:=[Rate_definitions_1.D134]+0.001" office:value-type="float" office:value="5.001" calcext:value-type="float">
            <text:p>5.001</text:p>
          </table:table-cell>
          <table:table-cell table:formula="of:=[Rate_definitions_1.L134]" office:value-type="float" office:value="166.55" calcext:value-type="float">
            <text:p>166.5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35];[Zone_lookup.$A$3:.$B$13];2;FALSE())" office:value-type="string" office:string-value="Zone 5: Rest of the World" calcext:value-type="string">
            <text:p>Zone 5: Rest of the World</text:p>
          </table:table-cell>
          <table:table-cell table:formula="of:=[Rate_definitions_1.G135]" office:value-type="string" office:string-value="International Express" calcext:value-type="string">
            <text:p>International Express</text:p>
          </table:table-cell>
          <table:table-cell table:formula="of:=IF([Rate_definitions_1.C135]=0;0;[Rate_definitions_1.C135]+0.001)" office:value-type="float" office:value="0" calcext:value-type="float">
            <text:p>0</text:p>
          </table:table-cell>
          <table:table-cell table:formula="of:=[Rate_definitions_1.D135]+0.001" office:value-type="float" office:value="0.251" calcext:value-type="float">
            <text:p>0.251</text:p>
          </table:table-cell>
          <table:table-cell table:formula="of:=[Rate_definitions_1.L135]" office:value-type="float" office:value="50.35" calcext:value-type="float">
            <text:p>50.3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36];[Zone_lookup.$A$3:.$B$13];2;FALSE())" office:value-type="string" office:string-value="Zone 5: Rest of the World" calcext:value-type="string">
            <text:p>Zone 5: Rest of the World</text:p>
          </table:table-cell>
          <table:table-cell table:formula="of:=[Rate_definitions_1.G136]" office:value-type="string" office:string-value="International Express (500g)" calcext:value-type="string">
            <text:p>International Express (500g)</text:p>
          </table:table-cell>
          <table:table-cell table:formula="of:=IF([Rate_definitions_1.C136]=0;0;[Rate_definitions_1.C136]+0.001)" office:value-type="float" office:value="0.251" calcext:value-type="float">
            <text:p>0.251</text:p>
          </table:table-cell>
          <table:table-cell table:formula="of:=[Rate_definitions_1.D136]+0.001" office:value-type="float" office:value="0.501" calcext:value-type="float">
            <text:p>0.501</text:p>
          </table:table-cell>
          <table:table-cell table:formula="of:=[Rate_definitions_1.L136]" office:value-type="float" office:value="59.4" calcext:value-type="float">
            <text:p>59.4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37];[Zone_lookup.$A$3:.$B$13];2;FALSE())" office:value-type="string" office:string-value="Zone 5: Rest of the World" calcext:value-type="string">
            <text:p>Zone 5: Rest of the World</text:p>
          </table:table-cell>
          <table:table-cell table:formula="of:=[Rate_definitions_1.G137]" office:value-type="string" office:string-value="International Express (1kg)" calcext:value-type="string">
            <text:p>International Express (1kg)</text:p>
          </table:table-cell>
          <table:table-cell table:formula="of:=IF([Rate_definitions_1.C137]=0;0;[Rate_definitions_1.C137]+0.001)" office:value-type="float" office:value="0.501" calcext:value-type="float">
            <text:p>0.501</text:p>
          </table:table-cell>
          <table:table-cell table:formula="of:=[Rate_definitions_1.D137]+0.001" office:value-type="float" office:value="1.001" calcext:value-type="float">
            <text:p>1.001</text:p>
          </table:table-cell>
          <table:table-cell table:formula="of:=[Rate_definitions_1.L137]" office:value-type="float" office:value="77.5" calcext:value-type="float">
            <text:p>77.5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38];[Zone_lookup.$A$3:.$B$13];2;FALSE())" office:value-type="string" office:string-value="Zone 5: Rest of the World" calcext:value-type="string">
            <text:p>Zone 5: Rest of the World</text:p>
          </table:table-cell>
          <table:table-cell table:formula="of:=[Rate_definitions_1.G138]" office:value-type="string" office:string-value="International Express (1.5kg)" calcext:value-type="string">
            <text:p>International Express (1.5kg)</text:p>
          </table:table-cell>
          <table:table-cell table:formula="of:=IF([Rate_definitions_1.C138]=0;0;[Rate_definitions_1.C138]+0.001)" office:value-type="float" office:value="1.001" calcext:value-type="float">
            <text:p>1.001</text:p>
          </table:table-cell>
          <table:table-cell table:formula="of:=[Rate_definitions_1.D138]+0.001" office:value-type="float" office:value="1.501" calcext:value-type="float">
            <text:p>1.501</text:p>
          </table:table-cell>
          <table:table-cell table:formula="of:=[Rate_definitions_1.L138]" office:value-type="float" office:value="95.55" calcext:value-type="float">
            <text:p>95.5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39];[Zone_lookup.$A$3:.$B$13];2;FALSE())" office:value-type="string" office:string-value="Zone 5: Rest of the World" calcext:value-type="string">
            <text:p>Zone 5: Rest of the World</text:p>
          </table:table-cell>
          <table:table-cell table:formula="of:=[Rate_definitions_1.G139]" office:value-type="string" office:string-value="International Express (2kg)" calcext:value-type="string">
            <text:p>International Express (2kg)</text:p>
          </table:table-cell>
          <table:table-cell table:formula="of:=IF([Rate_definitions_1.C139]=0;0;[Rate_definitions_1.C139]+0.001)" office:value-type="float" office:value="1.501" calcext:value-type="float">
            <text:p>1.501</text:p>
          </table:table-cell>
          <table:table-cell table:formula="of:=[Rate_definitions_1.D139]+0.001" office:value-type="float" office:value="2.001" calcext:value-type="float">
            <text:p>2.001</text:p>
          </table:table-cell>
          <table:table-cell table:formula="of:=[Rate_definitions_1.L139]" office:value-type="float" office:value="113.65" calcext:value-type="float">
            <text:p>113.6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40];[Zone_lookup.$A$3:.$B$13];2;FALSE())" office:value-type="string" office:string-value="Zone 5: Rest of the World" calcext:value-type="string">
            <text:p>Zone 5: Rest of the World</text:p>
          </table:table-cell>
          <table:table-cell table:formula="of:=[Rate_definitions_1.G140]" office:value-type="string" office:string-value="International Express (2.5kg)" calcext:value-type="string">
            <text:p>International Express (2.5kg)</text:p>
          </table:table-cell>
          <table:table-cell table:formula="of:=IF([Rate_definitions_1.C140]=0;0;[Rate_definitions_1.C140]+0.001)" office:value-type="float" office:value="2.001" calcext:value-type="float">
            <text:p>2.001</text:p>
          </table:table-cell>
          <table:table-cell table:formula="of:=[Rate_definitions_1.D140]+0.001" office:value-type="float" office:value="2.501" calcext:value-type="float">
            <text:p>2.501</text:p>
          </table:table-cell>
          <table:table-cell table:formula="of:=[Rate_definitions_1.L140]" office:value-type="float" office:value="125.3" calcext:value-type="float">
            <text:p>125.3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41];[Zone_lookup.$A$3:.$B$13];2;FALSE())" office:value-type="string" office:string-value="Zone 5: Rest of the World" calcext:value-type="string">
            <text:p>Zone 5: Rest of the World</text:p>
          </table:table-cell>
          <table:table-cell table:formula="of:=[Rate_definitions_1.G141]" office:value-type="string" office:string-value="International Express (3kg)" calcext:value-type="string">
            <text:p>International Express (3kg)</text:p>
          </table:table-cell>
          <table:table-cell table:formula="of:=IF([Rate_definitions_1.C141]=0;0;[Rate_definitions_1.C141]+0.001)" office:value-type="float" office:value="2.501" calcext:value-type="float">
            <text:p>2.501</text:p>
          </table:table-cell>
          <table:table-cell table:formula="of:=[Rate_definitions_1.D141]+0.001" office:value-type="float" office:value="3.001" calcext:value-type="float">
            <text:p>3.001</text:p>
          </table:table-cell>
          <table:table-cell table:formula="of:=[Rate_definitions_1.L141]" office:value-type="float" office:value="136.95" calcext:value-type="float">
            <text:p>136.9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42];[Zone_lookup.$A$3:.$B$13];2;FALSE())" office:value-type="string" office:string-value="Zone 5: Rest of the World" calcext:value-type="string">
            <text:p>Zone 5: Rest of the World</text:p>
          </table:table-cell>
          <table:table-cell table:formula="of:=[Rate_definitions_1.G142]" office:value-type="string" office:string-value="International Express (3.5kg)" calcext:value-type="string">
            <text:p>International Express (3.5kg)</text:p>
          </table:table-cell>
          <table:table-cell table:formula="of:=IF([Rate_definitions_1.C142]=0;0;[Rate_definitions_1.C142]+0.001)" office:value-type="float" office:value="3.001" calcext:value-type="float">
            <text:p>3.001</text:p>
          </table:table-cell>
          <table:table-cell table:formula="of:=[Rate_definitions_1.D142]+0.001" office:value-type="float" office:value="3.501" calcext:value-type="float">
            <text:p>3.501</text:p>
          </table:table-cell>
          <table:table-cell table:formula="of:=[Rate_definitions_1.L142]" office:value-type="float" office:value="148.6" calcext:value-type="float">
            <text:p>148.6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43];[Zone_lookup.$A$3:.$B$13];2;FALSE())" office:value-type="string" office:string-value="Zone 5: Rest of the World" calcext:value-type="string">
            <text:p>Zone 5: Rest of the World</text:p>
          </table:table-cell>
          <table:table-cell table:formula="of:=[Rate_definitions_1.G143]" office:value-type="string" office:string-value="International Express (4kg)" calcext:value-type="string">
            <text:p>International Express (4kg)</text:p>
          </table:table-cell>
          <table:table-cell table:formula="of:=IF([Rate_definitions_1.C143]=0;0;[Rate_definitions_1.C143]+0.001)" office:value-type="float" office:value="3.501" calcext:value-type="float">
            <text:p>3.501</text:p>
          </table:table-cell>
          <table:table-cell table:formula="of:=[Rate_definitions_1.D143]+0.001" office:value-type="float" office:value="4.001" calcext:value-type="float">
            <text:p>4.001</text:p>
          </table:table-cell>
          <table:table-cell table:formula="of:=[Rate_definitions_1.L143]" office:value-type="float" office:value="160.25" calcext:value-type="float">
            <text:p>160.2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44];[Zone_lookup.$A$3:.$B$13];2;FALSE())" office:value-type="string" office:string-value="Zone 5: Rest of the World" calcext:value-type="string">
            <text:p>Zone 5: Rest of the World</text:p>
          </table:table-cell>
          <table:table-cell table:formula="of:=[Rate_definitions_1.G144]" office:value-type="string" office:string-value="International Express (4.5kg)" calcext:value-type="string">
            <text:p>International Express (4.5kg)</text:p>
          </table:table-cell>
          <table:table-cell table:formula="of:=IF([Rate_definitions_1.C144]=0;0;[Rate_definitions_1.C144]+0.001)" office:value-type="float" office:value="4.001" calcext:value-type="float">
            <text:p>4.001</text:p>
          </table:table-cell>
          <table:table-cell table:formula="of:=[Rate_definitions_1.D144]+0.001" office:value-type="float" office:value="4.501" calcext:value-type="float">
            <text:p>4.501</text:p>
          </table:table-cell>
          <table:table-cell table:formula="of:=[Rate_definitions_1.L144]" office:value-type="float" office:value="171.9" calcext:value-type="float">
            <text:p>171.9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1.A145];[Zone_lookup.$A$3:.$B$13];2;FALSE())" office:value-type="string" office:string-value="Zone 5: Rest of the World" calcext:value-type="string">
            <text:p>Zone 5: Rest of the World</text:p>
          </table:table-cell>
          <table:table-cell table:formula="of:=[Rate_definitions_1.G145]" office:value-type="string" office:string-value="International Express (5kg)" calcext:value-type="string">
            <text:p>International Express (5kg)</text:p>
          </table:table-cell>
          <table:table-cell table:formula="of:=IF([Rate_definitions_1.C145]=0;0;[Rate_definitions_1.C145]+0.001)" office:value-type="float" office:value="4.501" calcext:value-type="float">
            <text:p>4.501</text:p>
          </table:table-cell>
          <table:table-cell table:formula="of:=[Rate_definitions_1.D145]+0.001" office:value-type="float" office:value="5.001" calcext:value-type="float">
            <text:p>5.001</text:p>
          </table:table-cell>
          <table:table-cell table:formula="of:=[Rate_definitions_1.L145]" office:value-type="float" office:value="183.55" calcext:value-type="float">
            <text:p>183.55</text:p>
          </table:table-cell>
          <table:table-cell table:style-name="ce13" table:number-columns-repeated="16379"/>
        </table:table-row>
        <table:table-row table:style-name="ro2" table:number-rows-repeated="1048432">
          <table:table-cell table:number-columns-repeated="5"/>
          <table:table-cell table:style-name="ce13" table:number-columns-repeated="16379"/>
        </table:table-row>
        <table:table-row table:style-name="ro2">
          <table:table-cell table:number-columns-repeated="5"/>
          <table:table-cell table:style-name="ce13" table:number-columns-repeated="16379"/>
        </table:table-row>
      </table:table>
      <table:table table:name="Rate_definitions_2" table:style-name="ta2">
        <table:table-column table:style-name="co1" table:number-columns-repeated="5" table:default-cell-style-name="ce13"/>
        <table:table-column table:style-name="co2" table:default-cell-style-name="ce13"/>
        <table:table-column table:style-name="co18" table:default-cell-style-name="ce13"/>
        <table:table-column table:style-name="co1" table:number-columns-repeated="5" table:default-cell-style-name="ce13"/>
        <table:table-column table:style-name="co1" table:number-columns-repeated="52"/>
        <table:table-column table:style-name="co2" table:number-columns-repeated="16320"/>
        <table:table-row table:style-name="ro1">
          <table:table-cell table:style-name="ce2" office:value-type="string" calcext:value-type="string">
            <text:p>Example 2: <text:s/>Express, up to 5 kg, with insurance, with varying discount</text:p>
          </table:table-cell>
          <table:table-cell table:style-name="ce3" table:number-columns-repeated="11"/>
          <table:table-cell table:style-name="ce13" table:number-columns-repeated="16372"/>
        </table:table-row>
        <table:table-row table:style-name="ro1">
          <table:table-cell/>
          <table:table-cell table:style-name="ce3" table:number-columns-repeated="11"/>
          <table:table-cell table:style-name="ce13" table:number-columns-repeated="16372"/>
        </table:table-row>
        <table:table-row table:style-name="ro1"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Min (kg)</text:p>
          </table:table-cell>
          <table:table-cell table:style-name="ce3" office:value-type="string" calcext:value-type="string">
            <text:p>Max (kg)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ow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Rate</text:p>
          </table:table-cell>
          <table:table-cell table:style-name="ce13" table:number-columns-repeated="16372"/>
        </table:table-row>
        <table:table-row table:style-name="ro1">
          <table:table-cell office:value-type="string" calcext:value-type="string">
            <text:p>Domestic</text:p>
          </table:table-cell>
          <table:table-cell office:value-type="string" calcext:value-type="string">
            <text:p>Expres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formula="of:=MATCH([.D4];[Rate_data.$A$24:.$A$34];0)+IF([.B4]=&quot;Express&quot;;16;0)" office:value-type="float" office:value="17" calcext:value-type="float">
            <text:p>17</text:p>
          </table:table-cell>
          <table:table-cell table:formula="of:=MATCH([.A4];[Rate_data.$B$23:.$L$23];0)" office:value-type="float" office:value="1" calcext:value-type="float">
            <text:p>1</text:p>
          </table:table-cell>
          <table:table-cell table:style-name="ce8" table:formula="of:=IF([.E4]=&quot;Yes&quot;;([.D4]*[Rate_data.$C$8]-100)/100*IF([.A4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4];[.I4])" office:value-type="float" office:value="13.2" calcext:value-type="float">
            <text:p>13.20</text:p>
          </table:table-cell>
          <table:table-cell table:style-name="ce8" table:formula="of:=ROUND(([.J4]+[.K4])*(1-[.F4]);2)" office:value-type="float" office:value="9.24" calcext:value-type="float">
            <text:p>9.24</text:p>
          </table:table-cell>
          <table:table-cell table:style-name="ce13" table:number-columns-repeated="16372"/>
        </table:table-row>
        <table:table-row table:style-name="ro1">
          <table:table-cell table:formula="of:=[.A4]" office:value-type="string" office:string-value="Domestic" calcext:value-type="string">
            <text:p>Domestic</text:p>
          </table:table-cell>
          <table:table-cell office:value-type="string" calcext:value-type="string">
            <text:p>Express</text:p>
          </table:table-cell>
          <table:table-cell table:formula="of:=[.D4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formula="of:=MATCH([.D5];[Rate_data.$A$24:.$A$34];0)+IF([.B5]=&quot;Express&quot;;16;0)" office:value-type="float" office:value="18" calcext:value-type="float">
            <text:p>18</text:p>
          </table:table-cell>
          <table:table-cell table:formula="of:=MATCH([.A5];[Rate_data.$B$23:.$L$23];0)" office:value-type="float" office:value="1" calcext:value-type="float">
            <text:p>1</text:p>
          </table:table-cell>
          <table:table-cell table:style-name="ce8" table:formula="of:=IF([.E5]=&quot;Yes&quot;;([.D5]*[Rate_data.$C$8]-100)/100*IF([.A5]=&quot;Domestic&quot;;[Rate_data.$C$17];[Rate_data.$C$18]);0)" office:value-type="float" office:value="2.5" calcext:value-type="float">
            <text:p>2.50</text:p>
          </table:table-cell>
          <table:table-cell table:style-name="ce8" table:formula="of:=OFFSET([Rate_data.$A$23];[.H5];[.I5])" office:value-type="float" office:value="14.65" calcext:value-type="float">
            <text:p>14.65</text:p>
          </table:table-cell>
          <table:table-cell table:style-name="ce8" table:formula="of:=ROUND(([.J5]+[.K5])*(1-[.F5]);2)" office:value-type="float" office:value="12.01" calcext:value-type="float">
            <text:p>12.01</text:p>
          </table:table-cell>
          <table:table-cell table:style-name="ce13" table:number-columns-repeated="16372"/>
        </table:table-row>
        <table:table-row table:style-name="ro1">
          <table:table-cell table:formula="of:=[.A5]" office:value-type="string" office:string-value="Domestic" calcext:value-type="string">
            <text:p>Domestic</text:p>
          </table:table-cell>
          <table:table-cell office:value-type="string" calcext:value-type="string">
            <text:p>Express</text:p>
          </table:table-cell>
          <table:table-cell table:formula="of:=[.D5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formula="of:=MATCH([.D6];[Rate_data.$A$24:.$A$34];0)+IF([.B6]=&quot;Express&quot;;16;0)" office:value-type="float" office:value="19" calcext:value-type="float">
            <text:p>19</text:p>
          </table:table-cell>
          <table:table-cell table:formula="of:=MATCH([.A6];[Rate_data.$B$23:.$L$23];0)" office:value-type="float" office:value="1" calcext:value-type="float">
            <text:p>1</text:p>
          </table:table-cell>
          <table:table-cell table:style-name="ce8" table:formula="of:=IF([.E6]=&quot;Yes&quot;;([.D6]*[Rate_data.$C$8]-100)/100*IF([.A6]=&quot;Domestic&quot;;[Rate_data.$C$17];[Rate_data.$C$18]);0)" office:value-type="float" office:value="7.5" calcext:value-type="float">
            <text:p>7.50</text:p>
          </table:table-cell>
          <table:table-cell table:style-name="ce8" table:formula="of:=OFFSET([Rate_data.$A$23];[.H6];[.I6])" office:value-type="float" office:value="19.25" calcext:value-type="float">
            <text:p>19.25</text:p>
          </table:table-cell>
          <table:table-cell table:style-name="ce8" table:formula="of:=ROUND(([.J6]+[.K6])*(1-[.F6]);2)" office:value-type="float" office:value="18.73" calcext:value-type="float">
            <text:p>18.73</text:p>
          </table:table-cell>
          <table:table-cell table:style-name="ce13" table:number-columns-repeated="16372"/>
        </table:table-row>
        <table:table-row table:style-name="ro1">
          <table:table-cell table:formula="of:=[.A6]" office:value-type="string" office:string-value="Domestic" calcext:value-type="string">
            <text:p>Domestic</text:p>
          </table:table-cell>
          <table:table-cell office:value-type="string" calcext:value-type="string">
            <text:p>Express</text:p>
          </table:table-cell>
          <table:table-cell table:formula="of:=[.D6]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formula="of:=MATCH([.D7];[Rate_data.$A$24:.$A$34];0)+IF([.B7]=&quot;Express&quot;;16;0)" office:value-type="float" office:value="20" calcext:value-type="float">
            <text:p>20</text:p>
          </table:table-cell>
          <table:table-cell table:formula="of:=MATCH([.A7];[Rate_data.$B$23:.$L$23];0)" office:value-type="float" office:value="1" calcext:value-type="float">
            <text:p>1</text:p>
          </table:table-cell>
          <table:table-cell table:style-name="ce8" table:formula="of:=IF([.E7]=&quot;Yes&quot;;([.D7]*[Rate_data.$C$8]-100)/100*IF([.A7]=&quot;Domestic&quot;;[Rate_data.$C$17];[Rate_data.$C$18]);0)" office:value-type="float" office:value="12.5" calcext:value-type="float">
            <text:p>12.50</text:p>
          </table:table-cell>
          <table:table-cell table:style-name="ce8" table:formula="of:=OFFSET([Rate_data.$A$23];[.H7];[.I7])" office:value-type="float" office:value="23.8" calcext:value-type="float">
            <text:p>23.80</text:p>
          </table:table-cell>
          <table:table-cell table:style-name="ce8" table:formula="of:=ROUND(([.J7]+[.K7])*(1-[.F7]);2)" office:value-type="float" office:value="25.41" calcext:value-type="float">
            <text:p>25.41</text:p>
          </table:table-cell>
          <table:table-cell table:style-name="ce13" table:number-columns-repeated="16372"/>
        </table:table-row>
        <table:table-row table:style-name="ro1">
          <table:table-cell table:formula="of:=[.A7]" office:value-type="string" office:string-value="Domestic" calcext:value-type="string">
            <text:p>Domestic</text:p>
          </table:table-cell>
          <table:table-cell office:value-type="string" calcext:value-type="string">
            <text:p>Express</text:p>
          </table:table-cell>
          <table:table-cell table:formula="of:=[.D7]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formula="of:=MATCH([.D8];[Rate_data.$A$24:.$A$34];0)+IF([.B8]=&quot;Express&quot;;16;0)" office:value-type="float" office:value="21" calcext:value-type="float">
            <text:p>21</text:p>
          </table:table-cell>
          <table:table-cell table:formula="of:=MATCH([.A8];[Rate_data.$B$23:.$L$23];0)" office:value-type="float" office:value="1" calcext:value-type="float">
            <text:p>1</text:p>
          </table:table-cell>
          <table:table-cell table:style-name="ce8" table:formula="of:=IF([.E8]=&quot;Yes&quot;;([.D8]*[Rate_data.$C$8]-100)/100*IF([.A8]=&quot;Domestic&quot;;[Rate_data.$C$17];[Rate_data.$C$18]);0)" office:value-type="float" office:value="17.5" calcext:value-type="float">
            <text:p>17.50</text:p>
          </table:table-cell>
          <table:table-cell table:style-name="ce8" table:formula="of:=OFFSET([Rate_data.$A$23];[.H8];[.I8])" office:value-type="float" office:value="23.8" calcext:value-type="float">
            <text:p>23.80</text:p>
          </table:table-cell>
          <table:table-cell table:style-name="ce8" table:formula="of:=ROUND(([.J8]+[.K8])*(1-[.F8]);2)" office:value-type="float" office:value="28.91" calcext:value-type="float">
            <text:p>28.91</text:p>
          </table:table-cell>
          <table:table-cell table:style-name="ce13" table:number-columns-repeated="16372"/>
        </table:table-row>
        <table:table-row table:style-name="ro1">
          <table:table-cell table:formula="of:=[.A8]" office:value-type="string" office:string-value="Domestic" calcext:value-type="string">
            <text:p>Domestic</text:p>
          </table:table-cell>
          <table:table-cell office:value-type="string" calcext:value-type="string">
            <text:p>Express</text:p>
          </table:table-cell>
          <table:table-cell table:formula="of:=[.D8]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formula="of:=MATCH([.D9];[Rate_data.$A$24:.$A$34];0)+IF([.B9]=&quot;Express&quot;;16;0)" office:value-type="float" office:value="22" calcext:value-type="float">
            <text:p>22</text:p>
          </table:table-cell>
          <table:table-cell table:formula="of:=MATCH([.A9];[Rate_data.$B$23:.$L$23];0)" office:value-type="float" office:value="1" calcext:value-type="float">
            <text:p>1</text:p>
          </table:table-cell>
          <table:table-cell table:style-name="ce8" table:formula="of:=IF([.E9]=&quot;Yes&quot;;([.D9]*[Rate_data.$C$8]-100)/100*IF([.A9]=&quot;Domestic&quot;;[Rate_data.$C$17];[Rate_data.$C$18]);0)" office:value-type="float" office:value="22.5" calcext:value-type="float">
            <text:p>22.50</text:p>
          </table:table-cell>
          <table:table-cell table:style-name="ce8" table:formula="of:=OFFSET([Rate_data.$A$23];[.H9];[.I9])" office:value-type="float" office:value="23.8" calcext:value-type="float">
            <text:p>23.80</text:p>
          </table:table-cell>
          <table:table-cell table:style-name="ce8" table:formula="of:=ROUND(([.J9]+[.K9])*(1-[.F9]);2)" office:value-type="float" office:value="32.41" calcext:value-type="float">
            <text:p>32.41</text:p>
          </table:table-cell>
          <table:table-cell table:style-name="ce13" table:number-columns-repeated="16372"/>
        </table:table-row>
        <table:table-row table:style-name="ro1">
          <table:table-cell table:formula="of:=[.A9]" office:value-type="string" office:string-value="Domestic" calcext:value-type="string">
            <text:p>Domestic</text:p>
          </table:table-cell>
          <table:table-cell office:value-type="string" calcext:value-type="string">
            <text:p>Express</text:p>
          </table:table-cell>
          <table:table-cell table:formula="of:=[.D9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formula="of:=MATCH([.D10];[Rate_data.$A$24:.$A$34];0)+IF([.B10]=&quot;Express&quot;;16;0)" office:value-type="float" office:value="23" calcext:value-type="float">
            <text:p>23</text:p>
          </table:table-cell>
          <table:table-cell table:formula="of:=MATCH([.A10];[Rate_data.$B$23:.$L$23];0)" office:value-type="float" office:value="1" calcext:value-type="float">
            <text:p>1</text:p>
          </table:table-cell>
          <table:table-cell table:style-name="ce8" table:formula="of:=IF([.E10]=&quot;Yes&quot;;([.D10]*[Rate_data.$C$8]-100)/100*IF([.A10]=&quot;Domestic&quot;;[Rate_data.$C$17];[Rate_data.$C$18]);0)" office:value-type="float" office:value="27.5" calcext:value-type="float">
            <text:p>27.50</text:p>
          </table:table-cell>
          <table:table-cell table:style-name="ce8" table:formula="of:=OFFSET([Rate_data.$A$23];[.H10];[.I10])" office:value-type="float" office:value="23.8" calcext:value-type="float">
            <text:p>23.80</text:p>
          </table:table-cell>
          <table:table-cell table:style-name="ce8" table:formula="of:=ROUND(([.J10]+[.K10])*(1-[.F10]);2)" office:value-type="float" office:value="35.91" calcext:value-type="float">
            <text:p>35.91</text:p>
          </table:table-cell>
          <table:table-cell table:style-name="ce13" table:number-columns-repeated="16372"/>
        </table:table-row>
        <table:table-row table:style-name="ro1">
          <table:table-cell table:formula="of:=[.A10]" office:value-type="string" office:string-value="Domestic" calcext:value-type="string">
            <text:p>Domestic</text:p>
          </table:table-cell>
          <table:table-cell office:value-type="string" calcext:value-type="string">
            <text:p>Express</text:p>
          </table:table-cell>
          <table:table-cell table:formula="of:=[.D10]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formula="of:=MATCH([.D11];[Rate_data.$A$24:.$A$34];0)+IF([.B11]=&quot;Express&quot;;16;0)" office:value-type="float" office:value="24" calcext:value-type="float">
            <text:p>24</text:p>
          </table:table-cell>
          <table:table-cell table:formula="of:=MATCH([.A11];[Rate_data.$B$23:.$L$23];0)" office:value-type="float" office:value="1" calcext:value-type="float">
            <text:p>1</text:p>
          </table:table-cell>
          <table:table-cell table:style-name="ce8" table:formula="of:=IF([.E11]=&quot;Yes&quot;;([.D11]*[Rate_data.$C$8]-100)/100*IF([.A11]=&quot;Domestic&quot;;[Rate_data.$C$17];[Rate_data.$C$18]);0)" office:value-type="float" office:value="32.5" calcext:value-type="float">
            <text:p>32.50</text:p>
          </table:table-cell>
          <table:table-cell table:style-name="ce8" table:formula="of:=OFFSET([Rate_data.$A$23];[.H11];[.I11])" office:value-type="float" office:value="31.8" calcext:value-type="float">
            <text:p>31.80</text:p>
          </table:table-cell>
          <table:table-cell table:style-name="ce8" table:formula="of:=ROUND(([.J11]+[.K11])*(1-[.F11]);2)" office:value-type="float" office:value="45.01" calcext:value-type="float">
            <text:p>45.01</text:p>
          </table:table-cell>
          <table:table-cell table:style-name="ce13" table:number-columns-repeated="16372"/>
        </table:table-row>
        <table:table-row table:style-name="ro1">
          <table:table-cell table:formula="of:=[.A11]" office:value-type="string" office:string-value="Domestic" calcext:value-type="string">
            <text:p>Domestic</text:p>
          </table:table-cell>
          <table:table-cell office:value-type="string" calcext:value-type="string">
            <text:p>Express</text:p>
          </table:table-cell>
          <table:table-cell table:formula="of:=[.D11]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formula="of:=MATCH([.D12];[Rate_data.$A$24:.$A$34];0)+IF([.B12]=&quot;Express&quot;;16;0)" office:value-type="float" office:value="25" calcext:value-type="float">
            <text:p>25</text:p>
          </table:table-cell>
          <table:table-cell table:formula="of:=MATCH([.A12];[Rate_data.$B$23:.$L$23];0)" office:value-type="float" office:value="1" calcext:value-type="float">
            <text:p>1</text:p>
          </table:table-cell>
          <table:table-cell table:style-name="ce8" table:formula="of:=IF([.E12]=&quot;Yes&quot;;([.D12]*[Rate_data.$C$8]-100)/100*IF([.A12]=&quot;Domestic&quot;;[Rate_data.$C$17];[Rate_data.$C$18]);0)" office:value-type="float" office:value="37.5" calcext:value-type="float">
            <text:p>37.50</text:p>
          </table:table-cell>
          <table:table-cell table:style-name="ce8" table:formula="of:=OFFSET([Rate_data.$A$23];[.H12];[.I12])" office:value-type="float" office:value="31.8" calcext:value-type="float">
            <text:p>31.80</text:p>
          </table:table-cell>
          <table:table-cell table:style-name="ce8" table:formula="of:=ROUND(([.J12]+[.K12])*(1-[.F12]);2)" office:value-type="float" office:value="48.51" calcext:value-type="float">
            <text:p>48.51</text:p>
          </table:table-cell>
          <table:table-cell table:style-name="ce13" table:number-columns-repeated="16372"/>
        </table:table-row>
        <table:table-row table:style-name="ro1">
          <table:table-cell table:formula="of:=[.A12]" office:value-type="string" office:string-value="Domestic" calcext:value-type="string">
            <text:p>Domestic</text:p>
          </table:table-cell>
          <table:table-cell office:value-type="string" calcext:value-type="string">
            <text:p>Express</text:p>
          </table:table-cell>
          <table:table-cell table:formula="of:=[.D12]" office:value-type="float" office:value="4" calcext:value-type="float">
            <text:p>4</text:p>
          </table:table-cell>
          <table:table-cell table:formula="of:=[.D12]+0.5" office:value-type="float" office:value="4.5" calcext:value-type="float">
            <text:p>4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formula="of:=MATCH([.D13];[Rate_data.$A$24:.$A$34];0)+IF([.B13]=&quot;Express&quot;;16;0)" office:value-type="float" office:value="26" calcext:value-type="float">
            <text:p>26</text:p>
          </table:table-cell>
          <table:table-cell table:formula="of:=MATCH([.A13];[Rate_data.$B$23:.$L$23];0)" office:value-type="float" office:value="1" calcext:value-type="float">
            <text:p>1</text:p>
          </table:table-cell>
          <table:table-cell table:style-name="ce8" table:formula="of:=IF([.E13]=&quot;Yes&quot;;([.D13]*[Rate_data.$C$8]-100)/100*IF([.A13]=&quot;Domestic&quot;;[Rate_data.$C$17];[Rate_data.$C$18]);0)" office:value-type="float" office:value="42.5" calcext:value-type="float">
            <text:p>42.50</text:p>
          </table:table-cell>
          <table:table-cell table:style-name="ce8" table:formula="of:=OFFSET([Rate_data.$A$23];[.H13];[.I13])" office:value-type="float" office:value="31.8" calcext:value-type="float">
            <text:p>31.80</text:p>
          </table:table-cell>
          <table:table-cell table:style-name="ce8" table:formula="of:=ROUND(([.J13]+[.K13])*(1-[.F13]);2)" office:value-type="float" office:value="52.01" calcext:value-type="float">
            <text:p>52.01</text:p>
          </table:table-cell>
          <table:table-cell table:style-name="ce13" table:number-columns-repeated="16372"/>
        </table:table-row>
        <table:table-row table:style-name="ro1">
          <table:table-cell table:formula="of:=[.A13]" office:value-type="string" office:string-value="Domestic" calcext:value-type="string">
            <text:p>Domestic</text:p>
          </table:table-cell>
          <table:table-cell office:value-type="string" calcext:value-type="string">
            <text:p>Express</text:p>
          </table:table-cell>
          <table:table-cell table:formula="of:=[.D13]" office:value-type="float" office:value="4.5" calcext:value-type="float">
            <text:p>4.5</text:p>
          </table:table-cell>
          <table:table-cell table:formula="of:=[.D13]+0.5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formula="of:=MATCH([.D14];[Rate_data.$A$24:.$A$34];0)+IF([.B14]=&quot;Express&quot;;16;0)" office:value-type="float" office:value="27" calcext:value-type="float">
            <text:p>27</text:p>
          </table:table-cell>
          <table:table-cell table:formula="of:=MATCH([.A14];[Rate_data.$B$23:.$L$23];0)" office:value-type="float" office:value="1" calcext:value-type="float">
            <text:p>1</text:p>
          </table:table-cell>
          <table:table-cell table:style-name="ce8" table:formula="of:=IF([.E14]=&quot;Yes&quot;;([.D14]*[Rate_data.$C$8]-100)/100*IF([.A14]=&quot;Domestic&quot;;[Rate_data.$C$17];[Rate_data.$C$18]);0)" office:value-type="float" office:value="47.5" calcext:value-type="float">
            <text:p>47.50</text:p>
          </table:table-cell>
          <table:table-cell table:style-name="ce8" table:formula="of:=OFFSET([Rate_data.$A$23];[.H14];[.I14])" office:value-type="float" office:value="31.8" calcext:value-type="float">
            <text:p>31.80</text:p>
          </table:table-cell>
          <table:table-cell table:style-name="ce8" table:formula="of:=ROUND(([.J14]+[.K14])*(1-[.F14]);2)" office:value-type="float" office:value="55.51" calcext:value-type="float">
            <text:p>55.51</text:p>
          </table:table-cell>
          <table:table-cell table:style-name="ce13" table:number-columns-repeated="16372"/>
        </table:table-row>
        <table:table-row table:style-name="ro1">
          <table:table-cell office:value-type="string" calcext:value-type="string">
            <text:p>Zone 1</text:p>
          </table:table-cell>
          <table:table-cell office:value-type="string" calcext:value-type="string">
            <text:p>Expres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15];[Rate_data.$A$24:.$A$34];0)+IF([.B15]=&quot;Express&quot;;16;0)" office:value-type="float" office:value="17" calcext:value-type="float">
            <text:p>17</text:p>
          </table:table-cell>
          <table:table-cell table:formula="of:=MATCH([.A15];[Rate_data.$B$23:.$L$23];0)" office:value-type="float" office:value="2" calcext:value-type="float">
            <text:p>2</text:p>
          </table:table-cell>
          <table:table-cell table:style-name="ce8" table:formula="of:=IF([.E15]=&quot;Yes&quot;;([.D15]*[Rate_data.$C$8]-100)/100*IF([.A15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15];[.I15])" office:value-type="float" office:value="33.3" calcext:value-type="float">
            <text:p>33.30</text:p>
          </table:table-cell>
          <table:table-cell table:style-name="ce8" table:formula="of:=ROUND(([.J15]+[.K15])*(1-[.F15]);2)" office:value-type="float" office:value="19.98" calcext:value-type="float">
            <text:p>19.98</text:p>
          </table:table-cell>
          <table:table-cell table:style-name="ce13" table:number-columns-repeated="16372"/>
        </table:table-row>
        <table:table-row table:style-name="ro1">
          <table:table-cell table:formula="of:=[.A15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15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16];[Rate_data.$A$24:.$A$34];0)+IF([.B16]=&quot;Express&quot;;16;0)" office:value-type="float" office:value="18" calcext:value-type="float">
            <text:p>18</text:p>
          </table:table-cell>
          <table:table-cell table:formula="of:=MATCH([.A16];[Rate_data.$B$23:.$L$23];0)" office:value-type="float" office:value="2" calcext:value-type="float">
            <text:p>2</text:p>
          </table:table-cell>
          <table:table-cell table:style-name="ce8" table:formula="of:=IF([.E16]=&quot;Yes&quot;;([.D16]*[Rate_data.$C$8]-100)/100*IF([.A16]=&quot;Domestic&quot;;[Rate_data.$C$17];[Rate_data.$C$18]);0)" office:value-type="float" office:value="4" calcext:value-type="float">
            <text:p>4.00</text:p>
          </table:table-cell>
          <table:table-cell table:style-name="ce8" table:formula="of:=OFFSET([Rate_data.$A$23];[.H16];[.I16])" office:value-type="float" office:value="36.65" calcext:value-type="float">
            <text:p>36.65</text:p>
          </table:table-cell>
          <table:table-cell table:style-name="ce8" table:formula="of:=ROUND(([.J16]+[.K16])*(1-[.F16]);2)" office:value-type="float" office:value="24.39" calcext:value-type="float">
            <text:p>24.39</text:p>
          </table:table-cell>
          <table:table-cell table:style-name="ce13" table:number-columns-repeated="16372"/>
        </table:table-row>
        <table:table-row table:style-name="ro1">
          <table:table-cell table:formula="of:=[.A16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16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17];[Rate_data.$A$24:.$A$34];0)+IF([.B17]=&quot;Express&quot;;16;0)" office:value-type="float" office:value="19" calcext:value-type="float">
            <text:p>19</text:p>
          </table:table-cell>
          <table:table-cell table:formula="of:=MATCH([.A17];[Rate_data.$B$23:.$L$23];0)" office:value-type="float" office:value="2" calcext:value-type="float">
            <text:p>2</text:p>
          </table:table-cell>
          <table:table-cell table:style-name="ce8" table:formula="of:=IF([.E17]=&quot;Yes&quot;;([.D17]*[Rate_data.$C$8]-100)/100*IF([.A17]=&quot;Domestic&quot;;[Rate_data.$C$17];[Rate_data.$C$18]);0)" office:value-type="float" office:value="12" calcext:value-type="float">
            <text:p>12.00</text:p>
          </table:table-cell>
          <table:table-cell table:style-name="ce8" table:formula="of:=OFFSET([Rate_data.$A$23];[.H17];[.I17])" office:value-type="float" office:value="43.4" calcext:value-type="float">
            <text:p>43.40</text:p>
          </table:table-cell>
          <table:table-cell table:style-name="ce8" table:formula="of:=ROUND(([.J17]+[.K17])*(1-[.F17]);2)" office:value-type="float" office:value="33.24" calcext:value-type="float">
            <text:p>33.24</text:p>
          </table:table-cell>
          <table:table-cell table:style-name="ce13" table:number-columns-repeated="16372"/>
        </table:table-row>
        <table:table-row table:style-name="ro1">
          <table:table-cell table:formula="of:=[.A17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17]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18];[Rate_data.$A$24:.$A$34];0)+IF([.B18]=&quot;Express&quot;;16;0)" office:value-type="float" office:value="20" calcext:value-type="float">
            <text:p>20</text:p>
          </table:table-cell>
          <table:table-cell table:formula="of:=MATCH([.A18];[Rate_data.$B$23:.$L$23];0)" office:value-type="float" office:value="2" calcext:value-type="float">
            <text:p>2</text:p>
          </table:table-cell>
          <table:table-cell table:style-name="ce8" table:formula="of:=IF([.E18]=&quot;Yes&quot;;([.D18]*[Rate_data.$C$8]-100)/100*IF([.A18]=&quot;Domestic&quot;;[Rate_data.$C$17];[Rate_data.$C$18]);0)" office:value-type="float" office:value="20" calcext:value-type="float">
            <text:p>20.00</text:p>
          </table:table-cell>
          <table:table-cell table:style-name="ce8" table:formula="of:=OFFSET([Rate_data.$A$23];[.H18];[.I18])" office:value-type="float" office:value="50.15" calcext:value-type="float">
            <text:p>50.15</text:p>
          </table:table-cell>
          <table:table-cell table:style-name="ce8" table:formula="of:=ROUND(([.J18]+[.K18])*(1-[.F18]);2)" office:value-type="float" office:value="42.09" calcext:value-type="float">
            <text:p>42.09</text:p>
          </table:table-cell>
          <table:table-cell table:style-name="ce13" table:number-columns-repeated="16372"/>
        </table:table-row>
        <table:table-row table:style-name="ro1">
          <table:table-cell table:formula="of:=[.A18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18]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19];[Rate_data.$A$24:.$A$34];0)+IF([.B19]=&quot;Express&quot;;16;0)" office:value-type="float" office:value="21" calcext:value-type="float">
            <text:p>21</text:p>
          </table:table-cell>
          <table:table-cell table:formula="of:=MATCH([.A19];[Rate_data.$B$23:.$L$23];0)" office:value-type="float" office:value="2" calcext:value-type="float">
            <text:p>2</text:p>
          </table:table-cell>
          <table:table-cell table:style-name="ce8" table:formula="of:=IF([.E19]=&quot;Yes&quot;;([.D19]*[Rate_data.$C$8]-100)/100*IF([.A19]=&quot;Domestic&quot;;[Rate_data.$C$17];[Rate_data.$C$18]);0)" office:value-type="float" office:value="28" calcext:value-type="float">
            <text:p>28.00</text:p>
          </table:table-cell>
          <table:table-cell table:style-name="ce8" table:formula="of:=OFFSET([Rate_data.$A$23];[.H19];[.I19])" office:value-type="float" office:value="56.9" calcext:value-type="float">
            <text:p>56.90</text:p>
          </table:table-cell>
          <table:table-cell table:style-name="ce8" table:formula="of:=ROUND(([.J19]+[.K19])*(1-[.F19]);2)" office:value-type="float" office:value="50.94" calcext:value-type="float">
            <text:p>50.94</text:p>
          </table:table-cell>
          <table:table-cell table:style-name="ce13" table:number-columns-repeated="16372"/>
        </table:table-row>
        <table:table-row table:style-name="ro1">
          <table:table-cell table:formula="of:=[.A19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19]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20];[Rate_data.$A$24:.$A$34];0)+IF([.B20]=&quot;Express&quot;;16;0)" office:value-type="float" office:value="22" calcext:value-type="float">
            <text:p>22</text:p>
          </table:table-cell>
          <table:table-cell table:formula="of:=MATCH([.A20];[Rate_data.$B$23:.$L$23];0)" office:value-type="float" office:value="2" calcext:value-type="float">
            <text:p>2</text:p>
          </table:table-cell>
          <table:table-cell table:style-name="ce8" table:formula="of:=IF([.E20]=&quot;Yes&quot;;([.D20]*[Rate_data.$C$8]-100)/100*IF([.A20]=&quot;Domestic&quot;;[Rate_data.$C$17];[Rate_data.$C$18]);0)" office:value-type="float" office:value="36" calcext:value-type="float">
            <text:p>36.00</text:p>
          </table:table-cell>
          <table:table-cell table:style-name="ce8" table:formula="of:=OFFSET([Rate_data.$A$23];[.H20];[.I20])" office:value-type="float" office:value="61.5" calcext:value-type="float">
            <text:p>61.50</text:p>
          </table:table-cell>
          <table:table-cell table:style-name="ce8" table:formula="of:=ROUND(([.J20]+[.K20])*(1-[.F20]);2)" office:value-type="float" office:value="58.5" calcext:value-type="float">
            <text:p>58.50</text:p>
          </table:table-cell>
          <table:table-cell table:style-name="ce13" table:number-columns-repeated="16372"/>
        </table:table-row>
        <table:table-row table:style-name="ro1">
          <table:table-cell table:formula="of:=[.A20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20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21];[Rate_data.$A$24:.$A$34];0)+IF([.B21]=&quot;Express&quot;;16;0)" office:value-type="float" office:value="23" calcext:value-type="float">
            <text:p>23</text:p>
          </table:table-cell>
          <table:table-cell table:formula="of:=MATCH([.A21];[Rate_data.$B$23:.$L$23];0)" office:value-type="float" office:value="2" calcext:value-type="float">
            <text:p>2</text:p>
          </table:table-cell>
          <table:table-cell table:style-name="ce8" table:formula="of:=IF([.E21]=&quot;Yes&quot;;([.D21]*[Rate_data.$C$8]-100)/100*IF([.A21]=&quot;Domestic&quot;;[Rate_data.$C$17];[Rate_data.$C$18]);0)" office:value-type="float" office:value="44" calcext:value-type="float">
            <text:p>44.00</text:p>
          </table:table-cell>
          <table:table-cell table:style-name="ce8" table:formula="of:=OFFSET([Rate_data.$A$23];[.H21];[.I21])" office:value-type="float" office:value="66.1" calcext:value-type="float">
            <text:p>66.10</text:p>
          </table:table-cell>
          <table:table-cell table:style-name="ce8" table:formula="of:=ROUND(([.J21]+[.K21])*(1-[.F21]);2)" office:value-type="float" office:value="66.06" calcext:value-type="float">
            <text:p>66.06</text:p>
          </table:table-cell>
          <table:table-cell table:style-name="ce13" table:number-columns-repeated="16372"/>
        </table:table-row>
        <table:table-row table:style-name="ro1">
          <table:table-cell table:formula="of:=[.A21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21]" office:value-type="float" office:value="3" calcext:value-type="float">
            <text:p>3</text:p>
          </table:table-cell>
          <table:table-cell table:formula="of:=[.D21]+0.5" office:value-type="float" office:value="3.5" calcext:value-type="float">
            <text:p>3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22];[Rate_data.$A$24:.$A$34];0)+IF([.B22]=&quot;Express&quot;;16;0)" office:value-type="float" office:value="24" calcext:value-type="float">
            <text:p>24</text:p>
          </table:table-cell>
          <table:table-cell table:formula="of:=MATCH([.A22];[Rate_data.$B$23:.$L$23];0)" office:value-type="float" office:value="2" calcext:value-type="float">
            <text:p>2</text:p>
          </table:table-cell>
          <table:table-cell table:style-name="ce8" table:formula="of:=IF([.E22]=&quot;Yes&quot;;([.D22]*[Rate_data.$C$8]-100)/100*IF([.A22]=&quot;Domestic&quot;;[Rate_data.$C$17];[Rate_data.$C$18]);0)" office:value-type="float" office:value="52" calcext:value-type="float">
            <text:p>52.00</text:p>
          </table:table-cell>
          <table:table-cell table:style-name="ce8" table:formula="of:=OFFSET([Rate_data.$A$23];[.H22];[.I22])" office:value-type="float" office:value="70.7" calcext:value-type="float">
            <text:p>70.70</text:p>
          </table:table-cell>
          <table:table-cell table:style-name="ce8" table:formula="of:=ROUND(([.J22]+[.K22])*(1-[.F22]);2)" office:value-type="float" office:value="73.62" calcext:value-type="float">
            <text:p>73.62</text:p>
          </table:table-cell>
          <table:table-cell table:style-name="ce13" table:number-columns-repeated="16372"/>
        </table:table-row>
        <table:table-row table:style-name="ro1">
          <table:table-cell table:formula="of:=[.A22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22]" office:value-type="float" office:value="3.5" calcext:value-type="float">
            <text:p>3.5</text:p>
          </table:table-cell>
          <table:table-cell table:formula="of:=[.D22]+0.5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23];[Rate_data.$A$24:.$A$34];0)+IF([.B23]=&quot;Express&quot;;16;0)" office:value-type="float" office:value="25" calcext:value-type="float">
            <text:p>25</text:p>
          </table:table-cell>
          <table:table-cell table:formula="of:=MATCH([.A23];[Rate_data.$B$23:.$L$23];0)" office:value-type="float" office:value="2" calcext:value-type="float">
            <text:p>2</text:p>
          </table:table-cell>
          <table:table-cell table:style-name="ce8" table:formula="of:=IF([.E23]=&quot;Yes&quot;;([.D23]*[Rate_data.$C$8]-100)/100*IF([.A23]=&quot;Domestic&quot;;[Rate_data.$C$17];[Rate_data.$C$18]);0)" office:value-type="float" office:value="60" calcext:value-type="float">
            <text:p>60.00</text:p>
          </table:table-cell>
          <table:table-cell table:style-name="ce8" table:formula="of:=OFFSET([Rate_data.$A$23];[.H23];[.I23])" office:value-type="float" office:value="75.3" calcext:value-type="float">
            <text:p>75.30</text:p>
          </table:table-cell>
          <table:table-cell table:style-name="ce8" table:formula="of:=ROUND(([.J23]+[.K23])*(1-[.F23]);2)" office:value-type="float" office:value="81.18" calcext:value-type="float">
            <text:p>81.18</text:p>
          </table:table-cell>
          <table:table-cell table:style-name="ce13" table:number-columns-repeated="16372"/>
        </table:table-row>
        <table:table-row table:style-name="ro1">
          <table:table-cell table:formula="of:=[.A23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23]" office:value-type="float" office:value="4" calcext:value-type="float">
            <text:p>4</text:p>
          </table:table-cell>
          <table:table-cell table:formula="of:=[.D23]+0.5" office:value-type="float" office:value="4.5" calcext:value-type="float">
            <text:p>4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24];[Rate_data.$A$24:.$A$34];0)+IF([.B24]=&quot;Express&quot;;16;0)" office:value-type="float" office:value="26" calcext:value-type="float">
            <text:p>26</text:p>
          </table:table-cell>
          <table:table-cell table:formula="of:=MATCH([.A24];[Rate_data.$B$23:.$L$23];0)" office:value-type="float" office:value="2" calcext:value-type="float">
            <text:p>2</text:p>
          </table:table-cell>
          <table:table-cell table:style-name="ce8" table:formula="of:=IF([.E24]=&quot;Yes&quot;;([.D24]*[Rate_data.$C$8]-100)/100*IF([.A24]=&quot;Domestic&quot;;[Rate_data.$C$17];[Rate_data.$C$18]);0)" office:value-type="float" office:value="68" calcext:value-type="float">
            <text:p>68.00</text:p>
          </table:table-cell>
          <table:table-cell table:style-name="ce8" table:formula="of:=OFFSET([Rate_data.$A$23];[.H24];[.I24])" office:value-type="float" office:value="79.9" calcext:value-type="float">
            <text:p>79.90</text:p>
          </table:table-cell>
          <table:table-cell table:style-name="ce8" table:formula="of:=ROUND(([.J24]+[.K24])*(1-[.F24]);2)" office:value-type="float" office:value="88.74" calcext:value-type="float">
            <text:p>88.74</text:p>
          </table:table-cell>
          <table:table-cell table:style-name="ce13" table:number-columns-repeated="16372"/>
        </table:table-row>
        <table:table-row table:style-name="ro1">
          <table:table-cell table:formula="of:=[.A24]" office:value-type="string" office:string-value="Zone 1" calcext:value-type="string">
            <text:p>Zone 1</text:p>
          </table:table-cell>
          <table:table-cell office:value-type="string" calcext:value-type="string">
            <text:p>Express</text:p>
          </table:table-cell>
          <table:table-cell table:formula="of:=[.D24]" office:value-type="float" office:value="4.5" calcext:value-type="float">
            <text:p>4.5</text:p>
          </table:table-cell>
          <table:table-cell table:formula="of:=[.D24]+0.5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25];[Rate_data.$A$24:.$A$34];0)+IF([.B25]=&quot;Express&quot;;16;0)" office:value-type="float" office:value="27" calcext:value-type="float">
            <text:p>27</text:p>
          </table:table-cell>
          <table:table-cell table:formula="of:=MATCH([.A25];[Rate_data.$B$23:.$L$23];0)" office:value-type="float" office:value="2" calcext:value-type="float">
            <text:p>2</text:p>
          </table:table-cell>
          <table:table-cell table:style-name="ce8" table:formula="of:=IF([.E25]=&quot;Yes&quot;;([.D25]*[Rate_data.$C$8]-100)/100*IF([.A25]=&quot;Domestic&quot;;[Rate_data.$C$17];[Rate_data.$C$18]);0)" office:value-type="float" office:value="76" calcext:value-type="float">
            <text:p>76.00</text:p>
          </table:table-cell>
          <table:table-cell table:style-name="ce8" table:formula="of:=OFFSET([Rate_data.$A$23];[.H25];[.I25])" office:value-type="float" office:value="84.5" calcext:value-type="float">
            <text:p>84.50</text:p>
          </table:table-cell>
          <table:table-cell table:style-name="ce8" table:formula="of:=ROUND(([.J25]+[.K25])*(1-[.F25]);2)" office:value-type="float" office:value="96.3" calcext:value-type="float">
            <text:p>96.30</text:p>
          </table:table-cell>
          <table:table-cell table:style-name="ce13" table:number-columns-repeated="16372"/>
        </table:table-row>
        <table:table-row table:style-name="ro1">
          <table:table-cell office:value-type="string" calcext:value-type="string">
            <text:p>Zone 2</text:p>
          </table:table-cell>
          <table:table-cell office:value-type="string" calcext:value-type="string">
            <text:p>Expres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26];[Rate_data.$A$24:.$A$34];0)+IF([.B26]=&quot;Express&quot;;16;0)" office:value-type="float" office:value="17" calcext:value-type="float">
            <text:p>17</text:p>
          </table:table-cell>
          <table:table-cell table:formula="of:=MATCH([.A26];[Rate_data.$B$23:.$L$23];0)" office:value-type="float" office:value="3" calcext:value-type="float">
            <text:p>3</text:p>
          </table:table-cell>
          <table:table-cell table:style-name="ce8" table:formula="of:=IF([.E26]=&quot;Yes&quot;;([.D26]*[Rate_data.$C$8]-100)/100*IF([.A26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26];[.I26])" office:value-type="float" office:value="36.95" calcext:value-type="float">
            <text:p>36.95</text:p>
          </table:table-cell>
          <table:table-cell table:style-name="ce8" table:formula="of:=ROUND(([.J26]+[.K26])*(1-[.F26]);2)" office:value-type="float" office:value="22.17" calcext:value-type="float">
            <text:p>22.17</text:p>
          </table:table-cell>
          <table:table-cell table:style-name="ce13" table:number-columns-repeated="16372"/>
        </table:table-row>
        <table:table-row table:style-name="ro1">
          <table:table-cell table:formula="of:=[.A26]" office:value-type="string" office:string-value="Zone 2" calcext:value-type="string">
            <text:p>Zone 2</text:p>
          </table:table-cell>
          <table:table-cell office:value-type="string" calcext:value-type="string">
            <text:p>Express</text:p>
          </table:table-cell>
          <table:table-cell table:formula="of:=[.D26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27];[Rate_data.$A$24:.$A$34];0)+IF([.B27]=&quot;Express&quot;;16;0)" office:value-type="float" office:value="18" calcext:value-type="float">
            <text:p>18</text:p>
          </table:table-cell>
          <table:table-cell table:formula="of:=MATCH([.A27];[Rate_data.$B$23:.$L$23];0)" office:value-type="float" office:value="3" calcext:value-type="float">
            <text:p>3</text:p>
          </table:table-cell>
          <table:table-cell table:style-name="ce8" table:formula="of:=IF([.E27]=&quot;Yes&quot;;([.D27]*[Rate_data.$C$8]-100)/100*IF([.A27]=&quot;Domestic&quot;;[Rate_data.$C$17];[Rate_data.$C$18]);0)" office:value-type="float" office:value="4" calcext:value-type="float">
            <text:p>4.00</text:p>
          </table:table-cell>
          <table:table-cell table:style-name="ce8" table:formula="of:=OFFSET([Rate_data.$A$23];[.H27];[.I27])" office:value-type="float" office:value="43" calcext:value-type="float">
            <text:p>43.00</text:p>
          </table:table-cell>
          <table:table-cell table:style-name="ce8" table:formula="of:=ROUND(([.J27]+[.K27])*(1-[.F27]);2)" office:value-type="float" office:value="28.2" calcext:value-type="float">
            <text:p>28.20</text:p>
          </table:table-cell>
          <table:table-cell table:style-name="ce13" table:number-columns-repeated="16372"/>
        </table:table-row>
        <table:table-row table:style-name="ro1">
          <table:table-cell table:formula="of:=[.A27]" office:value-type="string" office:string-value="Zone 2" calcext:value-type="string">
            <text:p>Zone 2</text:p>
          </table:table-cell>
          <table:table-cell office:value-type="string" calcext:value-type="string">
            <text:p>Express</text:p>
          </table:table-cell>
          <table:table-cell table:formula="of:=[.D27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28];[Rate_data.$A$24:.$A$34];0)+IF([.B28]=&quot;Express&quot;;16;0)" office:value-type="float" office:value="19" calcext:value-type="float">
            <text:p>19</text:p>
          </table:table-cell>
          <table:table-cell table:formula="of:=MATCH([.A28];[Rate_data.$B$23:.$L$23];0)" office:value-type="float" office:value="3" calcext:value-type="float">
            <text:p>3</text:p>
          </table:table-cell>
          <table:table-cell table:style-name="ce8" table:formula="of:=IF([.E28]=&quot;Yes&quot;;([.D28]*[Rate_data.$C$8]-100)/100*IF([.A28]=&quot;Domestic&quot;;[Rate_data.$C$17];[Rate_data.$C$18]);0)" office:value-type="float" office:value="12" calcext:value-type="float">
            <text:p>12.00</text:p>
          </table:table-cell>
          <table:table-cell table:style-name="ce8" table:formula="of:=OFFSET([Rate_data.$A$23];[.H28];[.I28])" office:value-type="float" office:value="55.15" calcext:value-type="float">
            <text:p>55.15</text:p>
          </table:table-cell>
          <table:table-cell table:style-name="ce8" table:formula="of:=ROUND(([.J28]+[.K28])*(1-[.F28]);2)" office:value-type="float" office:value="40.29" calcext:value-type="float">
            <text:p>40.29</text:p>
          </table:table-cell>
          <table:table-cell table:style-name="ce13" table:number-columns-repeated="16372"/>
        </table:table-row>
        <table:table-row table:style-name="ro1">
          <table:table-cell table:formula="of:=[.A28]" office:value-type="string" office:string-value="Zone 2" calcext:value-type="string">
            <text:p>Zone 2</text:p>
          </table:table-cell>
          <table:table-cell office:value-type="string" calcext:value-type="string">
            <text:p>Express</text:p>
          </table:table-cell>
          <table:table-cell table:formula="of:=[.D28]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29];[Rate_data.$A$24:.$A$34];0)+IF([.B29]=&quot;Express&quot;;16;0)" office:value-type="float" office:value="20" calcext:value-type="float">
            <text:p>20</text:p>
          </table:table-cell>
          <table:table-cell table:formula="of:=MATCH([.A29];[Rate_data.$B$23:.$L$23];0)" office:value-type="float" office:value="3" calcext:value-type="float">
            <text:p>3</text:p>
          </table:table-cell>
          <table:table-cell table:style-name="ce8" table:formula="of:=IF([.E29]=&quot;Yes&quot;;([.D29]*[Rate_data.$C$8]-100)/100*IF([.A29]=&quot;Domestic&quot;;[Rate_data.$C$17];[Rate_data.$C$18]);0)" office:value-type="float" office:value="20" calcext:value-type="float">
            <text:p>20.00</text:p>
          </table:table-cell>
          <table:table-cell table:style-name="ce8" table:formula="of:=OFFSET([Rate_data.$A$23];[.H29];[.I29])" office:value-type="float" office:value="67.3" calcext:value-type="float">
            <text:p>67.30</text:p>
          </table:table-cell>
          <table:table-cell table:style-name="ce8" table:formula="of:=ROUND(([.J29]+[.K29])*(1-[.F29]);2)" office:value-type="float" office:value="52.38" calcext:value-type="float">
            <text:p>52.38</text:p>
          </table:table-cell>
          <table:table-cell table:style-name="ce13" table:number-columns-repeated="16372"/>
        </table:table-row>
        <table:table-row table:style-name="ro1">
          <table:table-cell table:formula="of:=[.A29]" office:value-type="string" office:string-value="Zone 2" calcext:value-type="string">
            <text:p>Zone 2</text:p>
          </table:table-cell>
          <table:table-cell office:value-type="string" calcext:value-type="string">
            <text:p>Express</text:p>
          </table:table-cell>
          <table:table-cell table:formula="of:=[.D29]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30];[Rate_data.$A$24:.$A$34];0)+IF([.B30]=&quot;Express&quot;;16;0)" office:value-type="float" office:value="21" calcext:value-type="float">
            <text:p>21</text:p>
          </table:table-cell>
          <table:table-cell table:formula="of:=MATCH([.A30];[Rate_data.$B$23:.$L$23];0)" office:value-type="float" office:value="3" calcext:value-type="float">
            <text:p>3</text:p>
          </table:table-cell>
          <table:table-cell table:style-name="ce8" table:formula="of:=IF([.E30]=&quot;Yes&quot;;([.D30]*[Rate_data.$C$8]-100)/100*IF([.A30]=&quot;Domestic&quot;;[Rate_data.$C$17];[Rate_data.$C$18]);0)" office:value-type="float" office:value="28" calcext:value-type="float">
            <text:p>28.00</text:p>
          </table:table-cell>
          <table:table-cell table:style-name="ce8" table:formula="of:=OFFSET([Rate_data.$A$23];[.H30];[.I30])" office:value-type="float" office:value="79.45" calcext:value-type="float">
            <text:p>79.45</text:p>
          </table:table-cell>
          <table:table-cell table:style-name="ce8" table:formula="of:=ROUND(([.J30]+[.K30])*(1-[.F30]);2)" office:value-type="float" office:value="64.47" calcext:value-type="float">
            <text:p>64.47</text:p>
          </table:table-cell>
          <table:table-cell table:style-name="ce13" table:number-columns-repeated="16372"/>
        </table:table-row>
        <table:table-row table:style-name="ro1">
          <table:table-cell table:formula="of:=[.A30]" office:value-type="string" office:string-value="Zone 2" calcext:value-type="string">
            <text:p>Zone 2</text:p>
          </table:table-cell>
          <table:table-cell office:value-type="string" calcext:value-type="string">
            <text:p>Express</text:p>
          </table:table-cell>
          <table:table-cell table:formula="of:=[.D30]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31];[Rate_data.$A$24:.$A$34];0)+IF([.B31]=&quot;Express&quot;;16;0)" office:value-type="float" office:value="22" calcext:value-type="float">
            <text:p>22</text:p>
          </table:table-cell>
          <table:table-cell table:formula="of:=MATCH([.A31];[Rate_data.$B$23:.$L$23];0)" office:value-type="float" office:value="3" calcext:value-type="float">
            <text:p>3</text:p>
          </table:table-cell>
          <table:table-cell table:style-name="ce8" table:formula="of:=IF([.E31]=&quot;Yes&quot;;([.D31]*[Rate_data.$C$8]-100)/100*IF([.A31]=&quot;Domestic&quot;;[Rate_data.$C$17];[Rate_data.$C$18]);0)" office:value-type="float" office:value="36" calcext:value-type="float">
            <text:p>36.00</text:p>
          </table:table-cell>
          <table:table-cell table:style-name="ce8" table:formula="of:=OFFSET([Rate_data.$A$23];[.H31];[.I31])" office:value-type="float" office:value="86" calcext:value-type="float">
            <text:p>86.00</text:p>
          </table:table-cell>
          <table:table-cell table:style-name="ce8" table:formula="of:=ROUND(([.J31]+[.K31])*(1-[.F31]);2)" office:value-type="float" office:value="73.2" calcext:value-type="float">
            <text:p>73.20</text:p>
          </table:table-cell>
          <table:table-cell table:style-name="ce13" table:number-columns-repeated="16372"/>
        </table:table-row>
        <table:table-row table:style-name="ro1">
          <table:table-cell table:formula="of:=[.A31]" office:value-type="string" office:string-value="Zone 2" calcext:value-type="string">
            <text:p>Zone 2</text:p>
          </table:table-cell>
          <table:table-cell office:value-type="string" calcext:value-type="string">
            <text:p>Express</text:p>
          </table:table-cell>
          <table:table-cell table:formula="of:=[.D31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32];[Rate_data.$A$24:.$A$34];0)+IF([.B32]=&quot;Express&quot;;16;0)" office:value-type="float" office:value="23" calcext:value-type="float">
            <text:p>23</text:p>
          </table:table-cell>
          <table:table-cell table:formula="of:=MATCH([.A32];[Rate_data.$B$23:.$L$23];0)" office:value-type="float" office:value="3" calcext:value-type="float">
            <text:p>3</text:p>
          </table:table-cell>
          <table:table-cell table:style-name="ce8" table:formula="of:=IF([.E32]=&quot;Yes&quot;;([.D32]*[Rate_data.$C$8]-100)/100*IF([.A32]=&quot;Domestic&quot;;[Rate_data.$C$17];[Rate_data.$C$18]);0)" office:value-type="float" office:value="44" calcext:value-type="float">
            <text:p>44.00</text:p>
          </table:table-cell>
          <table:table-cell table:style-name="ce8" table:formula="of:=OFFSET([Rate_data.$A$23];[.H32];[.I32])" office:value-type="float" office:value="92.55" calcext:value-type="float">
            <text:p>92.55</text:p>
          </table:table-cell>
          <table:table-cell table:style-name="ce8" table:formula="of:=ROUND(([.J32]+[.K32])*(1-[.F32]);2)" office:value-type="float" office:value="81.93" calcext:value-type="float">
            <text:p>81.93</text:p>
          </table:table-cell>
          <table:table-cell table:style-name="ce13" table:number-columns-repeated="16372"/>
        </table:table-row>
        <table:table-row table:style-name="ro1">
          <table:table-cell table:formula="of:=[.A32]" office:value-type="string" office:string-value="Zone 2" calcext:value-type="string">
            <text:p>Zone 2</text:p>
          </table:table-cell>
          <table:table-cell office:value-type="string" calcext:value-type="string">
            <text:p>Express</text:p>
          </table:table-cell>
          <table:table-cell table:formula="of:=[.D32]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33];[Rate_data.$A$24:.$A$34];0)+IF([.B33]=&quot;Express&quot;;16;0)" office:value-type="float" office:value="24" calcext:value-type="float">
            <text:p>24</text:p>
          </table:table-cell>
          <table:table-cell table:formula="of:=MATCH([.A33];[Rate_data.$B$23:.$L$23];0)" office:value-type="float" office:value="3" calcext:value-type="float">
            <text:p>3</text:p>
          </table:table-cell>
          <table:table-cell table:style-name="ce8" table:formula="of:=IF([.E33]=&quot;Yes&quot;;([.D33]*[Rate_data.$C$8]-100)/100*IF([.A33]=&quot;Domestic&quot;;[Rate_data.$C$17];[Rate_data.$C$18]);0)" office:value-type="float" office:value="52" calcext:value-type="float">
            <text:p>52.00</text:p>
          </table:table-cell>
          <table:table-cell table:style-name="ce8" table:formula="of:=OFFSET([Rate_data.$A$23];[.H33];[.I33])" office:value-type="float" office:value="99.1" calcext:value-type="float">
            <text:p>99.10</text:p>
          </table:table-cell>
          <table:table-cell table:style-name="ce8" table:formula="of:=ROUND(([.J33]+[.K33])*(1-[.F33]);2)" office:value-type="float" office:value="90.66" calcext:value-type="float">
            <text:p>90.66</text:p>
          </table:table-cell>
          <table:table-cell table:style-name="ce13" table:number-columns-repeated="16372"/>
        </table:table-row>
        <table:table-row table:style-name="ro1">
          <table:table-cell table:formula="of:=[.A33]" office:value-type="string" office:string-value="Zone 2" calcext:value-type="string">
            <text:p>Zone 2</text:p>
          </table:table-cell>
          <table:table-cell office:value-type="string" calcext:value-type="string">
            <text:p>Express</text:p>
          </table:table-cell>
          <table:table-cell table:formula="of:=[.D33]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34];[Rate_data.$A$24:.$A$34];0)+IF([.B34]=&quot;Express&quot;;16;0)" office:value-type="float" office:value="25" calcext:value-type="float">
            <text:p>25</text:p>
          </table:table-cell>
          <table:table-cell table:formula="of:=MATCH([.A34];[Rate_data.$B$23:.$L$23];0)" office:value-type="float" office:value="3" calcext:value-type="float">
            <text:p>3</text:p>
          </table:table-cell>
          <table:table-cell table:style-name="ce8" table:formula="of:=IF([.E34]=&quot;Yes&quot;;([.D34]*[Rate_data.$C$8]-100)/100*IF([.A34]=&quot;Domestic&quot;;[Rate_data.$C$17];[Rate_data.$C$18]);0)" office:value-type="float" office:value="60" calcext:value-type="float">
            <text:p>60.00</text:p>
          </table:table-cell>
          <table:table-cell table:style-name="ce8" table:formula="of:=OFFSET([Rate_data.$A$23];[.H34];[.I34])" office:value-type="float" office:value="105.65" calcext:value-type="float">
            <text:p>105.65</text:p>
          </table:table-cell>
          <table:table-cell table:style-name="ce8" table:formula="of:=ROUND(([.J34]+[.K34])*(1-[.F34]);2)" office:value-type="float" office:value="99.39" calcext:value-type="float">
            <text:p>99.39</text:p>
          </table:table-cell>
          <table:table-cell table:style-name="ce13" table:number-columns-repeated="16372"/>
        </table:table-row>
        <table:table-row table:style-name="ro1">
          <table:table-cell table:formula="of:=[.A34]" office:value-type="string" office:string-value="Zone 2" calcext:value-type="string">
            <text:p>Zone 2</text:p>
          </table:table-cell>
          <table:table-cell office:value-type="string" calcext:value-type="string">
            <text:p>Express</text:p>
          </table:table-cell>
          <table:table-cell table:formula="of:=[.D34]" office:value-type="float" office:value="4" calcext:value-type="float">
            <text:p>4</text:p>
          </table:table-cell>
          <table:table-cell table:formula="of:=[.D34]+0.5" office:value-type="float" office:value="4.5" calcext:value-type="float">
            <text:p>4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35];[Rate_data.$A$24:.$A$34];0)+IF([.B35]=&quot;Express&quot;;16;0)" office:value-type="float" office:value="26" calcext:value-type="float">
            <text:p>26</text:p>
          </table:table-cell>
          <table:table-cell table:formula="of:=MATCH([.A35];[Rate_data.$B$23:.$L$23];0)" office:value-type="float" office:value="3" calcext:value-type="float">
            <text:p>3</text:p>
          </table:table-cell>
          <table:table-cell table:style-name="ce8" table:formula="of:=IF([.E35]=&quot;Yes&quot;;([.D35]*[Rate_data.$C$8]-100)/100*IF([.A35]=&quot;Domestic&quot;;[Rate_data.$C$17];[Rate_data.$C$18]);0)" office:value-type="float" office:value="68" calcext:value-type="float">
            <text:p>68.00</text:p>
          </table:table-cell>
          <table:table-cell table:style-name="ce8" table:formula="of:=OFFSET([Rate_data.$A$23];[.H35];[.I35])" office:value-type="float" office:value="112.2" calcext:value-type="float">
            <text:p>112.20</text:p>
          </table:table-cell>
          <table:table-cell table:style-name="ce8" table:formula="of:=ROUND(([.J35]+[.K35])*(1-[.F35]);2)" office:value-type="float" office:value="108.12" calcext:value-type="float">
            <text:p>108.12</text:p>
          </table:table-cell>
          <table:table-cell table:style-name="ce13" table:number-columns-repeated="16372"/>
        </table:table-row>
        <table:table-row table:style-name="ro1">
          <table:table-cell table:formula="of:=[.A35]" office:value-type="string" office:string-value="Zone 2" calcext:value-type="string">
            <text:p>Zone 2</text:p>
          </table:table-cell>
          <table:table-cell office:value-type="string" calcext:value-type="string">
            <text:p>Express</text:p>
          </table:table-cell>
          <table:table-cell table:formula="of:=[.D35]" office:value-type="float" office:value="4.5" calcext:value-type="float">
            <text:p>4.5</text:p>
          </table:table-cell>
          <table:table-cell table:formula="of:=[.D35]+0.5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36];[Rate_data.$A$24:.$A$34];0)+IF([.B36]=&quot;Express&quot;;16;0)" office:value-type="float" office:value="27" calcext:value-type="float">
            <text:p>27</text:p>
          </table:table-cell>
          <table:table-cell table:formula="of:=MATCH([.A36];[Rate_data.$B$23:.$L$23];0)" office:value-type="float" office:value="3" calcext:value-type="float">
            <text:p>3</text:p>
          </table:table-cell>
          <table:table-cell table:style-name="ce8" table:formula="of:=IF([.E36]=&quot;Yes&quot;;([.D36]*[Rate_data.$C$8]-100)/100*IF([.A36]=&quot;Domestic&quot;;[Rate_data.$C$17];[Rate_data.$C$18]);0)" office:value-type="float" office:value="76" calcext:value-type="float">
            <text:p>76.00</text:p>
          </table:table-cell>
          <table:table-cell table:style-name="ce8" table:formula="of:=OFFSET([Rate_data.$A$23];[.H36];[.I36])" office:value-type="float" office:value="118.75" calcext:value-type="float">
            <text:p>118.75</text:p>
          </table:table-cell>
          <table:table-cell table:style-name="ce8" table:formula="of:=ROUND(([.J36]+[.K36])*(1-[.F36]);2)" office:value-type="float" office:value="116.85" calcext:value-type="float">
            <text:p>116.85</text:p>
          </table:table-cell>
          <table:table-cell table:style-name="ce13" table:number-columns-repeated="16372"/>
        </table:table-row>
        <table:table-row table:style-name="ro1">
          <table:table-cell office:value-type="string" calcext:value-type="string">
            <text:p>Zone 3</text:p>
          </table:table-cell>
          <table:table-cell office:value-type="string" calcext:value-type="string">
            <text:p>Expres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37];[Rate_data.$A$24:.$A$34];0)+IF([.B37]=&quot;Express&quot;;16;0)" office:value-type="float" office:value="17" calcext:value-type="float">
            <text:p>17</text:p>
          </table:table-cell>
          <table:table-cell table:formula="of:=MATCH([.A37];[Rate_data.$B$23:.$L$23];0)" office:value-type="float" office:value="4" calcext:value-type="float">
            <text:p>4</text:p>
          </table:table-cell>
          <table:table-cell table:style-name="ce8" table:formula="of:=IF([.E37]=&quot;Yes&quot;;([.D37]*[Rate_data.$C$8]-100)/100*IF([.A37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37];[.I37])" office:value-type="float" office:value="39.3" calcext:value-type="float">
            <text:p>39.30</text:p>
          </table:table-cell>
          <table:table-cell table:style-name="ce8" table:formula="of:=ROUND(([.J37]+[.K37])*(1-[.F37]);2)" office:value-type="float" office:value="23.58" calcext:value-type="float">
            <text:p>23.58</text:p>
          </table:table-cell>
          <table:table-cell table:style-name="ce13" table:number-columns-repeated="16372"/>
        </table:table-row>
        <table:table-row table:style-name="ro1">
          <table:table-cell table:formula="of:=[.A37]" office:value-type="string" office:string-value="Zone 3" calcext:value-type="string">
            <text:p>Zone 3</text:p>
          </table:table-cell>
          <table:table-cell office:value-type="string" calcext:value-type="string">
            <text:p>Express</text:p>
          </table:table-cell>
          <table:table-cell table:formula="of:=[.D37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38];[Rate_data.$A$24:.$A$34];0)+IF([.B38]=&quot;Express&quot;;16;0)" office:value-type="float" office:value="18" calcext:value-type="float">
            <text:p>18</text:p>
          </table:table-cell>
          <table:table-cell table:formula="of:=MATCH([.A38];[Rate_data.$B$23:.$L$23];0)" office:value-type="float" office:value="4" calcext:value-type="float">
            <text:p>4</text:p>
          </table:table-cell>
          <table:table-cell table:style-name="ce8" table:formula="of:=IF([.E38]=&quot;Yes&quot;;([.D38]*[Rate_data.$C$8]-100)/100*IF([.A38]=&quot;Domestic&quot;;[Rate_data.$C$17];[Rate_data.$C$18]);0)" office:value-type="float" office:value="4" calcext:value-type="float">
            <text:p>4.00</text:p>
          </table:table-cell>
          <table:table-cell table:style-name="ce8" table:formula="of:=OFFSET([Rate_data.$A$23];[.H38];[.I38])" office:value-type="float" office:value="46" calcext:value-type="float">
            <text:p>46.00</text:p>
          </table:table-cell>
          <table:table-cell table:style-name="ce8" table:formula="of:=ROUND(([.J38]+[.K38])*(1-[.F38]);2)" office:value-type="float" office:value="30" calcext:value-type="float">
            <text:p>30.00</text:p>
          </table:table-cell>
          <table:table-cell table:style-name="ce13" table:number-columns-repeated="16372"/>
        </table:table-row>
        <table:table-row table:style-name="ro1">
          <table:table-cell table:formula="of:=[.A38]" office:value-type="string" office:string-value="Zone 3" calcext:value-type="string">
            <text:p>Zone 3</text:p>
          </table:table-cell>
          <table:table-cell office:value-type="string" calcext:value-type="string">
            <text:p>Express</text:p>
          </table:table-cell>
          <table:table-cell table:formula="of:=[.D38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39];[Rate_data.$A$24:.$A$34];0)+IF([.B39]=&quot;Express&quot;;16;0)" office:value-type="float" office:value="19" calcext:value-type="float">
            <text:p>19</text:p>
          </table:table-cell>
          <table:table-cell table:formula="of:=MATCH([.A39];[Rate_data.$B$23:.$L$23];0)" office:value-type="float" office:value="4" calcext:value-type="float">
            <text:p>4</text:p>
          </table:table-cell>
          <table:table-cell table:style-name="ce8" table:formula="of:=IF([.E39]=&quot;Yes&quot;;([.D39]*[Rate_data.$C$8]-100)/100*IF([.A39]=&quot;Domestic&quot;;[Rate_data.$C$17];[Rate_data.$C$18]);0)" office:value-type="float" office:value="12" calcext:value-type="float">
            <text:p>12.00</text:p>
          </table:table-cell>
          <table:table-cell table:style-name="ce8" table:formula="of:=OFFSET([Rate_data.$A$23];[.H39];[.I39])" office:value-type="float" office:value="59.2" calcext:value-type="float">
            <text:p>59.20</text:p>
          </table:table-cell>
          <table:table-cell table:style-name="ce8" table:formula="of:=ROUND(([.J39]+[.K39])*(1-[.F39]);2)" office:value-type="float" office:value="42.72" calcext:value-type="float">
            <text:p>42.72</text:p>
          </table:table-cell>
          <table:table-cell table:style-name="ce13" table:number-columns-repeated="16372"/>
        </table:table-row>
        <table:table-row table:style-name="ro1">
          <table:table-cell table:formula="of:=[.A39]" office:value-type="string" office:string-value="Zone 3" calcext:value-type="string">
            <text:p>Zone 3</text:p>
          </table:table-cell>
          <table:table-cell office:value-type="string" calcext:value-type="string">
            <text:p>Express</text:p>
          </table:table-cell>
          <table:table-cell table:formula="of:=[.D39]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40];[Rate_data.$A$24:.$A$34];0)+IF([.B40]=&quot;Express&quot;;16;0)" office:value-type="float" office:value="20" calcext:value-type="float">
            <text:p>20</text:p>
          </table:table-cell>
          <table:table-cell table:formula="of:=MATCH([.A40];[Rate_data.$B$23:.$L$23];0)" office:value-type="float" office:value="4" calcext:value-type="float">
            <text:p>4</text:p>
          </table:table-cell>
          <table:table-cell table:style-name="ce8" table:formula="of:=IF([.E40]=&quot;Yes&quot;;([.D40]*[Rate_data.$C$8]-100)/100*IF([.A40]=&quot;Domestic&quot;;[Rate_data.$C$17];[Rate_data.$C$18]);0)" office:value-type="float" office:value="20" calcext:value-type="float">
            <text:p>20.00</text:p>
          </table:table-cell>
          <table:table-cell table:style-name="ce8" table:formula="of:=OFFSET([Rate_data.$A$23];[.H40];[.I40])" office:value-type="float" office:value="72.55" calcext:value-type="float">
            <text:p>72.55</text:p>
          </table:table-cell>
          <table:table-cell table:style-name="ce8" table:formula="of:=ROUND(([.J40]+[.K40])*(1-[.F40]);2)" office:value-type="float" office:value="55.53" calcext:value-type="float">
            <text:p>55.53</text:p>
          </table:table-cell>
          <table:table-cell table:style-name="ce13" table:number-columns-repeated="16372"/>
        </table:table-row>
        <table:table-row table:style-name="ro1">
          <table:table-cell table:formula="of:=[.A40]" office:value-type="string" office:string-value="Zone 3" calcext:value-type="string">
            <text:p>Zone 3</text:p>
          </table:table-cell>
          <table:table-cell office:value-type="string" calcext:value-type="string">
            <text:p>Express</text:p>
          </table:table-cell>
          <table:table-cell table:formula="of:=[.D40]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41];[Rate_data.$A$24:.$A$34];0)+IF([.B41]=&quot;Express&quot;;16;0)" office:value-type="float" office:value="21" calcext:value-type="float">
            <text:p>21</text:p>
          </table:table-cell>
          <table:table-cell table:formula="of:=MATCH([.A41];[Rate_data.$B$23:.$L$23];0)" office:value-type="float" office:value="4" calcext:value-type="float">
            <text:p>4</text:p>
          </table:table-cell>
          <table:table-cell table:style-name="ce8" table:formula="of:=IF([.E41]=&quot;Yes&quot;;([.D41]*[Rate_data.$C$8]-100)/100*IF([.A41]=&quot;Domestic&quot;;[Rate_data.$C$17];[Rate_data.$C$18]);0)" office:value-type="float" office:value="28" calcext:value-type="float">
            <text:p>28.00</text:p>
          </table:table-cell>
          <table:table-cell table:style-name="ce8" table:formula="of:=OFFSET([Rate_data.$A$23];[.H41];[.I41])" office:value-type="float" office:value="85.85" calcext:value-type="float">
            <text:p>85.85</text:p>
          </table:table-cell>
          <table:table-cell table:style-name="ce8" table:formula="of:=ROUND(([.J41]+[.K41])*(1-[.F41]);2)" office:value-type="float" office:value="68.31" calcext:value-type="float">
            <text:p>68.31</text:p>
          </table:table-cell>
          <table:table-cell table:style-name="ce13" table:number-columns-repeated="16372"/>
        </table:table-row>
        <table:table-row table:style-name="ro1">
          <table:table-cell table:formula="of:=[.A41]" office:value-type="string" office:string-value="Zone 3" calcext:value-type="string">
            <text:p>Zone 3</text:p>
          </table:table-cell>
          <table:table-cell office:value-type="string" calcext:value-type="string">
            <text:p>Express</text:p>
          </table:table-cell>
          <table:table-cell table:formula="of:=[.D41]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42];[Rate_data.$A$24:.$A$34];0)+IF([.B42]=&quot;Express&quot;;16;0)" office:value-type="float" office:value="22" calcext:value-type="float">
            <text:p>22</text:p>
          </table:table-cell>
          <table:table-cell table:formula="of:=MATCH([.A42];[Rate_data.$B$23:.$L$23];0)" office:value-type="float" office:value="4" calcext:value-type="float">
            <text:p>4</text:p>
          </table:table-cell>
          <table:table-cell table:style-name="ce8" table:formula="of:=IF([.E42]=&quot;Yes&quot;;([.D42]*[Rate_data.$C$8]-100)/100*IF([.A42]=&quot;Domestic&quot;;[Rate_data.$C$17];[Rate_data.$C$18]);0)" office:value-type="float" office:value="36" calcext:value-type="float">
            <text:p>36.00</text:p>
          </table:table-cell>
          <table:table-cell table:style-name="ce8" table:formula="of:=OFFSET([Rate_data.$A$23];[.H42];[.I42])" office:value-type="float" office:value="93.6" calcext:value-type="float">
            <text:p>93.60</text:p>
          </table:table-cell>
          <table:table-cell table:style-name="ce8" table:formula="of:=ROUND(([.J42]+[.K42])*(1-[.F42]);2)" office:value-type="float" office:value="77.76" calcext:value-type="float">
            <text:p>77.76</text:p>
          </table:table-cell>
          <table:table-cell table:style-name="ce13" table:number-columns-repeated="16372"/>
        </table:table-row>
        <table:table-row table:style-name="ro1">
          <table:table-cell table:formula="of:=[.A42]" office:value-type="string" office:string-value="Zone 3" calcext:value-type="string">
            <text:p>Zone 3</text:p>
          </table:table-cell>
          <table:table-cell office:value-type="string" calcext:value-type="string">
            <text:p>Express</text:p>
          </table:table-cell>
          <table:table-cell table:formula="of:=[.D42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43];[Rate_data.$A$24:.$A$34];0)+IF([.B43]=&quot;Express&quot;;16;0)" office:value-type="float" office:value="23" calcext:value-type="float">
            <text:p>23</text:p>
          </table:table-cell>
          <table:table-cell table:formula="of:=MATCH([.A43];[Rate_data.$B$23:.$L$23];0)" office:value-type="float" office:value="4" calcext:value-type="float">
            <text:p>4</text:p>
          </table:table-cell>
          <table:table-cell table:style-name="ce8" table:formula="of:=IF([.E43]=&quot;Yes&quot;;([.D43]*[Rate_data.$C$8]-100)/100*IF([.A43]=&quot;Domestic&quot;;[Rate_data.$C$17];[Rate_data.$C$18]);0)" office:value-type="float" office:value="44" calcext:value-type="float">
            <text:p>44.00</text:p>
          </table:table-cell>
          <table:table-cell table:style-name="ce8" table:formula="of:=OFFSET([Rate_data.$A$23];[.H43];[.I43])" office:value-type="float" office:value="101.35" calcext:value-type="float">
            <text:p>101.35</text:p>
          </table:table-cell>
          <table:table-cell table:style-name="ce8" table:formula="of:=ROUND(([.J43]+[.K43])*(1-[.F43]);2)" office:value-type="float" office:value="87.21" calcext:value-type="float">
            <text:p>87.21</text:p>
          </table:table-cell>
          <table:table-cell table:style-name="ce13" table:number-columns-repeated="16372"/>
        </table:table-row>
        <table:table-row table:style-name="ro1">
          <table:table-cell table:formula="of:=[.A43]" office:value-type="string" office:string-value="Zone 3" calcext:value-type="string">
            <text:p>Zone 3</text:p>
          </table:table-cell>
          <table:table-cell office:value-type="string" calcext:value-type="string">
            <text:p>Express</text:p>
          </table:table-cell>
          <table:table-cell table:formula="of:=[.D43]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44];[Rate_data.$A$24:.$A$34];0)+IF([.B44]=&quot;Express&quot;;16;0)" office:value-type="float" office:value="24" calcext:value-type="float">
            <text:p>24</text:p>
          </table:table-cell>
          <table:table-cell table:formula="of:=MATCH([.A44];[Rate_data.$B$23:.$L$23];0)" office:value-type="float" office:value="4" calcext:value-type="float">
            <text:p>4</text:p>
          </table:table-cell>
          <table:table-cell table:style-name="ce8" table:formula="of:=IF([.E44]=&quot;Yes&quot;;([.D44]*[Rate_data.$C$8]-100)/100*IF([.A44]=&quot;Domestic&quot;;[Rate_data.$C$17];[Rate_data.$C$18]);0)" office:value-type="float" office:value="52" calcext:value-type="float">
            <text:p>52.00</text:p>
          </table:table-cell>
          <table:table-cell table:style-name="ce8" table:formula="of:=OFFSET([Rate_data.$A$23];[.H44];[.I44])" office:value-type="float" office:value="109.1" calcext:value-type="float">
            <text:p>109.10</text:p>
          </table:table-cell>
          <table:table-cell table:style-name="ce8" table:formula="of:=ROUND(([.J44]+[.K44])*(1-[.F44]);2)" office:value-type="float" office:value="96.66" calcext:value-type="float">
            <text:p>96.66</text:p>
          </table:table-cell>
          <table:table-cell table:style-name="ce13" table:number-columns-repeated="16372"/>
        </table:table-row>
        <table:table-row table:style-name="ro1">
          <table:table-cell table:formula="of:=[.A44]" office:value-type="string" office:string-value="Zone 3" calcext:value-type="string">
            <text:p>Zone 3</text:p>
          </table:table-cell>
          <table:table-cell office:value-type="string" calcext:value-type="string">
            <text:p>Express</text:p>
          </table:table-cell>
          <table:table-cell table:formula="of:=[.D44]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45];[Rate_data.$A$24:.$A$34];0)+IF([.B45]=&quot;Express&quot;;16;0)" office:value-type="float" office:value="25" calcext:value-type="float">
            <text:p>25</text:p>
          </table:table-cell>
          <table:table-cell table:formula="of:=MATCH([.A45];[Rate_data.$B$23:.$L$23];0)" office:value-type="float" office:value="4" calcext:value-type="float">
            <text:p>4</text:p>
          </table:table-cell>
          <table:table-cell table:style-name="ce8" table:formula="of:=IF([.E45]=&quot;Yes&quot;;([.D45]*[Rate_data.$C$8]-100)/100*IF([.A45]=&quot;Domestic&quot;;[Rate_data.$C$17];[Rate_data.$C$18]);0)" office:value-type="float" office:value="60" calcext:value-type="float">
            <text:p>60.00</text:p>
          </table:table-cell>
          <table:table-cell table:style-name="ce8" table:formula="of:=OFFSET([Rate_data.$A$23];[.H45];[.I45])" office:value-type="float" office:value="116.85" calcext:value-type="float">
            <text:p>116.85</text:p>
          </table:table-cell>
          <table:table-cell table:style-name="ce8" table:formula="of:=ROUND(([.J45]+[.K45])*(1-[.F45]);2)" office:value-type="float" office:value="106.11" calcext:value-type="float">
            <text:p>106.11</text:p>
          </table:table-cell>
          <table:table-cell table:style-name="ce13" table:number-columns-repeated="16372"/>
        </table:table-row>
        <table:table-row table:style-name="ro1">
          <table:table-cell table:formula="of:=[.A45]" office:value-type="string" office:string-value="Zone 3" calcext:value-type="string">
            <text:p>Zone 3</text:p>
          </table:table-cell>
          <table:table-cell office:value-type="string" calcext:value-type="string">
            <text:p>Express</text:p>
          </table:table-cell>
          <table:table-cell table:formula="of:=[.D45]" office:value-type="float" office:value="4" calcext:value-type="float">
            <text:p>4</text:p>
          </table:table-cell>
          <table:table-cell table:formula="of:=[.D45]+0.5" office:value-type="float" office:value="4.5" calcext:value-type="float">
            <text:p>4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46];[Rate_data.$A$24:.$A$34];0)+IF([.B46]=&quot;Express&quot;;16;0)" office:value-type="float" office:value="26" calcext:value-type="float">
            <text:p>26</text:p>
          </table:table-cell>
          <table:table-cell table:formula="of:=MATCH([.A46];[Rate_data.$B$23:.$L$23];0)" office:value-type="float" office:value="4" calcext:value-type="float">
            <text:p>4</text:p>
          </table:table-cell>
          <table:table-cell table:style-name="ce8" table:formula="of:=IF([.E46]=&quot;Yes&quot;;([.D46]*[Rate_data.$C$8]-100)/100*IF([.A46]=&quot;Domestic&quot;;[Rate_data.$C$17];[Rate_data.$C$18]);0)" office:value-type="float" office:value="68" calcext:value-type="float">
            <text:p>68.00</text:p>
          </table:table-cell>
          <table:table-cell table:style-name="ce8" table:formula="of:=OFFSET([Rate_data.$A$23];[.H46];[.I46])" office:value-type="float" office:value="124.6" calcext:value-type="float">
            <text:p>124.60</text:p>
          </table:table-cell>
          <table:table-cell table:style-name="ce8" table:formula="of:=ROUND(([.J46]+[.K46])*(1-[.F46]);2)" office:value-type="float" office:value="115.56" calcext:value-type="float">
            <text:p>115.56</text:p>
          </table:table-cell>
          <table:table-cell table:style-name="ce13" table:number-columns-repeated="16372"/>
        </table:table-row>
        <table:table-row table:style-name="ro1">
          <table:table-cell table:formula="of:=[.A46]" office:value-type="string" office:string-value="Zone 3" calcext:value-type="string">
            <text:p>Zone 3</text:p>
          </table:table-cell>
          <table:table-cell office:value-type="string" calcext:value-type="string">
            <text:p>Express</text:p>
          </table:table-cell>
          <table:table-cell table:formula="of:=[.D46]" office:value-type="float" office:value="4.5" calcext:value-type="float">
            <text:p>4.5</text:p>
          </table:table-cell>
          <table:table-cell table:formula="of:=[.D46]+0.5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47];[Rate_data.$A$24:.$A$34];0)+IF([.B47]=&quot;Express&quot;;16;0)" office:value-type="float" office:value="27" calcext:value-type="float">
            <text:p>27</text:p>
          </table:table-cell>
          <table:table-cell table:formula="of:=MATCH([.A47];[Rate_data.$B$23:.$L$23];0)" office:value-type="float" office:value="4" calcext:value-type="float">
            <text:p>4</text:p>
          </table:table-cell>
          <table:table-cell table:style-name="ce8" table:formula="of:=IF([.E47]=&quot;Yes&quot;;([.D47]*[Rate_data.$C$8]-100)/100*IF([.A47]=&quot;Domestic&quot;;[Rate_data.$C$17];[Rate_data.$C$18]);0)" office:value-type="float" office:value="76" calcext:value-type="float">
            <text:p>76.00</text:p>
          </table:table-cell>
          <table:table-cell table:style-name="ce8" table:formula="of:=OFFSET([Rate_data.$A$23];[.H47];[.I47])" office:value-type="float" office:value="132.35" calcext:value-type="float">
            <text:p>132.35</text:p>
          </table:table-cell>
          <table:table-cell table:style-name="ce8" table:formula="of:=ROUND(([.J47]+[.K47])*(1-[.F47]);2)" office:value-type="float" office:value="125.01" calcext:value-type="float">
            <text:p>125.01</text:p>
          </table:table-cell>
          <table:table-cell table:style-name="ce13" table:number-columns-repeated="16372"/>
        </table:table-row>
        <table:table-row table:style-name="ro1">
          <table:table-cell office:value-type="string" calcext:value-type="string">
            <text:p>Zone 3b</text:p>
          </table:table-cell>
          <table:table-cell office:value-type="string" calcext:value-type="string">
            <text:p>Expres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48];[Rate_data.$A$24:.$A$34];0)+IF([.B48]=&quot;Express&quot;;16;0)" office:value-type="float" office:value="17" calcext:value-type="float">
            <text:p>17</text:p>
          </table:table-cell>
          <table:table-cell table:formula="of:=MATCH([.A48];[Rate_data.$B$23:.$L$23];0)" office:value-type="float" office:value="7" calcext:value-type="float">
            <text:p>7</text:p>
          </table:table-cell>
          <table:table-cell table:style-name="ce8" table:formula="of:=IF([.E48]=&quot;Yes&quot;;([.D48]*[Rate_data.$C$8]-100)/100*IF([.A48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48];[.I48])" office:value-type="float" office:value="44.3" calcext:value-type="float">
            <text:p>44.30</text:p>
          </table:table-cell>
          <table:table-cell table:style-name="ce8" table:formula="of:=ROUND(([.J48]+[.K48])*(1-[.F48]);2)" office:value-type="float" office:value="26.58" calcext:value-type="float">
            <text:p>26.58</text:p>
          </table:table-cell>
          <table:table-cell table:style-name="ce13" table:number-columns-repeated="16372"/>
        </table:table-row>
        <table:table-row table:style-name="ro1">
          <table:table-cell table:formula="of:=[.A48]" office:value-type="string" office:string-value="Zone 3b" calcext:value-type="string">
            <text:p>Zone 3b</text:p>
          </table:table-cell>
          <table:table-cell office:value-type="string" calcext:value-type="string">
            <text:p>Express</text:p>
          </table:table-cell>
          <table:table-cell table:formula="of:=[.D48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49];[Rate_data.$A$24:.$A$34];0)+IF([.B49]=&quot;Express&quot;;16;0)" office:value-type="float" office:value="18" calcext:value-type="float">
            <text:p>18</text:p>
          </table:table-cell>
          <table:table-cell table:formula="of:=MATCH([.A49];[Rate_data.$B$23:.$L$23];0)" office:value-type="float" office:value="7" calcext:value-type="float">
            <text:p>7</text:p>
          </table:table-cell>
          <table:table-cell table:style-name="ce8" table:formula="of:=IF([.E49]=&quot;Yes&quot;;([.D49]*[Rate_data.$C$8]-100)/100*IF([.A49]=&quot;Domestic&quot;;[Rate_data.$C$17];[Rate_data.$C$18]);0)" office:value-type="float" office:value="4" calcext:value-type="float">
            <text:p>4.00</text:p>
          </table:table-cell>
          <table:table-cell table:style-name="ce8" table:formula="of:=OFFSET([Rate_data.$A$23];[.H49];[.I49])" office:value-type="float" office:value="51" calcext:value-type="float">
            <text:p>51.00</text:p>
          </table:table-cell>
          <table:table-cell table:style-name="ce8" table:formula="of:=ROUND(([.J49]+[.K49])*(1-[.F49]);2)" office:value-type="float" office:value="33" calcext:value-type="float">
            <text:p>33.00</text:p>
          </table:table-cell>
          <table:table-cell table:style-name="ce13" table:number-columns-repeated="16372"/>
        </table:table-row>
        <table:table-row table:style-name="ro1">
          <table:table-cell table:formula="of:=[.A49]" office:value-type="string" office:string-value="Zone 3b" calcext:value-type="string">
            <text:p>Zone 3b</text:p>
          </table:table-cell>
          <table:table-cell office:value-type="string" calcext:value-type="string">
            <text:p>Express</text:p>
          </table:table-cell>
          <table:table-cell table:formula="of:=[.D49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50];[Rate_data.$A$24:.$A$34];0)+IF([.B50]=&quot;Express&quot;;16;0)" office:value-type="float" office:value="19" calcext:value-type="float">
            <text:p>19</text:p>
          </table:table-cell>
          <table:table-cell table:formula="of:=MATCH([.A50];[Rate_data.$B$23:.$L$23];0)" office:value-type="float" office:value="7" calcext:value-type="float">
            <text:p>7</text:p>
          </table:table-cell>
          <table:table-cell table:style-name="ce8" table:formula="of:=IF([.E50]=&quot;Yes&quot;;([.D50]*[Rate_data.$C$8]-100)/100*IF([.A50]=&quot;Domestic&quot;;[Rate_data.$C$17];[Rate_data.$C$18]);0)" office:value-type="float" office:value="12" calcext:value-type="float">
            <text:p>12.00</text:p>
          </table:table-cell>
          <table:table-cell table:style-name="ce8" table:formula="of:=OFFSET([Rate_data.$A$23];[.H50];[.I50])" office:value-type="float" office:value="64.2" calcext:value-type="float">
            <text:p>64.20</text:p>
          </table:table-cell>
          <table:table-cell table:style-name="ce8" table:formula="of:=ROUND(([.J50]+[.K50])*(1-[.F50]);2)" office:value-type="float" office:value="45.72" calcext:value-type="float">
            <text:p>45.72</text:p>
          </table:table-cell>
          <table:table-cell table:style-name="ce13" table:number-columns-repeated="16372"/>
        </table:table-row>
        <table:table-row table:style-name="ro1">
          <table:table-cell table:formula="of:=[.A50]" office:value-type="string" office:string-value="Zone 3b" calcext:value-type="string">
            <text:p>Zone 3b</text:p>
          </table:table-cell>
          <table:table-cell office:value-type="string" calcext:value-type="string">
            <text:p>Express</text:p>
          </table:table-cell>
          <table:table-cell table:formula="of:=[.D50]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51];[Rate_data.$A$24:.$A$34];0)+IF([.B51]=&quot;Express&quot;;16;0)" office:value-type="float" office:value="20" calcext:value-type="float">
            <text:p>20</text:p>
          </table:table-cell>
          <table:table-cell table:formula="of:=MATCH([.A51];[Rate_data.$B$23:.$L$23];0)" office:value-type="float" office:value="7" calcext:value-type="float">
            <text:p>7</text:p>
          </table:table-cell>
          <table:table-cell table:style-name="ce8" table:formula="of:=IF([.E51]=&quot;Yes&quot;;([.D51]*[Rate_data.$C$8]-100)/100*IF([.A51]=&quot;Domestic&quot;;[Rate_data.$C$17];[Rate_data.$C$18]);0)" office:value-type="float" office:value="20" calcext:value-type="float">
            <text:p>20.00</text:p>
          </table:table-cell>
          <table:table-cell table:style-name="ce8" table:formula="of:=OFFSET([Rate_data.$A$23];[.H51];[.I51])" office:value-type="float" office:value="77.55" calcext:value-type="float">
            <text:p>77.55</text:p>
          </table:table-cell>
          <table:table-cell table:style-name="ce8" table:formula="of:=ROUND(([.J51]+[.K51])*(1-[.F51]);2)" office:value-type="float" office:value="58.53" calcext:value-type="float">
            <text:p>58.53</text:p>
          </table:table-cell>
          <table:table-cell table:style-name="ce13" table:number-columns-repeated="16372"/>
        </table:table-row>
        <table:table-row table:style-name="ro1">
          <table:table-cell table:formula="of:=[.A51]" office:value-type="string" office:string-value="Zone 3b" calcext:value-type="string">
            <text:p>Zone 3b</text:p>
          </table:table-cell>
          <table:table-cell office:value-type="string" calcext:value-type="string">
            <text:p>Express</text:p>
          </table:table-cell>
          <table:table-cell table:formula="of:=[.D51]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52];[Rate_data.$A$24:.$A$34];0)+IF([.B52]=&quot;Express&quot;;16;0)" office:value-type="float" office:value="21" calcext:value-type="float">
            <text:p>21</text:p>
          </table:table-cell>
          <table:table-cell table:formula="of:=MATCH([.A52];[Rate_data.$B$23:.$L$23];0)" office:value-type="float" office:value="7" calcext:value-type="float">
            <text:p>7</text:p>
          </table:table-cell>
          <table:table-cell table:style-name="ce8" table:formula="of:=IF([.E52]=&quot;Yes&quot;;([.D52]*[Rate_data.$C$8]-100)/100*IF([.A52]=&quot;Domestic&quot;;[Rate_data.$C$17];[Rate_data.$C$18]);0)" office:value-type="float" office:value="28" calcext:value-type="float">
            <text:p>28.00</text:p>
          </table:table-cell>
          <table:table-cell table:style-name="ce8" table:formula="of:=OFFSET([Rate_data.$A$23];[.H52];[.I52])" office:value-type="float" office:value="90.85" calcext:value-type="float">
            <text:p>90.85</text:p>
          </table:table-cell>
          <table:table-cell table:style-name="ce8" table:formula="of:=ROUND(([.J52]+[.K52])*(1-[.F52]);2)" office:value-type="float" office:value="71.31" calcext:value-type="float">
            <text:p>71.31</text:p>
          </table:table-cell>
          <table:table-cell table:style-name="ce13" table:number-columns-repeated="16372"/>
        </table:table-row>
        <table:table-row table:style-name="ro1">
          <table:table-cell table:formula="of:=[.A52]" office:value-type="string" office:string-value="Zone 3b" calcext:value-type="string">
            <text:p>Zone 3b</text:p>
          </table:table-cell>
          <table:table-cell office:value-type="string" calcext:value-type="string">
            <text:p>Express</text:p>
          </table:table-cell>
          <table:table-cell table:formula="of:=[.D52]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53];[Rate_data.$A$24:.$A$34];0)+IF([.B53]=&quot;Express&quot;;16;0)" office:value-type="float" office:value="22" calcext:value-type="float">
            <text:p>22</text:p>
          </table:table-cell>
          <table:table-cell table:formula="of:=MATCH([.A53];[Rate_data.$B$23:.$L$23];0)" office:value-type="float" office:value="7" calcext:value-type="float">
            <text:p>7</text:p>
          </table:table-cell>
          <table:table-cell table:style-name="ce8" table:formula="of:=IF([.E53]=&quot;Yes&quot;;([.D53]*[Rate_data.$C$8]-100)/100*IF([.A53]=&quot;Domestic&quot;;[Rate_data.$C$17];[Rate_data.$C$18]);0)" office:value-type="float" office:value="36" calcext:value-type="float">
            <text:p>36.00</text:p>
          </table:table-cell>
          <table:table-cell table:style-name="ce8" table:formula="of:=OFFSET([Rate_data.$A$23];[.H53];[.I53])" office:value-type="float" office:value="102.5" calcext:value-type="float">
            <text:p>102.50</text:p>
          </table:table-cell>
          <table:table-cell table:style-name="ce8" table:formula="of:=ROUND(([.J53]+[.K53])*(1-[.F53]);2)" office:value-type="float" office:value="83.1" calcext:value-type="float">
            <text:p>83.10</text:p>
          </table:table-cell>
          <table:table-cell table:style-name="ce13" table:number-columns-repeated="16372"/>
        </table:table-row>
        <table:table-row table:style-name="ro1">
          <table:table-cell table:formula="of:=[.A53]" office:value-type="string" office:string-value="Zone 3b" calcext:value-type="string">
            <text:p>Zone 3b</text:p>
          </table:table-cell>
          <table:table-cell office:value-type="string" calcext:value-type="string">
            <text:p>Express</text:p>
          </table:table-cell>
          <table:table-cell table:formula="of:=[.D53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54];[Rate_data.$A$24:.$A$34];0)+IF([.B54]=&quot;Express&quot;;16;0)" office:value-type="float" office:value="23" calcext:value-type="float">
            <text:p>23</text:p>
          </table:table-cell>
          <table:table-cell table:formula="of:=MATCH([.A54];[Rate_data.$B$23:.$L$23];0)" office:value-type="float" office:value="7" calcext:value-type="float">
            <text:p>7</text:p>
          </table:table-cell>
          <table:table-cell table:style-name="ce8" table:formula="of:=IF([.E54]=&quot;Yes&quot;;([.D54]*[Rate_data.$C$8]-100)/100*IF([.A54]=&quot;Domestic&quot;;[Rate_data.$C$17];[Rate_data.$C$18]);0)" office:value-type="float" office:value="44" calcext:value-type="float">
            <text:p>44.00</text:p>
          </table:table-cell>
          <table:table-cell table:style-name="ce8" table:formula="of:=OFFSET([Rate_data.$A$23];[.H54];[.I54])" office:value-type="float" office:value="114.15" calcext:value-type="float">
            <text:p>114.15</text:p>
          </table:table-cell>
          <table:table-cell table:style-name="ce8" table:formula="of:=ROUND(([.J54]+[.K54])*(1-[.F54]);2)" office:value-type="float" office:value="94.89" calcext:value-type="float">
            <text:p>94.89</text:p>
          </table:table-cell>
          <table:table-cell table:style-name="ce13" table:number-columns-repeated="16372"/>
        </table:table-row>
        <table:table-row table:style-name="ro1">
          <table:table-cell table:formula="of:=[.A54]" office:value-type="string" office:string-value="Zone 3b" calcext:value-type="string">
            <text:p>Zone 3b</text:p>
          </table:table-cell>
          <table:table-cell office:value-type="string" calcext:value-type="string">
            <text:p>Express</text:p>
          </table:table-cell>
          <table:table-cell table:formula="of:=[.D54]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55];[Rate_data.$A$24:.$A$34];0)+IF([.B55]=&quot;Express&quot;;16;0)" office:value-type="float" office:value="24" calcext:value-type="float">
            <text:p>24</text:p>
          </table:table-cell>
          <table:table-cell table:formula="of:=MATCH([.A55];[Rate_data.$B$23:.$L$23];0)" office:value-type="float" office:value="7" calcext:value-type="float">
            <text:p>7</text:p>
          </table:table-cell>
          <table:table-cell table:style-name="ce8" table:formula="of:=IF([.E55]=&quot;Yes&quot;;([.D55]*[Rate_data.$C$8]-100)/100*IF([.A55]=&quot;Domestic&quot;;[Rate_data.$C$17];[Rate_data.$C$18]);0)" office:value-type="float" office:value="52" calcext:value-type="float">
            <text:p>52.00</text:p>
          </table:table-cell>
          <table:table-cell table:style-name="ce8" table:formula="of:=OFFSET([Rate_data.$A$23];[.H55];[.I55])" office:value-type="float" office:value="125.8" calcext:value-type="float">
            <text:p>125.80</text:p>
          </table:table-cell>
          <table:table-cell table:style-name="ce8" table:formula="of:=ROUND(([.J55]+[.K55])*(1-[.F55]);2)" office:value-type="float" office:value="106.68" calcext:value-type="float">
            <text:p>106.68</text:p>
          </table:table-cell>
          <table:table-cell table:style-name="ce13" table:number-columns-repeated="16372"/>
        </table:table-row>
        <table:table-row table:style-name="ro1">
          <table:table-cell table:formula="of:=[.A55]" office:value-type="string" office:string-value="Zone 3b" calcext:value-type="string">
            <text:p>Zone 3b</text:p>
          </table:table-cell>
          <table:table-cell office:value-type="string" calcext:value-type="string">
            <text:p>Express</text:p>
          </table:table-cell>
          <table:table-cell table:formula="of:=[.D55]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56];[Rate_data.$A$24:.$A$34];0)+IF([.B56]=&quot;Express&quot;;16;0)" office:value-type="float" office:value="25" calcext:value-type="float">
            <text:p>25</text:p>
          </table:table-cell>
          <table:table-cell table:formula="of:=MATCH([.A56];[Rate_data.$B$23:.$L$23];0)" office:value-type="float" office:value="7" calcext:value-type="float">
            <text:p>7</text:p>
          </table:table-cell>
          <table:table-cell table:style-name="ce8" table:formula="of:=IF([.E56]=&quot;Yes&quot;;([.D56]*[Rate_data.$C$8]-100)/100*IF([.A56]=&quot;Domestic&quot;;[Rate_data.$C$17];[Rate_data.$C$18]);0)" office:value-type="float" office:value="60" calcext:value-type="float">
            <text:p>60.00</text:p>
          </table:table-cell>
          <table:table-cell table:style-name="ce8" table:formula="of:=OFFSET([Rate_data.$A$23];[.H56];[.I56])" office:value-type="float" office:value="137.45" calcext:value-type="float">
            <text:p>137.45</text:p>
          </table:table-cell>
          <table:table-cell table:style-name="ce8" table:formula="of:=ROUND(([.J56]+[.K56])*(1-[.F56]);2)" office:value-type="float" office:value="118.47" calcext:value-type="float">
            <text:p>118.47</text:p>
          </table:table-cell>
          <table:table-cell table:style-name="ce13" table:number-columns-repeated="16372"/>
        </table:table-row>
        <table:table-row table:style-name="ro1">
          <table:table-cell table:formula="of:=[.A56]" office:value-type="string" office:string-value="Zone 3b" calcext:value-type="string">
            <text:p>Zone 3b</text:p>
          </table:table-cell>
          <table:table-cell office:value-type="string" calcext:value-type="string">
            <text:p>Express</text:p>
          </table:table-cell>
          <table:table-cell table:formula="of:=[.D56]" office:value-type="float" office:value="4" calcext:value-type="float">
            <text:p>4</text:p>
          </table:table-cell>
          <table:table-cell table:formula="of:=[.D56]+0.5" office:value-type="float" office:value="4.5" calcext:value-type="float">
            <text:p>4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57];[Rate_data.$A$24:.$A$34];0)+IF([.B57]=&quot;Express&quot;;16;0)" office:value-type="float" office:value="26" calcext:value-type="float">
            <text:p>26</text:p>
          </table:table-cell>
          <table:table-cell table:formula="of:=MATCH([.A57];[Rate_data.$B$23:.$L$23];0)" office:value-type="float" office:value="7" calcext:value-type="float">
            <text:p>7</text:p>
          </table:table-cell>
          <table:table-cell table:style-name="ce8" table:formula="of:=IF([.E57]=&quot;Yes&quot;;([.D57]*[Rate_data.$C$8]-100)/100*IF([.A57]=&quot;Domestic&quot;;[Rate_data.$C$17];[Rate_data.$C$18]);0)" office:value-type="float" office:value="68" calcext:value-type="float">
            <text:p>68.00</text:p>
          </table:table-cell>
          <table:table-cell table:style-name="ce8" table:formula="of:=OFFSET([Rate_data.$A$23];[.H57];[.I57])" office:value-type="float" office:value="149.1" calcext:value-type="float">
            <text:p>149.10</text:p>
          </table:table-cell>
          <table:table-cell table:style-name="ce8" table:formula="of:=ROUND(([.J57]+[.K57])*(1-[.F57]);2)" office:value-type="float" office:value="130.26" calcext:value-type="float">
            <text:p>130.26</text:p>
          </table:table-cell>
          <table:table-cell table:style-name="ce13" table:number-columns-repeated="16372"/>
        </table:table-row>
        <table:table-row table:style-name="ro1">
          <table:table-cell table:formula="of:=[.A57]" office:value-type="string" office:string-value="Zone 3b" calcext:value-type="string">
            <text:p>Zone 3b</text:p>
          </table:table-cell>
          <table:table-cell office:value-type="string" calcext:value-type="string">
            <text:p>Express</text:p>
          </table:table-cell>
          <table:table-cell table:formula="of:=[.D57]" office:value-type="float" office:value="4.5" calcext:value-type="float">
            <text:p>4.5</text:p>
          </table:table-cell>
          <table:table-cell table:formula="of:=[.D57]+0.5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58];[Rate_data.$A$24:.$A$34];0)+IF([.B58]=&quot;Express&quot;;16;0)" office:value-type="float" office:value="27" calcext:value-type="float">
            <text:p>27</text:p>
          </table:table-cell>
          <table:table-cell table:formula="of:=MATCH([.A58];[Rate_data.$B$23:.$L$23];0)" office:value-type="float" office:value="7" calcext:value-type="float">
            <text:p>7</text:p>
          </table:table-cell>
          <table:table-cell table:style-name="ce8" table:formula="of:=IF([.E58]=&quot;Yes&quot;;([.D58]*[Rate_data.$C$8]-100)/100*IF([.A58]=&quot;Domestic&quot;;[Rate_data.$C$17];[Rate_data.$C$18]);0)" office:value-type="float" office:value="76" calcext:value-type="float">
            <text:p>76.00</text:p>
          </table:table-cell>
          <table:table-cell table:style-name="ce8" table:formula="of:=OFFSET([Rate_data.$A$23];[.H58];[.I58])" office:value-type="float" office:value="160.75" calcext:value-type="float">
            <text:p>160.75</text:p>
          </table:table-cell>
          <table:table-cell table:style-name="ce8" table:formula="of:=ROUND(([.J58]+[.K58])*(1-[.F58]);2)" office:value-type="float" office:value="142.05" calcext:value-type="float">
            <text:p>142.05</text:p>
          </table:table-cell>
          <table:table-cell table:style-name="ce13" table:number-columns-repeated="16372"/>
        </table:table-row>
        <table:table-row table:style-name="ro1">
          <table:table-cell office:value-type="string" calcext:value-type="string">
            <text:p>Zone 4</text:p>
          </table:table-cell>
          <table:table-cell office:value-type="string" calcext:value-type="string">
            <text:p>Expres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59];[Rate_data.$A$24:.$A$34];0)+IF([.B59]=&quot;Express&quot;;16;0)" office:value-type="float" office:value="17" calcext:value-type="float">
            <text:p>17</text:p>
          </table:table-cell>
          <table:table-cell table:formula="of:=MATCH([.A59];[Rate_data.$B$23:.$L$23];0)" office:value-type="float" office:value="5" calcext:value-type="float">
            <text:p>5</text:p>
          </table:table-cell>
          <table:table-cell table:style-name="ce8" table:formula="of:=IF([.E59]=&quot;Yes&quot;;([.D59]*[Rate_data.$C$8]-100)/100*IF([.A59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59];[.I59])" office:value-type="float" office:value="44.5" calcext:value-type="float">
            <text:p>44.50</text:p>
          </table:table-cell>
          <table:table-cell table:style-name="ce8" table:formula="of:=ROUND(([.J59]+[.K59])*(1-[.F59]);2)" office:value-type="float" office:value="26.7" calcext:value-type="float">
            <text:p>26.70</text:p>
          </table:table-cell>
          <table:table-cell table:style-name="ce13" table:number-columns-repeated="16372"/>
        </table:table-row>
        <table:table-row table:style-name="ro1">
          <table:table-cell table:formula="of:=[.A59]" office:value-type="string" office:string-value="Zone 4" calcext:value-type="string">
            <text:p>Zone 4</text:p>
          </table:table-cell>
          <table:table-cell office:value-type="string" calcext:value-type="string">
            <text:p>Express</text:p>
          </table:table-cell>
          <table:table-cell table:formula="of:=[.D59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60];[Rate_data.$A$24:.$A$34];0)+IF([.B60]=&quot;Express&quot;;16;0)" office:value-type="float" office:value="18" calcext:value-type="float">
            <text:p>18</text:p>
          </table:table-cell>
          <table:table-cell table:formula="of:=MATCH([.A60];[Rate_data.$B$23:.$L$23];0)" office:value-type="float" office:value="5" calcext:value-type="float">
            <text:p>5</text:p>
          </table:table-cell>
          <table:table-cell table:style-name="ce8" table:formula="of:=IF([.E60]=&quot;Yes&quot;;([.D60]*[Rate_data.$C$8]-100)/100*IF([.A60]=&quot;Domestic&quot;;[Rate_data.$C$17];[Rate_data.$C$18]);0)" office:value-type="float" office:value="4" calcext:value-type="float">
            <text:p>4.00</text:p>
          </table:table-cell>
          <table:table-cell table:style-name="ce8" table:formula="of:=OFFSET([Rate_data.$A$23];[.H60];[.I60])" office:value-type="float" office:value="51.4" calcext:value-type="float">
            <text:p>51.40</text:p>
          </table:table-cell>
          <table:table-cell table:style-name="ce8" table:formula="of:=ROUND(([.J60]+[.K60])*(1-[.F60]);2)" office:value-type="float" office:value="33.24" calcext:value-type="float">
            <text:p>33.24</text:p>
          </table:table-cell>
          <table:table-cell table:style-name="ce13" table:number-columns-repeated="16372"/>
        </table:table-row>
        <table:table-row table:style-name="ro1">
          <table:table-cell table:formula="of:=[.A60]" office:value-type="string" office:string-value="Zone 4" calcext:value-type="string">
            <text:p>Zone 4</text:p>
          </table:table-cell>
          <table:table-cell office:value-type="string" calcext:value-type="string">
            <text:p>Express</text:p>
          </table:table-cell>
          <table:table-cell table:formula="of:=[.D60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61];[Rate_data.$A$24:.$A$34];0)+IF([.B61]=&quot;Express&quot;;16;0)" office:value-type="float" office:value="19" calcext:value-type="float">
            <text:p>19</text:p>
          </table:table-cell>
          <table:table-cell table:formula="of:=MATCH([.A61];[Rate_data.$B$23:.$L$23];0)" office:value-type="float" office:value="5" calcext:value-type="float">
            <text:p>5</text:p>
          </table:table-cell>
          <table:table-cell table:style-name="ce8" table:formula="of:=IF([.E61]=&quot;Yes&quot;;([.D61]*[Rate_data.$C$8]-100)/100*IF([.A61]=&quot;Domestic&quot;;[Rate_data.$C$17];[Rate_data.$C$18]);0)" office:value-type="float" office:value="12" calcext:value-type="float">
            <text:p>12.00</text:p>
          </table:table-cell>
          <table:table-cell table:style-name="ce8" table:formula="of:=OFFSET([Rate_data.$A$23];[.H61];[.I61])" office:value-type="float" office:value="65.3" calcext:value-type="float">
            <text:p>65.30</text:p>
          </table:table-cell>
          <table:table-cell table:style-name="ce8" table:formula="of:=ROUND(([.J61]+[.K61])*(1-[.F61]);2)" office:value-type="float" office:value="46.38" calcext:value-type="float">
            <text:p>46.38</text:p>
          </table:table-cell>
          <table:table-cell table:style-name="ce13" table:number-columns-repeated="16372"/>
        </table:table-row>
        <table:table-row table:style-name="ro1">
          <table:table-cell table:formula="of:=[.A61]" office:value-type="string" office:string-value="Zone 4" calcext:value-type="string">
            <text:p>Zone 4</text:p>
          </table:table-cell>
          <table:table-cell office:value-type="string" calcext:value-type="string">
            <text:p>Express</text:p>
          </table:table-cell>
          <table:table-cell table:formula="of:=[.D61]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62];[Rate_data.$A$24:.$A$34];0)+IF([.B62]=&quot;Express&quot;;16;0)" office:value-type="float" office:value="20" calcext:value-type="float">
            <text:p>20</text:p>
          </table:table-cell>
          <table:table-cell table:formula="of:=MATCH([.A62];[Rate_data.$B$23:.$L$23];0)" office:value-type="float" office:value="5" calcext:value-type="float">
            <text:p>5</text:p>
          </table:table-cell>
          <table:table-cell table:style-name="ce8" table:formula="of:=IF([.E62]=&quot;Yes&quot;;([.D62]*[Rate_data.$C$8]-100)/100*IF([.A62]=&quot;Domestic&quot;;[Rate_data.$C$17];[Rate_data.$C$18]);0)" office:value-type="float" office:value="20" calcext:value-type="float">
            <text:p>20.00</text:p>
          </table:table-cell>
          <table:table-cell table:style-name="ce8" table:formula="of:=OFFSET([Rate_data.$A$23];[.H62];[.I62])" office:value-type="float" office:value="79.15" calcext:value-type="float">
            <text:p>79.15</text:p>
          </table:table-cell>
          <table:table-cell table:style-name="ce8" table:formula="of:=ROUND(([.J62]+[.K62])*(1-[.F62]);2)" office:value-type="float" office:value="59.49" calcext:value-type="float">
            <text:p>59.49</text:p>
          </table:table-cell>
          <table:table-cell table:style-name="ce13" table:number-columns-repeated="16372"/>
        </table:table-row>
        <table:table-row table:style-name="ro1">
          <table:table-cell table:formula="of:=[.A62]" office:value-type="string" office:string-value="Zone 4" calcext:value-type="string">
            <text:p>Zone 4</text:p>
          </table:table-cell>
          <table:table-cell office:value-type="string" calcext:value-type="string">
            <text:p>Express</text:p>
          </table:table-cell>
          <table:table-cell table:formula="of:=[.D62]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63];[Rate_data.$A$24:.$A$34];0)+IF([.B63]=&quot;Express&quot;;16;0)" office:value-type="float" office:value="21" calcext:value-type="float">
            <text:p>21</text:p>
          </table:table-cell>
          <table:table-cell table:formula="of:=MATCH([.A63];[Rate_data.$B$23:.$L$23];0)" office:value-type="float" office:value="5" calcext:value-type="float">
            <text:p>5</text:p>
          </table:table-cell>
          <table:table-cell table:style-name="ce8" table:formula="of:=IF([.E63]=&quot;Yes&quot;;([.D63]*[Rate_data.$C$8]-100)/100*IF([.A63]=&quot;Domestic&quot;;[Rate_data.$C$17];[Rate_data.$C$18]);0)" office:value-type="float" office:value="28" calcext:value-type="float">
            <text:p>28.00</text:p>
          </table:table-cell>
          <table:table-cell table:style-name="ce8" table:formula="of:=OFFSET([Rate_data.$A$23];[.H63];[.I63])" office:value-type="float" office:value="93" calcext:value-type="float">
            <text:p>93.00</text:p>
          </table:table-cell>
          <table:table-cell table:style-name="ce8" table:formula="of:=ROUND(([.J63]+[.K63])*(1-[.F63]);2)" office:value-type="float" office:value="72.6" calcext:value-type="float">
            <text:p>72.60</text:p>
          </table:table-cell>
          <table:table-cell table:style-name="ce13" table:number-columns-repeated="16372"/>
        </table:table-row>
        <table:table-row table:style-name="ro1">
          <table:table-cell table:formula="of:=[.A63]" office:value-type="string" office:string-value="Zone 4" calcext:value-type="string">
            <text:p>Zone 4</text:p>
          </table:table-cell>
          <table:table-cell office:value-type="string" calcext:value-type="string">
            <text:p>Express</text:p>
          </table:table-cell>
          <table:table-cell table:formula="of:=[.D63]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64];[Rate_data.$A$24:.$A$34];0)+IF([.B64]=&quot;Express&quot;;16;0)" office:value-type="float" office:value="22" calcext:value-type="float">
            <text:p>22</text:p>
          </table:table-cell>
          <table:table-cell table:formula="of:=MATCH([.A64];[Rate_data.$B$23:.$L$23];0)" office:value-type="float" office:value="5" calcext:value-type="float">
            <text:p>5</text:p>
          </table:table-cell>
          <table:table-cell table:style-name="ce8" table:formula="of:=IF([.E64]=&quot;Yes&quot;;([.D64]*[Rate_data.$C$8]-100)/100*IF([.A64]=&quot;Domestic&quot;;[Rate_data.$C$17];[Rate_data.$C$18]);0)" office:value-type="float" office:value="36" calcext:value-type="float">
            <text:p>36.00</text:p>
          </table:table-cell>
          <table:table-cell table:style-name="ce8" table:formula="of:=OFFSET([Rate_data.$A$23];[.H64];[.I64])" office:value-type="float" office:value="101.65" calcext:value-type="float">
            <text:p>101.65</text:p>
          </table:table-cell>
          <table:table-cell table:style-name="ce8" table:formula="of:=ROUND(([.J64]+[.K64])*(1-[.F64]);2)" office:value-type="float" office:value="82.59" calcext:value-type="float">
            <text:p>82.59</text:p>
          </table:table-cell>
          <table:table-cell table:style-name="ce13" table:number-columns-repeated="16372"/>
        </table:table-row>
        <table:table-row table:style-name="ro1">
          <table:table-cell table:formula="of:=[.A64]" office:value-type="string" office:string-value="Zone 4" calcext:value-type="string">
            <text:p>Zone 4</text:p>
          </table:table-cell>
          <table:table-cell office:value-type="string" calcext:value-type="string">
            <text:p>Express</text:p>
          </table:table-cell>
          <table:table-cell table:formula="of:=[.D64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65];[Rate_data.$A$24:.$A$34];0)+IF([.B65]=&quot;Express&quot;;16;0)" office:value-type="float" office:value="23" calcext:value-type="float">
            <text:p>23</text:p>
          </table:table-cell>
          <table:table-cell table:formula="of:=MATCH([.A65];[Rate_data.$B$23:.$L$23];0)" office:value-type="float" office:value="5" calcext:value-type="float">
            <text:p>5</text:p>
          </table:table-cell>
          <table:table-cell table:style-name="ce8" table:formula="of:=IF([.E65]=&quot;Yes&quot;;([.D65]*[Rate_data.$C$8]-100)/100*IF([.A65]=&quot;Domestic&quot;;[Rate_data.$C$17];[Rate_data.$C$18]);0)" office:value-type="float" office:value="44" calcext:value-type="float">
            <text:p>44.00</text:p>
          </table:table-cell>
          <table:table-cell table:style-name="ce8" table:formula="of:=OFFSET([Rate_data.$A$23];[.H65];[.I65])" office:value-type="float" office:value="110.3" calcext:value-type="float">
            <text:p>110.30</text:p>
          </table:table-cell>
          <table:table-cell table:style-name="ce8" table:formula="of:=ROUND(([.J65]+[.K65])*(1-[.F65]);2)" office:value-type="float" office:value="92.58" calcext:value-type="float">
            <text:p>92.58</text:p>
          </table:table-cell>
          <table:table-cell table:style-name="ce13" table:number-columns-repeated="16372"/>
        </table:table-row>
        <table:table-row table:style-name="ro1">
          <table:table-cell table:formula="of:=[.A65]" office:value-type="string" office:string-value="Zone 4" calcext:value-type="string">
            <text:p>Zone 4</text:p>
          </table:table-cell>
          <table:table-cell office:value-type="string" calcext:value-type="string">
            <text:p>Express</text:p>
          </table:table-cell>
          <table:table-cell table:formula="of:=[.D65]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66];[Rate_data.$A$24:.$A$34];0)+IF([.B66]=&quot;Express&quot;;16;0)" office:value-type="float" office:value="24" calcext:value-type="float">
            <text:p>24</text:p>
          </table:table-cell>
          <table:table-cell table:formula="of:=MATCH([.A66];[Rate_data.$B$23:.$L$23];0)" office:value-type="float" office:value="5" calcext:value-type="float">
            <text:p>5</text:p>
          </table:table-cell>
          <table:table-cell table:style-name="ce8" table:formula="of:=IF([.E66]=&quot;Yes&quot;;([.D66]*[Rate_data.$C$8]-100)/100*IF([.A66]=&quot;Domestic&quot;;[Rate_data.$C$17];[Rate_data.$C$18]);0)" office:value-type="float" office:value="52" calcext:value-type="float">
            <text:p>52.00</text:p>
          </table:table-cell>
          <table:table-cell table:style-name="ce8" table:formula="of:=OFFSET([Rate_data.$A$23];[.H66];[.I66])" office:value-type="float" office:value="118.95" calcext:value-type="float">
            <text:p>118.95</text:p>
          </table:table-cell>
          <table:table-cell table:style-name="ce8" table:formula="of:=ROUND(([.J66]+[.K66])*(1-[.F66]);2)" office:value-type="float" office:value="102.57" calcext:value-type="float">
            <text:p>102.57</text:p>
          </table:table-cell>
          <table:table-cell table:style-name="ce13" table:number-columns-repeated="16372"/>
        </table:table-row>
        <table:table-row table:style-name="ro1">
          <table:table-cell table:formula="of:=[.A66]" office:value-type="string" office:string-value="Zone 4" calcext:value-type="string">
            <text:p>Zone 4</text:p>
          </table:table-cell>
          <table:table-cell office:value-type="string" calcext:value-type="string">
            <text:p>Express</text:p>
          </table:table-cell>
          <table:table-cell table:formula="of:=[.D66]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67];[Rate_data.$A$24:.$A$34];0)+IF([.B67]=&quot;Express&quot;;16;0)" office:value-type="float" office:value="25" calcext:value-type="float">
            <text:p>25</text:p>
          </table:table-cell>
          <table:table-cell table:formula="of:=MATCH([.A67];[Rate_data.$B$23:.$L$23];0)" office:value-type="float" office:value="5" calcext:value-type="float">
            <text:p>5</text:p>
          </table:table-cell>
          <table:table-cell table:style-name="ce8" table:formula="of:=IF([.E67]=&quot;Yes&quot;;([.D67]*[Rate_data.$C$8]-100)/100*IF([.A67]=&quot;Domestic&quot;;[Rate_data.$C$17];[Rate_data.$C$18]);0)" office:value-type="float" office:value="60" calcext:value-type="float">
            <text:p>60.00</text:p>
          </table:table-cell>
          <table:table-cell table:style-name="ce8" table:formula="of:=OFFSET([Rate_data.$A$23];[.H67];[.I67])" office:value-type="float" office:value="127.6" calcext:value-type="float">
            <text:p>127.60</text:p>
          </table:table-cell>
          <table:table-cell table:style-name="ce8" table:formula="of:=ROUND(([.J67]+[.K67])*(1-[.F67]);2)" office:value-type="float" office:value="112.56" calcext:value-type="float">
            <text:p>112.56</text:p>
          </table:table-cell>
          <table:table-cell table:style-name="ce13" table:number-columns-repeated="16372"/>
        </table:table-row>
        <table:table-row table:style-name="ro1">
          <table:table-cell table:formula="of:=[.A67]" office:value-type="string" office:string-value="Zone 4" calcext:value-type="string">
            <text:p>Zone 4</text:p>
          </table:table-cell>
          <table:table-cell office:value-type="string" calcext:value-type="string">
            <text:p>Express</text:p>
          </table:table-cell>
          <table:table-cell table:formula="of:=[.D67]" office:value-type="float" office:value="4" calcext:value-type="float">
            <text:p>4</text:p>
          </table:table-cell>
          <table:table-cell table:formula="of:=[.D67]+0.5" office:value-type="float" office:value="4.5" calcext:value-type="float">
            <text:p>4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68];[Rate_data.$A$24:.$A$34];0)+IF([.B68]=&quot;Express&quot;;16;0)" office:value-type="float" office:value="26" calcext:value-type="float">
            <text:p>26</text:p>
          </table:table-cell>
          <table:table-cell table:formula="of:=MATCH([.A68];[Rate_data.$B$23:.$L$23];0)" office:value-type="float" office:value="5" calcext:value-type="float">
            <text:p>5</text:p>
          </table:table-cell>
          <table:table-cell table:style-name="ce8" table:formula="of:=IF([.E68]=&quot;Yes&quot;;([.D68]*[Rate_data.$C$8]-100)/100*IF([.A68]=&quot;Domestic&quot;;[Rate_data.$C$17];[Rate_data.$C$18]);0)" office:value-type="float" office:value="68" calcext:value-type="float">
            <text:p>68.00</text:p>
          </table:table-cell>
          <table:table-cell table:style-name="ce8" table:formula="of:=OFFSET([Rate_data.$A$23];[.H68];[.I68])" office:value-type="float" office:value="136.25" calcext:value-type="float">
            <text:p>136.25</text:p>
          </table:table-cell>
          <table:table-cell table:style-name="ce8" table:formula="of:=ROUND(([.J68]+[.K68])*(1-[.F68]);2)" office:value-type="float" office:value="122.55" calcext:value-type="float">
            <text:p>122.55</text:p>
          </table:table-cell>
          <table:table-cell table:style-name="ce13" table:number-columns-repeated="16372"/>
        </table:table-row>
        <table:table-row table:style-name="ro1">
          <table:table-cell table:formula="of:=[.A68]" office:value-type="string" office:string-value="Zone 4" calcext:value-type="string">
            <text:p>Zone 4</text:p>
          </table:table-cell>
          <table:table-cell office:value-type="string" calcext:value-type="string">
            <text:p>Express</text:p>
          </table:table-cell>
          <table:table-cell table:formula="of:=[.D68]" office:value-type="float" office:value="4.5" calcext:value-type="float">
            <text:p>4.5</text:p>
          </table:table-cell>
          <table:table-cell table:formula="of:=[.D68]+0.5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69];[Rate_data.$A$24:.$A$34];0)+IF([.B69]=&quot;Express&quot;;16;0)" office:value-type="float" office:value="27" calcext:value-type="float">
            <text:p>27</text:p>
          </table:table-cell>
          <table:table-cell table:formula="of:=MATCH([.A69];[Rate_data.$B$23:.$L$23];0)" office:value-type="float" office:value="5" calcext:value-type="float">
            <text:p>5</text:p>
          </table:table-cell>
          <table:table-cell table:style-name="ce8" table:formula="of:=IF([.E69]=&quot;Yes&quot;;([.D69]*[Rate_data.$C$8]-100)/100*IF([.A69]=&quot;Domestic&quot;;[Rate_data.$C$17];[Rate_data.$C$18]);0)" office:value-type="float" office:value="76" calcext:value-type="float">
            <text:p>76.00</text:p>
          </table:table-cell>
          <table:table-cell table:style-name="ce8" table:formula="of:=OFFSET([Rate_data.$A$23];[.H69];[.I69])" office:value-type="float" office:value="144.9" calcext:value-type="float">
            <text:p>144.90</text:p>
          </table:table-cell>
          <table:table-cell table:style-name="ce8" table:formula="of:=ROUND(([.J69]+[.K69])*(1-[.F69]);2)" office:value-type="float" office:value="132.54" calcext:value-type="float">
            <text:p>132.54</text:p>
          </table:table-cell>
          <table:table-cell table:style-name="ce13" table:number-columns-repeated="16372"/>
        </table:table-row>
        <table:table-row table:style-name="ro1">
          <table:table-cell table:formula="of:=[.A67]" office:value-type="string" office:string-value="Zone 4" calcext:value-type="string">
            <text:p>Zone 4</text:p>
          </table:table-cell>
          <table:table-cell office:value-type="string" calcext:value-type="string">
            <text:p>Own</text:p>
          </table:table-cell>
          <table:table-cell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string" calcext:value-type="string">
            <text:p>NA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Own shipping, purchaser will arrange (EXW)</text:p>
          </table:table-cell>
          <table:table-cell table:formula="of:=MATCH([.D70];[Rate_data.$A$24:.$A$34];0)+IF([.B70]=&quot;Express&quot;;16;0)" office:value-type="string" office:string-value="" calcext:value-type="error">
            <text:p>#N/A</text:p>
          </table:table-cell>
          <table:table-cell table:formula="of:=MATCH([.A70];[Rate_data.$B$23:.$L$23];0)" office:value-type="float" office:value="5" calcext:value-type="float">
            <text:p>5</text:p>
          </table:table-cell>
          <table:table-cell table:style-name="ce8" table:formula="of:=IF([.E70]=&quot;Yes&quot;;([.D70]*[Rate_data.$C$8]-100)/100*IF([.A70]=&quot;Domestic&quot;;[Rate_data.$C$17];[Rate_data.$C$18]);0)" office:value-type="float" office:value="0" calcext:value-type="float">
            <text:p>0.00</text:p>
          </table:table-cell>
          <table:table-cell table:style-name="ce8" table:formula="of:=IFNA(OFFSET([Rate_data.$A$23];[.H70];[.I70]);0)" office:value-type="float" office:value="0" calcext:value-type="float">
            <text:p>0.00</text:p>
          </table:table-cell>
          <table:table-cell table:style-name="ce8" table:formula="of:=ROUND(([.J70]+[.K70])*(1-[.F70]);2)" office:value-type="float" office:value="0" calcext:value-type="float">
            <text:p>0.00</text:p>
          </table:table-cell>
          <table:table-cell table:style-name="ce13" table:number-columns-repeated="16372"/>
        </table:table-row>
        <table:table-row table:style-name="ro1">
          <table:table-cell office:value-type="string" calcext:value-type="string">
            <text:p>Zone 5</text:p>
          </table:table-cell>
          <table:table-cell office:value-type="string" calcext:value-type="string">
            <text:p>Express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71];[Rate_data.$A$24:.$A$34];0)+IF([.B71]=&quot;Express&quot;;16;0)" office:value-type="float" office:value="17" calcext:value-type="float">
            <text:p>17</text:p>
          </table:table-cell>
          <table:table-cell table:formula="of:=MATCH([.A71];[Rate_data.$B$23:.$L$23];0)" office:value-type="float" office:value="6" calcext:value-type="float">
            <text:p>6</text:p>
          </table:table-cell>
          <table:table-cell table:style-name="ce8" table:formula="of:=IF([.E71]=&quot;Yes&quot;;([.D71]*[Rate_data.$C$8]-100)/100*IF([.A71]=&quot;Domestic&quot;;[Rate_data.$C$17];[Rate_data.$C$18]);0)" office:value-type="float" office:value="0" calcext:value-type="float">
            <text:p>0.00</text:p>
          </table:table-cell>
          <table:table-cell table:style-name="ce8" table:formula="of:=OFFSET([Rate_data.$A$23];[.H71];[.I71])" office:value-type="float" office:value="50.35" calcext:value-type="float">
            <text:p>50.35</text:p>
          </table:table-cell>
          <table:table-cell table:style-name="ce8" table:formula="of:=ROUND(([.J71]+[.K71])*(1-[.F71]);2)" office:value-type="float" office:value="30.21" calcext:value-type="float">
            <text:p>30.21</text:p>
          </table:table-cell>
          <table:table-cell table:style-name="ce13" table:number-columns-repeated="16372"/>
        </table:table-row>
        <table:table-row table:style-name="ro1">
          <table:table-cell table:formula="of:=[.A71]" office:value-type="string" office:string-value="Zone 5" calcext:value-type="string">
            <text:p>Zone 5</text:p>
          </table:table-cell>
          <table:table-cell office:value-type="string" calcext:value-type="string">
            <text:p>Express</text:p>
          </table:table-cell>
          <table:table-cell table:formula="of:=[.D71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72];[Rate_data.$A$24:.$A$34];0)+IF([.B72]=&quot;Express&quot;;16;0)" office:value-type="float" office:value="18" calcext:value-type="float">
            <text:p>18</text:p>
          </table:table-cell>
          <table:table-cell table:formula="of:=MATCH([.A72];[Rate_data.$B$23:.$L$23];0)" office:value-type="float" office:value="6" calcext:value-type="float">
            <text:p>6</text:p>
          </table:table-cell>
          <table:table-cell table:style-name="ce8" table:formula="of:=IF([.E72]=&quot;Yes&quot;;([.D72]*[Rate_data.$C$8]-100)/100*IF([.A72]=&quot;Domestic&quot;;[Rate_data.$C$17];[Rate_data.$C$18]);0)" office:value-type="float" office:value="4" calcext:value-type="float">
            <text:p>4.00</text:p>
          </table:table-cell>
          <table:table-cell table:style-name="ce8" table:formula="of:=OFFSET([Rate_data.$A$23];[.H72];[.I72])" office:value-type="float" office:value="59.4" calcext:value-type="float">
            <text:p>59.40</text:p>
          </table:table-cell>
          <table:table-cell table:style-name="ce8" table:formula="of:=ROUND(([.J72]+[.K72])*(1-[.F72]);2)" office:value-type="float" office:value="38.04" calcext:value-type="float">
            <text:p>38.04</text:p>
          </table:table-cell>
          <table:table-cell table:style-name="ce13" table:number-columns-repeated="16372"/>
        </table:table-row>
        <table:table-row table:style-name="ro1">
          <table:table-cell table:formula="of:=[.A72]" office:value-type="string" office:string-value="Zone 5" calcext:value-type="string">
            <text:p>Zone 5</text:p>
          </table:table-cell>
          <table:table-cell office:value-type="string" calcext:value-type="string">
            <text:p>Express</text:p>
          </table:table-cell>
          <table:table-cell table:formula="of:=[.D72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73];[Rate_data.$A$24:.$A$34];0)+IF([.B73]=&quot;Express&quot;;16;0)" office:value-type="float" office:value="19" calcext:value-type="float">
            <text:p>19</text:p>
          </table:table-cell>
          <table:table-cell table:formula="of:=MATCH([.A73];[Rate_data.$B$23:.$L$23];0)" office:value-type="float" office:value="6" calcext:value-type="float">
            <text:p>6</text:p>
          </table:table-cell>
          <table:table-cell table:style-name="ce8" table:formula="of:=IF([.E73]=&quot;Yes&quot;;([.D73]*[Rate_data.$C$8]-100)/100*IF([.A73]=&quot;Domestic&quot;;[Rate_data.$C$17];[Rate_data.$C$18]);0)" office:value-type="float" office:value="12" calcext:value-type="float">
            <text:p>12.00</text:p>
          </table:table-cell>
          <table:table-cell table:style-name="ce8" table:formula="of:=OFFSET([Rate_data.$A$23];[.H73];[.I73])" office:value-type="float" office:value="77.5" calcext:value-type="float">
            <text:p>77.50</text:p>
          </table:table-cell>
          <table:table-cell table:style-name="ce8" table:formula="of:=ROUND(([.J73]+[.K73])*(1-[.F73]);2)" office:value-type="float" office:value="53.7" calcext:value-type="float">
            <text:p>53.70</text:p>
          </table:table-cell>
          <table:table-cell table:style-name="ce13" table:number-columns-repeated="16372"/>
        </table:table-row>
        <table:table-row table:style-name="ro1">
          <table:table-cell table:formula="of:=[.A73]" office:value-type="string" office:string-value="Zone 5" calcext:value-type="string">
            <text:p>Zone 5</text:p>
          </table:table-cell>
          <table:table-cell office:value-type="string" calcext:value-type="string">
            <text:p>Express</text:p>
          </table:table-cell>
          <table:table-cell table:formula="of:=[.D73]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74];[Rate_data.$A$24:.$A$34];0)+IF([.B74]=&quot;Express&quot;;16;0)" office:value-type="float" office:value="20" calcext:value-type="float">
            <text:p>20</text:p>
          </table:table-cell>
          <table:table-cell table:formula="of:=MATCH([.A74];[Rate_data.$B$23:.$L$23];0)" office:value-type="float" office:value="6" calcext:value-type="float">
            <text:p>6</text:p>
          </table:table-cell>
          <table:table-cell table:style-name="ce8" table:formula="of:=IF([.E74]=&quot;Yes&quot;;([.D74]*[Rate_data.$C$8]-100)/100*IF([.A74]=&quot;Domestic&quot;;[Rate_data.$C$17];[Rate_data.$C$18]);0)" office:value-type="float" office:value="20" calcext:value-type="float">
            <text:p>20.00</text:p>
          </table:table-cell>
          <table:table-cell table:style-name="ce8" table:formula="of:=OFFSET([Rate_data.$A$23];[.H74];[.I74])" office:value-type="float" office:value="95.55" calcext:value-type="float">
            <text:p>95.55</text:p>
          </table:table-cell>
          <table:table-cell table:style-name="ce8" table:formula="of:=ROUND(([.J74]+[.K74])*(1-[.F74]);2)" office:value-type="float" office:value="69.33" calcext:value-type="float">
            <text:p>69.33</text:p>
          </table:table-cell>
          <table:table-cell table:style-name="ce13" table:number-columns-repeated="16372"/>
        </table:table-row>
        <table:table-row table:style-name="ro1">
          <table:table-cell table:formula="of:=[.A74]" office:value-type="string" office:string-value="Zone 5" calcext:value-type="string">
            <text:p>Zone 5</text:p>
          </table:table-cell>
          <table:table-cell office:value-type="string" calcext:value-type="string">
            <text:p>Express</text:p>
          </table:table-cell>
          <table:table-cell table:formula="of:=[.D74]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75];[Rate_data.$A$24:.$A$34];0)+IF([.B75]=&quot;Express&quot;;16;0)" office:value-type="float" office:value="21" calcext:value-type="float">
            <text:p>21</text:p>
          </table:table-cell>
          <table:table-cell table:formula="of:=MATCH([.A75];[Rate_data.$B$23:.$L$23];0)" office:value-type="float" office:value="6" calcext:value-type="float">
            <text:p>6</text:p>
          </table:table-cell>
          <table:table-cell table:style-name="ce8" table:formula="of:=IF([.E75]=&quot;Yes&quot;;([.D75]*[Rate_data.$C$8]-100)/100*IF([.A75]=&quot;Domestic&quot;;[Rate_data.$C$17];[Rate_data.$C$18]);0)" office:value-type="float" office:value="28" calcext:value-type="float">
            <text:p>28.00</text:p>
          </table:table-cell>
          <table:table-cell table:style-name="ce8" table:formula="of:=OFFSET([Rate_data.$A$23];[.H75];[.I75])" office:value-type="float" office:value="113.65" calcext:value-type="float">
            <text:p>113.65</text:p>
          </table:table-cell>
          <table:table-cell table:style-name="ce8" table:formula="of:=ROUND(([.J75]+[.K75])*(1-[.F75]);2)" office:value-type="float" office:value="84.99" calcext:value-type="float">
            <text:p>84.99</text:p>
          </table:table-cell>
          <table:table-cell table:style-name="ce13" table:number-columns-repeated="16372"/>
        </table:table-row>
        <table:table-row table:style-name="ro1">
          <table:table-cell table:formula="of:=[.A75]" office:value-type="string" office:string-value="Zone 5" calcext:value-type="string">
            <text:p>Zone 5</text:p>
          </table:table-cell>
          <table:table-cell office:value-type="string" calcext:value-type="string">
            <text:p>Express</text:p>
          </table:table-cell>
          <table:table-cell table:formula="of:=[.D75]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76];[Rate_data.$A$24:.$A$34];0)+IF([.B76]=&quot;Express&quot;;16;0)" office:value-type="float" office:value="22" calcext:value-type="float">
            <text:p>22</text:p>
          </table:table-cell>
          <table:table-cell table:formula="of:=MATCH([.A76];[Rate_data.$B$23:.$L$23];0)" office:value-type="float" office:value="6" calcext:value-type="float">
            <text:p>6</text:p>
          </table:table-cell>
          <table:table-cell table:style-name="ce8" table:formula="of:=IF([.E76]=&quot;Yes&quot;;([.D76]*[Rate_data.$C$8]-100)/100*IF([.A76]=&quot;Domestic&quot;;[Rate_data.$C$17];[Rate_data.$C$18]);0)" office:value-type="float" office:value="36" calcext:value-type="float">
            <text:p>36.00</text:p>
          </table:table-cell>
          <table:table-cell table:style-name="ce8" table:formula="of:=OFFSET([Rate_data.$A$23];[.H76];[.I76])" office:value-type="float" office:value="125.3" calcext:value-type="float">
            <text:p>125.30</text:p>
          </table:table-cell>
          <table:table-cell table:style-name="ce8" table:formula="of:=ROUND(([.J76]+[.K76])*(1-[.F76]);2)" office:value-type="float" office:value="96.78" calcext:value-type="float">
            <text:p>96.78</text:p>
          </table:table-cell>
          <table:table-cell table:style-name="ce13" table:number-columns-repeated="16372"/>
        </table:table-row>
        <table:table-row table:style-name="ro1">
          <table:table-cell table:formula="of:=[.A76]" office:value-type="string" office:string-value="Zone 5" calcext:value-type="string">
            <text:p>Zone 5</text:p>
          </table:table-cell>
          <table:table-cell office:value-type="string" calcext:value-type="string">
            <text:p>Express</text:p>
          </table:table-cell>
          <table:table-cell table:formula="of:=[.D76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77];[Rate_data.$A$24:.$A$34];0)+IF([.B77]=&quot;Express&quot;;16;0)" office:value-type="float" office:value="23" calcext:value-type="float">
            <text:p>23</text:p>
          </table:table-cell>
          <table:table-cell table:formula="of:=MATCH([.A77];[Rate_data.$B$23:.$L$23];0)" office:value-type="float" office:value="6" calcext:value-type="float">
            <text:p>6</text:p>
          </table:table-cell>
          <table:table-cell table:style-name="ce8" table:formula="of:=IF([.E77]=&quot;Yes&quot;;([.D77]*[Rate_data.$C$8]-100)/100*IF([.A77]=&quot;Domestic&quot;;[Rate_data.$C$17];[Rate_data.$C$18]);0)" office:value-type="float" office:value="44" calcext:value-type="float">
            <text:p>44.00</text:p>
          </table:table-cell>
          <table:table-cell table:style-name="ce8" table:formula="of:=OFFSET([Rate_data.$A$23];[.H77];[.I77])" office:value-type="float" office:value="136.95" calcext:value-type="float">
            <text:p>136.95</text:p>
          </table:table-cell>
          <table:table-cell table:style-name="ce8" table:formula="of:=ROUND(([.J77]+[.K77])*(1-[.F77]);2)" office:value-type="float" office:value="108.57" calcext:value-type="float">
            <text:p>108.57</text:p>
          </table:table-cell>
          <table:table-cell table:style-name="ce13" table:number-columns-repeated="16372"/>
        </table:table-row>
        <table:table-row table:style-name="ro1">
          <table:table-cell table:formula="of:=[.A77]" office:value-type="string" office:string-value="Zone 5" calcext:value-type="string">
            <text:p>Zone 5</text:p>
          </table:table-cell>
          <table:table-cell office:value-type="string" calcext:value-type="string">
            <text:p>Express</text:p>
          </table:table-cell>
          <table:table-cell table:formula="of:=[.D77]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78];[Rate_data.$A$24:.$A$34];0)+IF([.B78]=&quot;Express&quot;;16;0)" office:value-type="float" office:value="24" calcext:value-type="float">
            <text:p>24</text:p>
          </table:table-cell>
          <table:table-cell table:formula="of:=MATCH([.A78];[Rate_data.$B$23:.$L$23];0)" office:value-type="float" office:value="6" calcext:value-type="float">
            <text:p>6</text:p>
          </table:table-cell>
          <table:table-cell table:style-name="ce8" table:formula="of:=IF([.E78]=&quot;Yes&quot;;([.D78]*[Rate_data.$C$8]-100)/100*IF([.A78]=&quot;Domestic&quot;;[Rate_data.$C$17];[Rate_data.$C$18]);0)" office:value-type="float" office:value="52" calcext:value-type="float">
            <text:p>52.00</text:p>
          </table:table-cell>
          <table:table-cell table:style-name="ce8" table:formula="of:=OFFSET([Rate_data.$A$23];[.H78];[.I78])" office:value-type="float" office:value="148.6" calcext:value-type="float">
            <text:p>148.60</text:p>
          </table:table-cell>
          <table:table-cell table:style-name="ce8" table:formula="of:=ROUND(([.J78]+[.K78])*(1-[.F78]);2)" office:value-type="float" office:value="120.36" calcext:value-type="float">
            <text:p>120.36</text:p>
          </table:table-cell>
          <table:table-cell table:style-name="ce13" table:number-columns-repeated="16372"/>
        </table:table-row>
        <table:table-row table:style-name="ro1">
          <table:table-cell table:formula="of:=[.A78]" office:value-type="string" office:string-value="Zone 5" calcext:value-type="string">
            <text:p>Zone 5</text:p>
          </table:table-cell>
          <table:table-cell office:value-type="string" calcext:value-type="string">
            <text:p>Express</text:p>
          </table:table-cell>
          <table:table-cell table:formula="of:=[.D78]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79];[Rate_data.$A$24:.$A$34];0)+IF([.B79]=&quot;Express&quot;;16;0)" office:value-type="float" office:value="25" calcext:value-type="float">
            <text:p>25</text:p>
          </table:table-cell>
          <table:table-cell table:formula="of:=MATCH([.A79];[Rate_data.$B$23:.$L$23];0)" office:value-type="float" office:value="6" calcext:value-type="float">
            <text:p>6</text:p>
          </table:table-cell>
          <table:table-cell table:style-name="ce8" table:formula="of:=IF([.E79]=&quot;Yes&quot;;([.D79]*[Rate_data.$C$8]-100)/100*IF([.A79]=&quot;Domestic&quot;;[Rate_data.$C$17];[Rate_data.$C$18]);0)" office:value-type="float" office:value="60" calcext:value-type="float">
            <text:p>60.00</text:p>
          </table:table-cell>
          <table:table-cell table:style-name="ce8" table:formula="of:=OFFSET([Rate_data.$A$23];[.H79];[.I79])" office:value-type="float" office:value="160.25" calcext:value-type="float">
            <text:p>160.25</text:p>
          </table:table-cell>
          <table:table-cell table:style-name="ce8" table:formula="of:=ROUND(([.J79]+[.K79])*(1-[.F79]);2)" office:value-type="float" office:value="132.15" calcext:value-type="float">
            <text:p>132.15</text:p>
          </table:table-cell>
          <table:table-cell table:style-name="ce13" table:number-columns-repeated="16372"/>
        </table:table-row>
        <table:table-row table:style-name="ro1">
          <table:table-cell table:formula="of:=[.A79]" office:value-type="string" office:string-value="Zone 5" calcext:value-type="string">
            <text:p>Zone 5</text:p>
          </table:table-cell>
          <table:table-cell office:value-type="string" calcext:value-type="string">
            <text:p>Express</text:p>
          </table:table-cell>
          <table:table-cell table:formula="of:=[.D79]" office:value-type="float" office:value="4" calcext:value-type="float">
            <text:p>4</text:p>
          </table:table-cell>
          <table:table-cell table:formula="of:=[.D79]+0.5" office:value-type="float" office:value="4.5" calcext:value-type="float">
            <text:p>4.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80];[Rate_data.$A$24:.$A$34];0)+IF([.B80]=&quot;Express&quot;;16;0)" office:value-type="float" office:value="26" calcext:value-type="float">
            <text:p>26</text:p>
          </table:table-cell>
          <table:table-cell table:formula="of:=MATCH([.A80];[Rate_data.$B$23:.$L$23];0)" office:value-type="float" office:value="6" calcext:value-type="float">
            <text:p>6</text:p>
          </table:table-cell>
          <table:table-cell table:style-name="ce8" table:formula="of:=IF([.E80]=&quot;Yes&quot;;([.D80]*[Rate_data.$C$8]-100)/100*IF([.A80]=&quot;Domestic&quot;;[Rate_data.$C$17];[Rate_data.$C$18]);0)" office:value-type="float" office:value="68" calcext:value-type="float">
            <text:p>68.00</text:p>
          </table:table-cell>
          <table:table-cell table:style-name="ce8" table:formula="of:=OFFSET([Rate_data.$A$23];[.H80];[.I80])" office:value-type="float" office:value="171.9" calcext:value-type="float">
            <text:p>171.90</text:p>
          </table:table-cell>
          <table:table-cell table:style-name="ce8" table:formula="of:=ROUND(([.J80]+[.K80])*(1-[.F80]);2)" office:value-type="float" office:value="143.94" calcext:value-type="float">
            <text:p>143.94</text:p>
          </table:table-cell>
          <table:table-cell table:style-name="ce13" table:number-columns-repeated="16372"/>
        </table:table-row>
        <table:table-row table:style-name="ro1">
          <table:table-cell table:formula="of:=[.A80]" office:value-type="string" office:string-value="Zone 5" calcext:value-type="string">
            <text:p>Zone 5</text:p>
          </table:table-cell>
          <table:table-cell office:value-type="string" calcext:value-type="string">
            <text:p>Express</text:p>
          </table:table-cell>
          <table:table-cell table:formula="of:=[.D80]" office:value-type="float" office:value="4.5" calcext:value-type="float">
            <text:p>4.5</text:p>
          </table:table-cell>
          <table:table-cell table:formula="of:=[.D80]+0.5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style-name="ce10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 (DAP)</text:p>
          </table:table-cell>
          <table:table-cell table:formula="of:=MATCH([.D81];[Rate_data.$A$24:.$A$34];0)+IF([.B81]=&quot;Express&quot;;16;0)" office:value-type="float" office:value="27" calcext:value-type="float">
            <text:p>27</text:p>
          </table:table-cell>
          <table:table-cell table:formula="of:=MATCH([.A81];[Rate_data.$B$23:.$L$23];0)" office:value-type="float" office:value="6" calcext:value-type="float">
            <text:p>6</text:p>
          </table:table-cell>
          <table:table-cell table:style-name="ce8" table:formula="of:=IF([.E81]=&quot;Yes&quot;;([.D81]*[Rate_data.$C$8]-100)/100*IF([.A81]=&quot;Domestic&quot;;[Rate_data.$C$17];[Rate_data.$C$18]);0)" office:value-type="float" office:value="76" calcext:value-type="float">
            <text:p>76.00</text:p>
          </table:table-cell>
          <table:table-cell table:style-name="ce8" table:formula="of:=OFFSET([Rate_data.$A$23];[.H81];[.I81])" office:value-type="float" office:value="183.55" calcext:value-type="float">
            <text:p>183.55</text:p>
          </table:table-cell>
          <table:table-cell table:style-name="ce8" table:formula="of:=ROUND(([.J81]+[.K81])*(1-[.F81]);2)" office:value-type="float" office:value="155.73" calcext:value-type="float">
            <text:p>155.73</text:p>
          </table:table-cell>
          <table:table-cell table:style-name="ce13" table:number-columns-repeated="16372"/>
        </table:table-row>
        <table:table-row table:style-name="ro1" table:number-rows-repeated="24">
          <table:table-cell table:number-columns-repeated="5"/>
          <table:table-cell table:style-name="ce10"/>
          <table:table-cell table:number-columns-repeated="3"/>
          <table:table-cell table:style-name="ce8" table:number-columns-repeated="3"/>
          <table:table-cell table:style-name="ce13" table:number-columns-repeated="16372"/>
        </table:table-row>
        <table:table-row table:style-name="ro2" table:number-rows-repeated="1048470">
          <table:table-cell table:number-columns-repeated="12"/>
          <table:table-cell table:style-name="ce13" table:number-columns-repeated="16372"/>
        </table:table-row>
        <table:table-row table:style-name="ro2">
          <table:table-cell table:number-columns-repeated="12"/>
          <table:table-cell table:style-name="ce13" table:number-columns-repeated="16372"/>
        </table:table-row>
      </table:table>
      <table:table table:name="Zone_rates_2" table:style-name="ta2">
        <table:table-column table:style-name="co14" table:default-cell-style-name="ce13"/>
        <table:table-column table:style-name="co19" table:default-cell-style-name="ce13"/>
        <table:table-column table:style-name="co16" table:default-cell-style-name="ce13"/>
        <table:table-column table:style-name="co1" table:default-cell-style-name="ce13"/>
        <table:table-column table:style-name="co17" table:default-cell-style-name="ce12"/>
        <table:table-column table:style-name="co1" table:number-columns-repeated="59"/>
        <table:table-column table:style-name="co2" table:number-columns-repeated="16320"/>
        <table:table-row table:style-name="ro1"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greaterThanKg</text:p>
          </table:table-cell>
          <table:table-cell table:style-name="ce3" office:value-type="string" calcext:value-type="string">
            <text:p>lessThanKg</text:p>
          </table:table-cell>
          <table:table-cell table:style-name="ce11" office:value-type="string" calcext:value-type="string">
            <text:p>rateAud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4];[Zone_lookup.$A$3:.$B$13];2;FALSE())" office:value-type="string" office:string-value="Domestic" calcext:value-type="string">
            <text:p>Domestic</text:p>
          </table:table-cell>
          <table:table-cell table:formula="of:=[Rate_definitions_2.G4]" office:value-type="string" office:string-value="Wholesale Insured Express" calcext:value-type="string">
            <text:p>Wholesale Insured Express</text:p>
          </table:table-cell>
          <table:table-cell table:formula="of:=IF([Rate_definitions_2.C4]=0;0;[Rate_definitions_2.C4]+0.001)" office:value-type="float" office:value="0" calcext:value-type="float">
            <text:p>0</text:p>
          </table:table-cell>
          <table:table-cell table:formula="of:=[Rate_definitions_2.D4]+0.001" office:value-type="float" office:value="0.251" calcext:value-type="float">
            <text:p>0.251</text:p>
          </table:table-cell>
          <table:table-cell table:formula="of:=[Rate_definitions_2.L4]" office:value-type="float" office:value="9.24" calcext:value-type="float">
            <text:p>9.24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5];[Zone_lookup.$A$3:.$B$13];2;FALSE())" office:value-type="string" office:string-value="Domestic" calcext:value-type="string">
            <text:p>Domestic</text:p>
          </table:table-cell>
          <table:table-cell table:formula="of:=[Rate_definitions_2.G5]" office:value-type="string" office:string-value="Wholesale Insured Express" calcext:value-type="string">
            <text:p>Wholesale Insured Express</text:p>
          </table:table-cell>
          <table:table-cell table:formula="of:=IF([Rate_definitions_2.C5]=0;0;[Rate_definitions_2.C5]+0.001)" office:value-type="float" office:value="0.251" calcext:value-type="float">
            <text:p>0.251</text:p>
          </table:table-cell>
          <table:table-cell table:formula="of:=[Rate_definitions_2.D5]+0.001" office:value-type="float" office:value="0.501" calcext:value-type="float">
            <text:p>0.501</text:p>
          </table:table-cell>
          <table:table-cell table:formula="of:=[Rate_definitions_2.L5]" office:value-type="float" office:value="12.01" calcext:value-type="float">
            <text:p>12.01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6];[Zone_lookup.$A$3:.$B$13];2;FALSE())" office:value-type="string" office:string-value="Domestic" calcext:value-type="string">
            <text:p>Domestic</text:p>
          </table:table-cell>
          <table:table-cell table:formula="of:=[Rate_definitions_2.G6]" office:value-type="string" office:string-value="Wholesale Insured Express" calcext:value-type="string">
            <text:p>Wholesale Insured Express</text:p>
          </table:table-cell>
          <table:table-cell table:formula="of:=IF([Rate_definitions_2.C6]=0;0;[Rate_definitions_2.C6]+0.001)" office:value-type="float" office:value="0.501" calcext:value-type="float">
            <text:p>0.501</text:p>
          </table:table-cell>
          <table:table-cell table:formula="of:=[Rate_definitions_2.D6]+0.001" office:value-type="float" office:value="1.001" calcext:value-type="float">
            <text:p>1.001</text:p>
          </table:table-cell>
          <table:table-cell table:formula="of:=[Rate_definitions_2.L6]" office:value-type="float" office:value="18.73" calcext:value-type="float">
            <text:p>18.73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7];[Zone_lookup.$A$3:.$B$13];2;FALSE())" office:value-type="string" office:string-value="Domestic" calcext:value-type="string">
            <text:p>Domestic</text:p>
          </table:table-cell>
          <table:table-cell table:formula="of:=[Rate_definitions_2.G7]" office:value-type="string" office:string-value="Wholesale Insured Express" calcext:value-type="string">
            <text:p>Wholesale Insured Express</text:p>
          </table:table-cell>
          <table:table-cell table:formula="of:=IF([Rate_definitions_2.C7]=0;0;[Rate_definitions_2.C7]+0.001)" office:value-type="float" office:value="1.001" calcext:value-type="float">
            <text:p>1.001</text:p>
          </table:table-cell>
          <table:table-cell table:formula="of:=[Rate_definitions_2.D7]+0.001" office:value-type="float" office:value="1.501" calcext:value-type="float">
            <text:p>1.501</text:p>
          </table:table-cell>
          <table:table-cell table:formula="of:=[Rate_definitions_2.L7]" office:value-type="float" office:value="25.41" calcext:value-type="float">
            <text:p>25.41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8];[Zone_lookup.$A$3:.$B$13];2;FALSE())" office:value-type="string" office:string-value="Domestic" calcext:value-type="string">
            <text:p>Domestic</text:p>
          </table:table-cell>
          <table:table-cell table:formula="of:=[Rate_definitions_2.G8]" office:value-type="string" office:string-value="Wholesale Insured Express" calcext:value-type="string">
            <text:p>Wholesale Insured Express</text:p>
          </table:table-cell>
          <table:table-cell table:formula="of:=IF([Rate_definitions_2.C8]=0;0;[Rate_definitions_2.C8]+0.001)" office:value-type="float" office:value="1.501" calcext:value-type="float">
            <text:p>1.501</text:p>
          </table:table-cell>
          <table:table-cell table:formula="of:=[Rate_definitions_2.D8]+0.001" office:value-type="float" office:value="2.001" calcext:value-type="float">
            <text:p>2.001</text:p>
          </table:table-cell>
          <table:table-cell table:formula="of:=[Rate_definitions_2.L8]" office:value-type="float" office:value="28.91" calcext:value-type="float">
            <text:p>28.91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9];[Zone_lookup.$A$3:.$B$13];2;FALSE())" office:value-type="string" office:string-value="Domestic" calcext:value-type="string">
            <text:p>Domestic</text:p>
          </table:table-cell>
          <table:table-cell table:formula="of:=[Rate_definitions_2.G9]" office:value-type="string" office:string-value="Wholesale Insured Express" calcext:value-type="string">
            <text:p>Wholesale Insured Express</text:p>
          </table:table-cell>
          <table:table-cell table:formula="of:=IF([Rate_definitions_2.C9]=0;0;[Rate_definitions_2.C9]+0.001)" office:value-type="float" office:value="2.001" calcext:value-type="float">
            <text:p>2.001</text:p>
          </table:table-cell>
          <table:table-cell table:formula="of:=[Rate_definitions_2.D9]+0.001" office:value-type="float" office:value="2.501" calcext:value-type="float">
            <text:p>2.501</text:p>
          </table:table-cell>
          <table:table-cell table:formula="of:=[Rate_definitions_2.L9]" office:value-type="float" office:value="32.41" calcext:value-type="float">
            <text:p>32.41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10];[Zone_lookup.$A$3:.$B$13];2;FALSE())" office:value-type="string" office:string-value="Domestic" calcext:value-type="string">
            <text:p>Domestic</text:p>
          </table:table-cell>
          <table:table-cell table:formula="of:=[Rate_definitions_2.G10]" office:value-type="string" office:string-value="Wholesale Insured Express" calcext:value-type="string">
            <text:p>Wholesale Insured Express</text:p>
          </table:table-cell>
          <table:table-cell table:formula="of:=IF([Rate_definitions_2.C10]=0;0;[Rate_definitions_2.C10]+0.001)" office:value-type="float" office:value="2.501" calcext:value-type="float">
            <text:p>2.501</text:p>
          </table:table-cell>
          <table:table-cell table:formula="of:=[Rate_definitions_2.D10]+0.001" office:value-type="float" office:value="3.001" calcext:value-type="float">
            <text:p>3.001</text:p>
          </table:table-cell>
          <table:table-cell table:formula="of:=[Rate_definitions_2.L10]" office:value-type="float" office:value="35.91" calcext:value-type="float">
            <text:p>35.91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11];[Zone_lookup.$A$3:.$B$13];2;FALSE())" office:value-type="string" office:string-value="Domestic" calcext:value-type="string">
            <text:p>Domestic</text:p>
          </table:table-cell>
          <table:table-cell table:formula="of:=[Rate_definitions_2.G11]" office:value-type="string" office:string-value="Wholesale Insured Express" calcext:value-type="string">
            <text:p>Wholesale Insured Express</text:p>
          </table:table-cell>
          <table:table-cell table:formula="of:=IF([Rate_definitions_2.C11]=0;0;[Rate_definitions_2.C11]+0.001)" office:value-type="float" office:value="3.001" calcext:value-type="float">
            <text:p>3.001</text:p>
          </table:table-cell>
          <table:table-cell table:formula="of:=[Rate_definitions_2.D11]+0.001" office:value-type="float" office:value="3.501" calcext:value-type="float">
            <text:p>3.501</text:p>
          </table:table-cell>
          <table:table-cell table:formula="of:=[Rate_definitions_2.L11]" office:value-type="float" office:value="45.01" calcext:value-type="float">
            <text:p>45.01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12];[Zone_lookup.$A$3:.$B$13];2;FALSE())" office:value-type="string" office:string-value="Domestic" calcext:value-type="string">
            <text:p>Domestic</text:p>
          </table:table-cell>
          <table:table-cell table:formula="of:=[Rate_definitions_2.G12]" office:value-type="string" office:string-value="Wholesale Insured Express" calcext:value-type="string">
            <text:p>Wholesale Insured Express</text:p>
          </table:table-cell>
          <table:table-cell table:formula="of:=IF([Rate_definitions_2.C12]=0;0;[Rate_definitions_2.C12]+0.001)" office:value-type="float" office:value="3.501" calcext:value-type="float">
            <text:p>3.501</text:p>
          </table:table-cell>
          <table:table-cell table:formula="of:=[Rate_definitions_2.D12]+0.001" office:value-type="float" office:value="4.001" calcext:value-type="float">
            <text:p>4.001</text:p>
          </table:table-cell>
          <table:table-cell table:formula="of:=[Rate_definitions_2.L12]" office:value-type="float" office:value="48.51" calcext:value-type="float">
            <text:p>48.51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13];[Zone_lookup.$A$3:.$B$13];2;FALSE())" office:value-type="string" office:string-value="Domestic" calcext:value-type="string">
            <text:p>Domestic</text:p>
          </table:table-cell>
          <table:table-cell table:formula="of:=[Rate_definitions_2.G13]" office:value-type="string" office:string-value="Wholesale Insured Express" calcext:value-type="string">
            <text:p>Wholesale Insured Express</text:p>
          </table:table-cell>
          <table:table-cell table:formula="of:=IF([Rate_definitions_2.C13]=0;0;[Rate_definitions_2.C13]+0.001)" office:value-type="float" office:value="4.001" calcext:value-type="float">
            <text:p>4.001</text:p>
          </table:table-cell>
          <table:table-cell table:formula="of:=[Rate_definitions_2.D13]+0.001" office:value-type="float" office:value="4.501" calcext:value-type="float">
            <text:p>4.501</text:p>
          </table:table-cell>
          <table:table-cell table:formula="of:=[Rate_definitions_2.L13]" office:value-type="float" office:value="52.01" calcext:value-type="float">
            <text:p>52.01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14];[Zone_lookup.$A$3:.$B$13];2;FALSE())" office:value-type="string" office:string-value="Domestic" calcext:value-type="string">
            <text:p>Domestic</text:p>
          </table:table-cell>
          <table:table-cell table:formula="of:=[Rate_definitions_2.G14]" office:value-type="string" office:string-value="Wholesale Insured Express" calcext:value-type="string">
            <text:p>Wholesale Insured Express</text:p>
          </table:table-cell>
          <table:table-cell table:formula="of:=IF([Rate_definitions_2.C14]=0;0;[Rate_definitions_2.C14]+0.001)" office:value-type="float" office:value="4.501" calcext:value-type="float">
            <text:p>4.501</text:p>
          </table:table-cell>
          <table:table-cell table:formula="of:=[Rate_definitions_2.D14]+0.001" office:value-type="float" office:value="5.001" calcext:value-type="float">
            <text:p>5.001</text:p>
          </table:table-cell>
          <table:table-cell table:formula="of:=[Rate_definitions_2.L14]" office:value-type="float" office:value="55.51" calcext:value-type="float">
            <text:p>55.51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15];[Zone_lookup.$A$3:.$B$13];2;FALSE())" office:value-type="string" office:string-value="Zone 1: New Zealand" calcext:value-type="string">
            <text:p>Zone 1: New Zealand</text:p>
          </table:table-cell>
          <table:table-cell table:formula="of:=[Rate_definitions_2.G15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15]=0;0;[Rate_definitions_2.C15]+0.001)" office:value-type="float" office:value="0" calcext:value-type="float">
            <text:p>0</text:p>
          </table:table-cell>
          <table:table-cell table:formula="of:=[Rate_definitions_2.D15]+0.001" office:value-type="float" office:value="0.251" calcext:value-type="float">
            <text:p>0.251</text:p>
          </table:table-cell>
          <table:table-cell table:formula="of:=[Rate_definitions_2.L15]" office:value-type="float" office:value="19.98" calcext:value-type="float">
            <text:p>19.98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16];[Zone_lookup.$A$3:.$B$13];2;FALSE())" office:value-type="string" office:string-value="Zone 1: New Zealand" calcext:value-type="string">
            <text:p>Zone 1: New Zealand</text:p>
          </table:table-cell>
          <table:table-cell table:formula="of:=[Rate_definitions_2.G16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16]=0;0;[Rate_definitions_2.C16]+0.001)" office:value-type="float" office:value="0.251" calcext:value-type="float">
            <text:p>0.251</text:p>
          </table:table-cell>
          <table:table-cell table:formula="of:=[Rate_definitions_2.D16]+0.001" office:value-type="float" office:value="0.501" calcext:value-type="float">
            <text:p>0.501</text:p>
          </table:table-cell>
          <table:table-cell table:formula="of:=[Rate_definitions_2.L16]" office:value-type="float" office:value="24.39" calcext:value-type="float">
            <text:p>24.39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17];[Zone_lookup.$A$3:.$B$13];2;FALSE())" office:value-type="string" office:string-value="Zone 1: New Zealand" calcext:value-type="string">
            <text:p>Zone 1: New Zealand</text:p>
          </table:table-cell>
          <table:table-cell table:formula="of:=[Rate_definitions_2.G17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17]=0;0;[Rate_definitions_2.C17]+0.001)" office:value-type="float" office:value="0.501" calcext:value-type="float">
            <text:p>0.501</text:p>
          </table:table-cell>
          <table:table-cell table:formula="of:=[Rate_definitions_2.D17]+0.001" office:value-type="float" office:value="1.001" calcext:value-type="float">
            <text:p>1.001</text:p>
          </table:table-cell>
          <table:table-cell table:formula="of:=[Rate_definitions_2.L17]" office:value-type="float" office:value="33.24" calcext:value-type="float">
            <text:p>33.24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18];[Zone_lookup.$A$3:.$B$13];2;FALSE())" office:value-type="string" office:string-value="Zone 1: New Zealand" calcext:value-type="string">
            <text:p>Zone 1: New Zealand</text:p>
          </table:table-cell>
          <table:table-cell table:formula="of:=[Rate_definitions_2.G18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18]=0;0;[Rate_definitions_2.C18]+0.001)" office:value-type="float" office:value="1.001" calcext:value-type="float">
            <text:p>1.001</text:p>
          </table:table-cell>
          <table:table-cell table:formula="of:=[Rate_definitions_2.D18]+0.001" office:value-type="float" office:value="1.501" calcext:value-type="float">
            <text:p>1.501</text:p>
          </table:table-cell>
          <table:table-cell table:formula="of:=[Rate_definitions_2.L18]" office:value-type="float" office:value="42.09" calcext:value-type="float">
            <text:p>42.09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19];[Zone_lookup.$A$3:.$B$13];2;FALSE())" office:value-type="string" office:string-value="Zone 1: New Zealand" calcext:value-type="string">
            <text:p>Zone 1: New Zealand</text:p>
          </table:table-cell>
          <table:table-cell table:formula="of:=[Rate_definitions_2.G19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19]=0;0;[Rate_definitions_2.C19]+0.001)" office:value-type="float" office:value="1.501" calcext:value-type="float">
            <text:p>1.501</text:p>
          </table:table-cell>
          <table:table-cell table:formula="of:=[Rate_definitions_2.D19]+0.001" office:value-type="float" office:value="2.001" calcext:value-type="float">
            <text:p>2.001</text:p>
          </table:table-cell>
          <table:table-cell table:formula="of:=[Rate_definitions_2.L19]" office:value-type="float" office:value="50.94" calcext:value-type="float">
            <text:p>50.94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20];[Zone_lookup.$A$3:.$B$13];2;FALSE())" office:value-type="string" office:string-value="Zone 1: New Zealand" calcext:value-type="string">
            <text:p>Zone 1: New Zealand</text:p>
          </table:table-cell>
          <table:table-cell table:formula="of:=[Rate_definitions_2.G20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20]=0;0;[Rate_definitions_2.C20]+0.001)" office:value-type="float" office:value="2.001" calcext:value-type="float">
            <text:p>2.001</text:p>
          </table:table-cell>
          <table:table-cell table:formula="of:=[Rate_definitions_2.D20]+0.001" office:value-type="float" office:value="2.501" calcext:value-type="float">
            <text:p>2.501</text:p>
          </table:table-cell>
          <table:table-cell table:formula="of:=[Rate_definitions_2.L20]" office:value-type="float" office:value="58.5" calcext:value-type="float">
            <text:p>58.5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21];[Zone_lookup.$A$3:.$B$13];2;FALSE())" office:value-type="string" office:string-value="Zone 1: New Zealand" calcext:value-type="string">
            <text:p>Zone 1: New Zealand</text:p>
          </table:table-cell>
          <table:table-cell table:formula="of:=[Rate_definitions_2.G21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21]=0;0;[Rate_definitions_2.C21]+0.001)" office:value-type="float" office:value="2.501" calcext:value-type="float">
            <text:p>2.501</text:p>
          </table:table-cell>
          <table:table-cell table:formula="of:=[Rate_definitions_2.D21]+0.001" office:value-type="float" office:value="3.001" calcext:value-type="float">
            <text:p>3.001</text:p>
          </table:table-cell>
          <table:table-cell table:formula="of:=[Rate_definitions_2.L21]" office:value-type="float" office:value="66.06" calcext:value-type="float">
            <text:p>66.06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22];[Zone_lookup.$A$3:.$B$13];2;FALSE())" office:value-type="string" office:string-value="Zone 1: New Zealand" calcext:value-type="string">
            <text:p>Zone 1: New Zealand</text:p>
          </table:table-cell>
          <table:table-cell table:formula="of:=[Rate_definitions_2.G22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22]=0;0;[Rate_definitions_2.C22]+0.001)" office:value-type="float" office:value="3.001" calcext:value-type="float">
            <text:p>3.001</text:p>
          </table:table-cell>
          <table:table-cell table:formula="of:=[Rate_definitions_2.D22]+0.001" office:value-type="float" office:value="3.501" calcext:value-type="float">
            <text:p>3.501</text:p>
          </table:table-cell>
          <table:table-cell table:formula="of:=[Rate_definitions_2.L22]" office:value-type="float" office:value="73.62" calcext:value-type="float">
            <text:p>73.62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23];[Zone_lookup.$A$3:.$B$13];2;FALSE())" office:value-type="string" office:string-value="Zone 1: New Zealand" calcext:value-type="string">
            <text:p>Zone 1: New Zealand</text:p>
          </table:table-cell>
          <table:table-cell table:formula="of:=[Rate_definitions_2.G23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23]=0;0;[Rate_definitions_2.C23]+0.001)" office:value-type="float" office:value="3.501" calcext:value-type="float">
            <text:p>3.501</text:p>
          </table:table-cell>
          <table:table-cell table:formula="of:=[Rate_definitions_2.D23]+0.001" office:value-type="float" office:value="4.001" calcext:value-type="float">
            <text:p>4.001</text:p>
          </table:table-cell>
          <table:table-cell table:formula="of:=[Rate_definitions_2.L23]" office:value-type="float" office:value="81.18" calcext:value-type="float">
            <text:p>81.18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24];[Zone_lookup.$A$3:.$B$13];2;FALSE())" office:value-type="string" office:string-value="Zone 1: New Zealand" calcext:value-type="string">
            <text:p>Zone 1: New Zealand</text:p>
          </table:table-cell>
          <table:table-cell table:formula="of:=[Rate_definitions_2.G24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24]=0;0;[Rate_definitions_2.C24]+0.001)" office:value-type="float" office:value="4.001" calcext:value-type="float">
            <text:p>4.001</text:p>
          </table:table-cell>
          <table:table-cell table:formula="of:=[Rate_definitions_2.D24]+0.001" office:value-type="float" office:value="4.501" calcext:value-type="float">
            <text:p>4.501</text:p>
          </table:table-cell>
          <table:table-cell table:formula="of:=[Rate_definitions_2.L24]" office:value-type="float" office:value="88.74" calcext:value-type="float">
            <text:p>88.74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25];[Zone_lookup.$A$3:.$B$13];2;FALSE())" office:value-type="string" office:string-value="Zone 1: New Zealand" calcext:value-type="string">
            <text:p>Zone 1: New Zealand</text:p>
          </table:table-cell>
          <table:table-cell table:formula="of:=[Rate_definitions_2.G25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25]=0;0;[Rate_definitions_2.C25]+0.001)" office:value-type="float" office:value="4.501" calcext:value-type="float">
            <text:p>4.501</text:p>
          </table:table-cell>
          <table:table-cell table:formula="of:=[Rate_definitions_2.D25]+0.001" office:value-type="float" office:value="5.001" calcext:value-type="float">
            <text:p>5.001</text:p>
          </table:table-cell>
          <table:table-cell table:formula="of:=[Rate_definitions_2.L25]" office:value-type="float" office:value="96.3" calcext:value-type="float">
            <text:p>96.3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26];[Zone_lookup.$A$3:.$B$13];2;FALSE())" office:value-type="string" office:string-value="Zone 2: Asia Pacific" calcext:value-type="string">
            <text:p>Zone 2: Asia Pacific</text:p>
          </table:table-cell>
          <table:table-cell table:formula="of:=[Rate_definitions_2.G26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26]=0;0;[Rate_definitions_2.C26]+0.001)" office:value-type="float" office:value="0" calcext:value-type="float">
            <text:p>0</text:p>
          </table:table-cell>
          <table:table-cell table:formula="of:=[Rate_definitions_2.D26]+0.001" office:value-type="float" office:value="0.251" calcext:value-type="float">
            <text:p>0.251</text:p>
          </table:table-cell>
          <table:table-cell table:formula="of:=[Rate_definitions_2.L26]" office:value-type="float" office:value="22.17" calcext:value-type="float">
            <text:p>22.17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27];[Zone_lookup.$A$3:.$B$13];2;FALSE())" office:value-type="string" office:string-value="Zone 2: Asia Pacific" calcext:value-type="string">
            <text:p>Zone 2: Asia Pacific</text:p>
          </table:table-cell>
          <table:table-cell table:formula="of:=[Rate_definitions_2.G27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27]=0;0;[Rate_definitions_2.C27]+0.001)" office:value-type="float" office:value="0.251" calcext:value-type="float">
            <text:p>0.251</text:p>
          </table:table-cell>
          <table:table-cell table:formula="of:=[Rate_definitions_2.D27]+0.001" office:value-type="float" office:value="0.501" calcext:value-type="float">
            <text:p>0.501</text:p>
          </table:table-cell>
          <table:table-cell table:formula="of:=[Rate_definitions_2.L27]" office:value-type="float" office:value="28.2" calcext:value-type="float">
            <text:p>28.2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28];[Zone_lookup.$A$3:.$B$13];2;FALSE())" office:value-type="string" office:string-value="Zone 2: Asia Pacific" calcext:value-type="string">
            <text:p>Zone 2: Asia Pacific</text:p>
          </table:table-cell>
          <table:table-cell table:formula="of:=[Rate_definitions_2.G28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28]=0;0;[Rate_definitions_2.C28]+0.001)" office:value-type="float" office:value="0.501" calcext:value-type="float">
            <text:p>0.501</text:p>
          </table:table-cell>
          <table:table-cell table:formula="of:=[Rate_definitions_2.D28]+0.001" office:value-type="float" office:value="1.001" calcext:value-type="float">
            <text:p>1.001</text:p>
          </table:table-cell>
          <table:table-cell table:formula="of:=[Rate_definitions_2.L28]" office:value-type="float" office:value="40.29" calcext:value-type="float">
            <text:p>40.29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29];[Zone_lookup.$A$3:.$B$13];2;FALSE())" office:value-type="string" office:string-value="Zone 2: Asia Pacific" calcext:value-type="string">
            <text:p>Zone 2: Asia Pacific</text:p>
          </table:table-cell>
          <table:table-cell table:formula="of:=[Rate_definitions_2.G29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29]=0;0;[Rate_definitions_2.C29]+0.001)" office:value-type="float" office:value="1.001" calcext:value-type="float">
            <text:p>1.001</text:p>
          </table:table-cell>
          <table:table-cell table:formula="of:=[Rate_definitions_2.D29]+0.001" office:value-type="float" office:value="1.501" calcext:value-type="float">
            <text:p>1.501</text:p>
          </table:table-cell>
          <table:table-cell table:formula="of:=[Rate_definitions_2.L29]" office:value-type="float" office:value="52.38" calcext:value-type="float">
            <text:p>52.38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30];[Zone_lookup.$A$3:.$B$13];2;FALSE())" office:value-type="string" office:string-value="Zone 2: Asia Pacific" calcext:value-type="string">
            <text:p>Zone 2: Asia Pacific</text:p>
          </table:table-cell>
          <table:table-cell table:formula="of:=[Rate_definitions_2.G30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30]=0;0;[Rate_definitions_2.C30]+0.001)" office:value-type="float" office:value="1.501" calcext:value-type="float">
            <text:p>1.501</text:p>
          </table:table-cell>
          <table:table-cell table:formula="of:=[Rate_definitions_2.D30]+0.001" office:value-type="float" office:value="2.001" calcext:value-type="float">
            <text:p>2.001</text:p>
          </table:table-cell>
          <table:table-cell table:formula="of:=[Rate_definitions_2.L30]" office:value-type="float" office:value="64.47" calcext:value-type="float">
            <text:p>64.47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31];[Zone_lookup.$A$3:.$B$13];2;FALSE())" office:value-type="string" office:string-value="Zone 2: Asia Pacific" calcext:value-type="string">
            <text:p>Zone 2: Asia Pacific</text:p>
          </table:table-cell>
          <table:table-cell table:formula="of:=[Rate_definitions_2.G31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31]=0;0;[Rate_definitions_2.C31]+0.001)" office:value-type="float" office:value="2.001" calcext:value-type="float">
            <text:p>2.001</text:p>
          </table:table-cell>
          <table:table-cell table:formula="of:=[Rate_definitions_2.D31]+0.001" office:value-type="float" office:value="2.501" calcext:value-type="float">
            <text:p>2.501</text:p>
          </table:table-cell>
          <table:table-cell table:formula="of:=[Rate_definitions_2.L31]" office:value-type="float" office:value="73.2" calcext:value-type="float">
            <text:p>73.2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32];[Zone_lookup.$A$3:.$B$13];2;FALSE())" office:value-type="string" office:string-value="Zone 2: Asia Pacific" calcext:value-type="string">
            <text:p>Zone 2: Asia Pacific</text:p>
          </table:table-cell>
          <table:table-cell table:formula="of:=[Rate_definitions_2.G32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32]=0;0;[Rate_definitions_2.C32]+0.001)" office:value-type="float" office:value="2.501" calcext:value-type="float">
            <text:p>2.501</text:p>
          </table:table-cell>
          <table:table-cell table:formula="of:=[Rate_definitions_2.D32]+0.001" office:value-type="float" office:value="3.001" calcext:value-type="float">
            <text:p>3.001</text:p>
          </table:table-cell>
          <table:table-cell table:formula="of:=[Rate_definitions_2.L32]" office:value-type="float" office:value="81.93" calcext:value-type="float">
            <text:p>81.93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33];[Zone_lookup.$A$3:.$B$13];2;FALSE())" office:value-type="string" office:string-value="Zone 2: Asia Pacific" calcext:value-type="string">
            <text:p>Zone 2: Asia Pacific</text:p>
          </table:table-cell>
          <table:table-cell table:formula="of:=[Rate_definitions_2.G33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33]=0;0;[Rate_definitions_2.C33]+0.001)" office:value-type="float" office:value="3.001" calcext:value-type="float">
            <text:p>3.001</text:p>
          </table:table-cell>
          <table:table-cell table:formula="of:=[Rate_definitions_2.D33]+0.001" office:value-type="float" office:value="3.501" calcext:value-type="float">
            <text:p>3.501</text:p>
          </table:table-cell>
          <table:table-cell table:formula="of:=[Rate_definitions_2.L33]" office:value-type="float" office:value="90.66" calcext:value-type="float">
            <text:p>90.66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34];[Zone_lookup.$A$3:.$B$13];2;FALSE())" office:value-type="string" office:string-value="Zone 2: Asia Pacific" calcext:value-type="string">
            <text:p>Zone 2: Asia Pacific</text:p>
          </table:table-cell>
          <table:table-cell table:formula="of:=[Rate_definitions_2.G34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34]=0;0;[Rate_definitions_2.C34]+0.001)" office:value-type="float" office:value="3.501" calcext:value-type="float">
            <text:p>3.501</text:p>
          </table:table-cell>
          <table:table-cell table:formula="of:=[Rate_definitions_2.D34]+0.001" office:value-type="float" office:value="4.001" calcext:value-type="float">
            <text:p>4.001</text:p>
          </table:table-cell>
          <table:table-cell table:formula="of:=[Rate_definitions_2.L34]" office:value-type="float" office:value="99.39" calcext:value-type="float">
            <text:p>99.39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35];[Zone_lookup.$A$3:.$B$13];2;FALSE())" office:value-type="string" office:string-value="Zone 2: Asia Pacific" calcext:value-type="string">
            <text:p>Zone 2: Asia Pacific</text:p>
          </table:table-cell>
          <table:table-cell table:formula="of:=[Rate_definitions_2.G35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35]=0;0;[Rate_definitions_2.C35]+0.001)" office:value-type="float" office:value="4.001" calcext:value-type="float">
            <text:p>4.001</text:p>
          </table:table-cell>
          <table:table-cell table:formula="of:=[Rate_definitions_2.D35]+0.001" office:value-type="float" office:value="4.501" calcext:value-type="float">
            <text:p>4.501</text:p>
          </table:table-cell>
          <table:table-cell table:formula="of:=[Rate_definitions_2.L35]" office:value-type="float" office:value="108.12" calcext:value-type="float">
            <text:p>108.12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36];[Zone_lookup.$A$3:.$B$13];2;FALSE())" office:value-type="string" office:string-value="Zone 2: Asia Pacific" calcext:value-type="string">
            <text:p>Zone 2: Asia Pacific</text:p>
          </table:table-cell>
          <table:table-cell table:formula="of:=[Rate_definitions_2.G36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36]=0;0;[Rate_definitions_2.C36]+0.001)" office:value-type="float" office:value="4.501" calcext:value-type="float">
            <text:p>4.501</text:p>
          </table:table-cell>
          <table:table-cell table:formula="of:=[Rate_definitions_2.D36]+0.001" office:value-type="float" office:value="5.001" calcext:value-type="float">
            <text:p>5.001</text:p>
          </table:table-cell>
          <table:table-cell table:formula="of:=[Rate_definitions_2.L36]" office:value-type="float" office:value="116.85" calcext:value-type="float">
            <text:p>116.8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37];[Zone_lookup.$A$3:.$B$13];2;FALSE())" office:value-type="string" office:string-value="Zone 3a: Canada" calcext:value-type="string">
            <text:p>Zone 3a: Canada</text:p>
          </table:table-cell>
          <table:table-cell table:formula="of:=[Rate_definitions_2.G37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37]=0;0;[Rate_definitions_2.C37]+0.001)" office:value-type="float" office:value="0" calcext:value-type="float">
            <text:p>0</text:p>
          </table:table-cell>
          <table:table-cell table:formula="of:=[Rate_definitions_2.D37]+0.001" office:value-type="float" office:value="0.251" calcext:value-type="float">
            <text:p>0.251</text:p>
          </table:table-cell>
          <table:table-cell table:formula="of:=[Rate_definitions_2.L37]" office:value-type="float" office:value="23.58" calcext:value-type="float">
            <text:p>23.58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38];[Zone_lookup.$A$3:.$B$13];2;FALSE())" office:value-type="string" office:string-value="Zone 3a: Canada" calcext:value-type="string">
            <text:p>Zone 3a: Canada</text:p>
          </table:table-cell>
          <table:table-cell table:formula="of:=[Rate_definitions_2.G38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38]=0;0;[Rate_definitions_2.C38]+0.001)" office:value-type="float" office:value="0.251" calcext:value-type="float">
            <text:p>0.251</text:p>
          </table:table-cell>
          <table:table-cell table:formula="of:=[Rate_definitions_2.D38]+0.001" office:value-type="float" office:value="0.501" calcext:value-type="float">
            <text:p>0.501</text:p>
          </table:table-cell>
          <table:table-cell table:formula="of:=[Rate_definitions_2.L38]" office:value-type="float" office:value="30" calcext:value-type="float">
            <text:p>30.0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39];[Zone_lookup.$A$3:.$B$13];2;FALSE())" office:value-type="string" office:string-value="Zone 3a: Canada" calcext:value-type="string">
            <text:p>Zone 3a: Canada</text:p>
          </table:table-cell>
          <table:table-cell table:formula="of:=[Rate_definitions_2.G39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39]=0;0;[Rate_definitions_2.C39]+0.001)" office:value-type="float" office:value="0.501" calcext:value-type="float">
            <text:p>0.501</text:p>
          </table:table-cell>
          <table:table-cell table:formula="of:=[Rate_definitions_2.D39]+0.001" office:value-type="float" office:value="1.001" calcext:value-type="float">
            <text:p>1.001</text:p>
          </table:table-cell>
          <table:table-cell table:formula="of:=[Rate_definitions_2.L39]" office:value-type="float" office:value="42.72" calcext:value-type="float">
            <text:p>42.72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40];[Zone_lookup.$A$3:.$B$13];2;FALSE())" office:value-type="string" office:string-value="Zone 3a: Canada" calcext:value-type="string">
            <text:p>Zone 3a: Canada</text:p>
          </table:table-cell>
          <table:table-cell table:formula="of:=[Rate_definitions_2.G40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40]=0;0;[Rate_definitions_2.C40]+0.001)" office:value-type="float" office:value="1.001" calcext:value-type="float">
            <text:p>1.001</text:p>
          </table:table-cell>
          <table:table-cell table:formula="of:=[Rate_definitions_2.D40]+0.001" office:value-type="float" office:value="1.501" calcext:value-type="float">
            <text:p>1.501</text:p>
          </table:table-cell>
          <table:table-cell table:formula="of:=[Rate_definitions_2.L40]" office:value-type="float" office:value="55.53" calcext:value-type="float">
            <text:p>55.53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41];[Zone_lookup.$A$3:.$B$13];2;FALSE())" office:value-type="string" office:string-value="Zone 3a: Canada" calcext:value-type="string">
            <text:p>Zone 3a: Canada</text:p>
          </table:table-cell>
          <table:table-cell table:formula="of:=[Rate_definitions_2.G41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41]=0;0;[Rate_definitions_2.C41]+0.001)" office:value-type="float" office:value="1.501" calcext:value-type="float">
            <text:p>1.501</text:p>
          </table:table-cell>
          <table:table-cell table:formula="of:=[Rate_definitions_2.D41]+0.001" office:value-type="float" office:value="2.001" calcext:value-type="float">
            <text:p>2.001</text:p>
          </table:table-cell>
          <table:table-cell table:formula="of:=[Rate_definitions_2.L41]" office:value-type="float" office:value="68.31" calcext:value-type="float">
            <text:p>68.31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42];[Zone_lookup.$A$3:.$B$13];2;FALSE())" office:value-type="string" office:string-value="Zone 3a: Canada" calcext:value-type="string">
            <text:p>Zone 3a: Canada</text:p>
          </table:table-cell>
          <table:table-cell table:formula="of:=[Rate_definitions_2.G42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42]=0;0;[Rate_definitions_2.C42]+0.001)" office:value-type="float" office:value="2.001" calcext:value-type="float">
            <text:p>2.001</text:p>
          </table:table-cell>
          <table:table-cell table:formula="of:=[Rate_definitions_2.D42]+0.001" office:value-type="float" office:value="2.501" calcext:value-type="float">
            <text:p>2.501</text:p>
          </table:table-cell>
          <table:table-cell table:formula="of:=[Rate_definitions_2.L42]" office:value-type="float" office:value="77.76" calcext:value-type="float">
            <text:p>77.76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43];[Zone_lookup.$A$3:.$B$13];2;FALSE())" office:value-type="string" office:string-value="Zone 3a: Canada" calcext:value-type="string">
            <text:p>Zone 3a: Canada</text:p>
          </table:table-cell>
          <table:table-cell table:formula="of:=[Rate_definitions_2.G43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43]=0;0;[Rate_definitions_2.C43]+0.001)" office:value-type="float" office:value="2.501" calcext:value-type="float">
            <text:p>2.501</text:p>
          </table:table-cell>
          <table:table-cell table:formula="of:=[Rate_definitions_2.D43]+0.001" office:value-type="float" office:value="3.001" calcext:value-type="float">
            <text:p>3.001</text:p>
          </table:table-cell>
          <table:table-cell table:formula="of:=[Rate_definitions_2.L43]" office:value-type="float" office:value="87.21" calcext:value-type="float">
            <text:p>87.21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44];[Zone_lookup.$A$3:.$B$13];2;FALSE())" office:value-type="string" office:string-value="Zone 3a: Canada" calcext:value-type="string">
            <text:p>Zone 3a: Canada</text:p>
          </table:table-cell>
          <table:table-cell table:formula="of:=[Rate_definitions_2.G44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44]=0;0;[Rate_definitions_2.C44]+0.001)" office:value-type="float" office:value="3.001" calcext:value-type="float">
            <text:p>3.001</text:p>
          </table:table-cell>
          <table:table-cell table:formula="of:=[Rate_definitions_2.D44]+0.001" office:value-type="float" office:value="3.501" calcext:value-type="float">
            <text:p>3.501</text:p>
          </table:table-cell>
          <table:table-cell table:formula="of:=[Rate_definitions_2.L44]" office:value-type="float" office:value="96.66" calcext:value-type="float">
            <text:p>96.66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45];[Zone_lookup.$A$3:.$B$13];2;FALSE())" office:value-type="string" office:string-value="Zone 3a: Canada" calcext:value-type="string">
            <text:p>Zone 3a: Canada</text:p>
          </table:table-cell>
          <table:table-cell table:formula="of:=[Rate_definitions_2.G45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45]=0;0;[Rate_definitions_2.C45]+0.001)" office:value-type="float" office:value="3.501" calcext:value-type="float">
            <text:p>3.501</text:p>
          </table:table-cell>
          <table:table-cell table:formula="of:=[Rate_definitions_2.D45]+0.001" office:value-type="float" office:value="4.001" calcext:value-type="float">
            <text:p>4.001</text:p>
          </table:table-cell>
          <table:table-cell table:formula="of:=[Rate_definitions_2.L45]" office:value-type="float" office:value="106.11" calcext:value-type="float">
            <text:p>106.11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46];[Zone_lookup.$A$3:.$B$13];2;FALSE())" office:value-type="string" office:string-value="Zone 3a: Canada" calcext:value-type="string">
            <text:p>Zone 3a: Canada</text:p>
          </table:table-cell>
          <table:table-cell table:formula="of:=[Rate_definitions_2.G46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46]=0;0;[Rate_definitions_2.C46]+0.001)" office:value-type="float" office:value="4.001" calcext:value-type="float">
            <text:p>4.001</text:p>
          </table:table-cell>
          <table:table-cell table:formula="of:=[Rate_definitions_2.D46]+0.001" office:value-type="float" office:value="4.501" calcext:value-type="float">
            <text:p>4.501</text:p>
          </table:table-cell>
          <table:table-cell table:formula="of:=[Rate_definitions_2.L46]" office:value-type="float" office:value="115.56" calcext:value-type="float">
            <text:p>115.56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47];[Zone_lookup.$A$3:.$B$13];2;FALSE())" office:value-type="string" office:string-value="Zone 3a: Canada" calcext:value-type="string">
            <text:p>Zone 3a: Canada</text:p>
          </table:table-cell>
          <table:table-cell table:formula="of:=[Rate_definitions_2.G47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47]=0;0;[Rate_definitions_2.C47]+0.001)" office:value-type="float" office:value="4.501" calcext:value-type="float">
            <text:p>4.501</text:p>
          </table:table-cell>
          <table:table-cell table:formula="of:=[Rate_definitions_2.D47]+0.001" office:value-type="float" office:value="5.001" calcext:value-type="float">
            <text:p>5.001</text:p>
          </table:table-cell>
          <table:table-cell table:formula="of:=[Rate_definitions_2.L47]" office:value-type="float" office:value="125.01" calcext:value-type="float">
            <text:p>125.01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48];[Zone_lookup.$A$3:.$B$13];2;FALSE())" office:value-type="string" office:string-value="Zone 3b: US" calcext:value-type="string">
            <text:p>Zone 3b: US</text:p>
          </table:table-cell>
          <table:table-cell table:formula="of:=[Rate_definitions_2.G48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48]=0;0;[Rate_definitions_2.C48]+0.001)" office:value-type="float" office:value="0" calcext:value-type="float">
            <text:p>0</text:p>
          </table:table-cell>
          <table:table-cell table:formula="of:=[Rate_definitions_2.D48]+0.001" office:value-type="float" office:value="0.251" calcext:value-type="float">
            <text:p>0.251</text:p>
          </table:table-cell>
          <table:table-cell table:formula="of:=[Rate_definitions_2.L48]" office:value-type="float" office:value="26.58" calcext:value-type="float">
            <text:p>26.58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49];[Zone_lookup.$A$3:.$B$13];2;FALSE())" office:value-type="string" office:string-value="Zone 3b: US" calcext:value-type="string">
            <text:p>Zone 3b: US</text:p>
          </table:table-cell>
          <table:table-cell table:formula="of:=[Rate_definitions_2.G49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49]=0;0;[Rate_definitions_2.C49]+0.001)" office:value-type="float" office:value="0.251" calcext:value-type="float">
            <text:p>0.251</text:p>
          </table:table-cell>
          <table:table-cell table:formula="of:=[Rate_definitions_2.D49]+0.001" office:value-type="float" office:value="0.501" calcext:value-type="float">
            <text:p>0.501</text:p>
          </table:table-cell>
          <table:table-cell table:formula="of:=[Rate_definitions_2.L49]" office:value-type="float" office:value="33" calcext:value-type="float">
            <text:p>33.0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50];[Zone_lookup.$A$3:.$B$13];2;FALSE())" office:value-type="string" office:string-value="Zone 3b: US" calcext:value-type="string">
            <text:p>Zone 3b: US</text:p>
          </table:table-cell>
          <table:table-cell table:formula="of:=[Rate_definitions_2.G50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50]=0;0;[Rate_definitions_2.C50]+0.001)" office:value-type="float" office:value="0.501" calcext:value-type="float">
            <text:p>0.501</text:p>
          </table:table-cell>
          <table:table-cell table:formula="of:=[Rate_definitions_2.D50]+0.001" office:value-type="float" office:value="1.001" calcext:value-type="float">
            <text:p>1.001</text:p>
          </table:table-cell>
          <table:table-cell table:formula="of:=[Rate_definitions_2.L50]" office:value-type="float" office:value="45.72" calcext:value-type="float">
            <text:p>45.72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51];[Zone_lookup.$A$3:.$B$13];2;FALSE())" office:value-type="string" office:string-value="Zone 3b: US" calcext:value-type="string">
            <text:p>Zone 3b: US</text:p>
          </table:table-cell>
          <table:table-cell table:formula="of:=[Rate_definitions_2.G51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51]=0;0;[Rate_definitions_2.C51]+0.001)" office:value-type="float" office:value="1.001" calcext:value-type="float">
            <text:p>1.001</text:p>
          </table:table-cell>
          <table:table-cell table:formula="of:=[Rate_definitions_2.D51]+0.001" office:value-type="float" office:value="1.501" calcext:value-type="float">
            <text:p>1.501</text:p>
          </table:table-cell>
          <table:table-cell table:formula="of:=[Rate_definitions_2.L51]" office:value-type="float" office:value="58.53" calcext:value-type="float">
            <text:p>58.53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52];[Zone_lookup.$A$3:.$B$13];2;FALSE())" office:value-type="string" office:string-value="Zone 3b: US" calcext:value-type="string">
            <text:p>Zone 3b: US</text:p>
          </table:table-cell>
          <table:table-cell table:formula="of:=[Rate_definitions_2.G52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52]=0;0;[Rate_definitions_2.C52]+0.001)" office:value-type="float" office:value="1.501" calcext:value-type="float">
            <text:p>1.501</text:p>
          </table:table-cell>
          <table:table-cell table:formula="of:=[Rate_definitions_2.D52]+0.001" office:value-type="float" office:value="2.001" calcext:value-type="float">
            <text:p>2.001</text:p>
          </table:table-cell>
          <table:table-cell table:formula="of:=[Rate_definitions_2.L52]" office:value-type="float" office:value="71.31" calcext:value-type="float">
            <text:p>71.31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53];[Zone_lookup.$A$3:.$B$13];2;FALSE())" office:value-type="string" office:string-value="Zone 3b: US" calcext:value-type="string">
            <text:p>Zone 3b: US</text:p>
          </table:table-cell>
          <table:table-cell table:formula="of:=[Rate_definitions_2.G53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53]=0;0;[Rate_definitions_2.C53]+0.001)" office:value-type="float" office:value="2.001" calcext:value-type="float">
            <text:p>2.001</text:p>
          </table:table-cell>
          <table:table-cell table:formula="of:=[Rate_definitions_2.D53]+0.001" office:value-type="float" office:value="2.501" calcext:value-type="float">
            <text:p>2.501</text:p>
          </table:table-cell>
          <table:table-cell table:formula="of:=[Rate_definitions_2.L53]" office:value-type="float" office:value="83.1" calcext:value-type="float">
            <text:p>83.1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54];[Zone_lookup.$A$3:.$B$13];2;FALSE())" office:value-type="string" office:string-value="Zone 3b: US" calcext:value-type="string">
            <text:p>Zone 3b: US</text:p>
          </table:table-cell>
          <table:table-cell table:formula="of:=[Rate_definitions_2.G54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54]=0;0;[Rate_definitions_2.C54]+0.001)" office:value-type="float" office:value="2.501" calcext:value-type="float">
            <text:p>2.501</text:p>
          </table:table-cell>
          <table:table-cell table:formula="of:=[Rate_definitions_2.D54]+0.001" office:value-type="float" office:value="3.001" calcext:value-type="float">
            <text:p>3.001</text:p>
          </table:table-cell>
          <table:table-cell table:formula="of:=[Rate_definitions_2.L54]" office:value-type="float" office:value="94.89" calcext:value-type="float">
            <text:p>94.89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55];[Zone_lookup.$A$3:.$B$13];2;FALSE())" office:value-type="string" office:string-value="Zone 3b: US" calcext:value-type="string">
            <text:p>Zone 3b: US</text:p>
          </table:table-cell>
          <table:table-cell table:formula="of:=[Rate_definitions_2.G55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55]=0;0;[Rate_definitions_2.C55]+0.001)" office:value-type="float" office:value="3.001" calcext:value-type="float">
            <text:p>3.001</text:p>
          </table:table-cell>
          <table:table-cell table:formula="of:=[Rate_definitions_2.D55]+0.001" office:value-type="float" office:value="3.501" calcext:value-type="float">
            <text:p>3.501</text:p>
          </table:table-cell>
          <table:table-cell table:formula="of:=[Rate_definitions_2.L55]" office:value-type="float" office:value="106.68" calcext:value-type="float">
            <text:p>106.68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56];[Zone_lookup.$A$3:.$B$13];2;FALSE())" office:value-type="string" office:string-value="Zone 3b: US" calcext:value-type="string">
            <text:p>Zone 3b: US</text:p>
          </table:table-cell>
          <table:table-cell table:formula="of:=[Rate_definitions_2.G56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56]=0;0;[Rate_definitions_2.C56]+0.001)" office:value-type="float" office:value="3.501" calcext:value-type="float">
            <text:p>3.501</text:p>
          </table:table-cell>
          <table:table-cell table:formula="of:=[Rate_definitions_2.D56]+0.001" office:value-type="float" office:value="4.001" calcext:value-type="float">
            <text:p>4.001</text:p>
          </table:table-cell>
          <table:table-cell table:formula="of:=[Rate_definitions_2.L56]" office:value-type="float" office:value="118.47" calcext:value-type="float">
            <text:p>118.47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57];[Zone_lookup.$A$3:.$B$13];2;FALSE())" office:value-type="string" office:string-value="Zone 3b: US" calcext:value-type="string">
            <text:p>Zone 3b: US</text:p>
          </table:table-cell>
          <table:table-cell table:formula="of:=[Rate_definitions_2.G57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57]=0;0;[Rate_definitions_2.C57]+0.001)" office:value-type="float" office:value="4.001" calcext:value-type="float">
            <text:p>4.001</text:p>
          </table:table-cell>
          <table:table-cell table:formula="of:=[Rate_definitions_2.D57]+0.001" office:value-type="float" office:value="4.501" calcext:value-type="float">
            <text:p>4.501</text:p>
          </table:table-cell>
          <table:table-cell table:formula="of:=[Rate_definitions_2.L57]" office:value-type="float" office:value="130.26" calcext:value-type="float">
            <text:p>130.26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58];[Zone_lookup.$A$3:.$B$13];2;FALSE())" office:value-type="string" office:string-value="Zone 3b: US" calcext:value-type="string">
            <text:p>Zone 3b: US</text:p>
          </table:table-cell>
          <table:table-cell table:formula="of:=[Rate_definitions_2.G58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58]=0;0;[Rate_definitions_2.C58]+0.001)" office:value-type="float" office:value="4.501" calcext:value-type="float">
            <text:p>4.501</text:p>
          </table:table-cell>
          <table:table-cell table:formula="of:=[Rate_definitions_2.D58]+0.001" office:value-type="float" office:value="5.001" calcext:value-type="float">
            <text:p>5.001</text:p>
          </table:table-cell>
          <table:table-cell table:formula="of:=[Rate_definitions_2.L58]" office:value-type="float" office:value="142.05" calcext:value-type="float">
            <text:p>142.0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59];[Zone_lookup.$A$3:.$B$13];2;FALSE())" office:value-type="string" office:string-value="Zone 4: UK &amp; Europe" calcext:value-type="string">
            <text:p>Zone 4: UK &amp; Europe</text:p>
          </table:table-cell>
          <table:table-cell table:formula="of:=[Rate_definitions_2.G59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59]=0;0;[Rate_definitions_2.C59]+0.001)" office:value-type="float" office:value="0" calcext:value-type="float">
            <text:p>0</text:p>
          </table:table-cell>
          <table:table-cell table:formula="of:=[Rate_definitions_2.D59]+0.001" office:value-type="float" office:value="0.251" calcext:value-type="float">
            <text:p>0.251</text:p>
          </table:table-cell>
          <table:table-cell table:formula="of:=[Rate_definitions_2.L59]" office:value-type="float" office:value="26.7" calcext:value-type="float">
            <text:p>26.7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60];[Zone_lookup.$A$3:.$B$13];2;FALSE())" office:value-type="string" office:string-value="Zone 4: UK &amp; Europe" calcext:value-type="string">
            <text:p>Zone 4: UK &amp; Europe</text:p>
          </table:table-cell>
          <table:table-cell table:formula="of:=[Rate_definitions_2.G60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60]=0;0;[Rate_definitions_2.C60]+0.001)" office:value-type="float" office:value="0.251" calcext:value-type="float">
            <text:p>0.251</text:p>
          </table:table-cell>
          <table:table-cell table:formula="of:=[Rate_definitions_2.D60]+0.001" office:value-type="float" office:value="0.501" calcext:value-type="float">
            <text:p>0.501</text:p>
          </table:table-cell>
          <table:table-cell table:formula="of:=[Rate_definitions_2.L60]" office:value-type="float" office:value="33.24" calcext:value-type="float">
            <text:p>33.24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61];[Zone_lookup.$A$3:.$B$13];2;FALSE())" office:value-type="string" office:string-value="Zone 4: UK &amp; Europe" calcext:value-type="string">
            <text:p>Zone 4: UK &amp; Europe</text:p>
          </table:table-cell>
          <table:table-cell table:formula="of:=[Rate_definitions_2.G61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61]=0;0;[Rate_definitions_2.C61]+0.001)" office:value-type="float" office:value="0.501" calcext:value-type="float">
            <text:p>0.501</text:p>
          </table:table-cell>
          <table:table-cell table:formula="of:=[Rate_definitions_2.D61]+0.001" office:value-type="float" office:value="1.001" calcext:value-type="float">
            <text:p>1.001</text:p>
          </table:table-cell>
          <table:table-cell table:formula="of:=[Rate_definitions_2.L61]" office:value-type="float" office:value="46.38" calcext:value-type="float">
            <text:p>46.38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62];[Zone_lookup.$A$3:.$B$13];2;FALSE())" office:value-type="string" office:string-value="Zone 4: UK &amp; Europe" calcext:value-type="string">
            <text:p>Zone 4: UK &amp; Europe</text:p>
          </table:table-cell>
          <table:table-cell table:formula="of:=[Rate_definitions_2.G62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62]=0;0;[Rate_definitions_2.C62]+0.001)" office:value-type="float" office:value="1.001" calcext:value-type="float">
            <text:p>1.001</text:p>
          </table:table-cell>
          <table:table-cell table:formula="of:=[Rate_definitions_2.D62]+0.001" office:value-type="float" office:value="1.501" calcext:value-type="float">
            <text:p>1.501</text:p>
          </table:table-cell>
          <table:table-cell table:formula="of:=[Rate_definitions_2.L62]" office:value-type="float" office:value="59.49" calcext:value-type="float">
            <text:p>59.49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63];[Zone_lookup.$A$3:.$B$13];2;FALSE())" office:value-type="string" office:string-value="Zone 4: UK &amp; Europe" calcext:value-type="string">
            <text:p>Zone 4: UK &amp; Europe</text:p>
          </table:table-cell>
          <table:table-cell table:formula="of:=[Rate_definitions_2.G63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63]=0;0;[Rate_definitions_2.C63]+0.001)" office:value-type="float" office:value="1.501" calcext:value-type="float">
            <text:p>1.501</text:p>
          </table:table-cell>
          <table:table-cell table:formula="of:=[Rate_definitions_2.D63]+0.001" office:value-type="float" office:value="2.001" calcext:value-type="float">
            <text:p>2.001</text:p>
          </table:table-cell>
          <table:table-cell table:formula="of:=[Rate_definitions_2.L63]" office:value-type="float" office:value="72.6" calcext:value-type="float">
            <text:p>72.60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64];[Zone_lookup.$A$3:.$B$13];2;FALSE())" office:value-type="string" office:string-value="Zone 4: UK &amp; Europe" calcext:value-type="string">
            <text:p>Zone 4: UK &amp; Europe</text:p>
          </table:table-cell>
          <table:table-cell table:formula="of:=[Rate_definitions_2.G64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64]=0;0;[Rate_definitions_2.C64]+0.001)" office:value-type="float" office:value="2.001" calcext:value-type="float">
            <text:p>2.001</text:p>
          </table:table-cell>
          <table:table-cell table:formula="of:=[Rate_definitions_2.D64]+0.001" office:value-type="float" office:value="2.501" calcext:value-type="float">
            <text:p>2.501</text:p>
          </table:table-cell>
          <table:table-cell table:formula="of:=[Rate_definitions_2.L64]" office:value-type="float" office:value="82.59" calcext:value-type="float">
            <text:p>82.59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65];[Zone_lookup.$A$3:.$B$13];2;FALSE())" office:value-type="string" office:string-value="Zone 4: UK &amp; Europe" calcext:value-type="string">
            <text:p>Zone 4: UK &amp; Europe</text:p>
          </table:table-cell>
          <table:table-cell table:formula="of:=[Rate_definitions_2.G65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65]=0;0;[Rate_definitions_2.C65]+0.001)" office:value-type="float" office:value="2.501" calcext:value-type="float">
            <text:p>2.501</text:p>
          </table:table-cell>
          <table:table-cell table:formula="of:=[Rate_definitions_2.D65]+0.001" office:value-type="float" office:value="3.001" calcext:value-type="float">
            <text:p>3.001</text:p>
          </table:table-cell>
          <table:table-cell table:formula="of:=[Rate_definitions_2.L65]" office:value-type="float" office:value="92.58" calcext:value-type="float">
            <text:p>92.58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66];[Zone_lookup.$A$3:.$B$13];2;FALSE())" office:value-type="string" office:string-value="Zone 4: UK &amp; Europe" calcext:value-type="string">
            <text:p>Zone 4: UK &amp; Europe</text:p>
          </table:table-cell>
          <table:table-cell table:formula="of:=[Rate_definitions_2.G66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66]=0;0;[Rate_definitions_2.C66]+0.001)" office:value-type="float" office:value="3.001" calcext:value-type="float">
            <text:p>3.001</text:p>
          </table:table-cell>
          <table:table-cell table:formula="of:=[Rate_definitions_2.D66]+0.001" office:value-type="float" office:value="3.501" calcext:value-type="float">
            <text:p>3.501</text:p>
          </table:table-cell>
          <table:table-cell table:formula="of:=[Rate_definitions_2.L66]" office:value-type="float" office:value="102.57" calcext:value-type="float">
            <text:p>102.57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67];[Zone_lookup.$A$3:.$B$13];2;FALSE())" office:value-type="string" office:string-value="Zone 4: UK &amp; Europe" calcext:value-type="string">
            <text:p>Zone 4: UK &amp; Europe</text:p>
          </table:table-cell>
          <table:table-cell table:formula="of:=[Rate_definitions_2.G67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67]=0;0;[Rate_definitions_2.C67]+0.001)" office:value-type="float" office:value="3.501" calcext:value-type="float">
            <text:p>3.501</text:p>
          </table:table-cell>
          <table:table-cell table:formula="of:=[Rate_definitions_2.D67]+0.001" office:value-type="float" office:value="4.001" calcext:value-type="float">
            <text:p>4.001</text:p>
          </table:table-cell>
          <table:table-cell table:formula="of:=[Rate_definitions_2.L67]" office:value-type="float" office:value="112.56" calcext:value-type="float">
            <text:p>112.56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68];[Zone_lookup.$A$3:.$B$13];2;FALSE())" office:value-type="string" office:string-value="Zone 4: UK &amp; Europe" calcext:value-type="string">
            <text:p>Zone 4: UK &amp; Europe</text:p>
          </table:table-cell>
          <table:table-cell table:formula="of:=[Rate_definitions_2.G68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68]=0;0;[Rate_definitions_2.C68]+0.001)" office:value-type="float" office:value="4.001" calcext:value-type="float">
            <text:p>4.001</text:p>
          </table:table-cell>
          <table:table-cell table:formula="of:=[Rate_definitions_2.D68]+0.001" office:value-type="float" office:value="4.501" calcext:value-type="float">
            <text:p>4.501</text:p>
          </table:table-cell>
          <table:table-cell table:formula="of:=[Rate_definitions_2.L68]" office:value-type="float" office:value="122.55" calcext:value-type="float">
            <text:p>122.55</text:p>
          </table:table-cell>
          <table:table-cell table:style-name="ce13" table:number-columns-repeated="16379"/>
        </table:table-row>
        <table:table-row table:style-name="ro1">
          <table:table-cell table:formula="of:=VLOOKUP([Rate_definitions_2.A69];[Zone_lookup.$A$3:.$B$13];2;FALSE())" office:value-type="string" office:string-value="Zone 4: UK &amp; Europe" calcext:value-type="string">
            <text:p>Zone 4: UK &amp; Europe</text:p>
          </table:table-cell>
          <table:table-cell table:formula="of:=[Rate_definitions_2.G69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69]=0;0;[Rate_definitions_2.C69]+0.001)" office:value-type="float" office:value="4.501" calcext:value-type="float">
            <text:p>4.501</text:p>
          </table:table-cell>
          <table:table-cell table:formula="of:=[Rate_definitions_2.D69]+0.001" office:value-type="float" office:value="5.001" calcext:value-type="float">
            <text:p>5.001</text:p>
          </table:table-cell>
          <table:table-cell table:formula="of:=[Rate_definitions_2.L69]" office:value-type="float" office:value="132.54" calcext:value-type="float">
            <text:p>132.54</text:p>
          </table:table-cell>
          <table:table-cell table:style-name="ce13" table:number-columns-repeated="16379"/>
        </table:table-row>
        <table:table-row table:style-name="ro2">
          <table:table-cell table:formula="of:=VLOOKUP([Rate_definitions_2.A70];[Zone_lookup.$A$3:.$B$13];2;FALSE())" office:value-type="string" office:string-value="Zone 4: UK &amp; Europe" calcext:value-type="string">
            <text:p>Zone 4: UK &amp; Europe</text:p>
          </table:table-cell>
          <table:table-cell table:formula="of:=[Rate_definitions_2.G70]" office:value-type="string" office:string-value="Own shipping, purchaser will arrange (EXW)" calcext:value-type="string">
            <text:p>Own shipping, purchaser will arrange (EXW)</text:p>
          </table:table-cell>
          <table:table-cell table:formula="of:=IF([Rate_definitions_2.C70]=0;0;[Rate_definitions_2.C70]+0.001)" office:value-type="float" office:value="0" calcext:value-type="float">
            <text:p>0</text:p>
          </table:table-cell>
          <table:table-cell table:formula="of:=[Rate_definitions_2.D70]+0.001" office:value-type="float" office:value="0" calcext:value-type="float">
            <text:p>0</text:p>
          </table:table-cell>
          <table:table-cell table:formula="of:=[Rate_definitions_2.L70]" office:value-type="float" office:value="0" calcext:value-type="float">
            <text:p>0.00</text:p>
          </table:table-cell>
          <table:table-cell table:style-name="ce13" table:number-columns-repeated="16379"/>
        </table:table-row>
        <table:table-row table:style-name="ro2">
          <table:table-cell table:formula="of:=VLOOKUP([Rate_definitions_2.A71];[Zone_lookup.$A$3:.$B$13];2;FALSE())" office:value-type="string" office:string-value="Zone 5: Rest of the World" calcext:value-type="string">
            <text:p>Zone 5: Rest of the World</text:p>
          </table:table-cell>
          <table:table-cell table:formula="of:=[Rate_definitions_2.G71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71]=0;0;[Rate_definitions_2.C71]+0.001)" office:value-type="float" office:value="0" calcext:value-type="float">
            <text:p>0</text:p>
          </table:table-cell>
          <table:table-cell table:formula="of:=[Rate_definitions_2.D71]+0.001" office:value-type="float" office:value="0.251" calcext:value-type="float">
            <text:p>0.251</text:p>
          </table:table-cell>
          <table:table-cell table:formula="of:=[Rate_definitions_2.L71]" office:value-type="float" office:value="30.21" calcext:value-type="float">
            <text:p>30.21</text:p>
          </table:table-cell>
          <table:table-cell table:style-name="ce13" table:number-columns-repeated="16379"/>
        </table:table-row>
        <table:table-row table:style-name="ro2">
          <table:table-cell table:formula="of:=VLOOKUP([Rate_definitions_2.A72];[Zone_lookup.$A$3:.$B$13];2;FALSE())" office:value-type="string" office:string-value="Zone 5: Rest of the World" calcext:value-type="string">
            <text:p>Zone 5: Rest of the World</text:p>
          </table:table-cell>
          <table:table-cell table:formula="of:=[Rate_definitions_2.G72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72]=0;0;[Rate_definitions_2.C72]+0.001)" office:value-type="float" office:value="0.251" calcext:value-type="float">
            <text:p>0.251</text:p>
          </table:table-cell>
          <table:table-cell table:formula="of:=[Rate_definitions_2.D72]+0.001" office:value-type="float" office:value="0.501" calcext:value-type="float">
            <text:p>0.501</text:p>
          </table:table-cell>
          <table:table-cell table:formula="of:=[Rate_definitions_2.L72]" office:value-type="float" office:value="38.04" calcext:value-type="float">
            <text:p>38.04</text:p>
          </table:table-cell>
          <table:table-cell table:style-name="ce13" table:number-columns-repeated="16379"/>
        </table:table-row>
        <table:table-row table:style-name="ro2">
          <table:table-cell table:formula="of:=VLOOKUP([Rate_definitions_2.A73];[Zone_lookup.$A$3:.$B$13];2;FALSE())" office:value-type="string" office:string-value="Zone 5: Rest of the World" calcext:value-type="string">
            <text:p>Zone 5: Rest of the World</text:p>
          </table:table-cell>
          <table:table-cell table:formula="of:=[Rate_definitions_2.G73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73]=0;0;[Rate_definitions_2.C73]+0.001)" office:value-type="float" office:value="0.501" calcext:value-type="float">
            <text:p>0.501</text:p>
          </table:table-cell>
          <table:table-cell table:formula="of:=[Rate_definitions_2.D73]+0.001" office:value-type="float" office:value="1.001" calcext:value-type="float">
            <text:p>1.001</text:p>
          </table:table-cell>
          <table:table-cell table:formula="of:=[Rate_definitions_2.L73]" office:value-type="float" office:value="53.7" calcext:value-type="float">
            <text:p>53.70</text:p>
          </table:table-cell>
          <table:table-cell table:style-name="ce13" table:number-columns-repeated="16379"/>
        </table:table-row>
        <table:table-row table:style-name="ro2">
          <table:table-cell table:formula="of:=VLOOKUP([Rate_definitions_2.A74];[Zone_lookup.$A$3:.$B$13];2;FALSE())" office:value-type="string" office:string-value="Zone 5: Rest of the World" calcext:value-type="string">
            <text:p>Zone 5: Rest of the World</text:p>
          </table:table-cell>
          <table:table-cell table:formula="of:=[Rate_definitions_2.G74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74]=0;0;[Rate_definitions_2.C74]+0.001)" office:value-type="float" office:value="1.001" calcext:value-type="float">
            <text:p>1.001</text:p>
          </table:table-cell>
          <table:table-cell table:formula="of:=[Rate_definitions_2.D74]+0.001" office:value-type="float" office:value="1.501" calcext:value-type="float">
            <text:p>1.501</text:p>
          </table:table-cell>
          <table:table-cell table:formula="of:=[Rate_definitions_2.L74]" office:value-type="float" office:value="69.33" calcext:value-type="float">
            <text:p>69.33</text:p>
          </table:table-cell>
          <table:table-cell table:style-name="ce13" table:number-columns-repeated="16379"/>
        </table:table-row>
        <table:table-row table:style-name="ro2">
          <table:table-cell table:formula="of:=VLOOKUP([Rate_definitions_2.A75];[Zone_lookup.$A$3:.$B$13];2;FALSE())" office:value-type="string" office:string-value="Zone 5: Rest of the World" calcext:value-type="string">
            <text:p>Zone 5: Rest of the World</text:p>
          </table:table-cell>
          <table:table-cell table:formula="of:=[Rate_definitions_2.G75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75]=0;0;[Rate_definitions_2.C75]+0.001)" office:value-type="float" office:value="1.501" calcext:value-type="float">
            <text:p>1.501</text:p>
          </table:table-cell>
          <table:table-cell table:formula="of:=[Rate_definitions_2.D75]+0.001" office:value-type="float" office:value="2.001" calcext:value-type="float">
            <text:p>2.001</text:p>
          </table:table-cell>
          <table:table-cell table:formula="of:=[Rate_definitions_2.L75]" office:value-type="float" office:value="84.99" calcext:value-type="float">
            <text:p>84.99</text:p>
          </table:table-cell>
          <table:table-cell table:style-name="ce13" table:number-columns-repeated="16379"/>
        </table:table-row>
        <table:table-row table:style-name="ro2">
          <table:table-cell table:formula="of:=VLOOKUP([Rate_definitions_2.A76];[Zone_lookup.$A$3:.$B$13];2;FALSE())" office:value-type="string" office:string-value="Zone 5: Rest of the World" calcext:value-type="string">
            <text:p>Zone 5: Rest of the World</text:p>
          </table:table-cell>
          <table:table-cell table:formula="of:=[Rate_definitions_2.G76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76]=0;0;[Rate_definitions_2.C76]+0.001)" office:value-type="float" office:value="2.001" calcext:value-type="float">
            <text:p>2.001</text:p>
          </table:table-cell>
          <table:table-cell table:formula="of:=[Rate_definitions_2.D76]+0.001" office:value-type="float" office:value="2.501" calcext:value-type="float">
            <text:p>2.501</text:p>
          </table:table-cell>
          <table:table-cell table:formula="of:=[Rate_definitions_2.L76]" office:value-type="float" office:value="96.78" calcext:value-type="float">
            <text:p>96.78</text:p>
          </table:table-cell>
          <table:table-cell table:style-name="ce13" table:number-columns-repeated="16379"/>
        </table:table-row>
        <table:table-row table:style-name="ro2">
          <table:table-cell table:formula="of:=VLOOKUP([Rate_definitions_2.A77];[Zone_lookup.$A$3:.$B$13];2;FALSE())" office:value-type="string" office:string-value="Zone 5: Rest of the World" calcext:value-type="string">
            <text:p>Zone 5: Rest of the World</text:p>
          </table:table-cell>
          <table:table-cell table:formula="of:=[Rate_definitions_2.G77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77]=0;0;[Rate_definitions_2.C77]+0.001)" office:value-type="float" office:value="2.501" calcext:value-type="float">
            <text:p>2.501</text:p>
          </table:table-cell>
          <table:table-cell table:formula="of:=[Rate_definitions_2.D77]+0.001" office:value-type="float" office:value="3.001" calcext:value-type="float">
            <text:p>3.001</text:p>
          </table:table-cell>
          <table:table-cell table:formula="of:=[Rate_definitions_2.L77]" office:value-type="float" office:value="108.57" calcext:value-type="float">
            <text:p>108.57</text:p>
          </table:table-cell>
          <table:table-cell table:style-name="ce13" table:number-columns-repeated="16379"/>
        </table:table-row>
        <table:table-row table:style-name="ro2">
          <table:table-cell table:formula="of:=VLOOKUP([Rate_definitions_2.A78];[Zone_lookup.$A$3:.$B$13];2;FALSE())" office:value-type="string" office:string-value="Zone 5: Rest of the World" calcext:value-type="string">
            <text:p>Zone 5: Rest of the World</text:p>
          </table:table-cell>
          <table:table-cell table:formula="of:=[Rate_definitions_2.G78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78]=0;0;[Rate_definitions_2.C78]+0.001)" office:value-type="float" office:value="3.001" calcext:value-type="float">
            <text:p>3.001</text:p>
          </table:table-cell>
          <table:table-cell table:formula="of:=[Rate_definitions_2.D78]+0.001" office:value-type="float" office:value="3.501" calcext:value-type="float">
            <text:p>3.501</text:p>
          </table:table-cell>
          <table:table-cell table:formula="of:=[Rate_definitions_2.L78]" office:value-type="float" office:value="120.36" calcext:value-type="float">
            <text:p>120.36</text:p>
          </table:table-cell>
          <table:table-cell table:style-name="ce13" table:number-columns-repeated="16379"/>
        </table:table-row>
        <table:table-row table:style-name="ro2">
          <table:table-cell table:formula="of:=VLOOKUP([Rate_definitions_2.A79];[Zone_lookup.$A$3:.$B$13];2;FALSE())" office:value-type="string" office:string-value="Zone 5: Rest of the World" calcext:value-type="string">
            <text:p>Zone 5: Rest of the World</text:p>
          </table:table-cell>
          <table:table-cell table:formula="of:=[Rate_definitions_2.G79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79]=0;0;[Rate_definitions_2.C79]+0.001)" office:value-type="float" office:value="3.501" calcext:value-type="float">
            <text:p>3.501</text:p>
          </table:table-cell>
          <table:table-cell table:formula="of:=[Rate_definitions_2.D79]+0.001" office:value-type="float" office:value="4.001" calcext:value-type="float">
            <text:p>4.001</text:p>
          </table:table-cell>
          <table:table-cell table:formula="of:=[Rate_definitions_2.L79]" office:value-type="float" office:value="132.15" calcext:value-type="float">
            <text:p>132.15</text:p>
          </table:table-cell>
          <table:table-cell table:style-name="ce13" table:number-columns-repeated="16379"/>
        </table:table-row>
        <table:table-row table:style-name="ro2">
          <table:table-cell table:formula="of:=VLOOKUP([Rate_definitions_2.A80];[Zone_lookup.$A$3:.$B$13];2;FALSE())" office:value-type="string" office:string-value="Zone 5: Rest of the World" calcext:value-type="string">
            <text:p>Zone 5: Rest of the World</text:p>
          </table:table-cell>
          <table:table-cell table:formula="of:=[Rate_definitions_2.G80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80]=0;0;[Rate_definitions_2.C80]+0.001)" office:value-type="float" office:value="4.001" calcext:value-type="float">
            <text:p>4.001</text:p>
          </table:table-cell>
          <table:table-cell table:formula="of:=[Rate_definitions_2.D80]+0.001" office:value-type="float" office:value="4.501" calcext:value-type="float">
            <text:p>4.501</text:p>
          </table:table-cell>
          <table:table-cell table:formula="of:=[Rate_definitions_2.L80]" office:value-type="float" office:value="143.94" calcext:value-type="float">
            <text:p>143.94</text:p>
          </table:table-cell>
          <table:table-cell table:style-name="ce13" table:number-columns-repeated="16379"/>
        </table:table-row>
        <table:table-row table:style-name="ro2">
          <table:table-cell table:formula="of:=VLOOKUP([Rate_definitions_2.A81];[Zone_lookup.$A$3:.$B$13];2;FALSE())" office:value-type="string" office:string-value="Zone 5: Rest of the World" calcext:value-type="string">
            <text:p>Zone 5: Rest of the World</text:p>
          </table:table-cell>
          <table:table-cell table:formula="of:=[Rate_definitions_2.G81]" office:value-type="string" office:string-value="International Insured Express (DAP)" calcext:value-type="string">
            <text:p>International Insured Express (DAP)</text:p>
          </table:table-cell>
          <table:table-cell table:formula="of:=IF([Rate_definitions_2.C81]=0;0;[Rate_definitions_2.C81]+0.001)" office:value-type="float" office:value="4.501" calcext:value-type="float">
            <text:p>4.501</text:p>
          </table:table-cell>
          <table:table-cell table:formula="of:=[Rate_definitions_2.D81]+0.001" office:value-type="float" office:value="5.001" calcext:value-type="float">
            <text:p>5.001</text:p>
          </table:table-cell>
          <table:table-cell table:formula="of:=[Rate_definitions_2.L81]" office:value-type="float" office:value="155.73" calcext:value-type="float">
            <text:p>155.73</text:p>
          </table:table-cell>
          <table:table-cell table:style-name="ce13" table:number-columns-repeated="16379"/>
        </table:table-row>
        <table:table-row table:style-name="ro2" table:number-rows-repeated="1048496">
          <table:table-cell table:number-columns-repeated="5"/>
          <table:table-cell table:style-name="ce13" table:number-columns-repeated="16379"/>
        </table:table-row>
        <table:table-row table:style-name="ro2">
          <table:table-cell table:number-columns-repeated="5"/>
          <table:table-cell table:style-name="ce13" table:number-columns-repeated="16379"/>
        </table:table-row>
      </table:table>
      <table:named-expressions/>
      <table:database-ranges>
        <table:database-range table:name="__Anonymous_Sheet_DB__2" table:target-range-address="Domestic_zones.A1:Domestic_zones.E19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print="charts drawings objects"/>
      <style:header-style>
        <style:header-footer-properties fo:min-height="0.854cm" fo:margin-left="0cm" fo:margin-right="0cm" fo:margin-bottom="0cm"/>
      </style:header-style>
      <style:footer-style>
        <style:header-footer-properties fo:min-height="0.854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854cm" fo:margin-left="0cm" fo:margin-right="0cm" fo:margin-bottom="0cm"/>
      </style:header-style>
      <style:footer-style>
        <style:header-footer-properties fo:min-height="0.854cm" fo:margin-left="0cm" fo:margin-right="0cm" fo:margin-top="0cm"/>
      </style:footer-style>
    </style:page-layout>
    <style:page-layout style:name="Mpm5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style style:name="MT1" style:family="text">
      <style:text-properties fo:color="#000000" loext:opacity="100%" fo:font-size="10pt" style:font-size-asian="10pt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0">00/00/0000</text:date>, <text:time style:data-style-name="N2" text:time-value="18:23:44.093803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header-first/>
      <style:footer>
        <text:p><text:span text:style-name="MT1">Page </text:span><text:span text:style-name="MT1"><text:page-number>1</text:page-number></text:span></text:p>
      </style:footer>
      <style:footer-left style:display="false"/>
      <style:footer-first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header-first/>
      <style:footer>
        <text:p><text:span text:style-name="MT1">Page </text:span><text:span text:style-name="MT1"><text:page-number>1</text:page-number></text:span></text:p>
      </style:footer>
      <style:footer-left style:display="false"/>
      <style:footer-first/>
    </style:master-page>
    <style:master-page style:name="mp3" style:page-layout-name="Mpm5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creation-date>2021-01-31T07:32:58Z</meta:creation-date>
    <dc:date>2025-09-10T18:31:10.742696100</dc:date>
    <meta:editing-cycles>60</meta:editing-cycles>
    <meta:editing-duration>PT4H27M28S</meta:editing-duration>
    <meta:document-statistic meta:table-count="9" meta:cell-count="10265" meta:object-count="0"/>
  </office:meta>
</office:document-meta>
</file>